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41cm"/>
    </style:style>
    <style:style style:name="co3" style:family="table-column">
      <style:table-column-properties fo:break-before="auto" style:column-width="2.923cm"/>
    </style:style>
    <style:style style:name="co4" style:family="table-column">
      <style:table-column-properties fo:break-before="auto" style:column-width="2.868cm"/>
    </style:style>
    <style:style style:name="co5" style:family="table-column">
      <style:table-column-properties fo:break-before="auto" style:column-width="3.03cm"/>
    </style:style>
    <style:style style:name="co6" style:family="table-column">
      <style:table-column-properties fo:break-before="auto" style:column-width="1.171cm"/>
    </style:style>
    <style:style style:name="co7" style:family="table-column">
      <style:table-column-properties fo:break-before="auto" style:column-width="2.311cm"/>
    </style:style>
    <style:style style:name="co8" style:family="table-column">
      <style:table-column-properties fo:break-before="auto" style:column-width="1.688cm"/>
    </style:style>
    <style:style style:name="co9" style:family="table-column">
      <style:table-column-properties fo:break-before="auto" style:column-width="3.214cm"/>
    </style:style>
    <style:style style:name="co10" style:family="table-column">
      <style:table-column-properties fo:break-before="auto" style:column-width="2.542cm"/>
    </style:style>
    <style:style style:name="co11" style:family="table-column">
      <style:table-column-properties fo:break-before="auto" style:column-width="4.493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6.608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7.133cm" fo:break-before="auto" style:use-optimal-row-height="false"/>
    </style:style>
    <style:style style:name="ro6" style:family="table-row">
      <style:table-row-properties style:row-height="0.75cm" fo:break-before="page" style:use-optimal-row-height="false"/>
    </style:style>
    <style:style style:name="ro7" style:family="table-row">
      <style:table-row-properties style:row-height="7.818cm" fo:break-before="auto" style:use-optimal-row-height="false"/>
    </style:style>
    <style:style style:name="ro8" style:family="table-row">
      <style:table-row-properties style:row-height="1.369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3.106cm" fo:break-before="auto" style:use-optimal-row-height="true"/>
    </style:style>
    <style:style style:name="ro14" style:family="table-row">
      <style:table-row-properties style:row-height="1.685cm" fo:break-before="auto" style:use-optimal-row-height="true"/>
    </style:style>
    <style:style style:name="ro15" style:family="table-row">
      <style:table-row-properties style:row-height="3.57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4"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1pt" fo:font-weight="bold" style:font-name-asian="メイリオ" style:font-size-asian="11pt" style:font-weight-asian="bold" style:font-size-complex="11pt" style:font-weight-complex="bold"/>
    </style:style>
    <style:style style:name="ce5" style:family="table-cell" style:parent-style-name="Default">
      <style:table-cell-properties fo:padding-bottom="0.15cm" fo:padding-left="0.199cm" fo:padding-right="0.199cm" fo:padding-top="0.15cm" style:vertical-align="middle"/>
      <style:text-properties fo:color="#696969" style:font-name="メイリオ" fo:font-size="11pt" fo:font-weight="bold" style:font-name-asian="メイリオ" style:font-size-asian="11pt" style:font-weight-asian="bold" style:font-size-complex="11pt" style:font-weight-complex="bold"/>
    </style:style>
    <style:style style:name="ce6"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7"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1pt" fo:font-weight="bold" style:font-name-asian="メイリオ" style:font-size-asian="11pt" style:font-weight-asian="bold" style:font-size-complex="11pt" style:font-weight-complex="bold"/>
    </style:style>
    <style:style style:name="ce144"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45"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49"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154"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2" style:family="table-cell" style:parent-style-name="Default">
      <style:table-cell-properties fo:padding-bottom="0.15cm" fo:padding-left="0.199cm" fo:padding-right="0.199cm" fo:padding-top="0.15cm" style:vertical-align="middle"/>
      <style:text-properties fo:color="#696969" style:font-name="Source Code Pro" fo:font-size="11pt" fo:font-weight="bold" style:font-name-asian="メイリオ" style:font-size-asian="11pt" style:font-weight-asian="bold" style:font-size-complex="11pt" style:font-weight-complex="bold"/>
    </style:style>
    <style:style style:name="ce13"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156" style:family="table-cell" style:parent-style-name="Default" style:data-style-name="N120">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5" style:family="table-cell" style:parent-style-name="Default" style:data-style-name="N120">
      <style:table-cell-properties style:text-align-source="fix" style:repeat-content="false" fo:wrap-option="wrap"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6" style:family="table-cell" style:parent-style-name="Default" style:data-style-name="N112">
      <style:table-cell-properties style:text-align-source="fix" style:repeat-content="false" fo:wrap-option="wrap" fo:padding-bottom="0.15cm" fo:padding-left="0.349cm" fo:padding-right="0.199cm" fo:padding-top="0.15cm" style:vertical-align="middle"/>
      <style:paragraph-properties fo:text-align="start" fo:margin-left="0cm"/>
      <style:text-properties fo:color="#696969" style:font-name="メイリオ" fo:font-size="11pt" fo:font-weight="bold" style:font-name-asian="メイリオ" style:font-size-asian="11pt" style:font-weight-asian="bold" style:font-size-complex="11pt" style:font-weight-complex="bold"/>
    </style:style>
    <style:style style:name="ce17"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1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162"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0" style:family="table-cell" style:parent-style-name="Default">
      <style:table-cell-properties fo:border-bottom="0.74pt solid #000000"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167"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9pt" fo:font-weight="bold" style:font-name-asian="メイリオ" style:font-size-asian="9pt" style:font-weight-asian="bold" style:font-size-complex="9pt" style:font-weight-complex="bold"/>
    </style:style>
    <style:style style:name="ce168"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3" style:family="table-cell" style:parent-style-name="Default">
      <style:table-cell-properties fo:border-bottom="none"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161"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178"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82"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83"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8" style:family="table-cell" style:parent-style-name="Default">
      <style:table-cell-properties fo:border-bottom="1.5pt solid #696969"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85"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87"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188"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89"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90" style:family="table-cell" style:parent-style-name="Default">
      <style:table-cell-properties fo:border-bottom="1.5pt solid #696969" style:text-align-source="fix" style:repeat-content="false" fo:border-left="none"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92"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93" style:family="table-cell" style:parent-style-name="Default">
      <style:table-cell-properties fo:border-bottom="0.74pt solid #696969" fo:background-color="#dcdcdc" style:text-align-source="value-type" style:repeat-content="false" fo:border-left="1.5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95" style:family="table-cell" style:parent-style-name="Default">
      <style:table-cell-properties fo:border-bottom="1.5pt solid #696969" style:text-align-source="fix" style:repeat-content="false" fo:wrap-option="wrap" fo:border-left="1.5pt solid #696969" fo:padding-bottom="0.15cm" fo:padding-left="0.199cm" fo:padding-right="0.199cm" fo:padding-top="0.15cm" fo:border-right="1.5pt solid #696969" fo:border-top="0.74pt solid #696969" style:vertical-align="top"/>
      <style:paragraph-properties fo:text-align="start" fo:margin-left="0cm"/>
      <style:text-properties fo:color="#696969" style:font-name="メイリオ" fo:font-size="10.5pt" style:font-name-asian="メイリオ" style:font-size-asian="10.5pt" style:font-size-complex="10.5pt"/>
    </style:style>
    <style:style style:name="ce158"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00"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01"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02"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04"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3"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44"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47"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48" style:family="table-cell" style:parent-style-name="Default">
      <style:table-cell-properties fo:border-bottom="0.74pt solid #696969" style:text-align-source="fix" style:repeat-content="false" fo:background-color="transparent"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49" style:family="table-cell" style:parent-style-name="Default">
      <style:table-cell-properties fo:border-bottom="0.74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5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5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52"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3" style:family="table-cell" style:parent-style-name="Default">
      <style:table-cell-properties fo:border-bottom="1.5pt solid #696969" fo:background-color="#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54"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65"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6"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7"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69"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71" style:family="table-cell" style:parent-style-name="Default">
      <style:table-cell-properties fo:border-bottom="1.5pt solid #696969" style:text-align-source="fix" style:repeat-content="false" fo:background-color="transparent" fo:border-left="none"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73"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4"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79"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80"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65"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82" style:family="table-cell" style:parent-style-name="Default">
      <style:table-cell-properties fo:border-bottom="none"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83"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87"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9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93"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4" style:family="table-cell" style:parent-style-name="Default" style:data-style-name="N49">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95"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8" style:family="table-cell" style:parent-style-name="Default" style:data-style-name="N112">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7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0" style:family="table-cell" style:parent-style-name="Default">
      <style:table-cell-properties fo:border-bottom="none"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1"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02"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3"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79"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05"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7"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8"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83"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12" style:family="table-cell" style:parent-style-name="Default">
      <style:table-cell-properties fo:border-bottom="0.74pt solid #000000" style:text-align-source="value-type" style:repeat-content="false" fo:wrap-option="wrap"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13"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4"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dcdcdc"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315"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6"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7" style:family="table-cell" style:parent-style-name="Default">
      <style:table-cell-properties fo:border-bottom="0.74pt solid #000000"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318"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91" style:family="table-cell" style:parent-style-name="Default">
      <style:table-cell-properties fo:border-bottom="1.5pt solid #696969" style:text-align-source="value-type" style:repeat-content="false" fo:border-left="0.74pt solid #dcdcdc"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0"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5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21" style:family="table-cell" style:parent-style-name="Default">
      <style:table-cell-properties fo:background-color="#dcdcdc"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24"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25"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26"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Source Code Pro" fo:font-size="10.5pt" style:font-name-asian="メイリオ" style:font-size-asian="10.5pt" style:font-size-complex="10.5pt"/>
    </style:style>
    <style:style style:name="ce327"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2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330"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331"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2"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end" fo:margin-left="0cm"/>
      <style:text-properties fo:color="#696969" style:font-name="メイリオ" fo:font-size="10.5pt" style:font-name-asian="メイリオ" style:font-size-asian="10.5pt" style:font-size-complex="10.5pt"/>
    </style:style>
    <style:style style:name="ce333"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36"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7"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338"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40" style:family="table-cell" style:parent-style-name="Default">
      <style:table-cell-properties fo:border-bottom="1.5pt solid #696969" fo:background-color="#c0c0c0"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41" style:family="table-cell" style:parent-style-name="Default">
      <style:table-cell-properties fo:border-bottom="1.5pt solid #696969"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6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42" style:family="table-cell" style:parent-style-name="Default">
      <style:table-cell-properties fo:border-bottom="0.74pt solid #696969" fo:background-color="#dcdcdc" fo:border-left="1.5pt solid #696969" fo:border-right="0.74pt solid #696969" fo:border-top="0.74pt solid #696969"/>
    </style:style>
    <style:style style:name="ce345" style:family="table-cell" style:parent-style-name="Default">
      <style:table-cell-properties fo:border-bottom="0.74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6"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7" style:family="table-cell" style:parent-style-name="Default">
      <style:table-cell-properties fo:border-bottom="0.74pt solid #696969" fo:background-color="#dcdcdc" style:text-align-source="fix" style:repeat-content="false" fo:wrap-option="wrap"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17"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1"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20" style:family="table-cell" style:parent-style-name="Default">
      <style:table-cell-properties style:text-align-source="value-type" style:repeat-content="false" fo:background-color="transparent"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21" style:family="table-cell" style:parent-style-name="Default">
      <style:table-cell-properties style:text-align-source="value-type" style:repeat-content="false" fo:background-color="transparent" fo:wrap-option="wrap"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54" style:family="table-cell" style:parent-style-name="Default">
      <style:table-cell-properties style:text-align-source="fix" style:repeat-content="false" fo:background-color="transparent" fo:wrap-option="wrap"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5"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124" style:family="table-cell" style:parent-style-name="Default">
      <style:table-cell-properties fo:background-color="#dcdcdc"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57"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9"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4" style:family="table-cell" style:parent-style-name="Default">
      <style:table-cell-properties fo:border-bottom="1.5pt solid #696969" fo:background-color="#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2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1pt" style:font-name-asian="メイリオ" style:font-size-asian="11pt" style:font-size-complex="11pt"/>
    </style:style>
    <style:style style:name="ce13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22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0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9"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1pt" style:font-name-asian="メイリオ" style:font-size-asian="11pt" style:font-size-complex="11pt"/>
    </style:style>
    <style:style style:name="ce2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33" style:family="table-cell" style:parent-style-name="Default" style:data-style-name="N49">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1pt" style:font-name-asian="メイリオ" style:font-size-asian="11pt" style:font-size-complex="11pt"/>
    </style:style>
    <style:style style:name="ce23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1pt" style:font-name-asian="メイリオ" style:font-size-asian="11pt" style:font-size-complex="11pt"/>
    </style:style>
    <style:style style:name="ce237" style:family="table-cell" style:parent-style-name="Default">
      <style:table-cell-properties fo:border-bottom="1.5pt solid #696969" fo:background-color="#c0c0c0"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8" style:family="table-cell" style:parent-style-name="Default" style:data-style-name="N112">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43"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7"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50"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151"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152"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153"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88" style:family="table-cell" style:parent-style-name="Default">
      <style:table-cell-properties fo:padding-bottom="0.15cm" fo:padding-left="0.199cm" fo:padding-right="0.199cm" fo:padding-top="0.15cm" style:vertical-align="middle"/>
      <style:text-properties style:font-name="メイリオ" fo:font-size="10.5pt" style:font-name-asian="メイリオ" style:font-size-asian="10.5pt" style:font-size-complex="10.5pt"/>
    </style:style>
    <style:style style:name="ce389" style:family="table-cell" style:parent-style-name="Default">
      <style:text-properties fo:font-size="10.5pt" style:font-size-asian="10.5pt" style:font-size-complex="10.5pt"/>
    </style:style>
    <style:style style:name="ce390" style:family="table-cell" style:parent-style-name="Default">
      <style:table-cell-properties fo:padding-bottom="0.15cm" fo:padding-left="0.199cm" fo:padding-right="0.199cm" fo:padding-top="0.15cm" style:vertical-align="middle"/>
      <style:text-properties style:font-name="メイリオ" fo:font-size="10.5pt" fo:font-weight="bold" style:font-name-asian="メイリオ" style:font-size-asian="10.5pt" style:font-weight-asian="bold" style:font-size-complex="10.5pt" style:font-weight-complex="bold"/>
    </style:style>
    <style:style style:name="ce391" style:family="table-cell" style:parent-style-name="Default">
      <style:table-cell-properties fo:padding-bottom="0.15cm" fo:padding-left="0.199cm" fo:padding-right="0.199cm" fo:padding-top="0.15cm" style:vertical-align="middle"/>
      <style:text-properties style:font-name="メイリオ" fo:font-size="10.5pt" fo:font-weight="normal" style:font-name-asian="メイリオ" style:font-size-asian="10.5pt" style:font-weight-asian="normal" style:font-size-complex="10.5pt" style:font-weight-complex="normal"/>
    </style:style>
    <style:style style:name="ce392" style:family="table-cell" style:parent-style-name="Default">
      <style:table-cell-properties fo:padding-bottom="0.15cm" fo:padding-left="0.199cm" fo:padding-right="0.199cm" fo:padding-top="0.15cm" style:vertical-align="middle"/>
      <style:text-properties style:font-name="メイリオ" style:font-name-asian="メイリオ"/>
    </style:style>
    <style:style style:name="ce393" style:family="table-cell" style:parent-style-name="Default">
      <style:table-cell-properties fo:padding-bottom="0.15cm" fo:padding-left="0.199cm" fo:padding-right="0.199cm" fo:padding-top="0.15cm" style:vertical-align="middle"/>
      <style:text-properties style:font-name="メイリオ" fo:font-weight="bold" style:font-name-asian="メイリオ" style:font-weight-asian="bold" style:font-weight-complex="bold"/>
    </style:style>
    <style:style style:name="gr1" style:family="graphic" style:parent-style-name="Note">
      <style:graphic-properties fo:min-height="0.683cm" loext:decorative="false"/>
      <style:paragraph-properties style:writing-mode="lr-tb"/>
    </style:style>
    <style:style style:name="T1" style:family="text">
      <style:text-properties style:font-name="Source Code Pro"/>
    </style:style>
    <style:style style:name="T2"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入力部品)" table:allow-empty-cell="true" table:display-list="unsorted" table:base-cell-address="画面定義.C9">
          <table:error-message table:message-type="stop" table:display="true"/>
        </table:content-validation>
        <table:content-validation table:name="val2" table:condition="of:cell-content-is-in-list(入出力)" table:allow-empty-cell="true" table:display-list="unsorted" table:base-cell-address="画面定義.D9">
          <table:error-message table:message-type="stop" table:display="true"/>
        </table:content-validation>
        <table:content-validation table:name="val3" table:condition="of:cell-content-is-in-list(データ型)" table:allow-empty-cell="true" table:display-list="unsorted" table:base-cell-address="画面定義.E9">
          <table:error-message table:message-type="stop" table:display="true"/>
        </table:content-validation>
        <table:content-validation table:name="val4" table:condition="of:cell-content-is-in-list(文字揃え)" table:allow-empty-cell="true" table:display-list="unsorted" table:base-cell-address="画面定義.F9">
          <table:error-message table:message-type="stop" table:display="true"/>
        </table:content-validation>
      </table:content-validations>
      <table:table table:name="バージョンリスト"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default-cell-style-name="ce1"/>
        <table:table-column table:style-name="co1" table:number-columns-repeated="16373" table:default-cell-style-name="ce1"/>
        <table:table-row table:style-name="ro1">
          <table:table-cell table:number-columns-spanned="16" table:number-rows-spanned="1"/>
          <table:covered-table-cell table:number-columns-repeated="15"/>
          <table:table-cell table:number-columns-repeated="16368"/>
        </table:table-row>
        <table:table-row table:style-name="ro2">
          <table:table-cell table:style-name="ce2" office:value-type="string" calcext:value-type="string" table:number-columns-spanned="2" table:number-rows-spanned="1">
            <text:p>機能</text:p>
          </table:table-cell>
          <table:covered-table-cell/>
          <table:table-cell table:style-name="ce2" office:value-type="string" calcext:value-type="string" table:number-columns-spanned="2" table:number-rows-spanned="1">
            <text:p>サブ機能</text:p>
          </table:table-cell>
          <table:covered-table-cell/>
          <table:table-cell table:style-name="ce2" office:value-type="string" calcext:value-type="string" table:number-columns-spanned="1" table:number-rows-spanned="2">
            <text:p>バージョン</text:p>
          </table:table-cell>
          <table:table-cell table:style-name="ce3" office:value-type="string" calcext:value-type="string" table:number-columns-spanned="1" table:number-rows-spanned="2">
            <text:p>コードネーム</text:p>
          </table:table-cell>
          <table:table-cell office:value-type="string" calcext:value-type="string" table:number-columns-spanned="4" table:number-rows-spanned="2">
            <text:p>コミットコメント</text:p>
          </table:table-cell>
          <table:covered-table-cell table:number-columns-repeated="3"/>
          <table:table-cell table:style-name="ce3" office:value-type="string" calcext:value-type="string" table:number-columns-spanned="1" table:number-rows-spanned="2">
            <office:annotation draw:style-name="gr1" svg:width="11.239cm" svg:height="1.368cm" svg:x="27.094cm" svg:y="1.263cm" draw:caption-point-x="-0.61cm" draw:caption-point-y="-0.874cm">
              <dc:creator>Unknown Author</dc:creator>
              <dc:date>2024-08-22T06:11:00</dc:date>
              <text:p>バージョン番号：それまでのマイナーバージョン部を切り捨てる<text:line-break/>　　　　　　　　本来は切り捨てるべきではないが、その分の情<text:line-break/>　　　　　　　　報欠落は更新履歴で補う</text:p>
            </office:annotation>
            <text:p>バージョン</text:p>
          </table:table-cell>
          <table:table-cell table:style-name="ce3" office:value-type="string" calcext:value-type="string" table:number-columns-spanned="1" table:number-rows-spanned="2">
            <text:p>系列</text:p>
          </table:table-cell>
          <table:table-cell office:value-type="string" calcext:value-type="string" table:number-columns-spanned="4" table:number-rows-spanned="2">
            <text:p>実装内容</text:p>
          </table:table-cell>
          <table:covered-table-cell table:number-columns-repeated="3"/>
          <table:table-cell table:number-columns-repeated="16368"/>
        </table:table-row>
        <table:table-row table:style-name="ro2">
          <table:table-cell table:style-name="ce3" office:value-type="string" calcext:value-type="string">
            <text:p>ID</text:p>
          </table:table-cell>
          <table:table-cell office:value-type="string" calcext:value-type="string">
            <text:p>機能名</text:p>
          </table:table-cell>
          <table:table-cell table:style-name="ce3" office:value-type="string" calcext:value-type="string">
            <text:p>ID</text:p>
          </table:table-cell>
          <table:table-cell office:value-type="string" calcext:value-type="string">
            <text:p>サブ機能</text:p>
          </table:table-cell>
          <table:covered-table-cell/>
          <table:covered-table-cell table:style-name="Default"/>
          <table:covered-table-cell table:number-columns-repeated="4"/>
          <table:covered-table-cell table:number-columns-repeated="2" table:style-name="ce3"/>
          <table:covered-table-cell table:number-columns-repeated="4"/>
          <table:table-cell table:number-columns-repeated="16368"/>
        </table:table-row>
        <table:table-row table:style-name="ro2">
          <table:table-cell table:style-name="ce3" office:value-type="string" calcext:value-type="string" table:number-columns-spanned="1" table:number-rows-spanned="7">
            <text:p>UC00</text:p>
          </table:table-cell>
          <table:table-cell table:style-name="ce3" office:value-type="string" calcext:value-type="string" table:number-columns-spanned="1" table:number-rows-spanned="7">
            <text:p>前準備</text:p>
          </table:table-cell>
          <table:table-cell table:style-name="ce3" office:value-type="string" calcext:value-type="string" table:number-columns-spanned="1" table:number-rows-spanned="6">
            <text:p>UC000</text:p>
          </table:table-cell>
          <table:table-cell office:value-type="string" calcext:value-type="string">
            <text:p>新規作成</text:p>
          </table:table-cell>
          <table:table-cell table:style-name="ce6" office:value-type="float" office:value="0.1" calcext:value-type="float" table:number-columns-spanned="1" table:number-rows-spanned="6">
            <text:p>ver.0.10</text:p>
          </table:table-cell>
          <table:table-cell table:style-name="ce145" office:value-type="string" calcext:value-type="string" table:number-columns-spanned="1" table:number-rows-spanned="4">
            <text:p>prepared</text:p>
          </table:table-cell>
          <table:table-cell office:value-type="string" calcext:value-type="string" table:number-columns-spanned="4" table:number-rows-spanned="1">
            <text:p>first commit</text:p>
          </table:table-cell>
          <table:covered-table-cell table:number-columns-repeated="3"/>
          <table:table-cell table:style-name="ce156" office:value-type="float" office:value="0.001" calcext:value-type="float">
            <text:p>ver.0.00.10</text:p>
          </table:table-cell>
          <table:table-cell table:style-name="ce3" office:value-type="string" calcext:value-type="string">
            <text:p>ー</text:p>
          </table:table-cell>
          <table:table-cell office:value-type="string" calcext:value-type="string" table:number-columns-spanned="4" table:number-rows-spanned="1">
            <text:p>プロジェクト生成</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各種設定</text:p>
          </table:table-cell>
          <table:covered-table-cell table:style-name="ce6"/>
          <table:covered-table-cell table:style-name="ce149"/>
          <table:table-cell office:value-type="string" calcext:value-type="string" table:number-columns-spanned="4" table:number-rows-spanned="1">
            <text:p>設定ファイル追加</text:p>
          </table:table-cell>
          <table:covered-table-cell table:number-columns-repeated="3"/>
          <table:table-cell table:style-name="ce156" office:value-type="float" office:value="0.002" calcext:value-type="float">
            <text:p>ver.0.00.20</text:p>
          </table:table-cell>
          <table:table-cell table:style-name="ce3" office:value-type="string" calcext:value-type="string">
            <text:p>ー</text:p>
          </table:table-cell>
          <table:table-cell office:value-type="string" calcext:value-type="string" table:number-columns-spanned="4" table:number-rows-spanned="1">
            <text:p>application.properiesの追加</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設計書</text:p>
          </table:table-cell>
          <table:covered-table-cell table:style-name="ce6"/>
          <table:covered-table-cell table:style-name="ce149"/>
          <table:table-cell office:value-type="string" calcext:value-type="string" table:number-columns-spanned="4" table:number-rows-spanned="1">
            <text:p>設計書ファイル追加</text:p>
          </table:table-cell>
          <table:covered-table-cell table:number-columns-repeated="3"/>
          <table:table-cell table:style-name="ce156" office:value-type="float" office:value="0.003" calcext:value-type="float">
            <text:p>ver.0.00.30</text:p>
          </table:table-cell>
          <table:table-cell table:style-name="ce3" office:value-type="string" calcext:value-type="string">
            <text:p>ー</text:p>
          </table:table-cell>
          <table:table-cell office:value-type="string" calcext:value-type="string" table:number-columns-spanned="4" table:number-rows-spanned="1">
            <text:p>当該ファイル追加（docディレクトリ）</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DB関連</text:p>
          </table:table-cell>
          <table:covered-table-cell table:style-name="ce6"/>
          <table:covered-table-cell table:style-name="ce149"/>
          <table:table-cell office:value-type="string" calcext:value-type="string" table:number-columns-spanned="4" table:number-rows-spanned="1">
            <text:p>データベース関連データ追加</text:p>
          </table:table-cell>
          <table:covered-table-cell table:number-columns-repeated="3"/>
          <table:table-cell table:style-name="ce156" office:value-type="float" office:value="0.004" calcext:value-type="float">
            <text:p>ver.0.00.40</text:p>
          </table:table-cell>
          <table:table-cell table:style-name="ce3" office:value-type="string" calcext:value-type="string">
            <text:p>ー</text:p>
          </table:table-cell>
          <table:table-cell office:value-type="string" calcext:value-type="string" table:number-columns-spanned="4" table:number-rows-spanned="1">
            <text:p>schema.sqlおよびdata.sqlの追加</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HTML作成</text:p>
          </table:table-cell>
          <table:covered-table-cell table:style-name="ce6"/>
          <table:table-cell table:style-name="ce154" office:value-type="string" calcext:value-type="string">
            <text:p>layouts</text:p>
          </table:table-cell>
          <table:table-cell office:value-type="string" calcext:value-type="string" table:number-columns-spanned="4" table:number-rows-spanned="1">
            <text:p>画面レイアウトの作成</text:p>
          </table:table-cell>
          <table:covered-table-cell table:number-columns-repeated="3"/>
          <table:table-cell table:style-name="ce156" office:value-type="float" office:value="0.005" calcext:value-type="float">
            <text:p>ver.0.00.50</text:p>
          </table:table-cell>
          <table:table-cell table:style-name="ce3" office:value-type="string" calcext:value-type="string">
            <text:p>ー</text:p>
          </table:table-cell>
          <table:table-cell office:value-type="string" calcext:value-type="string" table:number-columns-spanned="4" table:number-rows-spanned="1">
            <text:p>HTMLタグセットおよびCSS（SCSS）の設計</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レイアウトテンプレート</text:p>
          </table:table-cell>
          <table:covered-table-cell table:style-name="ce6"/>
          <table:table-cell table:style-name="ce154" office:value-type="string" calcext:value-type="string">
            <text:p>waireframe</text:p>
          </table:table-cell>
          <table:table-cell office:value-type="string" calcext:value-type="string" table:number-columns-spanned="4" table:number-rows-spanned="1">
            <text:p>レイアウトテンプレート作成</text:p>
          </table:table-cell>
          <table:covered-table-cell table:number-columns-repeated="3"/>
          <table:table-cell table:style-name="ce15" office:value-type="float" office:value="0.006" calcext:value-type="float">
            <text:p>ver.0.00.60</text:p>
          </table:table-cell>
          <table:table-cell table:style-name="ce3" office:value-type="string" calcext:value-type="string">
            <text:p>ー</text:p>
          </table:table-cell>
          <table:table-cell office:value-type="string" calcext:value-type="string" table:number-columns-spanned="4" table:number-rows-spanned="1">
            <text:p>Thymeleafテンプレートを利用したlayoutテンプレートの設計</text:p>
          </table:table-cell>
          <table:covered-table-cell table:number-columns-repeated="3"/>
          <table:table-cell table:number-columns-repeated="16368"/>
        </table:table-row>
        <table:table-row table:style-name="ro2">
          <table:covered-table-cell table:number-columns-repeated="2" table:style-name="ce3"/>
          <table:table-cell table:style-name="ce4" office:value-type="string" calcext:value-type="string" table:number-columns-spanned="3" table:number-rows-spanned="1">
            <text:p>リリース</text:p>
          </table:table-cell>
          <table:covered-table-cell table:style-name="ce5"/>
          <table:covered-table-cell table:style-name="ce7"/>
          <table:table-cell table:style-name="ce12" office:value-type="string" calcext:value-type="string">
            <text:p>release</text:p>
          </table:table-cell>
          <table:table-cell table:style-name="ce5" office:value-type="string" calcext:value-type="string" table:number-columns-spanned="4" table:number-rows-spanned="1">
            <text:p>前準備リリース版</text:p>
          </table:table-cell>
          <table:covered-table-cell table:number-columns-repeated="3" table:style-name="ce5"/>
          <table:table-cell table:style-name="ce16" office:value-type="float" office:value="0" calcext:value-type="float">
            <text:p>ver.0.00</text:p>
          </table:table-cell>
          <table:table-cell table:style-name="ce4" office:value-type="string" calcext:value-type="string">
            <text:p>ー</text:p>
          </table:table-cell>
          <table:table-cell table:style-name="ce5" office:value-type="string" calcext:value-type="string" table:number-columns-spanned="4" table:number-rows-spanned="1">
            <text:p>前準備完了</text:p>
          </table:table-cell>
          <table:covered-table-cell table:number-columns-repeated="3" table:style-name="ce5"/>
          <table:table-cell table:number-columns-repeated="16368"/>
        </table:table-row>
        <table:table-row table:style-name="ro2">
          <table:table-cell table:style-name="ce3" office:value-type="string" calcext:value-type="string" table:number-columns-spanned="1" table:number-rows-spanned="8">
            <text:p>UC01</text:p>
          </table:table-cell>
          <table:table-cell table:style-name="ce2" office:value-type="string" calcext:value-type="string" table:number-columns-spanned="1" table:number-rows-spanned="8">
            <text:p>認証機能</text:p>
          </table:table-cell>
          <table:table-cell table:style-name="ce3" office:value-type="string" calcext:value-type="string" table:number-columns-spanned="1" table:number-rows-spanned="3">
            <text:p>UC011</text:p>
          </table:table-cell>
          <table:table-cell office:value-type="string" calcext:value-type="string" table:number-columns-spanned="1" table:number-rows-spanned="3">
            <text:p>ログイン</text:p>
          </table:table-cell>
          <table:table-cell table:style-name="ce6" office:value-type="float" office:value="0.11" calcext:value-type="float" table:number-columns-spanned="1" table:number-rows-spanned="3">
            <text:p>ver.0.11</text:p>
          </table:table-cell>
          <table:table-cell table:style-name="ce13" office:value-type="string" calcext:value-type="string" table:number-columns-spanned="1" table:number-rows-spanned="7">
            <text:p>deckard</text:p>
          </table:table-cell>
          <table:table-cell office:value-type="string" calcext:value-type="string" table:number-columns-spanned="4" table:number-rows-spanned="3">
            <text:p>ログイン処理実装</text:p>
          </table:table-cell>
          <table:covered-table-cell table:number-columns-repeated="3"/>
          <table:table-cell table:style-name="ce156" office:value-type="float" office:value="0.1011" calcext:value-type="float">
            <text:p>ver.0.10.11</text:p>
          </table:table-cell>
          <table:table-cell table:style-name="ce3" office:value-type="string" calcext:value-type="string" table:number-columns-spanned="1" table:number-rows-spanned="2">
            <text:p>正常系列</text:p>
          </table:table-cell>
          <table:table-cell office:value-type="string" calcext:value-type="string" table:number-columns-spanned="4" table:number-rows-spanned="1">
            <text:p>ログイン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1012" calcext:value-type="float">
            <text:p>ver.0.10.12</text:p>
          </table:table-cell>
          <table:covered-table-cell table:style-name="ce3"/>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1013" calcext:value-type="float">
            <text:p>ver.0.10.1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ログイン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ext:p>UC012</text:p>
          </table:table-cell>
          <table:table-cell office:value-type="string" calcext:value-type="string">
            <text:p>ログアウト</text:p>
          </table:table-cell>
          <table:table-cell table:style-name="ce6" office:value-type="float" office:value="0.12" calcext:value-type="float">
            <text:p>ver.0.12</text:p>
          </table:table-cell>
          <table:covered-table-cell table:style-name="ce13"/>
          <table:table-cell office:value-type="string" calcext:value-type="string" table:number-columns-spanned="4" table:number-rows-spanned="1">
            <text:p>ログアウト処理実装</text:p>
          </table:table-cell>
          <table:covered-table-cell table:number-columns-repeated="3"/>
          <table:table-cell table:style-name="ce156" office:value-type="float" office:value="0.1021" calcext:value-type="float">
            <text:p>ver.0.10.21</text:p>
          </table:table-cell>
          <table:table-cell table:style-name="ce3" office:value-type="string" calcext:value-type="string">
            <text:p>正常系列</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13</text:p>
          </table:table-cell>
          <table:table-cell office:value-type="string" calcext:value-type="string" table:number-columns-spanned="1" table:number-rows-spanned="3">
            <text:p>ユーザ登録</text:p>
          </table:table-cell>
          <table:table-cell table:style-name="ce6" office:value-type="float" office:value="0.13" calcext:value-type="float" table:number-columns-spanned="1" table:number-rows-spanned="3">
            <text:p>ver.0.13</text:p>
          </table:table-cell>
          <table:covered-table-cell table:style-name="ce13"/>
          <table:table-cell office:value-type="string" calcext:value-type="string" table:number-columns-spanned="4" table:number-rows-spanned="3">
            <text:p>ユーザ登録処理実装</text:p>
          </table:table-cell>
          <table:covered-table-cell table:number-columns-repeated="3"/>
          <table:table-cell table:style-name="ce156" office:value-type="float" office:value="0.1031" calcext:value-type="float">
            <text:p>ver.0.10.31</text:p>
          </table:table-cell>
          <table:table-cell table:style-name="ce3" office:value-type="string" calcext:value-type="string">
            <text:p>正常系列</text:p>
          </table:table-cell>
          <table:table-cell office:value-type="string" calcext:value-type="string" table:number-columns-spanned="4" table:number-rows-spanned="1">
            <text:p>ユーザ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1032" calcext:value-type="float">
            <text:p>ver.0.10.32</text:p>
          </table:table-cell>
          <table:table-cell table:style-name="ce3" office:value-type="string" calcext:value-type="string">
            <text:p>正常系列</text:p>
          </table:table-cell>
          <table:table-cell office:value-type="string" calcext:value-type="string" table:number-columns-spanned="4" table:number-rows-spanned="1">
            <text:p>ユーザ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1033" calcext:value-type="float">
            <text:p>ver.0.10.3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ユーザ登録画面作成</text:p>
          </table:table-cell>
          <table:covered-table-cell table:number-columns-repeated="3"/>
          <table:table-cell table:number-columns-repeated="16368"/>
        </table:table-row>
        <table:table-row table:style-name="ro2">
          <table:covered-table-cell table:style-name="ce3"/>
          <table:covered-table-cell/>
          <table:table-cell table:style-name="ce4" office:value-type="string" calcext:value-type="string" table:number-columns-spanned="3" table:number-rows-spanned="1">
            <text:p>リリース</text:p>
          </table:table-cell>
          <table:covered-table-cell table:style-name="ce5"/>
          <table:covered-table-cell table:style-name="ce7"/>
          <table:table-cell table:style-name="ce12" office:value-type="string" calcext:value-type="string">
            <text:p>release</text:p>
          </table:table-cell>
          <table:table-cell table:style-name="ce5" office:value-type="string" calcext:value-type="string" table:number-columns-spanned="4" table:number-rows-spanned="1">
            <text:p>認証機能リリース版</text:p>
          </table:table-cell>
          <table:covered-table-cell table:number-columns-repeated="3" table:style-name="ce5"/>
          <table:table-cell table:style-name="ce16" office:value-type="float" office:value="0.1" calcext:value-type="float">
            <text:p>ver.0.10</text:p>
          </table:table-cell>
          <table:table-cell table:style-name="ce4" office:value-type="string" calcext:value-type="string">
            <text:p>ー</text:p>
          </table:table-cell>
          <table:table-cell table:style-name="ce5" office:value-type="string" calcext:value-type="string" table:number-columns-spanned="4" table:number-rows-spanned="1">
            <text:p>認証機能実装</text:p>
          </table:table-cell>
          <table:covered-table-cell table:number-columns-repeated="3" table:style-name="ce5"/>
          <table:table-cell table:number-columns-repeated="16368"/>
        </table:table-row>
        <table:table-row table:style-name="ro2">
          <table:table-cell table:style-name="ce3" office:value-type="string" calcext:value-type="string" table:number-columns-spanned="1" table:number-rows-spanned="11">
            <text:p>UC02</text:p>
          </table:table-cell>
          <table:table-cell office:value-type="string" calcext:value-type="string" table:number-columns-spanned="1" table:number-rows-spanned="11">
            <text:p>取引先管理</text:p>
          </table:table-cell>
          <table:table-cell table:style-name="ce3" office:value-type="string" calcext:value-type="string" table:number-columns-spanned="1" table:number-rows-spanned="2">
            <text:p>UC021</text:p>
          </table:table-cell>
          <table:table-cell office:value-type="string" calcext:value-type="string" table:number-columns-spanned="1" table:number-rows-spanned="2">
            <text:p>一覧表示</text:p>
          </table:table-cell>
          <table:table-cell table:style-name="ce6" office:value-type="float" office:value="0.21" calcext:value-type="float" table:number-columns-spanned="1" table:number-rows-spanned="2">
            <text:p>ver.0.21</text:p>
          </table:table-cell>
          <table:table-cell table:style-name="ce13" office:value-type="string" calcext:value-type="string" table:number-columns-spanned="1" table:number-rows-spanned="10">
            <text:p>batty</text:p>
          </table:table-cell>
          <table:table-cell office:value-type="string" calcext:value-type="string" table:number-columns-spanned="4" table:number-rows-spanned="1">
            <text:p>取引先一覧表示処理実装</text:p>
          </table:table-cell>
          <table:covered-table-cell table:number-columns-repeated="3"/>
          <table:table-cell table:style-name="ce156" office:value-type="float" office:value="0.2011" calcext:value-type="float">
            <text:p>ver.0.20.11</text:p>
          </table:table-cell>
          <table:table-cell table:style-name="ce3" office:value-type="string" calcext:value-type="string">
            <text:p>正常系列</text:p>
          </table:table-cell>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table-cell office:value-type="string" calcext:value-type="string" table:number-columns-spanned="4" table:number-rows-spanned="1">
            <text:p>取引先検索結果表示処理実装</text:p>
          </table:table-cell>
          <table:covered-table-cell table:number-columns-repeated="3"/>
          <table:table-cell table:style-name="ce156" office:value-type="float" office:value="0.2012" calcext:value-type="float">
            <text:p>ver.0.20.12</text:p>
          </table:table-cell>
          <table:table-cell table:style-name="ce3" office:value-type="string" calcext:value-type="string">
            <text:p>正常系列</text:p>
          </table:table-cell>
          <table:table-cell office:value-type="string" calcext:value-type="string" table:number-columns-spanned="4" table:number-rows-spanned="1">
            <text:p>取引先検索結果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2</text:p>
          </table:table-cell>
          <table:table-cell office:value-type="string" calcext:value-type="string" table:number-columns-spanned="1" table:number-rows-spanned="3">
            <text:p>新規登録</text:p>
          </table:table-cell>
          <table:table-cell table:style-name="ce6" office:value-type="float" office:value="0.22" calcext:value-type="float" table:number-columns-spanned="1" table:number-rows-spanned="3">
            <text:p>ver.0.22</text:p>
          </table:table-cell>
          <table:covered-table-cell table:style-name="ce13"/>
          <table:table-cell office:value-type="string" calcext:value-type="string" table:number-columns-spanned="4" table:number-rows-spanned="3">
            <text:p>取引先新規登録処理実装</text:p>
          </table:table-cell>
          <table:covered-table-cell table:number-columns-repeated="3"/>
          <table:table-cell table:style-name="ce156" office:value-type="float" office:value="0.2021" calcext:value-type="float">
            <text:p>ver.0.20.21</text:p>
          </table:table-cell>
          <table:table-cell table:style-name="ce3" office:value-type="string" calcext:value-type="string">
            <text:p>正常系列</text:p>
          </table:table-cell>
          <table:table-cell office:value-type="string" calcext:value-type="string" table:number-columns-spanned="4" table:number-rows-spanned="1">
            <text:p>取引先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2022" calcext:value-type="float">
            <text:p>ver.0.20.22</text:p>
          </table:table-cell>
          <table:table-cell table:style-name="ce3" office:value-type="string" calcext:value-type="string">
            <text:p>正常系列</text:p>
          </table:table-cell>
          <table:table-cell office:value-type="string" calcext:value-type="string" table:number-columns-spanned="4" table:number-rows-spanned="1">
            <text:p>取引先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2023" calcext:value-type="float">
            <text:p>ver.0.20.2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3</text:p>
          </table:table-cell>
          <table:table-cell office:value-type="string" calcext:value-type="string" table:number-columns-spanned="1" table:number-rows-spanned="3">
            <text:p>更新</text:p>
          </table:table-cell>
          <table:table-cell table:style-name="ce6" office:value-type="float" office:value="0.23" calcext:value-type="float" table:number-columns-spanned="1" table:number-rows-spanned="3">
            <text:p>ver.0.23</text:p>
          </table:table-cell>
          <table:covered-table-cell table:style-name="ce13"/>
          <table:table-cell office:value-type="string" calcext:value-type="string" table:number-columns-spanned="4" table:number-rows-spanned="3">
            <text:p>取引先更新処理実装</text:p>
          </table:table-cell>
          <table:covered-table-cell table:number-columns-repeated="3"/>
          <table:table-cell table:style-name="ce156" office:value-type="float" office:value="0.2031" calcext:value-type="float">
            <text:p>ver.0.20.31</text:p>
          </table:table-cell>
          <table:table-cell table:style-name="ce3" office:value-type="string" calcext:value-type="string">
            <text:p>正常系列</text:p>
          </table:table-cell>
          <table:table-cell office:value-type="string" calcext:value-type="string" table:number-columns-spanned="4" table:number-rows-spanned="1">
            <text:p>取引先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2032" calcext:value-type="float">
            <text:p>ver.0.20.32</text:p>
          </table:table-cell>
          <table:table-cell table:style-name="ce3" office:value-type="string" calcext:value-type="string">
            <text:p>正常系列</text:p>
          </table:table-cell>
          <table:table-cell office:value-type="string" calcext:value-type="string" table:number-columns-spanned="4" table:number-rows-spanned="1">
            <text:p>取引先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2033" calcext:value-type="float">
            <text:p>ver.0.20.3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24</text:p>
          </table:table-cell>
          <table:table-cell office:value-type="string" calcext:value-type="string" table:number-columns-spanned="1" table:number-rows-spanned="2">
            <text:p>削除</text:p>
          </table:table-cell>
          <table:table-cell table:style-name="ce6" office:value-type="float" office:value="0.24" calcext:value-type="float" table:number-columns-spanned="1" table:number-rows-spanned="2">
            <text:p>ver.0.24</text:p>
          </table:table-cell>
          <table:covered-table-cell table:style-name="ce13"/>
          <table:table-cell office:value-type="string" calcext:value-type="string" table:number-columns-spanned="4" table:number-rows-spanned="2">
            <text:p>取引先削除処理実装</text:p>
          </table:table-cell>
          <table:covered-table-cell table:number-columns-repeated="3"/>
          <table:table-cell table:style-name="ce156" office:value-type="float" office:value="0.2041" calcext:value-type="float">
            <text:p>ver.0.20.4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2042" calcext:value-type="float">
            <text:p>ver.0.20.42</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covered-table-cell table:style-name="ce3"/>
          <table:covered-table-cell/>
          <table:table-cell table:style-name="ce4" office:value-type="string" calcext:value-type="string" table:number-columns-spanned="3" table:number-rows-spanned="1">
            <text:p>リリース</text:p>
          </table:table-cell>
          <table:covered-table-cell table:style-name="ce5"/>
          <table:covered-table-cell table:style-name="ce7"/>
          <table:table-cell table:style-name="ce12" office:value-type="string" calcext:value-type="string">
            <text:p>release</text:p>
          </table:table-cell>
          <table:table-cell table:style-name="ce5" office:value-type="string" calcext:value-type="string" table:number-columns-spanned="4" table:number-rows-spanned="1">
            <text:p>取引先管理機能リリース版</text:p>
          </table:table-cell>
          <table:covered-table-cell table:number-columns-repeated="3" table:style-name="ce5"/>
          <table:table-cell table:style-name="ce16" office:value-type="float" office:value="0.2" calcext:value-type="float">
            <text:p>ver.0.20</text:p>
          </table:table-cell>
          <table:table-cell table:style-name="ce4" office:value-type="string" calcext:value-type="string">
            <text:p>ー</text:p>
          </table:table-cell>
          <table:table-cell table:style-name="ce5" office:value-type="string" calcext:value-type="string" table:number-columns-spanned="4" table:number-rows-spanned="1">
            <text:p>取引先管理機能実装</text:p>
          </table:table-cell>
          <table:covered-table-cell table:number-columns-repeated="3" table:style-name="ce5"/>
          <table:table-cell table:number-columns-repeated="16368"/>
        </table:table-row>
        <table:table-row table:style-name="ro2">
          <table:table-cell table:style-name="ce3" office:value-type="string" calcext:value-type="string" table:number-columns-spanned="1" table:number-rows-spanned="10">
            <text:p>UC03</text:p>
          </table:table-cell>
          <table:table-cell office:value-type="string" calcext:value-type="string" table:number-columns-spanned="1" table:number-rows-spanned="10">
            <text:p>担当者管理</text:p>
          </table:table-cell>
          <table:table-cell table:style-name="ce3" office:value-type="string" calcext:value-type="string">
            <text:p>UC031</text:p>
          </table:table-cell>
          <table:table-cell office:value-type="string" calcext:value-type="string">
            <text:p>一覧表示</text:p>
          </table:table-cell>
          <table:table-cell table:style-name="ce6" office:value-type="float" office:value="0.31" calcext:value-type="float">
            <text:p>ver.0.31</text:p>
          </table:table-cell>
          <table:table-cell table:style-name="ce13" office:value-type="string" calcext:value-type="string" table:number-columns-spanned="1" table:number-rows-spanned="9">
            <text:p>racheal</text:p>
          </table:table-cell>
          <table:table-cell office:value-type="string" calcext:value-type="string" table:number-columns-spanned="4" table:number-rows-spanned="1">
            <text:p>担当者一覧表示処理実装</text:p>
          </table:table-cell>
          <table:covered-table-cell table:number-columns-repeated="3"/>
          <table:table-cell table:style-name="ce156" office:value-type="float" office:value="0.3011" calcext:value-type="float">
            <text:p>ver.0.30.11</text:p>
          </table:table-cell>
          <table:table-cell table:style-name="ce3" office:value-type="string" calcext:value-type="string">
            <text:p>正常系列</text:p>
          </table:table-cell>
          <table:table-cell office:value-type="string" calcext:value-type="string" table:number-columns-spanned="4" table:number-rows-spanned="1">
            <text:p>担当者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2</text:p>
          </table:table-cell>
          <table:table-cell office:value-type="string" calcext:value-type="string" table:number-columns-spanned="1" table:number-rows-spanned="3">
            <text:p>新規登録</text:p>
          </table:table-cell>
          <table:table-cell table:style-name="ce6" office:value-type="float" office:value="0.32" calcext:value-type="float" table:number-columns-spanned="1" table:number-rows-spanned="3">
            <text:p>ver.0.32</text:p>
          </table:table-cell>
          <table:covered-table-cell table:style-name="ce13"/>
          <table:table-cell office:value-type="string" calcext:value-type="string" table:number-columns-spanned="4" table:number-rows-spanned="3">
            <text:p>担当者新規登録処理実装</text:p>
          </table:table-cell>
          <table:covered-table-cell table:number-columns-repeated="3"/>
          <table:table-cell table:style-name="ce156" office:value-type="float" office:value="0.3021" calcext:value-type="float">
            <text:p>ver.0.30.21</text:p>
          </table:table-cell>
          <table:table-cell table:style-name="ce3" office:value-type="string" calcext:value-type="string">
            <text:p>正常系列</text:p>
          </table:table-cell>
          <table:table-cell office:value-type="string" calcext:value-type="string" table:number-columns-spanned="4" table:number-rows-spanned="1">
            <text:p>担当者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3022" calcext:value-type="float">
            <text:p>ver.0.30.22</text:p>
          </table:table-cell>
          <table:table-cell table:style-name="ce3" office:value-type="string" calcext:value-type="string">
            <text:p>正常系列</text:p>
          </table:table-cell>
          <table:table-cell office:value-type="string" calcext:value-type="string" table:number-columns-spanned="4" table:number-rows-spanned="1">
            <text:p>担当者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3023" calcext:value-type="float">
            <text:p>ver.0.30.2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3</text:p>
          </table:table-cell>
          <table:table-cell office:value-type="string" calcext:value-type="string" table:number-columns-spanned="1" table:number-rows-spanned="3">
            <text:p>更新</text:p>
          </table:table-cell>
          <table:table-cell table:style-name="ce6" office:value-type="float" office:value="0.33" calcext:value-type="float" table:number-columns-spanned="1" table:number-rows-spanned="3">
            <text:p>ver.0.33</text:p>
          </table:table-cell>
          <table:covered-table-cell table:style-name="ce13"/>
          <table:table-cell office:value-type="string" calcext:value-type="string" table:number-columns-spanned="4" table:number-rows-spanned="3">
            <text:p>担当者更新処理実装</text:p>
          </table:table-cell>
          <table:covered-table-cell table:number-columns-repeated="3"/>
          <table:table-cell table:style-name="ce156" office:value-type="float" office:value="0.3031" calcext:value-type="float">
            <text:p>ver.0.30.31</text:p>
          </table:table-cell>
          <table:table-cell table:style-name="ce3" office:value-type="string" calcext:value-type="string">
            <text:p>正常系列</text:p>
          </table:table-cell>
          <table:table-cell office:value-type="string" calcext:value-type="string" table:number-columns-spanned="4" table:number-rows-spanned="1">
            <text:p>担当者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3032" calcext:value-type="float">
            <text:p>ver.0.30.32</text:p>
          </table:table-cell>
          <table:table-cell table:style-name="ce3" office:value-type="string" calcext:value-type="string">
            <text:p>正常系列</text:p>
          </table:table-cell>
          <table:table-cell office:value-type="string" calcext:value-type="string" table:number-columns-spanned="4" table:number-rows-spanned="1">
            <text:p>担当者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144"/>
          <table:covered-table-cell table:style-name="ce13"/>
          <table:covered-table-cell table:number-columns-repeated="4"/>
          <table:table-cell table:style-name="ce156" office:value-type="float" office:value="0.3033" calcext:value-type="float">
            <text:p>ver.0.30.3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34</text:p>
          </table:table-cell>
          <table:table-cell office:value-type="string" calcext:value-type="string" table:number-columns-spanned="1" table:number-rows-spanned="2">
            <text:p>削除</text:p>
          </table:table-cell>
          <table:table-cell table:style-name="ce6" office:value-type="float" office:value="0.34" calcext:value-type="float" table:number-columns-spanned="1" table:number-rows-spanned="2">
            <text:p>ver.0.34</text:p>
          </table:table-cell>
          <table:covered-table-cell table:style-name="ce13"/>
          <table:table-cell office:value-type="string" calcext:value-type="string" table:number-columns-spanned="4" table:number-rows-spanned="2">
            <text:p>担当者削除処理実装</text:p>
          </table:table-cell>
          <table:covered-table-cell table:number-columns-repeated="3"/>
          <table:table-cell table:style-name="ce156" office:value-type="float" office:value="0.3041" calcext:value-type="float">
            <text:p>ver.0.30.4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number-columns-repeated="2"/>
          <table:covered-table-cell table:style-name="ce3"/>
          <table:covered-table-cell/>
          <table:covered-table-cell table:style-name="ce144"/>
          <table:covered-table-cell table:style-name="ce13"/>
          <table:covered-table-cell table:number-columns-repeated="4"/>
          <table:table-cell table:style-name="ce156" office:value-type="float" office:value="0.3042" calcext:value-type="float">
            <text:p>ver.0.30.42</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covered-table-cell table:number-columns-repeated="2"/>
          <table:table-cell table:style-name="ce4" office:value-type="string" calcext:value-type="string" table:number-columns-spanned="3" table:number-rows-spanned="1">
            <text:p>リリース</text:p>
          </table:table-cell>
          <table:covered-table-cell table:style-name="ce5"/>
          <table:covered-table-cell table:style-name="ce7"/>
          <table:table-cell table:style-name="ce12" office:value-type="string" calcext:value-type="string">
            <text:p>release</text:p>
          </table:table-cell>
          <table:table-cell table:style-name="ce5" office:value-type="string" calcext:value-type="string" table:number-columns-spanned="4" table:number-rows-spanned="1">
            <text:p>担当者管理機能リリース版</text:p>
          </table:table-cell>
          <table:covered-table-cell table:number-columns-repeated="3" table:style-name="ce5"/>
          <table:table-cell table:style-name="ce16" office:value-type="float" office:value="0.3" calcext:value-type="float">
            <text:p>ver.0.30</text:p>
          </table:table-cell>
          <table:table-cell table:style-name="ce4" office:value-type="string" calcext:value-type="string">
            <text:p>ー</text:p>
          </table:table-cell>
          <table:table-cell table:style-name="ce5" office:value-type="string" calcext:value-type="string" table:number-columns-spanned="4" table:number-rows-spanned="1">
            <text:p>担当者管理機能実装</text:p>
          </table:table-cell>
          <table:covered-table-cell table:number-columns-repeated="3" table:style-name="ce5"/>
          <table:table-cell table:number-columns-repeated="16368"/>
        </table:table-row>
        <table:table-row table:style-name="ro2">
          <table:table-cell table:number-columns-repeated="2"/>
          <table:table-cell table:style-name="ce3"/>
          <table:table-cell/>
          <table:table-cell table:style-name="ce6"/>
          <table:table-cell table:style-name="ce13"/>
          <table:table-cell table:number-columns-repeated="4"/>
          <table:table-cell table:style-name="ce156"/>
          <table:table-cell table:style-name="ce3"/>
          <table:table-cell table:number-columns-repeated="16372"/>
        </table:table-row>
        <table:table-row table:style-name="ro2" table:number-rows-repeated="1048535">
          <table:table-cell table:number-columns-repeated="16384"/>
        </table:table-row>
        <table:table-row table:style-name="ro2">
          <table:table-cell table:number-columns-repeated="16384"/>
        </table:table-row>
      </table:table>
      <table:table table:name="ユースケース・UC01 ユーザ認証" table:style-name="ta1">
        <table:table-column table:style-name="co1" table:number-columns-repeated="2" table:default-cell-style-name="ce158"/>
        <table:table-column table:style-name="co5" table:default-cell-style-name="ce158"/>
        <table:table-column table:style-name="co1" table:number-columns-repeated="2" table:default-cell-style-name="ce158"/>
        <table:table-column table:style-name="co6" table:number-columns-repeated="5" table:default-cell-style-name="ce158"/>
        <table:table-column table:style-name="co1" table:default-cell-style-name="ce158"/>
        <table:table-column table:style-name="co3" table:default-cell-style-name="ce158"/>
        <table:table-column table:style-name="co7" table:default-cell-style-name="ce158"/>
        <table:table-column table:style-name="co1" table:number-columns-repeated="16371" table:default-cell-style-name="ce158"/>
        <table:table-row table:style-name="ro2">
          <table:table-cell table:style-name="ce17" table:number-columns-spanned="18" table:number-rows-spanned="1"/>
          <table:covered-table-cell table:number-columns-repeated="17" table:style-name="ce17"/>
          <table:table-cell table:number-columns-repeated="16366"/>
        </table:table-row>
        <table:table-row table:style-name="ro2">
          <table:table-cell table:style-name="ce18" office:value-type="string" calcext:value-type="string" table:number-columns-spanned="10" table:number-rows-spanned="2">
            <text:p>ユースケースシナリオ</text:p>
          </table:table-cell>
          <table:covered-table-cell table:number-columns-repeated="9" table:style-name="ce38"/>
          <table:table-cell table:style-name="ce287" office:value-type="string" calcext:value-type="string" table:number-columns-spanned="1" table:number-rows-spanned="2">
            <text:p>作成日</text:p>
          </table:table-cell>
          <table:table-cell table:style-name="ce294" office:value-type="date" office:date-value="2024-07-18" calcext:value-type="date" table:number-columns-spanned="1" table:number-rows-spanned="2">
            <text:p>2024-07-18</text:p>
          </table:table-cell>
          <table:table-cell table:style-name="ce287" office:value-type="string" calcext:value-type="string" table:number-columns-spanned="1" table:number-rows-spanned="2">
            <text:p>改訂</text:p>
          </table:table-cell>
          <table:table-cell table:style-name="ce298" office:value-type="float" office:value="1" calcext:value-type="float" table:number-columns-spanned="1" table:number-rows-spanned="2">
            <text:p>ver.1.00</text:p>
          </table:table-cell>
          <table:table-cell table:style-name="ce287" office:value-type="string" calcext:value-type="string" table:number-columns-spanned="1" table:number-rows-spanned="2">
            <text:p>作成者</text:p>
          </table:table-cell>
          <table:table-cell table:style-name="ce38" table:number-columns-spanned="1" table:number-rows-spanned="2"/>
          <table:table-cell table:style-name="ce287" office:value-type="string" calcext:value-type="string" table:number-columns-spanned="1" table:number-rows-spanned="2">
            <text:p>承認</text:p>
          </table:table-cell>
          <table:table-cell table:style-name="ce74" table:number-columns-spanned="1" table:number-rows-spanned="2"/>
          <table:table-cell table:style-name="Default"/>
          <table:table-cell table:number-columns-repeated="16365"/>
        </table:table-row>
        <table:table-row table:style-name="ro2">
          <table:covered-table-cell table:style-name="ce162"/>
          <table:covered-table-cell table:number-columns-repeated="9" table:style-name="ce38"/>
          <table:covered-table-cell table:style-name="ce292"/>
          <table:covered-table-cell table:number-columns-repeated="6" table:style-name="ce38"/>
          <table:covered-table-cell table:style-name="ce74"/>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67" office:value-type="string" calcext:value-type="string" table:number-columns-spanned="1" table:number-rows-spanned="2">
            <text:p>ユースケース</text:p>
          </table:table-cell>
          <table:table-cell table:style-name="ce200" office:value-type="string" calcext:value-type="string">
            <text:p>ID</text:p>
          </table:table-cell>
          <table:table-cell table:style-name="ce52" office:value-type="string" calcext:value-type="string" table:number-columns-spanned="2" table:number-rows-spanned="1">
            <text:p>機能</text:p>
          </table:table-cell>
          <table:covered-table-cell table:style-name="ce200"/>
          <table:table-cell table:style-name="ce52" office:value-type="string" calcext:value-type="string" table:number-columns-spanned="3" table:number-rows-spanned="1">
            <text:p>アクター</text:p>
          </table:table-cell>
          <table:covered-table-cell table:number-columns-repeated="2" table:style-name="ce52"/>
          <table:table-cell table:style-name="ce53" office:value-type="string" calcext:value-type="string" table:number-columns-spanned="3" table:number-rows-spanned="2">
            <text:p>概要</text:p>
          </table:table-cell>
          <table:covered-table-cell table:number-columns-repeated="2" table:style-name="ce282"/>
          <table:table-cell table:style-name="ce293" office:value-type="string" calcext:value-type="string" table:number-columns-spanned="8" table:number-rows-spanned="2">
            <text:p>システム利用者はユーザ認証する。</text:p>
          </table:table-cell>
          <table:covered-table-cell table:number-columns-repeated="6" table:style-name="ce282"/>
          <table:covered-table-cell table:style-name="ce300"/>
          <table:table-cell table:style-name="Default"/>
          <table:table-cell table:number-columns-repeated="16365"/>
        </table:table-row>
        <table:table-row table:style-name="ro2">
          <table:covered-table-cell table:style-name="ce168"/>
          <table:table-cell table:style-name="ce201" office:value-type="string" calcext:value-type="string">
            <text:p>UC01</text:p>
          </table:table-cell>
          <table:table-cell table:style-name="ce51" office:value-type="string" calcext:value-type="string" table:number-columns-spanned="2" table:number-rows-spanned="1">
            <text:p>ユーザ認証機能</text:p>
          </table:table-cell>
          <table:covered-table-cell table:style-name="ce51"/>
          <table:table-cell table:style-name="ce51" office:value-type="string" calcext:value-type="string" table:number-columns-spanned="3" table:number-rows-spanned="1">
            <text:p>システム利用者</text:p>
          </table:table-cell>
          <table:covered-table-cell table:number-columns-repeated="12" table:style-name="ce65"/>
          <table:covered-table-cell table:style-name="ce301"/>
          <table:table-cell table:style-name="Default"/>
          <table:table-cell table:number-columns-repeated="16365"/>
        </table:table-row>
        <table:table-row table:style-name="ro2">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61" office:value-type="string" calcext:value-type="string" table:number-columns-spanned="1" table:number-rows-spanned="2">
            <text:p>ID</text:p>
          </table:table-cell>
          <table:table-cell table:style-name="ce202" office:value-type="string" calcext:value-type="string" table:number-columns-spanned="1" table:number-rows-spanned="2">
            <text:p>UC11</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ログイン</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ログイン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ログインしていない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システムトップページ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1101</text:p>
          </table:table-cell>
          <table:covered-table-cell table:style-name="ce249"/>
          <table:table-cell table:style-name="ce57" office:value-type="string" calcext:value-type="string" table:number-columns-spanned="16" table:number-rows-spanned="1">
            <text:p>アクターはログイン画面にアクセスする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1102</text:p>
          </table:table-cell>
          <table:covered-table-cell table:style-name="ce249"/>
          <table:table-cell table:style-name="ce57" office:value-type="string" calcext:value-type="string" table:number-columns-spanned="16" table:number-rows-spanned="1">
            <text:p>システムはログイン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1103</text:p>
          </table:table-cell>
          <table:covered-table-cell table:style-name="ce249"/>
          <table:table-cell table:style-name="ce57" office:value-type="string" calcext:value-type="string" table:number-columns-spanned="16" table:number-rows-spanned="1">
            <text:p>アクターはログイン認証情報を入力してログインを選択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1104</text:p>
          </table:table-cell>
          <table:covered-table-cell table:style-name="ce249"/>
          <table:table-cell table:style-name="ce57" office:value-type="string" calcext:value-type="string" table:number-columns-spanned="16" table:number-rows-spanned="1">
            <text:p>システムは入力されたログイン情報をもとにユーザ認証を行う（ログイン認証に失敗した場合は代替系列UC1104-altに遷移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1105</text:p>
          </table:table-cell>
          <table:covered-table-cell table:style-name="ce250"/>
          <table:table-cell table:style-name="ce58" office:value-type="string" calcext:value-type="string" table:number-columns-spanned="16" table:number-rows-spanned="1">
            <text:p>システムはトップ画面を表示してユースケースを終了す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0" office:value-type="string" calcext:value-type="string" table:number-columns-spanned="2" table:number-rows-spanned="1">
            <text:p>UC1104-alt</text:p>
          </table:table-cell>
          <table:covered-table-cell table:style-name="ce249"/>
          <table:table-cell table:style-name="ce58" office:value-type="string" calcext:value-type="string" table:number-columns-spanned="16" table:number-rows-spanned="1">
            <text:p>ログイン認証に失敗した場合はメッセージを表示して正常系UC1102に戻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3">
          <table:table-cell table:style-name="ce195" office:value-type="string" calcext:value-type="string" table:number-columns-spanned="18" table:number-rows-spanned="1">
            <text:p>・ログイン画面のURLは以下の通り：</text:p>
            <text:p>　　<text:span text:style-name="T1">http://localhost:8080/</text:span></text:p>
            <text:p/>
            <text:p>・入力する認証情報は以下の通り：</text:p>
            <text:p>　　1. メールアドレス</text:p>
            <text:p>　　2. パスワード</text:p>
            <text:p/>
            <text:p>・ログイン認証に失敗した場合のメッセージは以下の通り：</text:p>
            <text:p>　　「メールアドレスまたはパスワードが一致しませんでした」</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61" office:value-type="string" calcext:value-type="string" table:number-columns-spanned="1" table:number-rows-spanned="2">
            <text:p>ID</text:p>
          </table:table-cell>
          <table:table-cell table:style-name="ce202" office:value-type="string" calcext:value-type="string" table:number-columns-spanned="1" table:number-rows-spanned="2">
            <text:p>UC12</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ログアウト</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ログアウト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ログインし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ログイン画面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1201</text:p>
          </table:table-cell>
          <table:covered-table-cell table:style-name="ce249"/>
          <table:table-cell table:style-name="ce57" office:value-type="string" calcext:value-type="string" table:number-columns-spanned="16" table:number-rows-spanned="1">
            <text:p>アクターはログアウト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1202</text:p>
          </table:table-cell>
          <table:covered-table-cell table:style-name="ce249"/>
          <table:table-cell table:style-name="ce57" office:value-type="string" calcext:value-type="string" table:number-columns-spanned="16" table:number-rows-spanned="1">
            <text:p>システムはログアウト処理を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1203</text:p>
          </table:table-cell>
          <table:covered-table-cell table:style-name="ce250"/>
          <table:table-cell table:style-name="ce58" office:value-type="string" calcext:value-type="string" table:number-columns-spanned="16" table:number-rows-spanned="1">
            <text:p>システムはログイン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代替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3">
          <table:table-cell table:style-name="ce195" office:value-type="string" calcext:value-type="string" table:number-columns-spanned="18" table:number-rows-spanned="1">
            <text:p>特記事項なし</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number-rows-repeated="1048494">
          <table:table-cell table:number-columns-repeated="16384"/>
        </table:table-row>
        <table:table-row table:style-name="ro4" table:number-rows-repeated="25">
          <table:table-cell table:number-columns-repeated="16384"/>
        </table:table-row>
        <table:table-row table:style-name="ro4">
          <table:table-cell table:number-columns-repeated="16384"/>
        </table:table-row>
      </table:table>
      <table:table table:name="ユースケース・UC02 取引先管理" table:style-name="ta1">
        <table:table-column table:style-name="co1" table:number-columns-repeated="2" table:default-cell-style-name="ce17"/>
        <table:table-column table:style-name="co5" table:default-cell-style-name="ce17"/>
        <table:table-column table:style-name="co1" table:number-columns-repeated="2" table:default-cell-style-name="ce17"/>
        <table:table-column table:style-name="co6" table:number-columns-repeated="5" table:default-cell-style-name="ce17"/>
        <table:table-column table:style-name="co1" table:default-cell-style-name="ce17"/>
        <table:table-column table:style-name="co3" table:default-cell-style-name="ce17"/>
        <table:table-column table:style-name="co7" table:default-cell-style-name="ce17"/>
        <table:table-column table:style-name="co1" table:number-columns-repeated="16371" table:default-cell-style-name="ce17"/>
        <table:table-row table:style-name="ro2">
          <table:table-cell table:number-columns-spanned="18" table:number-rows-spanned="1"/>
          <table:covered-table-cell table:number-columns-repeated="17"/>
          <table:table-cell table:number-columns-repeated="16366"/>
        </table:table-row>
        <table:table-row table:style-name="ro2">
          <table:table-cell table:style-name="ce18" office:value-type="string" calcext:value-type="string" table:number-columns-spanned="10" table:number-rows-spanned="2">
            <text:p>ユースケースシナリオ</text:p>
          </table:table-cell>
          <table:covered-table-cell table:number-columns-repeated="9" table:style-name="ce38"/>
          <table:table-cell table:style-name="ce287" office:value-type="string" calcext:value-type="string" table:number-columns-spanned="1" table:number-rows-spanned="2">
            <text:p>作成日</text:p>
          </table:table-cell>
          <table:table-cell table:style-name="ce294" office:value-type="date" office:date-value="2024-07-18" calcext:value-type="date" table:number-columns-spanned="1" table:number-rows-spanned="2">
            <text:p>2024-07-18</text:p>
          </table:table-cell>
          <table:table-cell table:style-name="ce287" office:value-type="string" calcext:value-type="string" table:number-columns-spanned="1" table:number-rows-spanned="2">
            <text:p>改訂</text:p>
          </table:table-cell>
          <table:table-cell table:style-name="ce298" office:value-type="float" office:value="1" calcext:value-type="float" table:number-columns-spanned="1" table:number-rows-spanned="2">
            <text:p>ver.1.00</text:p>
          </table:table-cell>
          <table:table-cell table:style-name="ce287" office:value-type="string" calcext:value-type="string" table:number-columns-spanned="1" table:number-rows-spanned="2">
            <text:p>作成者</text:p>
          </table:table-cell>
          <table:table-cell table:style-name="ce38" table:number-columns-spanned="1" table:number-rows-spanned="2"/>
          <table:table-cell table:style-name="ce287" office:value-type="string" calcext:value-type="string" table:number-columns-spanned="1" table:number-rows-spanned="2">
            <text:p>承認</text:p>
          </table:table-cell>
          <table:table-cell table:style-name="ce74" table:number-columns-spanned="1" table:number-rows-spanned="2"/>
          <table:table-cell table:style-name="Default"/>
          <table:table-cell table:number-columns-repeated="16365"/>
        </table:table-row>
        <table:table-row table:style-name="ro2">
          <table:covered-table-cell table:style-name="ce162"/>
          <table:covered-table-cell table:number-columns-repeated="9" table:style-name="ce38"/>
          <table:covered-table-cell table:style-name="ce292"/>
          <table:covered-table-cell table:number-columns-repeated="6" table:style-name="ce38"/>
          <table:covered-table-cell table:style-name="ce74"/>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67" office:value-type="string" calcext:value-type="string" table:number-columns-spanned="1" table:number-rows-spanned="2">
            <text:p>ユースケース</text:p>
          </table:table-cell>
          <table:table-cell table:style-name="ce200" office:value-type="string" calcext:value-type="string">
            <text:p>ID</text:p>
          </table:table-cell>
          <table:table-cell table:style-name="ce52" office:value-type="string" calcext:value-type="string" table:number-columns-spanned="2" table:number-rows-spanned="1">
            <text:p>機能</text:p>
          </table:table-cell>
          <table:covered-table-cell table:style-name="ce200"/>
          <table:table-cell table:style-name="ce52" office:value-type="string" calcext:value-type="string" table:number-columns-spanned="3" table:number-rows-spanned="1">
            <text:p>アクター</text:p>
          </table:table-cell>
          <table:covered-table-cell table:number-columns-repeated="2" table:style-name="ce52"/>
          <table:table-cell table:style-name="ce53" office:value-type="string" calcext:value-type="string" table:number-columns-spanned="3" table:number-rows-spanned="2">
            <text:p>概要</text:p>
          </table:table-cell>
          <table:covered-table-cell table:number-columns-repeated="2" table:style-name="ce282"/>
          <table:table-cell table:style-name="ce293" office:value-type="string" calcext:value-type="string" table:number-columns-spanned="8" table:number-rows-spanned="2">
            <text:p>システム利用者は取引先企業の情報を管理する。</text:p>
          </table:table-cell>
          <table:covered-table-cell table:number-columns-repeated="6" table:style-name="ce282"/>
          <table:covered-table-cell table:style-name="ce300"/>
          <table:table-cell table:style-name="Default"/>
          <table:table-cell table:number-columns-repeated="16365"/>
        </table:table-row>
        <table:table-row table:style-name="ro2">
          <table:covered-table-cell table:style-name="ce168"/>
          <table:table-cell table:style-name="ce201" office:value-type="string" calcext:value-type="string">
            <text:p>UC02</text:p>
          </table:table-cell>
          <table:table-cell table:style-name="ce51" office:value-type="string" calcext:value-type="string" table:number-columns-spanned="2" table:number-rows-spanned="1">
            <text:p>取引先管理機能</text:p>
          </table:table-cell>
          <table:covered-table-cell table:style-name="ce51"/>
          <table:table-cell table:style-name="ce51" office:value-type="string" calcext:value-type="string" table:number-columns-spanned="3" table:number-rows-spanned="1">
            <text:p>システム利用者</text:p>
          </table:table-cell>
          <table:covered-table-cell table:number-columns-repeated="12" table:style-name="ce65"/>
          <table:covered-table-cell table:style-name="ce301"/>
          <table:table-cell table:style-name="Default"/>
          <table:table-cell table:number-columns-repeated="16365"/>
        </table:table-row>
        <table:table-row table:style-name="ro2">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21</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取引先登録</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新規取引先企業を登録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ログインし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登録先一覧に新規登録した取引先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2101</text:p>
          </table:table-cell>
          <table:covered-table-cell table:style-name="ce249"/>
          <table:table-cell table:style-name="ce57" office:value-type="string" calcext:value-type="string" table:number-columns-spanned="16" table:number-rows-spanned="1">
            <text:p>アクターが取引先登録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102</text:p>
          </table:table-cell>
          <table:covered-table-cell table:style-name="ce249"/>
          <table:table-cell table:style-name="ce57" office:value-type="string" calcext:value-type="string" table:number-columns-spanned="16" table:number-rows-spanned="1">
            <text:p>システムは取引先登録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103</text:p>
          </table:table-cell>
          <table:covered-table-cell table:style-name="ce249"/>
          <table:table-cell table:style-name="ce57" office:value-type="string" calcext:value-type="string" table:number-columns-spanned="16" table:number-rows-spanned="1">
            <text:p>アクターは取引先の情報を入力して登録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104</text:p>
          </table:table-cell>
          <table:covered-table-cell table:style-name="ce249"/>
          <table:table-cell table:style-name="ce57" office:value-type="string" calcext:value-type="string" table:number-columns-spanned="16" table:number-rows-spanned="1">
            <text:p>システムは登録処理を行う（エラーがある場合は代替系UC2104-altに遷移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2105</text:p>
          </table:table-cell>
          <table:covered-table-cell table:style-name="ce250"/>
          <table:table-cell table:style-name="ce58" office:value-type="string" calcext:value-type="string" table:number-columns-spanned="16" table:number-rows-spanned="1">
            <text:p>システムがトップ画面を表示することでユースケースは終了す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9" office:value-type="string" calcext:value-type="string" table:number-columns-spanned="2" table:number-rows-spanned="1">
            <text:p>UC2104-alt</text:p>
          </table:table-cell>
          <table:covered-table-cell table:style-name="ce249"/>
          <table:table-cell table:style-name="ce58" office:value-type="string" calcext:value-type="string" table:number-columns-spanned="16" table:number-rows-spanned="1">
            <text:p>入力値チェックでエラーがある場合は、エラーメッセージを表示して正常系UC2102に戻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5">
          <table:table-cell table:style-name="ce195" office:value-type="string" calcext:value-type="string" table:number-columns-spanned="18" table:number-rows-spanned="1">
            <text:p>・取引企業情報として入力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22</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取引先検索</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先企業を検索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取引先一覧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取引先企業検索結果画面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2201</text:p>
          </table:table-cell>
          <table:covered-table-cell table:style-name="ce249"/>
          <table:table-cell table:style-name="ce57" office:value-type="string" calcext:value-type="string" table:number-columns-spanned="16" table:number-rows-spanned="1">
            <text:p>アクターが検索条件を入力する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202</text:p>
          </table:table-cell>
          <table:covered-table-cell table:style-name="ce249"/>
          <table:table-cell table:style-name="ce57" office:value-type="string" calcext:value-type="string" table:number-columns-spanned="16" table:number-rows-spanned="1">
            <text:p>アクターは取引先検索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203</text:p>
          </table:table-cell>
          <table:covered-table-cell table:style-name="ce249"/>
          <table:table-cell table:style-name="ce57" office:value-type="string" calcext:value-type="string" table:number-columns-spanned="16" table:number-rows-spanned="1">
            <text:p>システムは入力された検索条件をもとに取引先企業を検索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2204</text:p>
          </table:table-cell>
          <table:covered-table-cell table:style-name="ce250"/>
          <table:table-cell table:style-name="ce58" office:value-type="string" calcext:value-type="string" table:number-columns-spanned="16" table:number-rows-spanned="1">
            <text:p>システムは検索結果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代替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5">
          <table:table-cell table:style-name="ce195" office:value-type="string" calcext:value-type="string" table:number-columns-spanned="18" table:number-rows-spanned="1">
            <text:p>・アクターが入力する検索条件の項目は以下の通り：</text:p>
            <text:p>　　1. 企業名：あいまい検索</text:p>
            <text:p>　　2. 優先度：完全一致検索</text:p>
            <text:p>　　3. 事業内容：あいまい検索</text:p>
            <text:p>　　4. 所在地：あいまい検索</text:p>
            <text:p>　なお、上記のAND検索した結果を表示する。</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6">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23</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取引先更新</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先企業の情報を更新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取引先企業検索結果画面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2301</text:p>
          </table:table-cell>
          <table:covered-table-cell table:style-name="ce249"/>
          <table:table-cell table:style-name="ce57" office:value-type="string" calcext:value-type="string" table:number-columns-spanned="16" table:number-rows-spanned="1">
            <text:p>アクターが検索結果画面から更新対象企業の更新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302</text:p>
          </table:table-cell>
          <table:covered-table-cell table:style-name="ce249"/>
          <table:table-cell table:style-name="ce57" office:value-type="string" calcext:value-type="string" table:number-columns-spanned="16" table:number-rows-spanned="1">
            <text:p>システムは更新対象企業の更新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303</text:p>
          </table:table-cell>
          <table:covered-table-cell table:style-name="ce249"/>
          <table:table-cell table:style-name="ce57" office:value-type="string" calcext:value-type="string" table:number-columns-spanned="16" table:number-rows-spanned="1">
            <text:p>アクターは更新する項目を入力して更新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304</text:p>
          </table:table-cell>
          <table:covered-table-cell table:style-name="ce249"/>
          <table:table-cell table:style-name="ce57" office:value-type="string" calcext:value-type="string" table:number-columns-spanned="16" table:number-rows-spanned="1">
            <text:p>システムは確認画面を表示する（更新項目の入力値にエラーがある場合は代替系UC2304-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305</text:p>
          </table:table-cell>
          <table:covered-table-cell table:style-name="ce249"/>
          <table:table-cell table:style-name="ce57" office:value-type="string" calcext:value-type="string" table:number-columns-spanned="16" table:number-rows-spanned="1">
            <text:p>アクターは更新を選ぶ（修正を選ぶ場合は代替系UC2305-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306</text:p>
          </table:table-cell>
          <table:covered-table-cell table:style-name="ce249"/>
          <table:table-cell table:style-name="ce57" office:value-type="string" calcext:value-type="string" table:number-columns-spanned="16" table:number-rows-spanned="1">
            <text:p>システムは更新項目をもとに更新処理を実行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2307</text:p>
          </table:table-cell>
          <table:covered-table-cell table:style-name="ce250"/>
          <table:table-cell table:style-name="ce58" office:value-type="string" calcext:value-type="string" table:number-columns-spanned="16" table:number-rows-spanned="1">
            <text:p>システムは検索結果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307" office:value-type="string" calcext:value-type="string" table:number-columns-spanned="2" table:number-rows-spanned="1">
            <text:p>UC2304-alt</text:p>
          </table:table-cell>
          <table:covered-table-cell table:style-name="ce308"/>
          <table:table-cell table:style-name="ce83" office:value-type="string" calcext:value-type="string" table:number-columns-spanned="16" table:number-rows-spanned="1">
            <text:p>入力値チェックでエラーがある場合は、エラーメッセージを表示して正常系UC2302に戻る。</text:p>
          </table:table-cell>
          <table:covered-table-cell table:number-columns-repeated="14" table:style-name="ce308"/>
          <table:covered-table-cell table:style-name="ce83"/>
          <table:table-cell table:style-name="Default"/>
          <table:table-cell table:number-columns-repeated="16365"/>
        </table:table-row>
        <table:table-row table:style-name="ro2">
          <table:table-cell table:style-name="ce192" office:value-type="string" calcext:value-type="string" table:number-columns-spanned="2" table:number-rows-spanned="1">
            <text:p>UC2305-alt</text:p>
          </table:table-cell>
          <table:covered-table-cell table:style-name="ce51"/>
          <table:table-cell table:style-name="ce58" office:value-type="string" calcext:value-type="string" table:number-columns-spanned="16" table:number-rows-spanned="1">
            <text:p>修正をする場合は、入力値を保持したまま正常系UC2302に戻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7">
          <table:table-cell table:style-name="ce195" office:value-type="string" calcext:value-type="string" table:number-columns-spanned="18" table:number-rows-spanned="1">
            <text:p>・取引企業情報として更新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7. 地図座標</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table-cell table:number-columns-repeated="16384"/>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24</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取引先削除</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先企業の情報を更新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取引先企業一覧画面に削除対象企業が表示されていない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2401</text:p>
          </table:table-cell>
          <table:covered-table-cell table:style-name="ce249"/>
          <table:table-cell table:style-name="ce57" office:value-type="string" calcext:value-type="string" table:number-columns-spanned="16" table:number-rows-spanned="1">
            <text:p>アクターが検索結果画面から削除対象企業の削除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402</text:p>
          </table:table-cell>
          <table:covered-table-cell table:style-name="ce249"/>
          <table:table-cell table:style-name="ce57" office:value-type="string" calcext:value-type="string" table:number-columns-spanned="16" table:number-rows-spanned="1">
            <text:p>システムは確認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403</text:p>
          </table:table-cell>
          <table:covered-table-cell table:style-name="ce249"/>
          <table:table-cell table:style-name="ce57" office:value-type="string" calcext:value-type="string" table:number-columns-spanned="16" table:number-rows-spanned="1">
            <text:p>アクターは削除を選ぶ（削除を中断する場合は代替系UC2403-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2404</text:p>
          </table:table-cell>
          <table:covered-table-cell table:style-name="ce249"/>
          <table:table-cell table:style-name="ce57" office:value-type="string" calcext:value-type="string" table:number-columns-spanned="16" table:number-rows-spanned="1">
            <text:p>システムは削除処理を実行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2405</text:p>
          </table:table-cell>
          <table:covered-table-cell table:style-name="ce250"/>
          <table:table-cell table:style-name="ce58" office:value-type="string" calcext:value-type="string" table:number-columns-spanned="16" table:number-rows-spanned="1">
            <text:p>システムは検索結果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UC2303-alt</text:p>
          </table:table-cell>
          <table:covered-table-cell table:style-name="ce51"/>
          <table:table-cell table:style-name="ce58" office:value-type="string" calcext:value-type="string" table:number-columns-spanned="16" table:number-rows-spanned="1">
            <text:p>中断を選ぶと、正常系UC2405に遷移す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7">
          <table:table-cell table:style-name="ce195" office:value-type="string" calcext:value-type="string" table:number-columns-spanned="18" table:number-rows-spanned="1">
            <text:p>特記事項なし</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ユースケース・UC03 担当者管理" table:style-name="ta1">
        <table:table-column table:style-name="co1" table:number-columns-repeated="2" table:default-cell-style-name="ce17"/>
        <table:table-column table:style-name="co5" table:default-cell-style-name="ce17"/>
        <table:table-column table:style-name="co1" table:number-columns-repeated="2" table:default-cell-style-name="ce17"/>
        <table:table-column table:style-name="co6" table:number-columns-repeated="5" table:default-cell-style-name="ce17"/>
        <table:table-column table:style-name="co1" table:default-cell-style-name="ce17"/>
        <table:table-column table:style-name="co3" table:default-cell-style-name="ce17"/>
        <table:table-column table:style-name="co7" table:default-cell-style-name="ce17"/>
        <table:table-column table:style-name="co1" table:number-columns-repeated="16371" table:default-cell-style-name="ce17"/>
        <table:table-row table:style-name="ro2">
          <table:table-cell table:number-columns-spanned="18" table:number-rows-spanned="1"/>
          <table:covered-table-cell table:number-columns-repeated="17"/>
          <table:table-cell table:number-columns-repeated="16366"/>
        </table:table-row>
        <table:table-row table:style-name="ro2">
          <table:table-cell table:style-name="ce18" office:value-type="string" calcext:value-type="string" table:number-columns-spanned="10" table:number-rows-spanned="2">
            <text:p>ユースケースシナリオ</text:p>
          </table:table-cell>
          <table:covered-table-cell table:number-columns-repeated="9" table:style-name="ce38"/>
          <table:table-cell table:style-name="ce287" office:value-type="string" calcext:value-type="string" table:number-columns-spanned="1" table:number-rows-spanned="2">
            <text:p>作成日</text:p>
          </table:table-cell>
          <table:table-cell table:style-name="ce294" office:value-type="date" office:date-value="2024-07-18" calcext:value-type="date" table:number-columns-spanned="1" table:number-rows-spanned="2">
            <text:p>2024-07-18</text:p>
          </table:table-cell>
          <table:table-cell table:style-name="ce287" office:value-type="string" calcext:value-type="string" table:number-columns-spanned="1" table:number-rows-spanned="2">
            <text:p>改訂</text:p>
          </table:table-cell>
          <table:table-cell table:style-name="ce298" office:value-type="float" office:value="1" calcext:value-type="float" table:number-columns-spanned="1" table:number-rows-spanned="2">
            <text:p>ver.1.00</text:p>
          </table:table-cell>
          <table:table-cell table:style-name="ce287" office:value-type="string" calcext:value-type="string" table:number-columns-spanned="1" table:number-rows-spanned="2">
            <text:p>作成者</text:p>
          </table:table-cell>
          <table:table-cell table:style-name="ce38" table:number-columns-spanned="1" table:number-rows-spanned="2"/>
          <table:table-cell table:style-name="ce287" office:value-type="string" calcext:value-type="string" table:number-columns-spanned="1" table:number-rows-spanned="2">
            <text:p>承認</text:p>
          </table:table-cell>
          <table:table-cell table:style-name="ce74" table:number-columns-spanned="1" table:number-rows-spanned="2"/>
          <table:table-cell table:style-name="Default"/>
          <table:table-cell table:number-columns-repeated="16365"/>
        </table:table-row>
        <table:table-row table:style-name="ro2">
          <table:covered-table-cell table:style-name="ce162"/>
          <table:covered-table-cell table:number-columns-repeated="9" table:style-name="ce38"/>
          <table:covered-table-cell table:style-name="ce292"/>
          <table:covered-table-cell table:number-columns-repeated="6" table:style-name="ce38"/>
          <table:covered-table-cell table:style-name="ce74"/>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67" office:value-type="string" calcext:value-type="string" table:number-columns-spanned="1" table:number-rows-spanned="2">
            <text:p>ユースケース</text:p>
          </table:table-cell>
          <table:table-cell table:style-name="ce200" office:value-type="string" calcext:value-type="string">
            <text:p>ID</text:p>
          </table:table-cell>
          <table:table-cell table:style-name="ce52" office:value-type="string" calcext:value-type="string" table:number-columns-spanned="2" table:number-rows-spanned="1">
            <text:p>機能</text:p>
          </table:table-cell>
          <table:covered-table-cell table:style-name="ce200"/>
          <table:table-cell table:style-name="ce52" office:value-type="string" calcext:value-type="string" table:number-columns-spanned="3" table:number-rows-spanned="1">
            <text:p>アクター</text:p>
          </table:table-cell>
          <table:covered-table-cell table:number-columns-repeated="2" table:style-name="ce52"/>
          <table:table-cell table:style-name="ce53" office:value-type="string" calcext:value-type="string" table:number-columns-spanned="3" table:number-rows-spanned="2">
            <text:p>概要</text:p>
          </table:table-cell>
          <table:covered-table-cell table:number-columns-repeated="2" table:style-name="ce282"/>
          <table:table-cell table:style-name="ce293" office:value-type="string" calcext:value-type="string" table:number-columns-spanned="8" table:number-rows-spanned="2">
            <text:p>システム利用者は取引先企業の担当者の情報を管理する。</text:p>
          </table:table-cell>
          <table:covered-table-cell table:number-columns-repeated="6" table:style-name="ce282"/>
          <table:covered-table-cell table:style-name="ce300"/>
          <table:table-cell table:style-name="Default"/>
          <table:table-cell table:number-columns-repeated="16365"/>
        </table:table-row>
        <table:table-row table:style-name="ro2">
          <table:covered-table-cell table:style-name="ce168"/>
          <table:table-cell table:style-name="ce201" office:value-type="string" calcext:value-type="string">
            <text:p>UC03</text:p>
          </table:table-cell>
          <table:table-cell table:style-name="ce51" office:value-type="string" calcext:value-type="string" table:number-columns-spanned="2" table:number-rows-spanned="1">
            <text:p>担当者管理機能</text:p>
          </table:table-cell>
          <table:covered-table-cell table:style-name="ce51"/>
          <table:table-cell table:style-name="ce51" office:value-type="string" calcext:value-type="string" table:number-columns-spanned="3" table:number-rows-spanned="1">
            <text:p>システム利用者</text:p>
          </table:table-cell>
          <table:covered-table-cell table:number-columns-repeated="12" table:style-name="ce65"/>
          <table:covered-table-cell table:style-name="ce301"/>
          <table:table-cell table:style-name="Default"/>
          <table:table-cell table:number-columns-repeated="16365"/>
        </table:table-row>
        <table:table-row table:style-name="ro2">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31</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担当者登録</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新規取引先の担当者を登録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312" office:value-type="string" calcext:value-type="string" table:number-columns-spanned="17" table:number-rows-spanned="2">
            <text:p>・取引先企業が登録されていること</text:p>
            <text:p>・担当者一覧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担当者一覧に新規登録した担当者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3101</text:p>
          </table:table-cell>
          <table:covered-table-cell table:style-name="ce249"/>
          <table:table-cell table:style-name="ce57" office:value-type="string" calcext:value-type="string" table:number-columns-spanned="16" table:number-rows-spanned="1">
            <text:p>アクターが担当者登録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102</text:p>
          </table:table-cell>
          <table:covered-table-cell table:style-name="ce249"/>
          <table:table-cell table:style-name="ce57" office:value-type="string" calcext:value-type="string" table:number-columns-spanned="16" table:number-rows-spanned="1">
            <text:p>システムは担当者登録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103</text:p>
          </table:table-cell>
          <table:covered-table-cell table:style-name="ce249"/>
          <table:table-cell table:style-name="ce57" office:value-type="string" calcext:value-type="string" table:number-columns-spanned="16" table:number-rows-spanned="1">
            <text:p>アクターは担当者の情報を入力して登録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104</text:p>
          </table:table-cell>
          <table:covered-table-cell table:style-name="ce249"/>
          <table:table-cell table:style-name="ce57" office:value-type="string" calcext:value-type="string" table:number-columns-spanned="16" table:number-rows-spanned="1">
            <text:p>システムは登録処理を行う（エラーがある場合は代替系UC3104-altに遷移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3105</text:p>
          </table:table-cell>
          <table:covered-table-cell table:style-name="ce250"/>
          <table:table-cell table:style-name="ce58" office:value-type="string" calcext:value-type="string" table:number-columns-spanned="16" table:number-rows-spanned="1">
            <text:p>システムが担当者一覧画面を表示することでユースケースは終了す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9" office:value-type="string" calcext:value-type="string" table:number-columns-spanned="2" table:number-rows-spanned="1">
            <text:p>UC3104-alt</text:p>
          </table:table-cell>
          <table:covered-table-cell table:style-name="ce249"/>
          <table:table-cell table:style-name="ce58" office:value-type="string" calcext:value-type="string" table:number-columns-spanned="16" table:number-rows-spanned="1">
            <text:p>入力値チェックでエラーがある場合は、エラーメッセージを表示して正常系UC3102に戻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5">
          <table:table-cell table:style-name="ce195" office:value-type="string" calcext:value-type="string" table:number-columns-spanned="18" table:number-rows-spanned="1">
            <text:p>・取引企業情報として入力する項目は以下の通り（項目名末尾のアステリスク「*」は必須入力）：</text:p>
            <text:p>　　1. 所属企業名*</text:p>
            <text:p>　　2. 担当者名*</text:p>
            <text:p>　　3. 電話番号*</text:p>
            <text:p>　　5. メールアドレス*</text:p>
            <text:p/>
            <text:p>・入力値チェックでエラーがあった場合は、表示するメッセージの書式は以下の通り：</text:p>
            <text:p>　　必須入力チェックエラー：「《該当する項目名》は必須入力です」</text:p>
            <text:p>　　文字数チェックエラー：「《該当する項目名》は《定義された文字数》文字で入力してください」</text:p>
            <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32</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担当者検索</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先企業の担当者を検索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担当者一覧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45" office:value-type="string" calcext:value-type="string" table:number-columns-spanned="17" table:number-rows-spanned="2">
            <text:p>担当者一覧画面が表示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3201</text:p>
          </table:table-cell>
          <table:covered-table-cell table:style-name="ce249"/>
          <table:table-cell table:style-name="ce57" office:value-type="string" calcext:value-type="string" table:number-columns-spanned="16" table:number-rows-spanned="1">
            <text:p>アクターが検索条件を入力する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202</text:p>
          </table:table-cell>
          <table:covered-table-cell table:style-name="ce249"/>
          <table:table-cell table:style-name="ce57" office:value-type="string" calcext:value-type="string" table:number-columns-spanned="16" table:number-rows-spanned="1">
            <text:p>アクターは担当者検索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203</text:p>
          </table:table-cell>
          <table:covered-table-cell table:style-name="ce249"/>
          <table:table-cell table:style-name="ce57" office:value-type="string" calcext:value-type="string" table:number-columns-spanned="16" table:number-rows-spanned="1">
            <text:p>システムは入力された検索条件をもとに担当者を検索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3204</text:p>
          </table:table-cell>
          <table:covered-table-cell table:style-name="ce250"/>
          <table:table-cell table:style-name="ce58" office:value-type="string" calcext:value-type="string" table:number-columns-spanned="16" table:number-rows-spanned="1">
            <text:p>システムは検索結果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代替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5">
          <table:table-cell table:style-name="ce195" office:value-type="string" calcext:value-type="string" table:number-columns-spanned="18" table:number-rows-spanned="1">
            <text:p>・アクターが入力する検索条件の項目は以下の通り：</text:p>
            <text:p>　　1. 担当者名：あいまい検索</text:p>
            <text:p>　　2. 取引先企業名：あいまい検索</text:p>
            <text:p>　　3. 電話番号：あいまい検索</text:p>
            <text:p>　　4. メールアドレス：完全一致検索</text:p>
            <text:p>　なお、上記のAND検索した結果を表示する。</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6">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33</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担当者更新</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先企業の担当者の情報を更新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担当者一覧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313" office:value-type="string" calcext:value-type="string" table:number-columns-spanned="17" table:number-rows-spanned="2">
            <text:p>・担当者一覧画面が表示されていること</text:p>
            <text:p>・更新対象の担当者の情報が変更されている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3301</text:p>
          </table:table-cell>
          <table:covered-table-cell table:style-name="ce249"/>
          <table:table-cell table:style-name="ce57" office:value-type="string" calcext:value-type="string" table:number-columns-spanned="16" table:number-rows-spanned="1">
            <text:p>アクターが担当者検索結果画面から更新対象担当者の更新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302</text:p>
          </table:table-cell>
          <table:covered-table-cell table:style-name="ce249"/>
          <table:table-cell table:style-name="ce57" office:value-type="string" calcext:value-type="string" table:number-columns-spanned="16" table:number-rows-spanned="1">
            <text:p>システムは更新対象担当者の更新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303</text:p>
          </table:table-cell>
          <table:covered-table-cell table:style-name="ce249"/>
          <table:table-cell table:style-name="ce57" office:value-type="string" calcext:value-type="string" table:number-columns-spanned="16" table:number-rows-spanned="1">
            <text:p>アクターは更新する項目を入力して更新を選ぶ。</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304</text:p>
          </table:table-cell>
          <table:covered-table-cell table:style-name="ce249"/>
          <table:table-cell table:style-name="ce57" office:value-type="string" calcext:value-type="string" table:number-columns-spanned="16" table:number-rows-spanned="1">
            <text:p>システムは確認画面を表示する（更新項目の入力値にエラーがある場合は代替系UC3304-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305</text:p>
          </table:table-cell>
          <table:covered-table-cell table:style-name="ce249"/>
          <table:table-cell table:style-name="ce57" office:value-type="string" calcext:value-type="string" table:number-columns-spanned="16" table:number-rows-spanned="1">
            <text:p>アクターは更新を選ぶ（修正を選ぶ場合は代替系UC3305-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306</text:p>
          </table:table-cell>
          <table:covered-table-cell table:style-name="ce249"/>
          <table:table-cell table:style-name="ce57" office:value-type="string" calcext:value-type="string" table:number-columns-spanned="16" table:number-rows-spanned="1">
            <text:p>システムは更新項目をもとに更新処理を実行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3307</text:p>
          </table:table-cell>
          <table:covered-table-cell table:style-name="ce250"/>
          <table:table-cell table:style-name="ce58" office:value-type="string" calcext:value-type="string" table:number-columns-spanned="16" table:number-rows-spanned="1">
            <text:p>システムは担当者一覧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307" office:value-type="string" calcext:value-type="string" table:number-columns-spanned="2" table:number-rows-spanned="1">
            <text:p>UC3304-alt</text:p>
          </table:table-cell>
          <table:covered-table-cell table:style-name="ce308"/>
          <table:table-cell table:style-name="ce83" office:value-type="string" calcext:value-type="string" table:number-columns-spanned="16" table:number-rows-spanned="1">
            <text:p>入力値チェックでエラーがある場合は、エラーメッセージを表示して正常系UC3302に戻る。</text:p>
          </table:table-cell>
          <table:covered-table-cell table:number-columns-repeated="14" table:style-name="ce308"/>
          <table:covered-table-cell table:style-name="ce83"/>
          <table:table-cell table:style-name="Default"/>
          <table:table-cell table:number-columns-repeated="16365"/>
        </table:table-row>
        <table:table-row table:style-name="ro2">
          <table:table-cell table:style-name="ce192" office:value-type="string" calcext:value-type="string" table:number-columns-spanned="2" table:number-rows-spanned="1">
            <text:p>UC3305-alt</text:p>
          </table:table-cell>
          <table:covered-table-cell table:style-name="ce51"/>
          <table:table-cell table:style-name="ce58" office:value-type="string" calcext:value-type="string" table:number-columns-spanned="16" table:number-rows-spanned="1">
            <text:p>修正をする場合は、入力値を保持したまま正常系UC3302に戻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7">
          <table:table-cell table:style-name="ce195" office:value-type="string" calcext:value-type="string" table:number-columns-spanned="18" table:number-rows-spanned="1">
            <text:p>・担当者情報として更新する項目は以下の通り：</text:p>
            <text:p>　　1. 担当者名</text:p>
            <text:p>　　2. 電話番号</text:p>
            <text:p>　　3. メールアドレス</text:p>
            <text:p/>
            <text:p>・入力値チェックでエラーがあった場合は、表示するメッセージの書式は以下の通り：</text:p>
            <text:p>　　必須入力チェックエラー：「《該当する項目名》は必須です」</text:p>
            <text:p><text:span text:style-name="T2">　　文字数チェックエラー：「《該当する項目名》は《定義された文字数》文字で入力してください</text:span>」</text:p>
            <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table-cell table:number-columns-repeated="16384"/>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8" office:value-type="string" calcext:value-type="string" table:number-columns-spanned="1" table:number-rows-spanned="2">
            <text:p>ID</text:p>
          </table:table-cell>
          <table:table-cell table:style-name="ce202" office:value-type="string" calcext:value-type="string" table:number-columns-spanned="1" table:number-rows-spanned="2">
            <text:p>UC34</text:p>
          </table:table-cell>
          <table:table-cell table:style-name="ce53" office:value-type="string" calcext:value-type="string" table:number-columns-spanned="1" table:number-rows-spanned="2">
            <text:p>シナリオ名</text:p>
          </table:table-cell>
          <table:table-cell table:style-name="ce269" office:value-type="string" calcext:value-type="string" table:number-columns-spanned="2" table:number-rows-spanned="2">
            <text:p>担当者削除</text:p>
          </table:table-cell>
          <table:covered-table-cell table:style-name="ce279"/>
          <table:table-cell table:style-name="ce53" office:value-type="string" calcext:value-type="string" table:number-columns-spanned="2" table:number-rows-spanned="2">
            <text:p>アクター</text:p>
          </table:table-cell>
          <table:covered-table-cell table:style-name="ce282"/>
          <table:table-cell table:style-name="ce283" office:value-type="string" calcext:value-type="string" table:number-columns-spanned="3" table:number-rows-spanned="2">
            <text:p>システム利用者</text:p>
          </table:table-cell>
          <table:covered-table-cell table:number-columns-repeated="2" table:style-name="ce279"/>
          <table:table-cell table:style-name="ce53" office:value-type="string" calcext:value-type="string" table:number-columns-spanned="1" table:number-rows-spanned="2">
            <text:p>概要</text:p>
          </table:table-cell>
          <table:table-cell table:style-name="ce295" office:value-type="string" calcext:value-type="string" table:number-columns-spanned="7" table:number-rows-spanned="2">
            <text:p>取引企業の担当者の情報を削除する</text:p>
          </table:table-cell>
          <table:covered-table-cell table:number-columns-repeated="5" table:style-name="ce279"/>
          <table:covered-table-cell table:style-name="ce302"/>
          <table:table-cell table:style-name="Default"/>
          <table:table-cell table:number-columns-repeated="16365"/>
        </table:table-row>
        <table:table-row table:style-name="ro2">
          <table:covered-table-cell table:style-name="ce178"/>
          <table:covered-table-cell table:style-name="ce204"/>
          <table:covered-table-cell table:style-name="ce54"/>
          <table:covered-table-cell table:style-name="ce271"/>
          <table:covered-table-cell table:style-name="ce54"/>
          <table:covered-table-cell table:number-columns-repeated="3" table:style-name="ce65"/>
          <table:covered-table-cell table:number-columns-repeated="9" table:style-name="ce54"/>
          <table:covered-table-cell table:style-name="ce303"/>
          <table:table-cell table:style-name="Default"/>
          <table:table-cell table:number-columns-repeated="16365"/>
        </table:table-row>
        <table:table-row table:style-name="ro2">
          <table:table-cell table:style-name="ce182" office:value-type="string" calcext:value-type="string" table:number-columns-spanned="1" table:number-rows-spanned="2">
            <text:p>前提条件</text:p>
          </table:table-cell>
          <table:table-cell table:style-name="ce43" office:value-type="string" calcext:value-type="string" table:number-columns-spanned="17" table:number-rows-spanned="2">
            <text:p>担当者一覧画面が表示されていること</text:p>
          </table:table-cell>
          <table:covered-table-cell table:number-columns-repeated="15" table:style-name="ce265"/>
          <table:covered-table-cell table:style-name="ce43"/>
          <table:table-cell table:number-columns-repeated="16366"/>
        </table:table-row>
        <table:table-row table:style-name="ro2">
          <table:covered-table-cell table:style-name="ce183"/>
          <table:covered-table-cell table:number-columns-repeated="16" table:style-name="ce44"/>
          <table:covered-table-cell table:style-name="ce79"/>
          <table:table-cell table:number-columns-repeated="16366"/>
        </table:table-row>
        <table:table-row table:style-name="ro2">
          <table:table-cell table:style-name="ce28" office:value-type="string" calcext:value-type="string" table:number-columns-spanned="1" table:number-rows-spanned="2">
            <text:p>事後状態</text:p>
          </table:table-cell>
          <table:table-cell table:style-name="ce313" office:value-type="string" calcext:value-type="string" table:number-columns-spanned="17" table:number-rows-spanned="2">
            <text:p>・担当者一覧画面が表示されていること</text:p>
            <text:p>・担当者一覧に削除対象となった担当者が表示されていないこと</text:p>
          </table:table-cell>
          <table:covered-table-cell table:number-columns-repeated="15" table:style-name="ce44"/>
          <table:covered-table-cell table:style-name="ce79"/>
          <table:table-cell table:number-columns-repeated="16366"/>
        </table:table-row>
        <table:table-row table:style-name="ro2">
          <table:covered-table-cell table:style-name="ce28"/>
          <table:covered-table-cell table:number-columns-repeated="16" table:style-name="ce46"/>
          <table:covered-table-cell table:style-name="ce45"/>
          <table:table-cell table:number-columns-repeated="16366"/>
        </table:table-row>
        <table:table-row table:style-name="ro1">
          <table:table-cell table:style-name="ce23" table:number-columns-spanned="18" table:number-rows-spanned="1"/>
          <table:covered-table-cell table:number-columns-repeated="17" table:style-name="ce23"/>
          <table:table-cell table:number-columns-repeated="16366"/>
        </table:table-row>
        <table:table-row table:style-name="ro2">
          <table:table-cell table:style-name="ce185" office:value-type="string" calcext:value-type="string" table:number-columns-spanned="18" table:number-rows-spanned="1">
            <text:p>《正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88" office:value-type="string" calcext:value-type="string" table:number-columns-spanned="2" table:number-rows-spanned="1">
            <text:p>UC3401</text:p>
          </table:table-cell>
          <table:covered-table-cell table:style-name="ce249"/>
          <table:table-cell table:style-name="ce57" office:value-type="string" calcext:value-type="string" table:number-columns-spanned="16" table:number-rows-spanned="1">
            <text:p>アクターが担当者検索結果画面から削除対象企業の削除を選ぶことでユースケースが開始され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402</text:p>
          </table:table-cell>
          <table:covered-table-cell table:style-name="ce249"/>
          <table:table-cell table:style-name="ce57" office:value-type="string" calcext:value-type="string" table:number-columns-spanned="16" table:number-rows-spanned="1">
            <text:p>システムは確認画面を表示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403</text:p>
          </table:table-cell>
          <table:covered-table-cell table:style-name="ce249"/>
          <table:table-cell table:style-name="ce57" office:value-type="string" calcext:value-type="string" table:number-columns-spanned="16" table:number-rows-spanned="1">
            <text:p>アクターは削除を選ぶ（削除を中断する場合は代替系UC3403-altに遷移する）。</text:p>
          </table:table-cell>
          <table:covered-table-cell table:number-columns-repeated="14" table:style-name="ce274"/>
          <table:covered-table-cell table:style-name="ce57"/>
          <table:table-cell table:number-columns-repeated="16366"/>
        </table:table-row>
        <table:table-row table:style-name="ro2">
          <table:table-cell table:style-name="ce188" office:value-type="string" calcext:value-type="string" table:number-columns-spanned="2" table:number-rows-spanned="1">
            <text:p>UC3404</text:p>
          </table:table-cell>
          <table:covered-table-cell table:style-name="ce249"/>
          <table:table-cell table:style-name="ce57" office:value-type="string" calcext:value-type="string" table:number-columns-spanned="16" table:number-rows-spanned="1">
            <text:p>システムは削除処理を実行する。</text:p>
          </table:table-cell>
          <table:covered-table-cell table:number-columns-repeated="14" table:style-name="ce274"/>
          <table:covered-table-cell table:style-name="ce57"/>
          <table:table-cell table:number-columns-repeated="16366"/>
        </table:table-row>
        <table:table-row table:style-name="ro2">
          <table:table-cell table:style-name="ce189" office:value-type="string" calcext:value-type="string" table:number-columns-spanned="2" table:number-rows-spanned="1">
            <text:p>UC3405</text:p>
          </table:table-cell>
          <table:covered-table-cell table:style-name="ce250"/>
          <table:table-cell table:style-name="ce58" office:value-type="string" calcext:value-type="string" table:number-columns-spanned="16" table:number-rows-spanned="1">
            <text:p>システムは担当者一覧画面を表示してユースケースは終了する。</text:p>
          </table:table-cell>
          <table:covered-table-cell table:number-columns-repeated="14" table:style-name="ce51"/>
          <table:covered-table-cell table:style-name="ce58"/>
          <table:table-cell table:number-columns-repeated="16366"/>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代替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UC3303-alt</text:p>
          </table:table-cell>
          <table:covered-table-cell table:style-name="ce51"/>
          <table:table-cell table:style-name="ce58" office:value-type="string" calcext:value-type="string" table:number-columns-spanned="16" table:number-rows-spanned="1">
            <text:p>中断を選ぶと、正常系UC3405に遷移する。</text:p>
          </table:table-cell>
          <table:covered-table-cell table:number-columns-repeated="14" table:style-name="ce51"/>
          <table:covered-table-cell table:style-name="ce58"/>
          <table:table-cell table:style-name="Default"/>
          <table:table-cell table:number-columns-repeated="16365"/>
        </table:table-row>
        <table:table-row table:style-name="ro1">
          <table:table-cell table:style-name="ce23"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5" office:value-type="string" calcext:value-type="string" table:number-columns-spanned="18" table:number-rows-spanned="1">
            <text:p>《異常系》</text:p>
          </table:table-cell>
          <table:covered-table-cell table:number-columns-repeated="17" table:style-name="ce247"/>
          <table:table-cell table:number-columns-repeated="16366"/>
        </table:table-row>
        <table:table-row table:style-name="ro2">
          <table:table-cell table:style-name="ce187" office:value-type="string" calcext:value-type="string" table:number-columns-spanned="2" table:number-rows-spanned="1">
            <text:p>ユースケースID</text:p>
          </table:table-cell>
          <table:covered-table-cell table:style-name="ce248"/>
          <table:table-cell table:style-name="ce56" office:value-type="string" calcext:value-type="string" table:number-columns-spanned="16" table:number-rows-spanned="1">
            <text:p>シナリオ</text:p>
          </table:table-cell>
          <table:covered-table-cell table:style-name="ce273"/>
          <table:covered-table-cell table:style-name="ce280"/>
          <table:covered-table-cell table:style-name="ce273"/>
          <table:covered-table-cell table:number-columns-repeated="11" table:style-name="ce280"/>
          <table:covered-table-cell table:style-name="ce305"/>
          <table:table-cell table:style-name="Default"/>
          <table:table-cell table:number-columns-repeated="16365"/>
        </table:table-row>
        <table:table-row table:style-name="ro2">
          <table:table-cell table:style-name="ce192" office:value-type="string" calcext:value-type="string" table:number-columns-spanned="2" table:number-rows-spanned="1">
            <text:p>-</text:p>
          </table:table-cell>
          <table:covered-table-cell table:style-name="ce51"/>
          <table:table-cell table:style-name="ce58" office:value-type="string" calcext:value-type="string" table:number-columns-spanned="16" table:number-rows-spanned="1">
            <text:p>（このシナリオでは異常系は発生しない）</text:p>
          </table:table-cell>
          <table:covered-table-cell table:number-columns-repeated="14" table:style-name="ce51"/>
          <table:covered-table-cell table:style-name="ce58"/>
          <table:table-cell table:style-name="Default"/>
          <table:table-cell table:number-columns-repeated="16365"/>
        </table:table-row>
        <table:table-row table:style-name="ro2">
          <table:table-cell table:style-name="ce185" table:number-columns-spanned="18" table:number-rows-spanned="1"/>
          <table:covered-table-cell table:number-columns-repeated="17" table:style-name="ce247"/>
          <table:table-cell table:number-columns-repeated="16366"/>
        </table:table-row>
        <table:table-row table:style-name="ro2">
          <table:table-cell table:style-name="ce193" office:value-type="string" calcext:value-type="string" table:number-columns-spanned="18" table:number-rows-spanned="1">
            <text:p>備考</text:p>
          </table:table-cell>
          <table:covered-table-cell table:style-name="ce248"/>
          <table:covered-table-cell table:style-name="ce56"/>
          <table:covered-table-cell table:style-name="ce273"/>
          <table:covered-table-cell table:style-name="ce280"/>
          <table:covered-table-cell table:style-name="ce273"/>
          <table:covered-table-cell table:number-columns-repeated="11" table:style-name="ce280"/>
          <table:covered-table-cell table:style-name="ce305"/>
          <table:table-cell table:number-columns-repeated="16366"/>
        </table:table-row>
        <table:table-row table:style-name="ro7">
          <table:table-cell table:style-name="ce195" office:value-type="string" calcext:value-type="string" table:number-columns-spanned="18" table:number-rows-spanned="1">
            <text:p>特記事項なし</text:p>
          </table:table-cell>
          <table:covered-table-cell table:style-name="ce51"/>
          <table:covered-table-cell table:style-name="ce58"/>
          <table:covered-table-cell table:number-columns-repeated="14" table:style-name="ce51"/>
          <table:covered-table-cell table:style-name="ce58"/>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テーブル定義" table:style-name="ta1">
        <table:table-column table:style-name="co1" table:number-columns-repeated="2" table:default-cell-style-name="ce17"/>
        <table:table-column table:style-name="co5" table:default-cell-style-name="ce17"/>
        <table:table-column table:style-name="co1" table:number-columns-repeated="2" table:default-cell-style-name="ce17"/>
        <table:table-column table:style-name="co6" table:number-columns-repeated="5" table:default-cell-style-name="ce17"/>
        <table:table-column table:style-name="co1" table:default-cell-style-name="ce17"/>
        <table:table-column table:style-name="co3" table:default-cell-style-name="ce17"/>
        <table:table-column table:style-name="co7" table:default-cell-style-name="ce17"/>
        <table:table-column table:style-name="co1" table:number-columns-repeated="16371" table:default-cell-style-name="ce17"/>
        <table:table-row table:style-name="ro2">
          <table:table-cell table:number-columns-spanned="18" table:number-rows-spanned="1"/>
          <table:covered-table-cell table:number-columns-repeated="17"/>
          <table:table-cell table:number-columns-repeated="16366"/>
        </table:table-row>
        <table:table-row table:style-name="ro2">
          <table:table-cell table:style-name="ce314" office:value-type="string" calcext:value-type="string" table:number-columns-spanned="10" table:number-rows-spanned="2">
            <text:p>データベース定義</text:p>
          </table:table-cell>
          <table:covered-table-cell table:number-columns-repeated="9" table:style-name="ce91"/>
          <table:table-cell table:style-name="ce340" office:value-type="string" calcext:value-type="string" table:number-columns-spanned="1" table:number-rows-spanned="2">
            <text:p>作成日</text:p>
          </table:table-cell>
          <table:table-cell table:style-name="ce294" office:value-type="date" office:date-value="2024-07-18" calcext:value-type="date" table:number-columns-spanned="1" table:number-rows-spanned="2">
            <text:p>2024-07-18</text:p>
          </table:table-cell>
          <table:table-cell table:style-name="ce287" office:value-type="string" calcext:value-type="string" table:number-columns-spanned="1" table:number-rows-spanned="2">
            <text:p>改訂</text:p>
          </table:table-cell>
          <table:table-cell table:style-name="ce298" office:value-type="float" office:value="1" calcext:value-type="float" table:number-columns-spanned="1" table:number-rows-spanned="2">
            <text:p>ver.1.00</text:p>
          </table:table-cell>
          <table:table-cell table:style-name="ce287" office:value-type="string" calcext:value-type="string" table:number-columns-spanned="1" table:number-rows-spanned="2">
            <text:p>作成者</text:p>
          </table:table-cell>
          <table:table-cell table:style-name="ce38" table:number-columns-spanned="1" table:number-rows-spanned="2"/>
          <table:table-cell table:style-name="ce287" office:value-type="string" calcext:value-type="string" table:number-columns-spanned="1" table:number-rows-spanned="2">
            <text:p>承認</text:p>
          </table:table-cell>
          <table:table-cell table:style-name="ce74" table:number-columns-spanned="1" table:number-rows-spanned="2"/>
          <table:table-cell table:style-name="Default"/>
          <table:table-cell table:number-columns-repeated="16365"/>
        </table:table-row>
        <table:table-row table:style-name="ro2">
          <table:covered-table-cell table:style-name="ce315"/>
          <table:covered-table-cell table:number-columns-repeated="9" table:style-name="ce91"/>
          <table:covered-table-cell table:style-name="ce341"/>
          <table:covered-table-cell table:number-columns-repeated="6" table:style-name="ce38"/>
          <table:covered-table-cell table:style-name="ce74"/>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320"/>
          <table:table-cell table:style-name="Default"/>
          <table:table-cell table:number-columns-repeated="16365"/>
        </table:table-row>
        <table:table-row table:style-name="ro2">
          <table:table-cell table:style-name="ce18" office:value-type="string" calcext:value-type="string" table:number-columns-spanned="1" table:number-rows-spanned="2">
            <text:p>テーブル名</text:p>
          </table:table-cell>
          <table:table-cell table:style-name="ce200" office:value-type="string" calcext:value-type="string">
            <text:p>テーブル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ユーザ認証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51" office:value-type="string" calcext:value-type="string">
            <text:p>TBL01</text:p>
          </table:table-cell>
          <table:table-cell table:style-name="ce251" office:value-type="string" calcext:value-type="string">
            <text:p>認証情報</text:p>
          </table:table-cell>
          <table:table-cell table:style-name="ce251" office:value-type="string" calcext:value-type="string">
            <text:p>user_auth</text:p>
          </table:table-cell>
          <table:covered-table-cell table:number-columns-repeated="14" table:style-name="ce51"/>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316" office:value-type="string" calcext:value-type="string" table:number-columns-spanned="1" table:number-rows-spanned="2">
            <text:p>項目ID</text:p>
          </table:table-cell>
          <table:table-cell table:style-name="ce273" office:value-type="string" calcext:value-type="string" table:number-columns-spanned="2" table:number-rows-spanned="1">
            <text:p>項目名</text:p>
          </table:table-cell>
          <table:covered-table-cell table:style-name="ce280"/>
          <table:table-cell table:style-name="ce273" office:value-type="string" calcext:value-type="string" table:number-columns-spanned="2" table:number-rows-spanned="1">
            <text:p>データ</text:p>
          </table:table-cell>
          <table:covered-table-cell table:style-name="ce280"/>
          <table:table-cell table:style-name="ce273" office:value-type="string" calcext:value-type="string" table:number-columns-spanned="5" table:number-rows-spanned="1">
            <text:p>制約</text:p>
          </table:table-cell>
          <table:covered-table-cell table:number-columns-repeated="4" table:style-name="ce280"/>
          <table:table-cell table:style-name="ce305"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07"/>
          <table:table-cell table:style-name="ce321" office:value-type="string" calcext:value-type="string">
            <text:p>論理名</text:p>
          </table:table-cell>
          <table:table-cell table:style-name="ce321" office:value-type="string" calcext:value-type="string">
            <text:p>物理名</text:p>
          </table:table-cell>
          <table:table-cell table:style-name="ce321" office:value-type="string" calcext:value-type="string">
            <text:p>型</text:p>
          </table:table-cell>
          <table:table-cell table:style-name="ce321" office:value-type="string" calcext:value-type="string">
            <text:p>サイズ</text:p>
          </table:table-cell>
          <table:table-cell table:style-name="ce321" office:value-type="string" calcext:value-type="string">
            <text:p>PK</text:p>
          </table:table-cell>
          <table:table-cell table:style-name="ce321" office:value-type="string" calcext:value-type="string">
            <text:p>NN</text:p>
          </table:table-cell>
          <table:table-cell table:style-name="ce321" office:value-type="string" calcext:value-type="string">
            <text:p>UQ</text:p>
          </table:table-cell>
          <table:table-cell table:style-name="ce321" office:value-type="string" calcext:value-type="string">
            <text:p>FK</text:p>
          </table:table-cell>
          <table:table-cell table:style-name="ce321" office:value-type="string" calcext:value-type="string">
            <text:p>AI</text:p>
          </table:table-cell>
          <table:covered-table-cell table:number-columns-repeated="8" table:style-name="ce308"/>
          <table:table-cell table:style-name="Default" table:number-columns-repeated="8"/>
          <table:table-cell table:number-columns-repeated="16358"/>
        </table:table-row>
        <table:table-row table:style-name="ro2">
          <table:table-cell table:style-name="ce317" office:value-type="string" calcext:value-type="string">
            <text:p>FLD11</text:p>
          </table:table-cell>
          <table:table-cell table:style-name="ce320" office:value-type="string" calcext:value-type="string">
            <text:p>認証ID</text:p>
          </table:table-cell>
          <table:table-cell table:style-name="ce325" office:value-type="string" calcext:value-type="string">
            <text:p>id</text:p>
          </table:table-cell>
          <table:table-cell table:style-name="ce325" office:value-type="string" calcext:value-type="string">
            <text:p>INTEGER</text:p>
          </table:table-cell>
          <table:table-cell table:style-name="ce331" office:value-type="string" calcext:value-type="string">
            <text:p>-</text:p>
          </table:table-cell>
          <table:table-cell table:number-columns-repeated="3"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09" office:value-type="string" calcext:value-type="string" table:number-columns-spanned="8" table:number-rows-spanned="1">
            <text:p>テーブル内のレコードをひとつに特定するための識別子。</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7" office:value-type="string" calcext:value-type="string">
            <text:p>FLD12</text:p>
          </table:table-cell>
          <table:table-cell table:style-name="ce320" office:value-type="string" calcext:value-type="string">
            <text:p>ユーザ名</text:p>
          </table:table-cell>
          <table:table-cell table:style-name="ce325" office:value-type="string" calcext:value-type="string">
            <text:p>name</text:p>
          </table:table-cell>
          <table:table-cell table:style-name="ce325" office:value-type="string" calcext:value-type="string">
            <text:p>VARCHAR</text:p>
          </table:table-cell>
          <table:table-cell table:style-name="ce320" office:value-type="float" office:value="100" calcext:value-type="float">
            <text:p>100</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09" office:value-type="string" calcext:value-type="string" table:number-columns-spanned="8" table:number-rows-spanned="1">
            <text:p>ユーザ名（画面に表示することが前提）</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7" office:value-type="string" calcext:value-type="string">
            <text:p>FLD13</text:p>
          </table:table-cell>
          <table:table-cell table:style-name="ce320" office:value-type="string" calcext:value-type="string">
            <text:p>メールアドレス</text:p>
          </table:table-cell>
          <table:table-cell table:style-name="ce325" office:value-type="string" calcext:value-type="string">
            <text:p>email</text:p>
          </table:table-cell>
          <table:table-cell table:style-name="ce325" office:value-type="string" calcext:value-type="string">
            <text:p>VARCHAR</text:p>
          </table:table-cell>
          <table:table-cell table:style-name="ce320" office:value-type="float" office:value="255" calcext:value-type="float">
            <text:p>255</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09" office:value-type="string" calcext:value-type="string" table:number-columns-spanned="8" table:number-rows-spanned="1">
            <text:p>ユーザ認証用</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8" office:value-type="string" calcext:value-type="string">
            <text:p>FLD15</text:p>
          </table:table-cell>
          <table:table-cell table:style-name="ce324" office:value-type="string" calcext:value-type="string">
            <text:p>パスワード</text:p>
          </table:table-cell>
          <table:table-cell table:style-name="ce326" office:value-type="string" calcext:value-type="string">
            <text:p>password</text:p>
          </table:table-cell>
          <table:table-cell table:style-name="ce326" office:value-type="string" calcext:value-type="string">
            <text:p>VARCHAR</text:p>
          </table:table-cell>
          <table:table-cell table:style-name="ce332" office:value-type="float" office:value="255" calcext:value-type="float">
            <text:p>255</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268" office:value-type="string" calcext:value-type="string" table:number-columns-spanned="8" table:number-rows-spanned="1">
            <text:p>ユーザ認証用</text:p>
          </table:table-cell>
          <table:covered-table-cell table:number-columns-repeated="7" table:style-name="ce51"/>
          <table:table-cell table:style-name="Default" table:number-columns-repeated="8"/>
          <table:table-cell table:number-columns-repeated="16358"/>
        </table:table-row>
        <table:table-row table:style-name="ro2">
          <table:table-cell table:style-name="ce20" table:number-columns-spanned="18" table:number-rows-spanned="1"/>
          <table:covered-table-cell table:number-columns-repeated="17" table:style-name="ce320"/>
          <table:table-cell table:style-name="Default"/>
          <table:table-cell table:number-columns-repeated="16365"/>
        </table:table-row>
        <table:table-row table:style-name="ro2">
          <table:table-cell table:style-name="ce18" office:value-type="string" calcext:value-type="string" table:number-columns-spanned="1" table:number-rows-spanned="2">
            <text:p>テーブル名</text:p>
          </table:table-cell>
          <table:table-cell table:style-name="ce200" office:value-type="string" calcext:value-type="string">
            <text:p>テーブル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51" office:value-type="string" calcext:value-type="string">
            <text:p>TBL02</text:p>
          </table:table-cell>
          <table:table-cell table:style-name="ce251" office:value-type="string" calcext:value-type="string">
            <text:p>取引先企業</text:p>
          </table:table-cell>
          <table:table-cell table:style-name="ce251" office:value-type="string" calcext:value-type="string">
            <text:p>company</text:p>
          </table:table-cell>
          <table:covered-table-cell table:number-columns-repeated="14" table:style-name="ce51"/>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316" office:value-type="string" calcext:value-type="string" table:number-columns-spanned="1" table:number-rows-spanned="2">
            <text:p>項目ID</text:p>
          </table:table-cell>
          <table:table-cell table:style-name="ce273" office:value-type="string" calcext:value-type="string" table:number-columns-spanned="2" table:number-rows-spanned="1">
            <text:p>項目名</text:p>
          </table:table-cell>
          <table:covered-table-cell table:style-name="ce280"/>
          <table:table-cell table:style-name="ce273" office:value-type="string" calcext:value-type="string" table:number-columns-spanned="2" table:number-rows-spanned="1">
            <text:p>データ</text:p>
          </table:table-cell>
          <table:covered-table-cell table:style-name="ce280"/>
          <table:table-cell table:style-name="ce273" office:value-type="string" calcext:value-type="string" table:number-columns-spanned="5" table:number-rows-spanned="1">
            <text:p>制約</text:p>
          </table:table-cell>
          <table:covered-table-cell table:number-columns-repeated="4" table:style-name="ce280"/>
          <table:table-cell table:style-name="ce305" office:value-type="string" calcext:value-type="string" table:number-columns-spanned="8" table:number-rows-spanned="2">
            <text:p>備考</text:p>
          </table:table-cell>
          <table:covered-table-cell table:number-columns-repeated="7" table:style-name="ce339"/>
          <table:table-cell table:style-name="Default"/>
          <table:table-cell table:number-columns-repeated="16365"/>
        </table:table-row>
        <table:table-row table:style-name="ro2">
          <table:covered-table-cell table:style-name="ce307"/>
          <table:table-cell table:style-name="ce321" office:value-type="string" calcext:value-type="string">
            <text:p>論理名</text:p>
          </table:table-cell>
          <table:table-cell table:style-name="ce321" office:value-type="string" calcext:value-type="string">
            <text:p>物理名</text:p>
          </table:table-cell>
          <table:table-cell table:style-name="ce321" office:value-type="string" calcext:value-type="string">
            <text:p>型</text:p>
          </table:table-cell>
          <table:table-cell table:style-name="ce321" office:value-type="string" calcext:value-type="string">
            <text:p>サイズ</text:p>
          </table:table-cell>
          <table:table-cell table:style-name="ce321" office:value-type="string" calcext:value-type="string">
            <text:p>PK</text:p>
          </table:table-cell>
          <table:table-cell table:style-name="ce321" office:value-type="string" calcext:value-type="string">
            <text:p>NN</text:p>
          </table:table-cell>
          <table:table-cell table:style-name="ce321" office:value-type="string" calcext:value-type="string">
            <text:p>UQ</text:p>
          </table:table-cell>
          <table:table-cell table:style-name="ce321" office:value-type="string" calcext:value-type="string">
            <text:p>FK</text:p>
          </table:table-cell>
          <table:table-cell table:style-name="ce321" office:value-type="string" calcext:value-type="string">
            <text:p>AI</text:p>
          </table:table-cell>
          <table:covered-table-cell table:number-columns-repeated="8" table:style-name="ce308"/>
          <table:table-cell table:style-name="Default"/>
          <table:table-cell table:number-columns-repeated="16365"/>
        </table:table-row>
        <table:table-row table:style-name="ro2">
          <table:table-cell table:style-name="ce307" office:value-type="string" calcext:value-type="string">
            <text:p>FLD21</text:p>
          </table:table-cell>
          <table:table-cell table:style-name="ce308" office:value-type="string" calcext:value-type="string">
            <text:p>企業ID</text:p>
          </table:table-cell>
          <table:table-cell table:style-name="ce327" office:value-type="string" calcext:value-type="string">
            <text:p>id</text:p>
          </table:table-cell>
          <table:table-cell table:style-name="ce327" office:value-type="string" calcext:value-type="string">
            <text:p>INTEGER</text:p>
          </table:table-cell>
          <table:table-cell table:style-name="ce333" office:value-type="string" calcext:value-type="string">
            <text:p>-</text:p>
          </table:table-cell>
          <table:table-cell table:number-columns-repeated="3" table:style-name="ce338" office:value-type="string" calcext:value-type="string">
            <text:p>◯</text:p>
          </table:table-cell>
          <table:table-cell table:style-name="ce338" office:value-type="string" calcext:value-type="string">
            <text:p>-</text:p>
          </table:table-cell>
          <table:table-cell table:style-name="ce338" office:value-type="string" calcext:value-type="string">
            <text:p>◯</text:p>
          </table:table-cell>
          <table:table-cell table:style-name="ce309" office:value-type="string" calcext:value-type="string" table:number-columns-spanned="8" table:number-rows-spanned="1">
            <text:p>テーブル内のレコードをひとつに特定するための識別子。</text:p>
          </table:table-cell>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2</text:p>
          </table:table-cell>
          <table:table-cell table:style-name="ce308" office:value-type="string" calcext:value-type="string">
            <text:p>会社名</text:p>
          </table:table-cell>
          <table:table-cell table:style-name="ce327" office:value-type="string" calcext:value-type="string">
            <text:p>name</text:p>
          </table:table-cell>
          <table:table-cell table:style-name="ce327" office:value-type="string" calcext:value-type="string">
            <text:p>VARCHAR</text:p>
          </table:table-cell>
          <table:table-cell table:style-name="ce308" office:value-type="float" office:value="255" calcext:value-type="float">
            <text:p>255</text:p>
          </table:table-cell>
          <table:table-cell table:style-name="ce338" office:value-type="string" calcext:value-type="string">
            <text:p>-</text:p>
          </table:table-cell>
          <table:table-cell table:style-name="ce338" office:value-type="string" calcext:value-type="string">
            <text:p>◯</text:p>
          </table:table-cell>
          <table:table-cell table:number-columns-repeated="3" table:style-name="ce338" office:value-type="string" calcext:value-type="string">
            <text:p>-</text:p>
          </table:table-cell>
          <table:table-cell table:style-name="ce309" office:value-type="string" calcext:value-type="string" table:number-columns-spanned="8" table:number-rows-spanned="1">
            <text:p>VARCHARではなくTEXTと定義する場合もあり。</text:p>
          </table:table-cell>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3</text:p>
          </table:table-cell>
          <table:table-cell table:style-name="ce308" office:value-type="string" calcext:value-type="string">
            <text:p>事業内容</text:p>
          </table:table-cell>
          <table:table-cell table:style-name="ce327" office:value-type="string" calcext:value-type="string">
            <text:p>industry</text:p>
          </table:table-cell>
          <table:table-cell table:style-name="ce327" office:value-type="string" calcext:value-type="string">
            <text:p>TEXT</text:p>
          </table:table-cell>
          <table:table-cell table:style-name="ce333" office:value-type="string" calcext:value-type="string">
            <text:p>-</text:p>
          </table:table-cell>
          <table:table-cell table:number-columns-repeated="5" table:style-name="ce338" office:value-type="string" calcext:value-type="string">
            <text:p>-</text:p>
          </table:table-cell>
          <table:table-cell table:style-name="ce309" table:number-columns-spanned="8" table:number-rows-spanned="1"/>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4</text:p>
          </table:table-cell>
          <table:table-cell table:style-name="ce308" office:value-type="string" calcext:value-type="string">
            <text:p>重要度</text:p>
          </table:table-cell>
          <table:table-cell table:style-name="ce327" office:value-type="string" calcext:value-type="string">
            <text:p>rank</text:p>
          </table:table-cell>
          <table:table-cell table:style-name="ce327" office:value-type="string" calcext:value-type="string">
            <text:p>INTEGER</text:p>
          </table:table-cell>
          <table:table-cell table:style-name="ce333" office:value-type="string" calcext:value-type="string">
            <text:p>-</text:p>
          </table:table-cell>
          <table:table-cell table:number-columns-repeated="5" table:style-name="ce338" office:value-type="string" calcext:value-type="string">
            <text:p>-</text:p>
          </table:table-cell>
          <table:table-cell table:style-name="ce309" table:number-columns-spanned="8" table:number-rows-spanned="1"/>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5</text:p>
          </table:table-cell>
          <table:table-cell table:style-name="ce308" office:value-type="string" calcext:value-type="string">
            <text:p>郵便番号</text:p>
          </table:table-cell>
          <table:table-cell table:style-name="ce327" office:value-type="string" calcext:value-type="string">
            <text:p>zipcode</text:p>
          </table:table-cell>
          <table:table-cell table:style-name="ce327" office:value-type="string" calcext:value-type="string">
            <text:p>CHAR</text:p>
          </table:table-cell>
          <table:table-cell table:style-name="ce308" office:value-type="float" office:value="8" calcext:value-type="float">
            <text:p>8</text:p>
          </table:table-cell>
          <table:table-cell table:style-name="ce338" office:value-type="string" calcext:value-type="string">
            <text:p>-</text:p>
          </table:table-cell>
          <table:table-cell table:style-name="ce338" office:value-type="string" calcext:value-type="string">
            <text:p>◯</text:p>
          </table:table-cell>
          <table:table-cell table:number-columns-repeated="3" table:style-name="ce338" office:value-type="string" calcext:value-type="string">
            <text:p>-</text:p>
          </table:table-cell>
          <table:table-cell table:style-name="ce309" office:value-type="string" calcext:value-type="string" table:number-columns-spanned="8" table:number-rows-spanned="1">
            <text:p>ハイフン「-」付きの固定8文字とする。</text:p>
          </table:table-cell>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6</text:p>
          </table:table-cell>
          <table:table-cell table:style-name="ce308" office:value-type="string" calcext:value-type="string">
            <text:p>所在地</text:p>
          </table:table-cell>
          <table:table-cell table:style-name="ce327" office:value-type="string" calcext:value-type="string">
            <text:p>address</text:p>
          </table:table-cell>
          <table:table-cell table:style-name="ce327" office:value-type="string" calcext:value-type="string">
            <text:p>VARCHAR</text:p>
          </table:table-cell>
          <table:table-cell table:style-name="ce308" office:value-type="float" office:value="255" calcext:value-type="float">
            <text:p>255</text:p>
          </table:table-cell>
          <table:table-cell table:style-name="ce338" office:value-type="string" calcext:value-type="string">
            <text:p>-</text:p>
          </table:table-cell>
          <table:table-cell table:style-name="ce338" office:value-type="string" calcext:value-type="string">
            <text:p>◯</text:p>
          </table:table-cell>
          <table:table-cell table:number-columns-repeated="3" table:style-name="ce338" office:value-type="string" calcext:value-type="string">
            <text:p>-</text:p>
          </table:table-cell>
          <table:table-cell table:style-name="ce309" table:number-columns-spanned="8" table:number-rows-spanned="1"/>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7</text:p>
          </table:table-cell>
          <table:table-cell table:style-name="ce308" office:value-type="string" calcext:value-type="string">
            <text:p>電話番号</text:p>
          </table:table-cell>
          <table:table-cell table:style-name="ce327" office:value-type="string" calcext:value-type="string">
            <text:p>phone</text:p>
          </table:table-cell>
          <table:table-cell table:style-name="ce327" office:value-type="string" calcext:value-type="string">
            <text:p>VARCHAR</text:p>
          </table:table-cell>
          <table:table-cell table:style-name="ce308" office:value-type="float" office:value="14" calcext:value-type="float">
            <text:p>14</text:p>
          </table:table-cell>
          <table:table-cell table:style-name="ce338" office:value-type="string" calcext:value-type="string">
            <text:p>-</text:p>
          </table:table-cell>
          <table:table-cell table:style-name="ce338" office:value-type="string" calcext:value-type="string">
            <text:p>◯</text:p>
          </table:table-cell>
          <table:table-cell table:number-columns-repeated="3" table:style-name="ce338" office:value-type="string" calcext:value-type="string">
            <text:p>-</text:p>
          </table:table-cell>
          <table:table-cell table:style-name="ce309" office:value-type="string" calcext:value-type="string" table:number-columns-spanned="8" table:number-rows-spanned="1">
            <text:p>ハイフン「-」付きの固定14文字とする。</text:p>
          </table:table-cell>
          <table:covered-table-cell table:number-columns-repeated="7" table:style-name="ce308"/>
          <table:table-cell table:style-name="Default"/>
          <table:table-cell table:number-columns-repeated="16365"/>
        </table:table-row>
        <table:table-row table:style-name="ro2">
          <table:table-cell table:style-name="ce307" office:value-type="string" calcext:value-type="string">
            <text:p>FLD28</text:p>
          </table:table-cell>
          <table:table-cell table:style-name="ce308" office:value-type="string" calcext:value-type="string">
            <text:p>Webサイト</text:p>
          </table:table-cell>
          <table:table-cell table:style-name="ce327" office:value-type="string" calcext:value-type="string">
            <text:p>url</text:p>
          </table:table-cell>
          <table:table-cell table:style-name="ce327" office:value-type="string" calcext:value-type="string">
            <text:p>VARCHAR</text:p>
          </table:table-cell>
          <table:table-cell table:style-name="ce308" office:value-type="float" office:value="255" calcext:value-type="float">
            <text:p>255</text:p>
          </table:table-cell>
          <table:table-cell table:number-columns-repeated="5" table:style-name="ce338" office:value-type="string" calcext:value-type="string">
            <text:p>-</text:p>
          </table:table-cell>
          <table:table-cell table:style-name="ce309" table:number-columns-spanned="8" table:number-rows-spanned="1"/>
          <table:covered-table-cell table:number-columns-repeated="7" table:style-name="ce308"/>
          <table:table-cell table:style-name="Default"/>
          <table:table-cell table:number-columns-repeated="16365"/>
        </table:table-row>
        <table:table-row table:style-name="ro2">
          <table:table-cell table:style-name="ce192" office:value-type="string" calcext:value-type="string">
            <text:p>FLD29</text:p>
          </table:table-cell>
          <table:table-cell table:style-name="ce251" office:value-type="string" calcext:value-type="string">
            <text:p>地図URL</text:p>
          </table:table-cell>
          <table:table-cell table:style-name="ce329" office:value-type="string" calcext:value-type="string">
            <text:p>map</text:p>
          </table:table-cell>
          <table:table-cell table:style-name="ce329" office:value-type="string" calcext:value-type="string">
            <text:p>VARCHAR</text:p>
          </table:table-cell>
          <table:table-cell table:style-name="ce251" office:value-type="float" office:value="255" calcext:value-type="float">
            <text:p>255</text:p>
          </table:table-cell>
          <table:table-cell table:style-name="ce201" office:value-type="string" calcext:value-type="string">
            <text:p>-</text:p>
          </table:table-cell>
          <table:table-cell table:style-name="ce201" office:value-type="string" calcext:value-type="string">
            <text:p>◯</text:p>
          </table:table-cell>
          <table:table-cell table:number-columns-repeated="3" table:style-name="ce201" office:value-type="string" calcext:value-type="string">
            <text:p>-</text:p>
          </table:table-cell>
          <table:table-cell table:style-name="ce268" table:number-columns-spanned="8" table:number-rows-spanned="1"/>
          <table:covered-table-cell table:number-columns-repeated="7" table:style-name="ce51"/>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320"/>
          <table:table-cell table:style-name="Default"/>
          <table:table-cell table:number-columns-repeated="16365"/>
        </table:table-row>
        <table:table-row table:style-name="ro2">
          <table:table-cell table:style-name="ce18" office:value-type="string" calcext:value-type="string" table:number-columns-spanned="1" table:number-rows-spanned="2">
            <text:p>テーブル名</text:p>
          </table:table-cell>
          <table:table-cell table:style-name="ce200" office:value-type="string" calcext:value-type="string">
            <text:p>テーブル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51" office:value-type="string" calcext:value-type="string">
            <text:p>TBL03</text:p>
          </table:table-cell>
          <table:table-cell table:style-name="ce251" office:value-type="string" calcext:value-type="string">
            <text:p>担当者連絡先</text:p>
          </table:table-cell>
          <table:table-cell table:style-name="ce251" office:value-type="string" calcext:value-type="string">
            <text:p>contact</text:p>
          </table:table-cell>
          <table:covered-table-cell table:number-columns-repeated="14" table:style-name="ce51"/>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316" office:value-type="string" calcext:value-type="string" table:number-columns-spanned="1" table:number-rows-spanned="2">
            <text:p>項目ID</text:p>
          </table:table-cell>
          <table:table-cell table:style-name="ce273" office:value-type="string" calcext:value-type="string" table:number-columns-spanned="2" table:number-rows-spanned="1">
            <text:p>項目名</text:p>
          </table:table-cell>
          <table:covered-table-cell table:style-name="ce280"/>
          <table:table-cell table:style-name="ce273" office:value-type="string" calcext:value-type="string" table:number-columns-spanned="2" table:number-rows-spanned="1">
            <text:p>データ</text:p>
          </table:table-cell>
          <table:covered-table-cell table:style-name="ce280"/>
          <table:table-cell table:style-name="ce273" office:value-type="string" calcext:value-type="string" table:number-columns-spanned="5" table:number-rows-spanned="1">
            <text:p>制約</text:p>
          </table:table-cell>
          <table:covered-table-cell table:number-columns-repeated="4" table:style-name="ce280"/>
          <table:table-cell table:style-name="ce305"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07"/>
          <table:table-cell table:style-name="ce321" office:value-type="string" calcext:value-type="string">
            <text:p>論理名</text:p>
          </table:table-cell>
          <table:table-cell table:style-name="ce321" office:value-type="string" calcext:value-type="string">
            <text:p>物理名</text:p>
          </table:table-cell>
          <table:table-cell table:style-name="ce321" office:value-type="string" calcext:value-type="string">
            <text:p>型</text:p>
          </table:table-cell>
          <table:table-cell table:style-name="ce321" office:value-type="string" calcext:value-type="string">
            <text:p>サイズ</text:p>
          </table:table-cell>
          <table:table-cell table:style-name="ce321" office:value-type="string" calcext:value-type="string">
            <text:p>PK</text:p>
          </table:table-cell>
          <table:table-cell table:style-name="ce321" office:value-type="string" calcext:value-type="string">
            <text:p>NN</text:p>
          </table:table-cell>
          <table:table-cell table:style-name="ce321" office:value-type="string" calcext:value-type="string">
            <text:p>UQ</text:p>
          </table:table-cell>
          <table:table-cell table:style-name="ce321" office:value-type="string" calcext:value-type="string">
            <text:p>FK</text:p>
          </table:table-cell>
          <table:table-cell table:style-name="ce321" office:value-type="string" calcext:value-type="string">
            <text:p>AI</text:p>
          </table:table-cell>
          <table:covered-table-cell table:number-columns-repeated="8" table:style-name="ce308"/>
          <table:table-cell table:style-name="Default" table:number-columns-repeated="8"/>
          <table:table-cell table:number-columns-repeated="16358"/>
        </table:table-row>
        <table:table-row table:style-name="ro2">
          <table:table-cell table:style-name="ce317" office:value-type="string" calcext:value-type="string">
            <text:p>FLD31</text:p>
          </table:table-cell>
          <table:table-cell table:style-name="ce320" office:value-type="string" calcext:value-type="string">
            <text:p>担当者ID</text:p>
          </table:table-cell>
          <table:table-cell table:style-name="ce325" office:value-type="string" calcext:value-type="string">
            <text:p>id</text:p>
          </table:table-cell>
          <table:table-cell table:style-name="ce325" office:value-type="string" calcext:value-type="string">
            <text:p>INTEGER</text:p>
          </table:table-cell>
          <table:table-cell table:style-name="ce331" office:value-type="string" calcext:value-type="string">
            <text:p>-</text:p>
          </table:table-cell>
          <table:table-cell table:number-columns-repeated="3"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09" office:value-type="string" calcext:value-type="string" table:number-columns-spanned="8" table:number-rows-spanned="1">
            <text:p>テーブル内のレコードをひとつに特定するための識別子。</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7" office:value-type="string" calcext:value-type="string">
            <text:p>FLD32</text:p>
          </table:table-cell>
          <table:table-cell table:style-name="ce320" office:value-type="string" calcext:value-type="string">
            <text:p>所属企業</text:p>
          </table:table-cell>
          <table:table-cell table:style-name="ce325" office:value-type="string" calcext:value-type="string">
            <text:p>company_id</text:p>
          </table:table-cell>
          <table:table-cell table:style-name="ce325" office:value-type="string" calcext:value-type="string">
            <text:p>INTEGER</text:p>
          </table:table-cell>
          <table:table-cell table:style-name="ce331"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09" office:value-type="string" calcext:value-type="string" table:number-columns-spanned="8" table:number-rows-spanned="1">
            <text:p>取引先企業テーブルの主キーを参照する外部参照キー。</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7" office:value-type="string" calcext:value-type="string">
            <text:p>FLD33</text:p>
          </table:table-cell>
          <table:table-cell table:style-name="ce320" office:value-type="string" calcext:value-type="string">
            <text:p>担当者名</text:p>
          </table:table-cell>
          <table:table-cell table:style-name="ce325" office:value-type="string" calcext:value-type="string">
            <text:p>name</text:p>
          </table:table-cell>
          <table:table-cell table:style-name="ce325" office:value-type="string" calcext:value-type="string">
            <text:p>VARCHAR</text:p>
          </table:table-cell>
          <table:table-cell table:style-name="ce320" office:value-type="float" office:value="100" calcext:value-type="float">
            <text:p>100</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09" table:number-columns-spanned="8" table:number-rows-spanned="1"/>
          <table:covered-table-cell table:number-columns-repeated="7" table:style-name="ce308"/>
          <table:table-cell table:style-name="Default" table:number-columns-repeated="8"/>
          <table:table-cell table:number-columns-repeated="16358"/>
        </table:table-row>
        <table:table-row table:style-name="ro2">
          <table:table-cell table:style-name="ce317" office:value-type="string" calcext:value-type="string">
            <text:p>FLD34</text:p>
          </table:table-cell>
          <table:table-cell table:style-name="ce320" office:value-type="string" calcext:value-type="string">
            <text:p>電話番号</text:p>
          </table:table-cell>
          <table:table-cell table:style-name="ce325" office:value-type="string" calcext:value-type="string">
            <text:p>phone</text:p>
          </table:table-cell>
          <table:table-cell table:style-name="ce325" office:value-type="string" calcext:value-type="string">
            <text:p>VARCHAR</text:p>
          </table:table-cell>
          <table:table-cell table:style-name="ce320" office:value-type="float" office:value="14" calcext:value-type="float">
            <text:p>14</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09" office:value-type="string" calcext:value-type="string" table:number-columns-spanned="8" table:number-rows-spanned="1">
            <text:p>nullの場合は所属企業の電話番号を初期値とする。</text:p>
          </table:table-cell>
          <table:covered-table-cell table:number-columns-repeated="7" table:style-name="ce308"/>
          <table:table-cell table:style-name="Default" table:number-columns-repeated="8"/>
          <table:table-cell table:number-columns-repeated="16358"/>
        </table:table-row>
        <table:table-row table:style-name="ro2">
          <table:table-cell table:style-name="ce318" office:value-type="string" calcext:value-type="string">
            <text:p>FLD35</text:p>
          </table:table-cell>
          <table:table-cell table:style-name="ce324" office:value-type="string" calcext:value-type="string">
            <text:p>メールアドレス</text:p>
          </table:table-cell>
          <table:table-cell table:style-name="ce326" office:value-type="string" calcext:value-type="string">
            <text:p>email</text:p>
          </table:table-cell>
          <table:table-cell table:style-name="ce326" office:value-type="string" calcext:value-type="string">
            <text:p>VARCHAR</text:p>
          </table:table-cell>
          <table:table-cell table:style-name="ce332" office:value-type="float" office:value="255" calcext:value-type="float">
            <text:p>255</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268" table:number-columns-spanned="8" table:number-rows-spanned="1"/>
          <table:covered-table-cell table:number-columns-repeated="7" table:style-name="ce51"/>
          <table:table-cell table:style-name="Default" table:number-columns-repeated="8"/>
          <table:table-cell table:number-columns-repeated="16358"/>
        </table:table-row>
        <table:table-row table:style-name="ro2" table:number-rows-repeated="8">
          <table:table-cell table:number-columns-repeated="26"/>
          <table:table-cell table:style-name="Default" table:number-columns-repeated="16358"/>
        </table:table-row>
        <table:table-row table:style-name="ro2" table:number-rows-repeated="1048524">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URLマッピング" table:style-name="ta1">
        <table:table-column table:style-name="co1" table:number-columns-repeated="2" table:default-cell-style-name="ce17"/>
        <table:table-column table:style-name="co5" table:default-cell-style-name="ce17"/>
        <table:table-column table:style-name="co1" table:number-columns-repeated="2" table:default-cell-style-name="ce17"/>
        <table:table-column table:style-name="co6" table:number-columns-repeated="5" table:default-cell-style-name="ce17"/>
        <table:table-column table:style-name="co1" table:default-cell-style-name="ce17"/>
        <table:table-column table:style-name="co3" table:default-cell-style-name="ce17"/>
        <table:table-column table:style-name="co7" table:default-cell-style-name="ce17"/>
        <table:table-column table:style-name="co1" table:number-columns-repeated="16371" table:default-cell-style-name="ce17"/>
        <table:table-row table:style-name="ro2">
          <table:table-cell table:number-columns-spanned="18" table:number-rows-spanned="1"/>
          <table:covered-table-cell table:number-columns-repeated="17"/>
          <table:table-cell table:number-columns-repeated="16366"/>
        </table:table-row>
        <table:table-row table:style-name="ro2">
          <table:table-cell table:style-name="ce314" office:value-type="string" calcext:value-type="string" table:number-columns-spanned="10" table:number-rows-spanned="2">
            <text:p>URLマッピング</text:p>
          </table:table-cell>
          <table:covered-table-cell table:number-columns-repeated="9" table:style-name="ce91"/>
          <table:table-cell table:style-name="ce340" office:value-type="string" calcext:value-type="string" table:number-columns-spanned="1" table:number-rows-spanned="2">
            <text:p>作成日</text:p>
          </table:table-cell>
          <table:table-cell table:style-name="ce294" office:value-type="date" office:date-value="2024-07-18" calcext:value-type="date" table:number-columns-spanned="1" table:number-rows-spanned="2">
            <text:p>2024-07-18</text:p>
          </table:table-cell>
          <table:table-cell table:style-name="ce287" office:value-type="string" calcext:value-type="string" table:number-columns-spanned="1" table:number-rows-spanned="2">
            <text:p>改訂</text:p>
          </table:table-cell>
          <table:table-cell table:style-name="ce298" office:value-type="float" office:value="1" calcext:value-type="float" table:number-columns-spanned="1" table:number-rows-spanned="2">
            <text:p>ver.1.00</text:p>
          </table:table-cell>
          <table:table-cell table:style-name="ce287" office:value-type="string" calcext:value-type="string" table:number-columns-spanned="1" table:number-rows-spanned="2">
            <text:p>作成者</text:p>
          </table:table-cell>
          <table:table-cell table:style-name="ce38" table:number-columns-spanned="1" table:number-rows-spanned="2"/>
          <table:table-cell table:style-name="ce287" office:value-type="string" calcext:value-type="string" table:number-columns-spanned="1" table:number-rows-spanned="2">
            <text:p>承認</text:p>
          </table:table-cell>
          <table:table-cell table:style-name="ce74" table:number-columns-spanned="1" table:number-rows-spanned="2"/>
          <table:table-cell table:style-name="Default"/>
          <table:table-cell table:number-columns-repeated="16365"/>
        </table:table-row>
        <table:table-row table:style-name="ro2">
          <table:covered-table-cell table:style-name="ce315"/>
          <table:covered-table-cell table:number-columns-repeated="9" table:style-name="ce91"/>
          <table:covered-table-cell table:style-name="ce341"/>
          <table:covered-table-cell table:number-columns-repeated="6" table:style-name="ce38"/>
          <table:covered-table-cell table:style-name="ce74"/>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20"/>
          <table:table-cell table:style-name="Default"/>
          <table:table-cell table:number-columns-repeated="16365"/>
        </table:table-row>
        <table:table-row table:style-name="ro2">
          <table:table-cell table:style-name="ce18" office:value-type="string" calcext:value-type="string" table:number-columns-spanned="1" table:number-rows-spanned="2">
            <text:p>機能名</text:p>
          </table:table-cell>
          <table:table-cell table:style-name="ce200" office:value-type="string" calcext:value-type="string">
            <text:p>機能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ユーザー認証を実行する機能</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01" office:value-type="string" calcext:value-type="string">
            <text:p>FTR01</text:p>
          </table:table-cell>
          <table:table-cell table:style-name="ce201" office:value-type="string" calcext:value-type="string">
            <text:p>認証機能</text:p>
          </table:table-cell>
          <table:table-cell table:style-name="ce201" office:value-type="string" calcext:value-type="string">
            <text:p>login</text:p>
          </table:table-cell>
          <table:covered-table-cell table:number-columns-repeated="14" table:style-name="ce51"/>
          <table:table-cell table:style-name="Default"/>
          <table:table-cell table:number-columns-repeated="16365"/>
        </table:table-row>
        <table:table-row table:style-name="ro2">
          <table:table-cell table:style-name="ce316" office:value-type="string" calcext:value-type="string" table:number-columns-spanned="1" table:number-rows-spanned="2">
            <text:p>項番</text:p>
          </table:table-cell>
          <table:table-cell table:style-name="ce347" office:value-type="string" calcext:value-type="string" table:number-columns-spanned="1" table:number-rows-spanned="2">
            <text:p>HTTP</text:p>
            <text:p>メソッド</text:p>
          </table:table-cell>
          <table:table-cell table:style-name="ce280" office:value-type="string" calcext:value-type="string" table:number-columns-spanned="3" table:number-rows-spanned="2">
            <text:p>URLパス（http://localhost:8080は省略）</text:p>
          </table:table-cell>
          <table:covered-table-cell table:style-name="ce273"/>
          <table:covered-table-cell table:style-name="ce280"/>
          <table:table-cell table:style-name="ce280" office:value-type="string" calcext:value-type="string" table:number-columns-spanned="5" table:number-rows-spanned="2">
            <text:p>パラメータ</text:p>
          </table:table-cell>
          <table:covered-table-cell table:number-columns-repeated="4" table:style-name="ce280"/>
          <table:table-cell table:style-name="ce280" office:value-type="string" calcext:value-type="string" table:number-columns-spanned="3" table:number-rows-spanned="2">
            <text:p>メソッド</text:p>
          </table:table-cell>
          <table:covered-table-cell table:number-columns-repeated="2" table:style-name="ce280"/>
          <table:table-cell table:style-name="ce280" office:value-type="string" calcext:value-type="string" table:number-columns-spanned="2" table:number-rows-spanned="2">
            <text:p>遷移先</text:p>
          </table:table-cell>
          <table:covered-table-cell table:style-name="ce280"/>
          <table:table-cell table:style-name="ce305" office:value-type="string" calcext:value-type="string" table:number-columns-spanned="3" table:number-rows-spanned="2">
            <text:p>処理概要</text:p>
          </table:table-cell>
          <table:covered-table-cell table:style-name="ce280"/>
          <table:covered-table-cell table:style-name="ce305"/>
          <table:table-cell table:style-name="Default"/>
          <table:table-cell table:number-columns-repeated="16365"/>
        </table:table-row>
        <table:table-row table:style-name="ro2">
          <table:covered-table-cell table:style-name="ce342"/>
          <table:covered-table-cell table:number-columns-repeated="10" table:style-name="ce321"/>
          <table:covered-table-cell table:number-columns-repeated="6" table:style-name="ce124"/>
          <table:covered-table-cell table:style-name="ce357"/>
          <table:table-cell table:style-name="Default"/>
          <table:table-cell table:number-columns-repeated="16365"/>
        </table:table-row>
        <table:table-row table:style-name="ro2">
          <table:table-cell table:style-name="ce345" office:value-type="string" calcext:value-type="string">
            <text:p>FTR01-01</text:p>
          </table:table-cell>
          <table:table-cell table:style-name="ce117" office:value-type="string" calcext:value-type="string">
            <text:p>GET</text:p>
          </table:table-cell>
          <table:table-cell table:style-name="ce351" office:value-type="string" calcext:value-type="string" table:number-columns-spanned="3" table:number-rows-spanned="1">
            <text:p>/login</text:p>
          </table:table-cell>
          <table:covered-table-cell table:number-columns-repeated="2" table:style-name="ce117"/>
          <table:table-cell table:style-name="ce117" office:value-type="string" calcext:value-type="string" table:number-columns-spanned="5" table:number-rows-spanned="1">
            <text:p>-</text:p>
          </table:table-cell>
          <table:covered-table-cell table:number-columns-repeated="4" table:style-name="ce117"/>
          <table:table-cell table:style-name="ce308" office:value-type="string" calcext:value-type="string" table:number-columns-spanned="3" table:number-rows-spanned="1">
            <text:p>AuthController.index()</text:p>
          </table:table-cell>
          <table:covered-table-cell table:style-name="ce120"/>
          <table:covered-table-cell table:style-name="ce308"/>
          <table:table-cell table:style-name="ce308" office:value-type="string" calcext:value-type="string" table:number-columns-spanned="2" table:number-rows-spanned="1">
            <text:p>ログイン画面</text:p>
          </table:table-cell>
          <table:covered-table-cell table:style-name="ce308"/>
          <table:table-cell table:style-name="ce83" office:value-type="string" calcext:value-type="string" table:number-columns-spanned="3" table:number-rows-spanned="1">
            <text:p>ログイン画面表示</text:p>
          </table:table-cell>
          <table:covered-table-cell table:style-name="ce308"/>
          <table:covered-table-cell table:style-name="ce83"/>
          <table:table-cell table:style-name="Default"/>
          <table:table-cell table:number-columns-repeated="16365"/>
        </table:table-row>
        <table:table-row table:style-name="ro8">
          <table:table-cell table:style-name="ce346" office:value-type="string" calcext:value-type="string">
            <text:p>FTR01-02</text:p>
          </table:table-cell>
          <table:table-cell table:style-name="ce350" office:value-type="string" calcext:value-type="string">
            <text:p>POST</text:p>
          </table:table-cell>
          <table:table-cell table:style-name="ce329" office:value-type="string" calcext:value-type="string" table:number-columns-spanned="3" table:number-rows-spanned="1">
            <text:p>/login</text:p>
          </table:table-cell>
          <table:covered-table-cell table:number-columns-repeated="2" table:style-name="ce329"/>
          <table:table-cell table:style-name="ce329" office:value-type="string" calcext:value-type="string" table:number-columns-spanned="5" table:number-rows-spanned="1">
            <text:p>String email</text:p>
            <text:p>String password</text:p>
          </table:table-cell>
          <table:covered-table-cell table:number-columns-repeated="4" table:style-name="ce329"/>
          <table:table-cell table:style-name="ce329" office:value-type="string" calcext:value-type="string" table:number-columns-spanned="3" table:number-rows-spanned="1">
            <text:p>AuthController.login(String, String)</text:p>
          </table:table-cell>
          <table:covered-table-cell table:style-name="ce329"/>
          <table:covered-table-cell table:style-name="ce51"/>
          <table:table-cell table:style-name="ce51" office:value-type="string" calcext:value-type="string" table:number-columns-spanned="2" table:number-rows-spanned="1">
            <text:p>トップ画面</text:p>
            <text:p>（取引先一覧画面）</text:p>
          </table:table-cell>
          <table:covered-table-cell table:style-name="ce51"/>
          <table:table-cell table:style-name="ce58" office:value-type="string" calcext:value-type="string" table:number-columns-spanned="3" table:number-rows-spanned="1">
            <text:p>ユーザ認証処理</text:p>
          </table:table-cell>
          <table:covered-table-cell table:style-name="ce51"/>
          <table:covered-table-cell table:style-name="ce58"/>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320"/>
          <table:table-cell table:style-name="Default"/>
          <table:table-cell table:number-columns-repeated="16365"/>
        </table:table-row>
        <table:table-row table:style-name="ro2">
          <table:table-cell table:style-name="ce18" office:value-type="string" calcext:value-type="string" table:number-columns-spanned="1" table:number-rows-spanned="2">
            <text:p>機能名</text:p>
          </table:table-cell>
          <table:table-cell table:style-name="ce200" office:value-type="string" calcext:value-type="string">
            <text:p>機能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取引先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01" office:value-type="string" calcext:value-type="string">
            <text:p>FTR02</text:p>
          </table:table-cell>
          <table:table-cell table:style-name="ce201" office:value-type="string" calcext:value-type="string">
            <text:p>取引先管理</text:p>
          </table:table-cell>
          <table:table-cell table:style-name="ce201" office:value-type="string" calcext:value-type="string">
            <text:p>companies</text:p>
          </table:table-cell>
          <table:covered-table-cell table:number-columns-repeated="14" table:style-name="ce51"/>
          <table:table-cell table:style-name="Default"/>
          <table:table-cell table:number-columns-repeated="16365"/>
        </table:table-row>
        <table:table-row table:style-name="ro2">
          <table:table-cell table:style-name="ce316" office:value-type="string" calcext:value-type="string" table:number-columns-spanned="1" table:number-rows-spanned="2">
            <text:p>項番</text:p>
          </table:table-cell>
          <table:table-cell table:style-name="ce347" office:value-type="string" calcext:value-type="string" table:number-columns-spanned="1" table:number-rows-spanned="2">
            <text:p>HTTP</text:p>
            <text:p>メソッド</text:p>
          </table:table-cell>
          <table:table-cell table:style-name="ce280" office:value-type="string" calcext:value-type="string" table:number-columns-spanned="3" table:number-rows-spanned="2">
            <text:p>URLパス（http://localhost:8080は省略）</text:p>
          </table:table-cell>
          <table:covered-table-cell table:style-name="ce273"/>
          <table:covered-table-cell table:style-name="ce280"/>
          <table:table-cell table:style-name="ce280" office:value-type="string" calcext:value-type="string" table:number-columns-spanned="5" table:number-rows-spanned="2">
            <text:p>パラメータ</text:p>
          </table:table-cell>
          <table:covered-table-cell table:number-columns-repeated="4" table:style-name="ce280"/>
          <table:table-cell table:style-name="ce280" office:value-type="string" calcext:value-type="string" table:number-columns-spanned="3" table:number-rows-spanned="2">
            <text:p>メソッド</text:p>
          </table:table-cell>
          <table:covered-table-cell table:number-columns-repeated="2" table:style-name="ce280"/>
          <table:table-cell table:style-name="ce280" office:value-type="string" calcext:value-type="string" table:number-columns-spanned="2" table:number-rows-spanned="2">
            <text:p>遷移先</text:p>
          </table:table-cell>
          <table:covered-table-cell table:style-name="ce280"/>
          <table:table-cell table:style-name="ce305" office:value-type="string" calcext:value-type="string" table:number-columns-spanned="3" table:number-rows-spanned="2">
            <text:p>処理概要</text:p>
          </table:table-cell>
          <table:covered-table-cell table:style-name="ce280"/>
          <table:covered-table-cell table:style-name="ce305"/>
          <table:table-cell table:style-name="Default"/>
          <table:table-cell table:number-columns-repeated="16365"/>
        </table:table-row>
        <table:table-row table:style-name="ro2">
          <table:covered-table-cell table:style-name="ce342"/>
          <table:covered-table-cell table:number-columns-repeated="10" table:style-name="ce321"/>
          <table:covered-table-cell table:number-columns-repeated="6" table:style-name="ce124"/>
          <table:covered-table-cell table:style-name="ce357"/>
          <table:table-cell table:style-name="Default"/>
          <table:table-cell table:number-columns-repeated="16365"/>
        </table:table-row>
        <table:table-row table:style-name="ro9">
          <table:table-cell table:style-name="ce345" office:value-type="string" calcext:value-type="string">
            <text:p>FTR02-01</text:p>
          </table:table-cell>
          <table:table-cell table:style-name="ce117" office:value-type="string" calcext:value-type="string">
            <text:p>GET</text:p>
          </table:table-cell>
          <table:table-cell table:style-name="ce120" office:value-type="string" calcext:value-type="string" table:number-columns-spanned="3" table:number-rows-spanned="1">
            <text:p>/companies/search</text:p>
          </table:table-cell>
          <table:covered-table-cell table:number-columns-repeated="2" table:style-name="ce117"/>
          <table:table-cell table:style-name="ce121" office:value-type="string" calcext:value-type="string" table:number-columns-spanned="5" table:number-rows-spanned="1">
            <text:p>String name</text:p>
            <text:p>Int priority</text:p>
            <text:p>String industry</text:p>
            <text:p>String address</text:p>
          </table:table-cell>
          <table:covered-table-cell table:number-columns-repeated="4" table:style-name="ce117"/>
          <table:table-cell table:style-name="ce121" office:value-type="string" calcext:value-type="string" table:number-columns-spanned="3" table:number-rows-spanned="1">
            <text:p>CompanyController.search(</text:p>
            <text:p>    String name,</text:p>
            <text:p>    Int priority,</text:p>
            <text:p>    String industry,</text:p>
            <text:p>    String address)</text:p>
          </table:table-cell>
          <table:covered-table-cell table:style-name="ce120"/>
          <table:covered-table-cell table:style-name="ce308"/>
          <table:table-cell table:style-name="ce308" office:value-type="string" calcext:value-type="string" table:number-columns-spanned="2" table:number-rows-spanned="1">
            <text:p>取引先一覧画面</text:p>
          </table:table-cell>
          <table:covered-table-cell table:style-name="ce308"/>
          <table:table-cell table:style-name="ce83" office:value-type="string" calcext:value-type="string" table:number-columns-spanned="3" table:number-rows-spanned="1">
            <text:p>取引先検索</text:p>
          </table:table-cell>
          <table:covered-table-cell table:style-name="ce308"/>
          <table:covered-table-cell table:style-name="ce83"/>
          <table:table-cell table:style-name="Default"/>
          <table:table-cell table:number-columns-repeated="16365"/>
        </table:table-row>
        <table:table-row table:style-name="ro2">
          <table:table-cell table:style-name="ce345" office:value-type="string" calcext:value-type="string">
            <text:p>FTR02-02</text:p>
          </table:table-cell>
          <table:table-cell table:style-name="ce117" office:value-type="string" calcext:value-type="string">
            <text:p>GET</text:p>
          </table:table-cell>
          <table:table-cell table:style-name="ce120" office:value-type="string" calcext:value-type="string" table:number-columns-spanned="3" table:number-rows-spanned="1">
            <text:p>/companies/entry</text:p>
          </table:table-cell>
          <table:covered-table-cell table:number-columns-repeated="2" table:style-name="ce117"/>
          <table:table-cell table:style-name="ce354" office:value-type="string" calcext:value-type="string" table:number-columns-spanned="5" table:number-rows-spanned="1">
            <text:p>-</text:p>
          </table:table-cell>
          <table:covered-table-cell table:number-columns-repeated="4" table:style-name="ce120"/>
          <table:table-cell table:style-name="ce120" office:value-type="string" calcext:value-type="string" table:number-columns-spanned="3" table:number-rows-spanned="1">
            <text:p>CompanyController.entry()</text:p>
          </table:table-cell>
          <table:covered-table-cell table:style-name="ce120"/>
          <table:covered-table-cell table:style-name="ce308"/>
          <table:table-cell table:style-name="ce308" office:value-type="string" calcext:value-type="string" table:number-columns-spanned="2" table:number-rows-spanned="1">
            <text:p>取引先登録画面</text:p>
          </table:table-cell>
          <table:covered-table-cell table:style-name="ce308"/>
          <table:table-cell table:style-name="ce83" office:value-type="string" calcext:value-type="string" table:number-columns-spanned="3" table:number-rows-spanned="1">
            <text:p>取引先登録画面表示</text:p>
          </table:table-cell>
          <table:covered-table-cell table:style-name="ce308"/>
          <table:covered-table-cell table:style-name="ce83"/>
          <table:table-cell table:style-name="Default"/>
          <table:table-cell table:number-columns-repeated="16365"/>
        </table:table-row>
        <table:table-row table:style-name="ro10">
          <table:table-cell table:style-name="ce345" office:value-type="string" calcext:value-type="string">
            <text:p>FTR02-03</text:p>
          </table:table-cell>
          <table:table-cell table:style-name="ce117" office:value-type="string" calcext:value-type="string">
            <text:p>POST</text:p>
          </table:table-cell>
          <table:table-cell table:style-name="ce120" office:value-type="string" calcext:value-type="string" table:number-columns-spanned="3" table:number-rows-spanned="1">
            <text:p>/companies/confirm</text:p>
          </table:table-cell>
          <table:covered-table-cell table:number-columns-repeated="2" table:style-name="ce120"/>
          <table:table-cell table:style-name="ce121"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20"/>
          <table:table-cell table:style-name="ce121" office:value-type="string" calcext:value-type="string" table:number-columns-spanned="3" table:number-rows-spanned="1">
            <text:p>CompanyController.confirm(</text:p>
            <text:p>    String name,</text:p>
            <text:p>    String industry,</text:p>
            <text:p>    String zipcode, </text:p>
            <text:p>    String address,</text:p>
            <text:p>    String phone,</text:p>
            <text:p>    String url,</text:p>
            <text:p>    Int priority)</text:p>
          </table:table-cell>
          <table:covered-table-cell table:style-name="ce120"/>
          <table:covered-table-cell table:style-name="ce308"/>
          <table:table-cell table:style-name="ce308" office:value-type="string" calcext:value-type="string" table:number-columns-spanned="2" table:number-rows-spanned="1">
            <text:p>取引先確認画面</text:p>
          </table:table-cell>
          <table:covered-table-cell table:style-name="ce308"/>
          <table:table-cell table:style-name="ce83" office:value-type="string" calcext:value-type="string" table:number-columns-spanned="3" table:number-rows-spanned="1">
            <text:p>取引先確認画面表示</text:p>
          </table:table-cell>
          <table:covered-table-cell table:style-name="ce308"/>
          <table:covered-table-cell table:style-name="ce83"/>
          <table:table-cell table:style-name="Default"/>
          <table:table-cell table:number-columns-repeated="16365"/>
        </table:table-row>
        <table:table-row table:style-name="ro10">
          <table:table-cell table:style-name="ce345" office:value-type="string" calcext:value-type="string">
            <text:p>FTR02-04</text:p>
          </table:table-cell>
          <table:table-cell table:style-name="ce117" office:value-type="string" calcext:value-type="string">
            <text:p>POST</text:p>
          </table:table-cell>
          <table:table-cell table:style-name="ce120" office:value-type="string" calcext:value-type="string" table:number-columns-spanned="3" table:number-rows-spanned="1">
            <text:p>/companies/store</text:p>
          </table:table-cell>
          <table:covered-table-cell table:number-columns-repeated="2" table:style-name="ce120"/>
          <table:table-cell table:style-name="ce121"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20"/>
          <table:table-cell table:style-name="ce121" office:value-type="string" calcext:value-type="string" table:number-columns-spanned="3" table:number-rows-spanned="1">
            <text:p>CompanyController.store(</text:p>
            <text:p>    String name,</text:p>
            <text:p>    String industry,</text:p>
            <text:p>    String zipcode, </text:p>
            <text:p>    String address,</text:p>
            <text:p>    String phone,</text:p>
            <text:p>    String url,</text:p>
            <text:p>    Int priority)</text:p>
          </table:table-cell>
          <table:covered-table-cell table:style-name="ce120"/>
          <table:covered-table-cell table:style-name="ce308"/>
          <table:table-cell table:style-name="ce308" office:value-type="string" calcext:value-type="string" table:number-columns-spanned="2" table:number-rows-spanned="1">
            <text:p>取引先一覧画面</text:p>
          </table:table-cell>
          <table:covered-table-cell table:style-name="ce308"/>
          <table:table-cell table:style-name="ce83" office:value-type="string" calcext:value-type="string" table:number-columns-spanned="3" table:number-rows-spanned="1">
            <text:p>取引先登録処理</text:p>
          </table:table-cell>
          <table:covered-table-cell table:style-name="ce308"/>
          <table:covered-table-cell table:style-name="ce83"/>
          <table:table-cell table:style-name="Default"/>
          <table:table-cell table:number-columns-repeated="16365"/>
        </table:table-row>
        <table:table-row table:style-name="ro11">
          <table:table-cell table:style-name="ce345" office:value-type="string" calcext:value-type="string">
            <text:p>FTR02-05</text:p>
          </table:table-cell>
          <table:table-cell table:style-name="ce117" office:value-type="string" calcext:value-type="string">
            <text:p>GET</text:p>
          </table:table-cell>
          <table:table-cell table:style-name="ce120" office:value-type="string" calcext:value-type="string" table:number-columns-spanned="3" table:number-rows-spanned="1">
            <text:p>/companies/detail/{id}</text:p>
          </table:table-cell>
          <table:covered-table-cell table:number-columns-repeated="2" table:style-name="ce117"/>
          <table:table-cell table:style-name="ce354"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mpanyController.show(</text:p>
            <text:p>    Int id)</text:p>
          </table:table-cell>
          <table:covered-table-cell table:style-name="ce120"/>
          <table:covered-table-cell table:style-name="ce308"/>
          <table:table-cell table:style-name="ce308" office:value-type="string" calcext:value-type="string" table:number-columns-spanned="2" table:number-rows-spanned="1">
            <text:p>取引先詳細画面</text:p>
          </table:table-cell>
          <table:covered-table-cell table:style-name="ce308"/>
          <table:table-cell table:style-name="ce83" office:value-type="string" calcext:value-type="string" table:number-columns-spanned="3" table:number-rows-spanned="1">
            <text:p>取引先詳細画面表示</text:p>
          </table:table-cell>
          <table:covered-table-cell table:style-name="ce308"/>
          <table:covered-table-cell table:style-name="ce83"/>
          <table:table-cell table:style-name="Default"/>
          <table:table-cell table:number-columns-repeated="16365"/>
        </table:table-row>
        <table:table-row table:style-name="ro11">
          <table:table-cell table:style-name="ce345" office:value-type="string" calcext:value-type="string">
            <text:p>FTR02-06</text:p>
          </table:table-cell>
          <table:table-cell table:style-name="ce117" office:value-type="string" calcext:value-type="string">
            <text:p>GET</text:p>
          </table:table-cell>
          <table:table-cell table:style-name="ce120" office:value-type="string" calcext:value-type="string" table:number-columns-spanned="3" table:number-rows-spanned="1">
            <text:p>/companies/update/{id}</text:p>
          </table:table-cell>
          <table:covered-table-cell table:number-columns-repeated="2" table:style-name="ce117"/>
          <table:table-cell table:style-name="ce354"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mpanyController.update(</text:p>
            <text:p>    Int id)</text:p>
          </table:table-cell>
          <table:covered-table-cell table:style-name="ce120"/>
          <table:covered-table-cell table:style-name="ce308"/>
          <table:table-cell table:style-name="ce308" office:value-type="string" calcext:value-type="string" table:number-columns-spanned="2" table:number-rows-spanned="1">
            <text:p>取引先更新画面</text:p>
          </table:table-cell>
          <table:covered-table-cell table:style-name="ce308"/>
          <table:table-cell table:style-name="ce83" office:value-type="string" calcext:value-type="string" table:number-columns-spanned="3" table:number-rows-spanned="1">
            <text:p>取引先更新画面表示</text:p>
          </table:table-cell>
          <table:covered-table-cell table:style-name="ce308"/>
          <table:covered-table-cell table:style-name="ce83"/>
          <table:table-cell table:style-name="Default"/>
          <table:table-cell table:number-columns-repeated="16365"/>
        </table:table-row>
        <table:table-row table:style-name="ro12">
          <table:table-cell table:style-name="ce345" office:value-type="string" calcext:value-type="string">
            <text:p>FTR02-07</text:p>
          </table:table-cell>
          <table:table-cell table:style-name="ce117" office:value-type="string" calcext:value-type="string">
            <text:p>POST</text:p>
          </table:table-cell>
          <table:table-cell table:style-name="ce120" office:value-type="string" calcext:value-type="string" table:number-columns-spanned="3" table:number-rows-spanned="1">
            <text:p>/companies/update/{id}/confirm</text:p>
          </table:table-cell>
          <table:covered-table-cell table:number-columns-repeated="2" table:style-name="ce117"/>
          <table:table-cell table:style-name="ce121"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20"/>
          <table:table-cell table:style-name="ce121" office:value-type="string" calcext:value-type="string" table:number-columns-spanned="3" table:number-rows-spanned="1">
            <text:p>CompanyController.confirm(</text:p>
            <text:p>    Int id, </text:p>
            <text:p>    String name,</text:p>
            <text:p>    String industry,</text:p>
            <text:p>    String zipcode, </text:p>
            <text:p>    String address,</text:p>
            <text:p>    String phone,</text:p>
            <text:p>    String url,</text:p>
            <text:p>    Int priority)</text:p>
          </table:table-cell>
          <table:covered-table-cell table:style-name="ce120"/>
          <table:covered-table-cell table:style-name="ce308"/>
          <table:table-cell table:style-name="ce308" office:value-type="string" calcext:value-type="string" table:number-columns-spanned="2" table:number-rows-spanned="1">
            <text:p>取引先確認画面</text:p>
          </table:table-cell>
          <table:covered-table-cell table:style-name="ce308"/>
          <table:table-cell table:style-name="ce83" office:value-type="string" calcext:value-type="string" table:number-columns-spanned="3" table:number-rows-spanned="1">
            <text:p>取引先確認画面表示</text:p>
          </table:table-cell>
          <table:covered-table-cell table:style-name="ce308"/>
          <table:covered-table-cell table:style-name="ce83"/>
          <table:table-cell table:style-name="Default"/>
          <table:table-cell table:number-columns-repeated="16365"/>
        </table:table-row>
        <table:table-row table:style-name="ro12">
          <table:table-cell table:style-name="ce345" office:value-type="string" calcext:value-type="string">
            <text:p>FTR02-08</text:p>
          </table:table-cell>
          <table:table-cell table:style-name="ce117" office:value-type="string" calcext:value-type="string">
            <text:p>POST</text:p>
          </table:table-cell>
          <table:table-cell table:style-name="ce120" office:value-type="string" calcext:value-type="string" table:number-columns-spanned="3" table:number-rows-spanned="1">
            <text:p>/companies/update/{id}</text:p>
          </table:table-cell>
          <table:covered-table-cell table:number-columns-repeated="2" table:style-name="ce117"/>
          <table:table-cell table:style-name="ce121"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20"/>
          <table:table-cell table:style-name="ce121" office:value-type="string" calcext:value-type="string" table:number-columns-spanned="3" table:number-rows-spanned="1">
            <text:p>CompanyController.update(</text:p>
            <text:p>    Int id, </text:p>
            <text:p>    String name,</text:p>
            <text:p>    String industry,</text:p>
            <text:p>    String zipcode, </text:p>
            <text:p>    String address,</text:p>
            <text:p>    String phone,</text:p>
            <text:p>    String url,</text:p>
            <text:p>    Int priority)</text:p>
          </table:table-cell>
          <table:covered-table-cell table:style-name="ce120"/>
          <table:covered-table-cell table:style-name="ce308"/>
          <table:table-cell table:style-name="ce308" office:value-type="string" calcext:value-type="string" table:number-columns-spanned="2" table:number-rows-spanned="1">
            <text:p>取引先一覧画面</text:p>
          </table:table-cell>
          <table:covered-table-cell table:style-name="ce308"/>
          <table:table-cell table:style-name="ce83" office:value-type="string" calcext:value-type="string" table:number-columns-spanned="3" table:number-rows-spanned="1">
            <text:p>取引先更新処理</text:p>
          </table:table-cell>
          <table:covered-table-cell table:style-name="ce308"/>
          <table:covered-table-cell table:style-name="ce83"/>
          <table:table-cell table:style-name="Default"/>
          <table:table-cell table:number-columns-repeated="16365"/>
        </table:table-row>
        <table:table-row table:style-name="ro11">
          <table:table-cell table:style-name="ce345" office:value-type="string" calcext:value-type="string">
            <text:p>FTR02-09</text:p>
          </table:table-cell>
          <table:table-cell table:style-name="ce117" office:value-type="string" calcext:value-type="string">
            <text:p>GET</text:p>
          </table:table-cell>
          <table:table-cell table:style-name="ce120" office:value-type="string" calcext:value-type="string" table:number-columns-spanned="3" table:number-rows-spanned="1">
            <text:p>/companies/delete/{id}</text:p>
          </table:table-cell>
          <table:covered-table-cell table:number-columns-repeated="2" table:style-name="ce120"/>
          <table:table-cell table:style-name="ce120"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mpanyController.confirm(</text:p>
            <text:p>    Int id)</text:p>
          </table:table-cell>
          <table:covered-table-cell table:style-name="ce120"/>
          <table:covered-table-cell table:style-name="ce308"/>
          <table:table-cell table:style-name="ce308" office:value-type="string" calcext:value-type="string" table:number-columns-spanned="2" table:number-rows-spanned="1">
            <text:p>取引先削除確認画面</text:p>
          </table:table-cell>
          <table:covered-table-cell table:style-name="ce308"/>
          <table:table-cell table:style-name="ce83" office:value-type="string" calcext:value-type="string" table:number-columns-spanned="3" table:number-rows-spanned="1">
            <text:p>取引先削除確認画面表示</text:p>
          </table:table-cell>
          <table:covered-table-cell table:style-name="ce308"/>
          <table:covered-table-cell table:style-name="ce83"/>
          <table:table-cell table:style-name="Default"/>
          <table:table-cell table:number-columns-repeated="16365"/>
        </table:table-row>
        <table:table-row table:style-name="ro11">
          <table:table-cell table:style-name="ce346" office:value-type="string" calcext:value-type="string">
            <text:p>FTR02-10</text:p>
          </table:table-cell>
          <table:table-cell table:style-name="ce350" office:value-type="string" calcext:value-type="string">
            <text:p>POST</text:p>
          </table:table-cell>
          <table:table-cell table:style-name="ce329" office:value-type="string" calcext:value-type="string" table:number-columns-spanned="3" table:number-rows-spanned="1">
            <text:p>/companies/delete/{id}</text:p>
          </table:table-cell>
          <table:covered-table-cell table:number-columns-repeated="2" table:style-name="ce329"/>
          <table:table-cell table:style-name="ce329" office:value-type="string" calcext:value-type="string" table:number-columns-spanned="5" table:number-rows-spanned="1">
            <text:p>int id（パスパラメータ）</text:p>
          </table:table-cell>
          <table:covered-table-cell table:number-columns-repeated="4" table:style-name="ce329"/>
          <table:table-cell table:style-name="ce329" office:value-type="string" calcext:value-type="string" table:number-columns-spanned="3" table:number-rows-spanned="1">
            <text:p>CompanyController.delete(</text:p>
            <text:p>    Int id)</text:p>
          </table:table-cell>
          <table:covered-table-cell table:style-name="ce329"/>
          <table:covered-table-cell table:style-name="ce51"/>
          <table:table-cell table:style-name="ce51" office:value-type="string" calcext:value-type="string" table:number-columns-spanned="2" table:number-rows-spanned="1">
            <text:p>取引先一覧画面</text:p>
          </table:table-cell>
          <table:covered-table-cell table:style-name="ce51"/>
          <table:table-cell table:style-name="ce58" office:value-type="string" calcext:value-type="string" table:number-columns-spanned="3" table:number-rows-spanned="1">
            <text:p>取引先削除処理</text:p>
          </table:table-cell>
          <table:covered-table-cell table:style-name="ce51"/>
          <table:covered-table-cell table:style-name="ce58"/>
          <table:table-cell table:style-name="Default"/>
          <table:table-cell table:number-columns-repeated="16365"/>
        </table:table-row>
        <table:table-row table:style-name="ro6">
          <table:table-cell table:style-name="ce247" table:number-columns-spanned="18" table:number-rows-spanned="1"/>
          <table:covered-table-cell table:number-columns-repeated="17" table:style-name="ce320"/>
          <table:table-cell table:style-name="Default"/>
          <table:table-cell table:number-columns-repeated="16365"/>
        </table:table-row>
        <table:table-row table:style-name="ro2">
          <table:table-cell table:style-name="ce18" office:value-type="string" calcext:value-type="string" table:number-columns-spanned="1" table:number-rows-spanned="2">
            <text:p>機能名</text:p>
          </table:table-cell>
          <table:table-cell table:style-name="ce200" office:value-type="string" calcext:value-type="string">
            <text:p>機能ID</text:p>
          </table:table-cell>
          <table:table-cell table:style-name="ce200" office:value-type="string" calcext:value-type="string">
            <text:p>論理名</text:p>
          </table:table-cell>
          <table:table-cell table:style-name="ce200" office:value-type="string" calcext:value-type="string">
            <text:p>物理名</text:p>
          </table:table-cell>
          <table:table-cell table:style-name="ce330"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168"/>
          <table:table-cell table:style-name="ce201" office:value-type="string" calcext:value-type="string">
            <text:p>FTR03</text:p>
          </table:table-cell>
          <table:table-cell table:style-name="ce201" office:value-type="string" calcext:value-type="string">
            <text:p>担当者管理</text:p>
          </table:table-cell>
          <table:table-cell table:style-name="ce201" office:value-type="string" calcext:value-type="string">
            <text:p>contacts</text:p>
          </table:table-cell>
          <table:covered-table-cell table:number-columns-repeated="14" table:style-name="ce51"/>
          <table:table-cell table:style-name="Default"/>
          <table:table-cell table:number-columns-repeated="16365"/>
        </table:table-row>
        <table:table-row table:style-name="ro2">
          <table:table-cell table:style-name="ce316" office:value-type="string" calcext:value-type="string" table:number-columns-spanned="1" table:number-rows-spanned="2">
            <text:p>項番</text:p>
          </table:table-cell>
          <table:table-cell table:style-name="ce347" office:value-type="string" calcext:value-type="string" table:number-columns-spanned="1" table:number-rows-spanned="2">
            <text:p>HTTP</text:p>
            <text:p>メソッド</text:p>
          </table:table-cell>
          <table:table-cell table:style-name="ce280" office:value-type="string" calcext:value-type="string" table:number-columns-spanned="3" table:number-rows-spanned="2">
            <text:p>URLパス（http://localhost:8080は省略）</text:p>
          </table:table-cell>
          <table:covered-table-cell table:style-name="ce273"/>
          <table:covered-table-cell table:style-name="ce280"/>
          <table:table-cell table:style-name="ce280" office:value-type="string" calcext:value-type="string" table:number-columns-spanned="5" table:number-rows-spanned="2">
            <text:p>パラメータ</text:p>
          </table:table-cell>
          <table:covered-table-cell table:number-columns-repeated="4" table:style-name="ce280"/>
          <table:table-cell table:style-name="ce280" office:value-type="string" calcext:value-type="string" table:number-columns-spanned="3" table:number-rows-spanned="2">
            <text:p>メソッド</text:p>
          </table:table-cell>
          <table:covered-table-cell table:number-columns-repeated="2" table:style-name="ce280"/>
          <table:table-cell table:style-name="ce280" office:value-type="string" calcext:value-type="string" table:number-columns-spanned="2" table:number-rows-spanned="2">
            <text:p>遷移先</text:p>
          </table:table-cell>
          <table:covered-table-cell table:style-name="ce280"/>
          <table:table-cell table:style-name="ce305" office:value-type="string" calcext:value-type="string" table:number-columns-spanned="3" table:number-rows-spanned="2">
            <text:p>処理概要</text:p>
          </table:table-cell>
          <table:covered-table-cell table:style-name="ce280"/>
          <table:covered-table-cell table:style-name="ce305"/>
          <table:table-cell table:style-name="Default"/>
          <table:table-cell table:number-columns-repeated="16365"/>
        </table:table-row>
        <table:table-row table:style-name="ro2">
          <table:covered-table-cell table:style-name="ce342"/>
          <table:covered-table-cell table:number-columns-repeated="10" table:style-name="ce321"/>
          <table:covered-table-cell table:number-columns-repeated="6" table:style-name="ce124"/>
          <table:covered-table-cell table:style-name="ce357"/>
          <table:table-cell table:style-name="Default"/>
          <table:table-cell table:number-columns-repeated="16365"/>
        </table:table-row>
        <table:table-row table:style-name="ro13">
          <table:table-cell table:style-name="ce345" office:value-type="string" calcext:value-type="string">
            <text:p>FTR03-01</text:p>
          </table:table-cell>
          <table:table-cell table:style-name="ce117" office:value-type="string" calcext:value-type="string">
            <text:p>GET</text:p>
          </table:table-cell>
          <table:table-cell table:style-name="ce120" office:value-type="string" calcext:value-type="string" table:number-columns-spanned="3" table:number-rows-spanned="1">
            <text:p>/contacts/search</text:p>
          </table:table-cell>
          <table:covered-table-cell table:number-columns-repeated="2" table:style-name="ce117"/>
          <table:table-cell table:style-name="ce121" office:value-type="string" calcext:value-type="string" table:number-columns-spanned="5" table:number-rows-spanned="1">
            <text:p>String companyName</text:p>
            <text:p>String name</text:p>
            <text:p>String phone</text:p>
            <text:p>String email</text:p>
          </table:table-cell>
          <table:covered-table-cell table:number-columns-repeated="4" table:style-name="ce117"/>
          <table:table-cell table:style-name="ce121" office:value-type="string" calcext:value-type="string" table:number-columns-spanned="3" table:number-rows-spanned="1">
            <text:p>ContactController.search(</text:p>
            <text:p>    String commpanyName,</text:p>
            <text:p>    String name,</text:p>
            <text:p>    String phone,</text:p>
            <text:p>    String email,</text:p>
            <text:p>    Model model)</text:p>
          </table:table-cell>
          <table:covered-table-cell table:style-name="ce120"/>
          <table:covered-table-cell table:style-name="ce308"/>
          <table:table-cell table:style-name="ce308" office:value-type="string" calcext:value-type="string" table:number-columns-spanned="2" table:number-rows-spanned="1">
            <text:p>担当者一覧画面</text:p>
          </table:table-cell>
          <table:covered-table-cell table:style-name="ce308"/>
          <table:table-cell table:style-name="ce83" office:value-type="string" calcext:value-type="string" table:number-columns-spanned="3" table:number-rows-spanned="1">
            <text:p>担当者検索</text:p>
          </table:table-cell>
          <table:covered-table-cell table:style-name="ce308"/>
          <table:covered-table-cell table:style-name="ce83"/>
          <table:table-cell table:style-name="Default"/>
          <table:table-cell table:number-columns-repeated="16365"/>
        </table:table-row>
        <table:table-row table:style-name="ro2">
          <table:table-cell table:style-name="ce345" office:value-type="string" calcext:value-type="string">
            <text:p>FTR03-02</text:p>
          </table:table-cell>
          <table:table-cell table:style-name="ce117" office:value-type="string" calcext:value-type="string">
            <text:p>GET</text:p>
          </table:table-cell>
          <table:table-cell table:style-name="ce120" office:value-type="string" calcext:value-type="string" table:number-columns-spanned="3" table:number-rows-spanned="1">
            <text:p>/contacts/entry</text:p>
          </table:table-cell>
          <table:covered-table-cell table:number-columns-repeated="2" table:style-name="ce117"/>
          <table:table-cell table:style-name="ce354" office:value-type="string" calcext:value-type="string" table:number-columns-spanned="5" table:number-rows-spanned="1">
            <text:p>-</text:p>
          </table:table-cell>
          <table:covered-table-cell table:number-columns-repeated="4" table:style-name="ce120"/>
          <table:table-cell table:style-name="ce120" office:value-type="string" calcext:value-type="string" table:number-columns-spanned="3" table:number-rows-spanned="1">
            <text:p>ContactController.entry()</text:p>
          </table:table-cell>
          <table:covered-table-cell table:style-name="ce120"/>
          <table:covered-table-cell table:style-name="ce308"/>
          <table:table-cell table:style-name="ce308" office:value-type="string" calcext:value-type="string" table:number-columns-spanned="2" table:number-rows-spanned="1">
            <text:p>担当者登録画面</text:p>
          </table:table-cell>
          <table:covered-table-cell table:style-name="ce308"/>
          <table:table-cell table:style-name="ce83" office:value-type="string" calcext:value-type="string" table:number-columns-spanned="3" table:number-rows-spanned="1">
            <text:p>担当者登録画面表示</text:p>
          </table:table-cell>
          <table:covered-table-cell table:style-name="ce308"/>
          <table:covered-table-cell table:style-name="ce83"/>
          <table:table-cell table:style-name="Default"/>
          <table:table-cell table:number-columns-repeated="16365"/>
        </table:table-row>
        <table:table-row table:style-name="ro13">
          <table:table-cell table:style-name="ce345" office:value-type="string" calcext:value-type="string">
            <text:p>FTR03-03</text:p>
          </table:table-cell>
          <table:table-cell table:style-name="ce117" office:value-type="string" calcext:value-type="string">
            <text:p>POST</text:p>
          </table:table-cell>
          <table:table-cell table:style-name="ce120" office:value-type="string" calcext:value-type="string" table:number-columns-spanned="3" table:number-rows-spanned="1">
            <text:p>/contacts/confirm</text:p>
          </table:table-cell>
          <table:covered-table-cell table:number-columns-repeated="2" table:style-name="ce120"/>
          <table:table-cell table:style-name="ce121"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20"/>
          <table:table-cell table:style-name="ce121" office:value-type="string" calcext:value-type="string" table:number-columns-spanned="3" table:number-rows-spanned="1">
            <text:p>ContactController.confirm(</text:p>
            <text:p>    String commpanyName,</text:p>
            <text:p>    String name,</text:p>
            <text:p>    String phone,</text:p>
            <text:p>    String email,</text:p>
            <text:p>    Mmodel model)</text:p>
          </table:table-cell>
          <table:covered-table-cell table:style-name="ce120"/>
          <table:covered-table-cell table:style-name="ce308"/>
          <table:table-cell table:style-name="ce308" office:value-type="string" calcext:value-type="string" table:number-columns-spanned="2" table:number-rows-spanned="1">
            <text:p>担当者確認画面</text:p>
          </table:table-cell>
          <table:covered-table-cell table:style-name="ce308"/>
          <table:table-cell table:style-name="ce83" office:value-type="string" calcext:value-type="string" table:number-columns-spanned="3" table:number-rows-spanned="1">
            <text:p>担当者確認画面表示</text:p>
          </table:table-cell>
          <table:covered-table-cell table:style-name="ce308"/>
          <table:covered-table-cell table:style-name="ce83"/>
          <table:table-cell table:style-name="Default"/>
          <table:table-cell table:number-columns-repeated="16365"/>
        </table:table-row>
        <table:table-row table:style-name="ro13">
          <table:table-cell table:style-name="ce345" office:value-type="string" calcext:value-type="string">
            <text:p>FTR03-04</text:p>
          </table:table-cell>
          <table:table-cell table:style-name="ce117" office:value-type="string" calcext:value-type="string">
            <text:p>POST</text:p>
          </table:table-cell>
          <table:table-cell table:style-name="ce120" office:value-type="string" calcext:value-type="string" table:number-columns-spanned="3" table:number-rows-spanned="1">
            <text:p>/contacts/store</text:p>
          </table:table-cell>
          <table:covered-table-cell table:number-columns-repeated="2" table:style-name="ce120"/>
          <table:table-cell table:style-name="ce121"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20"/>
          <table:table-cell table:style-name="ce121" office:value-type="string" calcext:value-type="string" table:number-columns-spanned="3" table:number-rows-spanned="1">
            <text:p>ContactController.store(</text:p>
            <text:p>    String commpanyName,</text:p>
            <text:p>    String name,</text:p>
            <text:p>    String phone,</text:p>
            <text:p>    String email,</text:p>
            <text:p>    Model model)</text:p>
          </table:table-cell>
          <table:covered-table-cell table:style-name="ce120"/>
          <table:covered-table-cell table:style-name="ce308"/>
          <table:table-cell table:style-name="ce308" office:value-type="string" calcext:value-type="string" table:number-columns-spanned="2" table:number-rows-spanned="1">
            <text:p>担当者一覧画面</text:p>
          </table:table-cell>
          <table:covered-table-cell table:style-name="ce308"/>
          <table:table-cell table:style-name="ce83" office:value-type="string" calcext:value-type="string" table:number-columns-spanned="3" table:number-rows-spanned="1">
            <text:p>担当者登録処理</text:p>
          </table:table-cell>
          <table:covered-table-cell table:style-name="ce308"/>
          <table:covered-table-cell table:style-name="ce83"/>
          <table:table-cell table:style-name="Default"/>
          <table:table-cell table:number-columns-repeated="16365"/>
        </table:table-row>
        <table:table-row table:style-name="ro14">
          <table:table-cell table:style-name="ce345" office:value-type="string" calcext:value-type="string">
            <text:p>FTR03-05</text:p>
          </table:table-cell>
          <table:table-cell table:style-name="ce117" office:value-type="string" calcext:value-type="string">
            <text:p>GET</text:p>
          </table:table-cell>
          <table:table-cell table:style-name="ce120" office:value-type="string" calcext:value-type="string" table:number-columns-spanned="3" table:number-rows-spanned="1">
            <text:p>/contacts/detail/{id}</text:p>
          </table:table-cell>
          <table:covered-table-cell table:number-columns-repeated="2" table:style-name="ce117"/>
          <table:table-cell table:style-name="ce354"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ntactController.show(</text:p>
            <text:p>    Int id,</text:p>
            <text:p>    Model model)</text:p>
          </table:table-cell>
          <table:covered-table-cell table:style-name="ce120"/>
          <table:covered-table-cell table:style-name="ce308"/>
          <table:table-cell table:style-name="ce308" office:value-type="string" calcext:value-type="string" table:number-columns-spanned="2" table:number-rows-spanned="1">
            <text:p>担当者詳細画面</text:p>
          </table:table-cell>
          <table:covered-table-cell table:style-name="ce308"/>
          <table:table-cell table:style-name="ce83" office:value-type="string" calcext:value-type="string" table:number-columns-spanned="3" table:number-rows-spanned="1">
            <text:p>担当者詳細画面表示</text:p>
          </table:table-cell>
          <table:covered-table-cell table:style-name="ce308"/>
          <table:covered-table-cell table:style-name="ce83"/>
          <table:table-cell table:style-name="Default"/>
          <table:table-cell table:number-columns-repeated="16365"/>
        </table:table-row>
        <table:table-row table:style-name="ro14">
          <table:table-cell table:style-name="ce345" office:value-type="string" calcext:value-type="string">
            <text:p>FTR03-06</text:p>
          </table:table-cell>
          <table:table-cell table:style-name="ce117" office:value-type="string" calcext:value-type="string">
            <text:p>GET</text:p>
          </table:table-cell>
          <table:table-cell table:style-name="ce120" office:value-type="string" calcext:value-type="string" table:number-columns-spanned="3" table:number-rows-spanned="1">
            <text:p>/contacts/update/{id}</text:p>
          </table:table-cell>
          <table:covered-table-cell table:number-columns-repeated="2" table:style-name="ce117"/>
          <table:table-cell table:style-name="ce354"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ntactController.update(</text:p>
            <text:p>    Int id,</text:p>
            <text:p>    Model model)</text:p>
          </table:table-cell>
          <table:covered-table-cell table:style-name="ce120"/>
          <table:covered-table-cell table:style-name="ce308"/>
          <table:table-cell table:style-name="ce308" office:value-type="string" calcext:value-type="string" table:number-columns-spanned="2" table:number-rows-spanned="1">
            <text:p>担当者更新画面</text:p>
          </table:table-cell>
          <table:covered-table-cell table:style-name="ce308"/>
          <table:table-cell table:style-name="ce83" office:value-type="string" calcext:value-type="string" table:number-columns-spanned="3" table:number-rows-spanned="1">
            <text:p>担当者更新画面表示</text:p>
          </table:table-cell>
          <table:covered-table-cell table:style-name="ce308"/>
          <table:covered-table-cell table:style-name="ce83"/>
          <table:table-cell table:style-name="Default"/>
          <table:table-cell table:number-columns-repeated="16365"/>
        </table:table-row>
        <table:table-row table:style-name="ro15">
          <table:table-cell table:style-name="ce345" office:value-type="string" calcext:value-type="string">
            <text:p>FTR03-07</text:p>
          </table:table-cell>
          <table:table-cell table:style-name="ce117" office:value-type="string" calcext:value-type="string">
            <text:p>POST</text:p>
          </table:table-cell>
          <table:table-cell table:style-name="ce120" office:value-type="string" calcext:value-type="string" table:number-columns-spanned="3" table:number-rows-spanned="1">
            <text:p>/contacts/update/{id}/confirm</text:p>
          </table:table-cell>
          <table:covered-table-cell table:number-columns-repeated="2" table:style-name="ce120"/>
          <table:table-cell table:style-name="ce121"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20"/>
          <table:table-cell table:style-name="ce121" office:value-type="string" calcext:value-type="string" table:number-columns-spanned="3" table:number-rows-spanned="1">
            <text:p>ContactController.confirm(</text:p>
            <text:p>    Int id,</text:p>
            <text:p>    String commpanyName,</text:p>
            <text:p>    String name,</text:p>
            <text:p>    String phone,</text:p>
            <text:p>    String email,</text:p>
            <text:p>    Model model)</text:p>
          </table:table-cell>
          <table:covered-table-cell table:style-name="ce120"/>
          <table:covered-table-cell table:style-name="ce308"/>
          <table:table-cell table:style-name="ce308" office:value-type="string" calcext:value-type="string" table:number-columns-spanned="2" table:number-rows-spanned="1">
            <text:p>担当者確認画面</text:p>
          </table:table-cell>
          <table:covered-table-cell table:style-name="ce308"/>
          <table:table-cell table:style-name="ce83" office:value-type="string" calcext:value-type="string" table:number-columns-spanned="3" table:number-rows-spanned="1">
            <text:p>担当者確認画面表示</text:p>
          </table:table-cell>
          <table:covered-table-cell table:style-name="ce308"/>
          <table:covered-table-cell table:style-name="ce83"/>
          <table:table-cell table:style-name="Default"/>
          <table:table-cell table:number-columns-repeated="16365"/>
        </table:table-row>
        <table:table-row table:style-name="ro15">
          <table:table-cell table:style-name="ce345" office:value-type="string" calcext:value-type="string">
            <text:p>FTR03-08</text:p>
          </table:table-cell>
          <table:table-cell table:style-name="ce117" office:value-type="string" calcext:value-type="string">
            <text:p>POST</text:p>
          </table:table-cell>
          <table:table-cell table:style-name="ce120" office:value-type="string" calcext:value-type="string" table:number-columns-spanned="3" table:number-rows-spanned="1">
            <text:p>/contacts/update/{id}</text:p>
          </table:table-cell>
          <table:covered-table-cell table:number-columns-repeated="2" table:style-name="ce120"/>
          <table:table-cell table:style-name="ce121"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20"/>
          <table:table-cell table:style-name="ce121" office:value-type="string" calcext:value-type="string" table:number-columns-spanned="3" table:number-rows-spanned="1">
            <text:p>ContactController.update(</text:p>
            <text:p>    Int id,</text:p>
            <text:p>    String commpanyName,</text:p>
            <text:p>    String name,</text:p>
            <text:p>    String phone,</text:p>
            <text:p>    String email,</text:p>
            <text:p>    Model model)</text:p>
          </table:table-cell>
          <table:covered-table-cell table:style-name="ce120"/>
          <table:covered-table-cell table:style-name="ce308"/>
          <table:table-cell table:style-name="ce308" office:value-type="string" calcext:value-type="string" table:number-columns-spanned="2" table:number-rows-spanned="1">
            <text:p>担当者一覧画面</text:p>
          </table:table-cell>
          <table:covered-table-cell table:style-name="ce308"/>
          <table:table-cell table:style-name="ce83" office:value-type="string" calcext:value-type="string" table:number-columns-spanned="3" table:number-rows-spanned="1">
            <text:p>担当者更新処理</text:p>
          </table:table-cell>
          <table:covered-table-cell table:style-name="ce308"/>
          <table:covered-table-cell table:style-name="ce83"/>
          <table:table-cell table:style-name="Default"/>
          <table:table-cell table:number-columns-repeated="16365"/>
        </table:table-row>
        <table:table-row table:style-name="ro14">
          <table:table-cell table:style-name="ce345" office:value-type="string" calcext:value-type="string">
            <text:p>FTR03-09</text:p>
          </table:table-cell>
          <table:table-cell table:style-name="ce117" office:value-type="string" calcext:value-type="string">
            <text:p>GET</text:p>
          </table:table-cell>
          <table:table-cell table:style-name="ce120" office:value-type="string" calcext:value-type="string" table:number-columns-spanned="3" table:number-rows-spanned="1">
            <text:p>/contacts/delete/{id}</text:p>
          </table:table-cell>
          <table:covered-table-cell table:number-columns-repeated="2" table:style-name="ce120"/>
          <table:table-cell table:style-name="ce120" office:value-type="string" calcext:value-type="string" table:number-columns-spanned="5" table:number-rows-spanned="1">
            <text:p>int id（パスパラメータ）</text:p>
          </table:table-cell>
          <table:covered-table-cell table:number-columns-repeated="4" table:style-name="ce120"/>
          <table:table-cell table:style-name="ce121" office:value-type="string" calcext:value-type="string" table:number-columns-spanned="3" table:number-rows-spanned="1">
            <text:p>ContactController.confirm(</text:p>
            <text:p>    Int id,</text:p>
            <text:p>    Model model)</text:p>
          </table:table-cell>
          <table:covered-table-cell table:style-name="ce120"/>
          <table:covered-table-cell table:style-name="ce308"/>
          <table:table-cell table:style-name="ce308" office:value-type="string" calcext:value-type="string" table:number-columns-spanned="2" table:number-rows-spanned="1">
            <text:p>担当者削除確認画面</text:p>
          </table:table-cell>
          <table:covered-table-cell table:style-name="ce308"/>
          <table:table-cell table:style-name="ce83" office:value-type="string" calcext:value-type="string" table:number-columns-spanned="3" table:number-rows-spanned="1">
            <text:p>担当者削除確認画面表示</text:p>
          </table:table-cell>
          <table:covered-table-cell table:style-name="ce308"/>
          <table:covered-table-cell table:style-name="ce83"/>
          <table:table-cell table:style-name="Default"/>
          <table:table-cell table:number-columns-repeated="16365"/>
        </table:table-row>
        <table:table-row table:style-name="ro14">
          <table:table-cell table:style-name="ce346" office:value-type="string" calcext:value-type="string">
            <text:p>FTR03-10</text:p>
          </table:table-cell>
          <table:table-cell table:style-name="ce350" office:value-type="string" calcext:value-type="string">
            <text:p>POST</text:p>
          </table:table-cell>
          <table:table-cell table:style-name="ce329" office:value-type="string" calcext:value-type="string" table:number-columns-spanned="3" table:number-rows-spanned="1">
            <text:p>/contats/delete/{id}</text:p>
          </table:table-cell>
          <table:covered-table-cell table:number-columns-repeated="2" table:style-name="ce329"/>
          <table:table-cell table:style-name="ce329" office:value-type="string" calcext:value-type="string" table:number-columns-spanned="5" table:number-rows-spanned="1">
            <text:p>int id（パスパラメータ）</text:p>
          </table:table-cell>
          <table:covered-table-cell table:number-columns-repeated="4" table:style-name="ce329"/>
          <table:table-cell table:style-name="ce355" office:value-type="string" calcext:value-type="string" table:number-columns-spanned="3" table:number-rows-spanned="1">
            <text:p>ContactController.delete(</text:p>
            <text:p>    Int id,</text:p>
            <text:p>    Model model)</text:p>
          </table:table-cell>
          <table:covered-table-cell table:style-name="ce329"/>
          <table:covered-table-cell table:style-name="ce51"/>
          <table:table-cell table:style-name="ce51" office:value-type="string" calcext:value-type="string" table:number-columns-spanned="2" table:number-rows-spanned="1">
            <text:p>担当者一覧画面</text:p>
          </table:table-cell>
          <table:covered-table-cell table:style-name="ce51"/>
          <table:table-cell table:style-name="ce58" office:value-type="string" calcext:value-type="string" table:number-columns-spanned="3" table:number-rows-spanned="1">
            <text:p>担当者削除処理</text:p>
          </table:table-cell>
          <table:covered-table-cell table:style-name="ce51"/>
          <table:covered-table-cell table:style-name="ce58"/>
          <table:table-cell table:style-name="Default"/>
          <table:table-cell table:number-columns-repeated="16365"/>
        </table:table-row>
        <table:table-row table:style-name="ro2" table:number-rows-repeated="1048531">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画面定義" table:style-name="ta1">
        <table:table-column table:style-name="co1" table:number-columns-repeated="2" table:default-cell-style-name="ce17"/>
        <table:table-column table:style-name="co5" table:default-cell-style-name="ce17"/>
        <table:table-column table:style-name="co1" table:number-columns-repeated="2" table:default-cell-style-name="ce17"/>
        <table:table-column table:style-name="co6" table:number-columns-repeated="5" table:default-cell-style-name="ce17"/>
        <table:table-column table:style-name="co1" table:default-cell-style-name="ce17"/>
        <table:table-column table:style-name="co3" table:default-cell-style-name="ce17"/>
        <table:table-column table:style-name="co7" table:default-cell-style-name="ce17"/>
        <table:table-column table:style-name="co1" table:number-columns-repeated="6" table:default-cell-style-name="ce17"/>
        <table:table-column table:style-name="co1" table:default-cell-style-name="Default"/>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0" table:number-rows-spanned="2">
            <text:p>URLマッピング</text:p>
          </table:table-cell>
          <table:covered-table-cell table:number-columns-repeated="9" table:style-name="ce38"/>
          <table:table-cell table:style-name="ce229" office:value-type="string" calcext:value-type="string" table:number-columns-spanned="1" table:number-rows-spanned="2">
            <text:p>作成日</text:p>
          </table:table-cell>
          <table:table-cell table:style-name="ce233" office:value-type="date" office:date-value="2024-07-18" calcext:value-type="date" table:number-columns-spanned="1" table:number-rows-spanned="2">
            <text:p>2024-07-18</text:p>
          </table:table-cell>
          <table:table-cell table:style-name="ce237" office:value-type="string" calcext:value-type="string" table:number-columns-spanned="1" table:number-rows-spanned="2">
            <text:p>改訂</text:p>
          </table:table-cell>
          <table:table-cell table:style-name="ce238" office:value-type="float" office:value="1" calcext:value-type="float" table:number-columns-spanned="1" table:number-rows-spanned="2">
            <text:p>ver.1.00</text:p>
          </table:table-cell>
          <table:table-cell table:style-name="ce237" office:value-type="string" calcext:value-type="string" table:number-columns-spanned="1" table:number-rows-spanned="2">
            <text:p>作成者</text:p>
          </table:table-cell>
          <table:table-cell table:style-name="ce283" table:number-columns-spanned="1" table:number-rows-spanned="2"/>
          <table:table-cell table:style-name="ce237" office:value-type="string" calcext:value-type="string" table:number-columns-spanned="1" table:number-rows-spanned="2">
            <text:p>承認</text:p>
          </table:table-cell>
          <table:table-cell table:style-name="ce147" table:number-columns-spanned="1" table:number-rows-spanned="2"/>
          <table:table-cell table:style-name="Default"/>
          <table:table-cell/>
        </table:table-row>
        <table:table-row table:style-name="ro2">
          <table:covered-table-cell table:style-name="ce162"/>
          <table:covered-table-cell table:number-columns-repeated="9" table:style-name="ce38"/>
          <table:covered-table-cell table:style-name="ce230"/>
          <table:covered-table-cell table:number-columns-repeated="6" table:style-name="ce283"/>
          <table:covered-table-cell table:style-name="ce147"/>
          <table:table-cell table:style-name="Default"/>
          <table:table-cell/>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0001</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ヘッダー</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ページヘッダ</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parts/header.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08" office:value-type="string" calcext:value-type="string">
            <text:p>取引先</text:p>
          </table:table-cell>
          <table:table-cell table:style-name="ce308" table:content-validation-name="val1" office:value-type="string" calcext:value-type="string">
            <text:p>リンク</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08"/>
          <table:table-cell table:style-name="ce222" office:value-type="float" office:value="4.5" calcext:value-type="float" table:number-columns-spanned="2" table:number-rows-spanned="1">
            <text:p>4.5</text:p>
          </table:table-cell>
          <table:covered-table-cell table:style-name="ce308"/>
          <table:table-cell table:style-name="ce308" office:value-type="string" calcext:value-type="string" table:number-columns-spanned="3" table:number-rows-spanned="1">
            <text:p>取引先</text:p>
          </table:table-cell>
          <table:covered-table-cell table:number-columns-repeated="2" table:style-name="ce308"/>
          <table:table-cell table:style-name="ce143" office:value-type="string" calcext:value-type="string" table:number-columns-spanned="5" table:number-rows-spanned="1">
            <text:p>href=”/companies/list”</text:p>
          </table:table-cell>
          <table:covered-table-cell table:number-columns-repeated="3" table:style-name="ce135"/>
          <table:covered-table-cell table:style-name="ce143"/>
          <table:table-cell/>
          <table:table-cell table:style-name="ce17"/>
        </table:table-row>
        <table:table-row table:style-name="ro2">
          <table:table-cell table:style-name="ce307" office:value-type="float" office:value="2" calcext:value-type="float">
            <text:p>2</text:p>
          </table:table-cell>
          <table:table-cell table:style-name="ce308" office:value-type="string" calcext:value-type="string">
            <text:p>担当者</text:p>
          </table:table-cell>
          <table:table-cell table:style-name="ce308" table:content-validation-name="val1" office:value-type="string" calcext:value-type="string">
            <text:p>リンク</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08"/>
          <table:table-cell table:style-name="ce222" office:value-type="float" office:value="4.5" calcext:value-type="float" table:number-columns-spanned="2" table:number-rows-spanned="1">
            <text:p>4.5</text:p>
          </table:table-cell>
          <table:covered-table-cell table:style-name="ce308"/>
          <table:table-cell table:style-name="ce308" office:value-type="string" calcext:value-type="string" table:number-columns-spanned="3" table:number-rows-spanned="1">
            <text:p>担当者</text:p>
          </table:table-cell>
          <table:covered-table-cell table:number-columns-repeated="2" table:style-name="ce308"/>
          <table:table-cell table:style-name="ce143" office:value-type="string" calcext:value-type="string" table:number-columns-spanned="5" table:number-rows-spanned="1">
            <text:p>href=”/contacts/list”</text:p>
          </table:table-cell>
          <table:covered-table-cell table:number-columns-repeated="3" table:style-name="ce135"/>
          <table:covered-table-cell table:style-name="ce143"/>
          <table:table-cell/>
          <table:table-cell table:style-name="ce17"/>
        </table:table-row>
        <table:table-row table:style-name="ro2">
          <table:table-cell table:style-name="ce192" office:value-type="float" office:value="3" calcext:value-type="float">
            <text:p>3</text:p>
          </table:table-cell>
          <table:table-cell table:style-name="ce51" office:value-type="string" calcext:value-type="string">
            <text:p>ログアウト</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中央</text:p>
          </table:table-cell>
          <table:table-cell table:style-name="ce208" office:value-type="float" office:value="7.5" calcext:value-type="float" table:number-columns-spanned="2" table:number-rows-spanned="1">
            <text:p>7.5</text:p>
          </table:table-cell>
          <table:covered-table-cell table:style-name="ce51"/>
          <table:table-cell table:style-name="ce208" office:value-type="float" office:value="7.5" calcext:value-type="float" table:number-columns-spanned="2" table:number-rows-spanned="1">
            <text:p>7.5</text:p>
          </table:table-cell>
          <table:covered-table-cell table:style-name="ce51"/>
          <table:table-cell table:style-name="ce51" office:value-type="string" calcext:value-type="string" table:number-columns-spanned="3" table:number-rows-spanned="1">
            <text:p>ログアウト</text:p>
          </table:table-cell>
          <table:covered-table-cell table:number-columns-repeated="2" table:style-name="ce51"/>
          <table:table-cell table:style-name="ce146" office:value-type="string" calcext:value-type="string" table:number-columns-spanned="5" table:number-rows-spanned="1">
            <text:p>href=”/logout”</text:p>
          </table:table-cell>
          <table:covered-table-cell table:number-columns-repeated="3" table:style-name="ce130"/>
          <table:covered-table-cell table:style-name="ce146"/>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1001</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ログイン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ログインの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login.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08" office:value-type="string" calcext:value-type="string">
            <text:p>メールアドレス</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float" office:value="255" calcext:value-type="float" table:number-columns-spanned="2" table:number-rows-spanned="1">
            <text:p>255</text:p>
          </table:table-cell>
          <table:covered-table-cell table:style-name="ce308"/>
          <table:table-cell table:style-name="ce30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08" office:value-type="string" calcext:value-type="string">
            <text:p>パスワード</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float" office:value="255" calcext:value-type="float" table:number-columns-spanned="2" table:number-rows-spanned="1">
            <text:p>255</text:p>
          </table:table-cell>
          <table:covered-table-cell table:style-name="ce308"/>
          <table:table-cell table:style-name="ce30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192" office:value-type="float" office:value="3" calcext:value-type="float">
            <text:p>3</text:p>
          </table:table-cell>
          <table:table-cell table:style-name="ce51" office:value-type="string" calcext:value-type="string">
            <text:p>ログイン</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O</text:p>
          </table:table-cell>
          <table:table-cell table:style-name="ce201" table:content-validation-name="val3" office:value-type="string" calcext:value-type="string">
            <text:p>-</text:p>
          </table:table-cell>
          <table:table-cell table:style-name="ce201" table:content-validation-name="val4" office:value-type="string" calcext:value-type="string">
            <text:p>-</text:p>
          </table:table-cell>
          <table:table-cell table:style-name="ce208" office:value-type="string" calcext:value-type="string" table:number-columns-spanned="2" table:number-rows-spanned="1">
            <text:p>-</text:p>
          </table:table-cell>
          <table:covered-table-cell table:style-name="ce51"/>
          <table:table-cell table:style-name="ce208" office:value-type="string" calcext:value-type="string" table:number-columns-spanned="2" table:number-rows-spanned="1">
            <text:p>-</text:p>
          </table:table-cell>
          <table:covered-table-cell table:style-name="ce51"/>
          <table:table-cell table:style-name="ce51" office:value-type="string" calcext:value-type="string" table:number-columns-spanned="3" table:number-rows-spanned="1">
            <text:p>ログイン</text:p>
          </table:table-cell>
          <table:covered-table-cell table:number-columns-repeated="2" table:style-name="ce51"/>
          <table:table-cell table:style-name="ce58" table:number-columns-spanned="5" table:number-rows-spanned="1"/>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2011</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取引先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mpany/list.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企業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企業名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事業内容</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事業内容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ランク</text:p>
          </table:table-cell>
          <table:table-cell table:style-name="ce308" table:content-validation-name="val1" office:value-type="string" calcext:value-type="string">
            <text:p>リ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数値</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ランクを選択（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所在地</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住所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検索</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search”[ method=”get”]</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企業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08"/>
          <table:table-cell table:style-name="ce222" office:value-type="float" office:value="15" calcext:value-type="float" table:number-columns-spanned="2" table:number-rows-spanned="1">
            <text:p>15</text:p>
          </table:table-cell>
          <table:covered-table-cell table:style-name="ce308"/>
          <table:table-cell table:style-name="ce308" office:value-type="string" calcext:value-type="string" table:number-columns-spanned="3" table:number-rows-spanned="1">
            <text:p>会社名</text:p>
          </table:table-cell>
          <table:covered-table-cell table:number-columns-repeated="2" table:style-name="ce308"/>
          <table:table-cell table:style-name="ce14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事業内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08"/>
          <table:table-cell table:style-name="ce222" office:value-type="float" office:value="2" calcext:value-type="float" table:number-columns-spanned="2" table:number-rows-spanned="1">
            <text:p>2</text:p>
          </table:table-cell>
          <table:covered-table-cell table:style-name="ce308"/>
          <table:table-cell table:style-name="ce308" office:value-type="string" calcext:value-type="string" table:number-columns-spanned="3" table:number-rows-spanned="1">
            <text:p>事業内容</text:p>
          </table:table-cell>
          <table:covered-table-cell table:number-columns-repeated="2" table:style-name="ce308"/>
          <table:table-cell table:style-name="ce14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ランク</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float" office:value="10" calcext:value-type="float" table:number-columns-spanned="2" table:number-rows-spanned="1">
            <text:p>10</text:p>
          </table:table-cell>
          <table:covered-table-cell table:style-name="ce308"/>
          <table:table-cell table:style-name="ce308" office:value-type="string" calcext:value-type="string" table:number-columns-spanned="3" table:number-rows-spanned="1">
            <text:p>ランク</text:p>
          </table:table-cell>
          <table:covered-table-cell table:number-columns-repeated="2" table:style-name="ce308"/>
          <table:table-cell table:style-name="ce14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所在地</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20" calcext:value-type="float" table:number-columns-spanned="2" table:number-rows-spanned="1">
            <text:p>20</text:p>
          </table:table-cell>
          <table:covered-table-cell table:style-name="ce308"/>
          <table:table-cell table:style-name="ce222" office:value-type="float" office:value="20" calcext:value-type="float" table:number-columns-spanned="2" table:number-rows-spanned="1">
            <text:p>20</text:p>
          </table:table-cell>
          <table:covered-table-cell table:style-name="ce308"/>
          <table:table-cell table:style-name="ce308" office:value-type="string" calcext:value-type="string" table:number-columns-spanned="3" table:number-rows-spanned="1">
            <text:p>所在地</text:p>
          </table:table-cell>
          <table:covered-table-cell table:number-columns-repeated="2" table:style-name="ce308"/>
          <table:table-cell table:style-name="ce14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会社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08"/>
          <table:table-cell table:style-name="ce222" office:value-type="float" office:value="15" calcext:value-type="float" table:number-columns-spanned="2" table:number-rows-spanned="1">
            <text:p>15</text:p>
          </table:table-cell>
          <table:covered-table-cell table:style-name="ce308"/>
          <table:table-cell table:style-name="ce135" office:value-type="string" calcext:value-type="string" table:number-columns-spanned="3" table:number-rows-spanned="1">
            <text:p>${company.name}</text:p>
          </table:table-cell>
          <table:covered-table-cell table:number-columns-repeated="2" table:style-name="ce235"/>
          <table:table-cell table:style-name="ce83" office:value-type="string" calcext:value-type="string" table:number-columns-spanned="5" table:number-rows-spanned="1">
            <text:p>検索結果リスト（取引先リスト）の行構成：会社名フィール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ランク</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08"/>
          <table:table-cell table:style-name="ce222" office:value-type="float" office:value="2" calcext:value-type="float" table:number-columns-spanned="2" table:number-rows-spanned="1">
            <text:p>2</text:p>
          </table:table-cell>
          <table:covered-table-cell table:style-name="ce308"/>
          <table:table-cell table:style-name="ce135" office:value-type="string" calcext:value-type="string" table:number-columns-spanned="3" table:number-rows-spanned="1">
            <text:p>${company.priority}</text:p>
          </table:table-cell>
          <table:covered-table-cell table:number-columns-repeated="2" table:style-name="ce235"/>
          <table:table-cell table:style-name="ce83" office:value-type="string" calcext:value-type="string" table:number-columns-spanned="5" table:number-rows-spanned="1">
            <text:p>検索結果リスト（取引先リスト）の行構成：会社名フィール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業種</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float" office:value="10" calcext:value-type="float" table:number-columns-spanned="2" table:number-rows-spanned="1">
            <text:p>10</text:p>
          </table:table-cell>
          <table:covered-table-cell table:style-name="ce308"/>
          <table:table-cell table:style-name="ce135" office:value-type="string" calcext:value-type="string" table:number-columns-spanned="3" table:number-rows-spanned="1">
            <text:p>${company.industry}</text:p>
          </table:table-cell>
          <table:covered-table-cell table:number-columns-repeated="2" table:style-name="ce235"/>
          <table:table-cell table:style-name="ce83" office:value-type="string" calcext:value-type="string" table:number-columns-spanned="5" table:number-rows-spanned="1">
            <text:p>検索結果リスト（取引先リスト）の行構成：会社名フィールド</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3" calcext:value-type="float">
            <text:p>13</text:p>
          </table:table-cell>
          <table:table-cell table:style-name="ce201" office:value-type="string" calcext:value-type="string">
            <text:p>住所</text:p>
          </table:table-cell>
          <table:table-cell table:style-name="ce51" table:content-validation-name="val1" office:value-type="string" calcext:value-type="string">
            <text:p>テキストボックス</text:p>
          </table:table-cell>
          <table:table-cell table:style-name="ce201" table:content-validation-name="val2" office:value-type="string" calcext:value-type="string">
            <text:p>O</text:p>
          </table:table-cell>
          <table:table-cell table:style-name="ce201" table:content-validation-name="val3" office:value-type="string" calcext:value-type="string">
            <text:p>文字列</text:p>
          </table:table-cell>
          <table:table-cell table:style-name="ce201"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51"/>
          <table:table-cell table:style-name="ce208" office:value-type="float" office:value="20" calcext:value-type="float" table:number-columns-spanned="2" table:number-rows-spanned="1">
            <text:p>20</text:p>
          </table:table-cell>
          <table:covered-table-cell table:style-name="ce51"/>
          <table:table-cell table:style-name="ce130" office:value-type="string" calcext:value-type="string" table:number-columns-spanned="3" table:number-rows-spanned="1">
            <text:p>${company.address}</text:p>
          </table:table-cell>
          <table:covered-table-cell table:number-columns-repeated="2" table:style-name="ce236"/>
          <table:table-cell table:style-name="ce58" office:value-type="string" calcext:value-type="string" table:number-columns-spanned="5" table:number-rows-spanned="1">
            <text:p>検索結果リスト（取引先リスト）の行構成：所在地フィールド</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201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取引先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mpany/detail.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業種</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業種</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郵便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住所</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住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ウェブサイト</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ウェブサイト</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担当者</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08"/>
          <table:table-cell table:style-name="ce222" office:value-type="float" office:value="8" calcext:value-type="float" table:number-columns-spanned="2" table:number-rows-spanned="1">
            <text:p>8</text:p>
          </table:table-cell>
          <table:covered-table-cell table:style-name="ce308"/>
          <table:table-cell table:style-name="ce135" office:value-type="string" calcext:value-type="string" table:number-columns-spanned="3" table:number-rows-spanned="1">
            <text:p>担当者</text:p>
          </table:table-cell>
          <table:covered-table-cell table:number-columns-repeated="2" table:style-name="ce235"/>
          <table:table-cell table:style-name="ce83" office:value-type="string" calcext:value-type="string" table:number-columns-spanned="5" table:number-rows-spanned="1">
            <text:p>リスト表示</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業種</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industry}</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郵便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zipcod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住所</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address}</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3" calcext:value-type="float">
            <text:p>13</text:p>
          </table:table-cell>
          <table:table-cell table:style-name="ce338" office:value-type="string" calcext:value-type="string">
            <text:p>ウェブサイト</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ur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4" calcext:value-type="float">
            <text:p>14</text:p>
          </table:table-cell>
          <table:table-cell table:style-name="ce338" office:value-type="string" calcext:value-type="string">
            <text:p>担当者</text:p>
          </table:table-cell>
          <table:table-cell table:style-name="ce308" table:content-validation-name="val1" office:value-type="string" calcext:value-type="string">
            <text:p>リンク</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ccontact}</text:p>
          </table:table-cell>
          <table:covered-table-cell table:number-columns-repeated="2" table:style-name="ce235"/>
          <table:table-cell table:style-name="ce83" office:value-type="string" calcext:value-type="string" table:number-columns-spanned="5" table:number-rows-spanned="1">
            <text:p>複数表示する。</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5" calcext:value-type="float">
            <text:p>15</text:p>
          </table:table-cell>
          <table:table-cell table:style-name="ce338" office:value-type="string" calcext:value-type="string">
            <text:p>地図</text:p>
          </table:table-cell>
          <table:table-cell table:style-name="ce308" table:content-validation-name="val1" office:value-type="string" calcext:value-type="string">
            <text:p>画像</text:p>
          </table:table-cell>
          <table:table-cell table:style-name="ce338" table:content-validation-name="val2" office:value-type="string" calcext:value-type="string">
            <text:p>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office:value-type="string" calcext:value-type="string" table:number-columns-spanned="5" table:number-rows-spanned="1">
            <text:p><text:span text:style-name="T2">所在地に対応したの地図URL：</text:span>Googleの地図APIを利用。</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6" calcext:value-type="float">
            <text:p>16</text:p>
          </table:table-cell>
          <table:table-cell table:style-name="ce308" office:value-type="string" calcext:value-type="string">
            <text:p>会社情報を編集</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show/{id}”[ method=”get”]</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7" calcext:value-type="float">
            <text:p>17</text:p>
          </table:table-cell>
          <table:table-cell table:style-name="ce201" office:value-type="string" calcext:value-type="string">
            <text:p>削除</text:p>
          </table:table-cell>
          <table:table-cell table:style-name="ce51" table:content-validation-name="val1" office:value-type="string" calcext:value-type="string">
            <text:p>リンク</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51"/>
          <table:table-cell table:style-name="ce208" office:value-type="string" calcext:value-type="string" table:number-columns-spanned="2" table:number-rows-spanned="1">
            <text:p>-</text:p>
          </table:table-cell>
          <table:covered-table-cell table:style-name="ce51"/>
          <table:table-cell table:style-name="ce201" office:value-type="string" calcext:value-type="string" table:number-columns-spanned="3" table:number-rows-spanned="1">
            <text:p>-</text:p>
          </table:table-cell>
          <table:covered-table-cell table:number-columns-repeated="2" table:style-name="ce51"/>
          <table:table-cell table:style-name="ce146" office:value-type="string" calcext:value-type="string" table:number-columns-spanned="5" table:number-rows-spanned="1">
            <text:p>action=”/companies/delete/{id}”[ method=”get”]</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2021</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取引先入力画面（登録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新規登録するための画面（登録モード）</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mpany/entry.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事業内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事業内容</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郵便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住所</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住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ウェブサイト</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ウェブサイトUR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会社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業種</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郵便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住所</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ウェブサイト</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3" calcext:value-type="float">
            <text:p>13</text:p>
          </table:table-cell>
          <table:table-cell table:style-name="ce338" office:value-type="string" calcext:value-type="string">
            <text:p>地図座標</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office:value-type="string" calcext:value-type="string" table:number-columns-spanned="5" table:number-rows-spanned="1">
            <text:p><text:span text:style-name="T2">所在地に対応したの地図URL：</text:span>Googleの地図APIを利用。</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4" calcext:value-type="float">
            <text:p>14</text:p>
          </table:table-cell>
          <table:table-cell table:style-name="ce338" office:value-type="string" calcext:value-type="string">
            <text:p>確認画面へ</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confirm?mode=add”[ method=”get”]</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5" calcext:value-type="float">
            <text:p>15</text:p>
          </table:table-cell>
          <table:table-cell table:style-name="ce201" office:value-type="string" calcext:value-type="string">
            <text:p>一覧に戻る</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51"/>
          <table:table-cell table:style-name="ce208" office:value-type="string" calcext:value-type="string" table:number-columns-spanned="2" table:number-rows-spanned="1">
            <text:p>-</text:p>
          </table:table-cell>
          <table:covered-table-cell table:style-name="ce51"/>
          <table:table-cell table:style-name="ce201" office:value-type="string" calcext:value-type="string" table:number-columns-spanned="3" table:number-rows-spanned="1">
            <text:p>-</text:p>
          </table:table-cell>
          <table:covered-table-cell table:number-columns-repeated="2" table:style-name="ce51"/>
          <table:table-cell table:style-name="ce146" office:value-type="string" calcext:value-type="string" table:number-columns-spanned="5" table:number-rows-spanned="1">
            <text:p>action=”/companies/list”[ method=”get”]</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取引先入力画面（更新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情報を更新するための画面（更新モード）</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mpany/update.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会社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id}</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事業内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事業内容</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郵便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住所</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住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ウェブサイト</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ウェブサイトUR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地図URL</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地図URL</text:p>
          </table:table-cell>
          <table:covered-table-cell table:number-columns-repeated="2" table:style-name="ce235"/>
          <table:table-cell table:style-name="ce83" office:value-type="string" calcext:value-type="string" table:number-columns-spanned="5" table:number-rows-spanned="1">
            <text:p>所在地に対応したの地図URL</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会社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業種</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industry}</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郵便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zipcod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住所</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address}</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3" calcext:value-type="float">
            <text:p>13</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4" calcext:value-type="float">
            <text:p>14</text:p>
          </table:table-cell>
          <table:table-cell table:style-name="ce338" office:value-type="string" calcext:value-type="string">
            <text:p>ウェブサイト</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websit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5" calcext:value-type="float">
            <text:p>15</text:p>
          </table:table-cell>
          <table:table-cell table:style-name="ce338" office:value-type="string" calcext:value-type="string">
            <text:p>地図URL</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map}</text:p>
          </table:table-cell>
          <table:covered-table-cell table:number-columns-repeated="2" table:style-name="ce235"/>
          <table:table-cell table:style-name="ce83" office:value-type="string" calcext:value-type="string" table:number-columns-spanned="5" table:number-rows-spanned="1">
            <text:p><text:span text:style-name="T2">所在地に対応したの地図URL：</text:span>Googleの地図APIを利用。</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6" calcext:value-type="float">
            <text:p>16</text:p>
          </table:table-cell>
          <table:table-cell table:style-name="ce338" office:value-type="string" calcext:value-type="string">
            <text:p>確認画面へ</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confirm?mode=(add|update)” method=”post”</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7" calcext:value-type="float">
            <text:p>17</text:p>
          </table:table-cell>
          <table:table-cell table:style-name="ce201" office:value-type="string" calcext:value-type="string">
            <text:p>一覧に戻る</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51"/>
          <table:table-cell table:style-name="ce208" office:value-type="string" calcext:value-type="string" table:number-columns-spanned="2" table:number-rows-spanned="1">
            <text:p>-</text:p>
          </table:table-cell>
          <table:covered-table-cell table:style-name="ce51"/>
          <table:table-cell table:style-name="ce201" office:value-type="string" calcext:value-type="string" table:number-columns-spanned="3" table:number-rows-spanned="1">
            <text:p>-</text:p>
          </table:table-cell>
          <table:covered-table-cell table:number-columns-repeated="2" table:style-name="ce51"/>
          <table:table-cell table:style-name="ce146" office:value-type="string" calcext:value-type="string" table:number-columns-spanned="5" table:number-rows-spanned="1">
            <text:p>action=”/companies/list”[ method=”get”]</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取引先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mpany/confirm.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取引先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id}</text:p>
          </table:table-cell>
          <table:covered-table-cell table:number-columns-repeated="2" table:style-name="ce235"/>
          <table:table-cell table:style-name="ce83" office:value-type="string" calcext:value-type="string" table:number-columns-spanned="5" table:number-rows-spanned="1">
            <text:p>登録モードでは非表示。</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業種</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事業内容</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郵便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住所</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住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ウェブサイト</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ウェブサイトUR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table:table-cell table:style-name="ce338" office:value-type="string" calcext:value-type="string">
            <text:p>地図</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地図UR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会社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name}</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業種</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industry}</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郵便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zipcode}</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住所</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address}</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phone}</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3" calcext:value-type="float">
            <text:p>13</text:p>
          </table:table-cell>
          <table:table-cell table:style-name="ce338" office:value-type="string" calcext:value-type="string">
            <text:p>ウェブサイト</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mpany.url}</text:p>
          </table:table-cell>
          <table:covered-table-cell table:number-columns-repeated="2" table:style-name="ce235"/>
          <table:table-cell table:style-name="ce83" office:value-type="string" calcext:value-type="string" table:number-columns-spanned="5" table:number-rows-spanned="1">
            <text:p>編集不可</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4" calcext:value-type="float">
            <text:p>14</text:p>
          </table:table-cell>
          <table:table-cell table:style-name="ce338" office:value-type="string" calcext:value-type="string">
            <text:p>地図座標</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83" office:value-type="string" calcext:value-type="string" table:number-columns-spanned="5" table:number-rows-spanned="1">
            <text:p><text:span text:style-name="T2">所在地に対応したの地図URL：</text:span>Googleの地図APIを利用。</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5" calcext:value-type="float">
            <text:p>15</text:p>
          </table:table-cell>
          <table:table-cell table:style-name="ce338" office:value-type="string" calcext:value-type="string">
            <text:p>確認画面へ</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update/confirm”[ method=”get”]</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6" calcext:value-type="float">
            <text:p>16</text:p>
          </table:table-cell>
          <table:table-cell table:style-name="ce338" office:value-type="string" calcext:value-type="string">
            <text:p>修正する</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mpanies/update/{id}”</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7" calcext:value-type="float">
            <text:p>17</text:p>
          </table:table-cell>
          <table:table-cell table:style-name="ce201" office:value-type="string" calcext:value-type="string">
            <text:p>一覧に戻る</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51"/>
          <table:table-cell table:style-name="ce208" office:value-type="string" calcext:value-type="string" table:number-columns-spanned="2" table:number-rows-spanned="1">
            <text:p>-</text:p>
          </table:table-cell>
          <table:covered-table-cell table:style-name="ce51"/>
          <table:table-cell table:style-name="ce201" office:value-type="string" calcext:value-type="string" table:number-columns-spanned="3" table:number-rows-spanned="1">
            <text:p>-</text:p>
          </table:table-cell>
          <table:covered-table-cell table:number-columns-repeated="2" table:style-name="ce51"/>
          <table:table-cell table:style-name="ce146" office:value-type="string" calcext:value-type="string" table:number-columns-spanned="5" table:number-rows-spanned="1">
            <text:p>action=”/companies/list”[ method=”get”]</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3011</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担当者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担当者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ntact/list.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新規登録</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308" office:value-type="string" calcext:value-type="string" table:number-columns-spanned="3" table:number-rows-spanned="1">
            <text:p>新規登録</text:p>
          </table:table-cell>
          <table:covered-table-cell table:number-columns-repeated="2" table:style-name="ce308"/>
          <table:table-cell table:style-name="ce83" office:value-type="string" calcext:value-type="string" table:number-columns-spanned="5" table:number-rows-spanned="1">
            <text:p>action=”/contacts/add”[ method=”get”]</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担当者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担当者名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会社</text:p>
          </table:table-cell>
          <table:table-cell table:style-name="ce308" table:content-validation-name="val1" office:value-type="string" calcext:value-type="string">
            <text:p>リ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会社を選択（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数値</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電話番号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5" calcext:value-type="float">
            <text:p>5</text:p>
          </table:table-cell>
          <table:table-cell table:style-name="ce338" office:value-type="string" calcext:value-type="string">
            <text:p>メールアドレス</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08" office:value-type="string" calcext:value-type="string" table:number-columns-spanned="3" table:number-rows-spanned="1">
            <text:p>メールアドレスで検索（プレースホルダ）</text:p>
          </table:table-cell>
          <table:covered-table-cell table:number-columns-repeated="2" table:style-name="ce308"/>
          <table:table-cell table:style-name="ce83" office:value-type="string" calcext:value-type="string" table:number-columns-spanned="5" table:number-rows-spanned="1">
            <text:p>検索キーワード（）</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6" calcext:value-type="float">
            <text:p>6</text:p>
          </table:table-cell>
          <table:table-cell table:style-name="ce338" office:value-type="string" calcext:value-type="string">
            <text:p>検索</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08"/>
          <table:table-cell table:style-name="ce222" office:value-type="string" calcext:value-type="string" table:number-columns-spanned="2" table:number-rows-spanned="1">
            <text:p>-</text:p>
          </table:table-cell>
          <table:covered-table-cell table:style-name="ce308"/>
          <table:table-cell table:style-name="ce338" office:value-type="string" calcext:value-type="string" table:number-columns-spanned="3" table:number-rows-spanned="1">
            <text:p>-</text:p>
          </table:table-cell>
          <table:covered-table-cell table:number-columns-repeated="2" table:style-name="ce308"/>
          <table:table-cell table:style-name="ce143" office:value-type="string" calcext:value-type="string" table:number-columns-spanned="5" table:number-rows-spanned="1">
            <text:p>action=”/contacts/search”[ method=”get”]</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担当者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08"/>
          <table:table-cell table:style-name="ce222" office:value-type="float" office:value="15" calcext:value-type="float" table:number-columns-spanned="2" table:number-rows-spanned="1">
            <text:p>15</text:p>
          </table:table-cell>
          <table:covered-table-cell table:style-name="ce308"/>
          <table:table-cell table:style-name="ce135" office:value-type="string" calcext:value-type="string" table:number-columns-spanned="3" table:number-rows-spanned="1">
            <text:p>${contact.name}</text:p>
          </table:table-cell>
          <table:covered-table-cell table:number-columns-repeated="2" table:style-name="ce235"/>
          <table:table-cell table:style-name="ce83" office:value-type="string" calcext:value-type="string" table:number-columns-spanned="5" table:number-rows-spanned="1">
            <text:p>検索結果リスト（担当者リスト）の行構成</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08"/>
          <table:table-cell table:style-name="ce222" office:value-type="float" office:value="2" calcext:value-type="float" table:number-columns-spanned="2" table:number-rows-spanned="1">
            <text:p>2</text:p>
          </table:table-cell>
          <table:covered-table-cell table:style-name="ce308"/>
          <table:table-cell table:style-name="ce135" office:value-type="string" calcext:value-type="string" table:number-columns-spanned="3" table:number-rows-spanned="1">
            <text:p>${contact.companyId}</text:p>
          </table:table-cell>
          <table:covered-table-cell table:number-columns-repeated="2" table:style-name="ce235"/>
          <table:table-cell table:style-name="ce83" office:value-type="string" calcext:value-type="string" table:number-columns-spanned="5" table:number-rows-spanned="1">
            <text:p>検索結果リスト（担当者リスト）の行構成</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08"/>
          <table:table-cell table:style-name="ce222" office:value-type="float" office:value="10" calcext:value-type="float" table:number-columns-spanned="2" table:number-rows-spanned="1">
            <text:p>10</text:p>
          </table:table-cell>
          <table:covered-table-cell table:style-name="ce308"/>
          <table:table-cell table:style-name="ce135" office:value-type="string" calcext:value-type="string" table:number-columns-spanned="3" table:number-rows-spanned="1">
            <text:p>${contact.phone}</text:p>
          </table:table-cell>
          <table:covered-table-cell table:number-columns-repeated="2" table:style-name="ce235"/>
          <table:table-cell table:style-name="ce83" office:value-type="string" calcext:value-type="string" table:number-columns-spanned="5" table:number-rows-spanned="1">
            <text:p>検索結果リスト（担当者リスト）の行構成</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0" calcext:value-type="float">
            <text:p>10</text:p>
          </table:table-cell>
          <table:table-cell table:style-name="ce201" office:value-type="string" calcext:value-type="string">
            <text:p>メールアドレス</text:p>
          </table:table-cell>
          <table:table-cell table:style-name="ce51" table:content-validation-name="val1" office:value-type="string" calcext:value-type="string">
            <text:p>ラベル</text:p>
          </table:table-cell>
          <table:table-cell table:style-name="ce201" table:content-validation-name="val2" office:value-type="string" calcext:value-type="string">
            <text:p>O</text:p>
          </table:table-cell>
          <table:table-cell table:style-name="ce201" table:content-validation-name="val3" office:value-type="string" calcext:value-type="string">
            <text:p>文字列</text:p>
          </table:table-cell>
          <table:table-cell table:style-name="ce201"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51"/>
          <table:table-cell table:style-name="ce208" office:value-type="float" office:value="20" calcext:value-type="float" table:number-columns-spanned="2" table:number-rows-spanned="1">
            <text:p>20</text:p>
          </table:table-cell>
          <table:covered-table-cell table:style-name="ce51"/>
          <table:table-cell table:style-name="ce130" office:value-type="string" calcext:value-type="string" table:number-columns-spanned="3" table:number-rows-spanned="1">
            <text:p>${contact.email}</text:p>
          </table:table-cell>
          <table:covered-table-cell table:number-columns-repeated="2" table:style-name="ce236"/>
          <table:table-cell table:style-name="ce58" office:value-type="string" calcext:value-type="string" table:number-columns-spanned="5" table:number-rows-spanned="1">
            <text:p>検索結果リスト（担当者リスト）の行構成</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担当者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ntact/detail.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担当者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担当者名を入力（プレースホル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会社を選択</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を選択（プレースホル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を入力（プレースホル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メールアドレ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メールアドレスを入力（プレースホルダ）</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担当者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08"/>
          <table:table-cell table:style-name="ce222" office:value-type="float" office:value="8" calcext:value-type="float" table:number-columns-spanned="2" table:number-rows-spanned="1">
            <text:p>8</text:p>
          </table:table-cell>
          <table:covered-table-cell table:style-name="ce308"/>
          <table:table-cell table:style-name="ce135" office:value-type="string" calcext:value-type="string" table:number-columns-spanned="3" table:number-rows-spanned="1">
            <text:p>${contact.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会社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con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メールアドレ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emai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更新</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更新</text:p>
          </table:table-cell>
          <table:covered-table-cell table:number-columns-repeated="2" table:style-name="ce235"/>
          <table:table-cell table:style-name="ce83" office:value-type="string" calcext:value-type="string" table:number-columns-spanned="5" table:number-rows-spanned="1">
            <text:p>action=”/contacts/update/{id}”[ method=”get”]</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2" calcext:value-type="float">
            <text:p>12</text:p>
          </table:table-cell>
          <table:table-cell table:style-name="ce201" office:value-type="string" calcext:value-type="string">
            <text:p>削除</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51"/>
          <table:table-cell table:style-name="ce208" office:value-type="float" office:value="7" calcext:value-type="float" table:number-columns-spanned="2" table:number-rows-spanned="1">
            <text:p>7</text:p>
          </table:table-cell>
          <table:covered-table-cell table:style-name="ce51"/>
          <table:table-cell table:style-name="ce130" office:value-type="string" calcext:value-type="string" table:number-columns-spanned="3" table:number-rows-spanned="1">
            <text:p>削除</text:p>
          </table:table-cell>
          <table:covered-table-cell table:number-columns-repeated="2" table:style-name="ce236"/>
          <table:table-cell table:style-name="ce58" office:value-type="string" calcext:value-type="string" table:number-columns-spanned="5" table:number-rows-spanned="1">
            <text:p>action=”/contacts/delete/{id}”[ method=”get”]</text:p>
          </table:table-cell>
          <table:covered-table-cell table:number-columns-repeated="3" table:style-name="ce51"/>
          <table:covered-table-cell table:style-name="ce58"/>
          <table:table-cell/>
          <table:table-cell table:style-name="ce17"/>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担当者入力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ntact/entry.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担当者ID</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数値</text:p>
          </table:table-cell>
          <table:table-cell table:style-name="ce33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id}</text:p>
          </table:table-cell>
          <table:covered-table-cell table:number-columns-repeated="2" table:style-name="ce235"/>
          <table:table-cell table:style-name="ce83" office:value-type="string" calcext:value-type="string" table:number-columns-spanned="5" table:number-rows-spanned="1">
            <text:p>登録モードでは非表示。</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担当者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担当者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会社を選択</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メールアドレ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メールアドレス</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担当者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08"/>
          <table:table-cell table:style-name="ce222" office:value-type="float" office:value="8" calcext:value-type="float" table:number-columns-spanned="2" table:number-rows-spanned="1">
            <text:p>8</text:p>
          </table:table-cell>
          <table:covered-table-cell table:style-name="ce308"/>
          <table:table-cell table:style-name="ce135" office:value-type="string" calcext:value-type="string" table:number-columns-spanned="3" table:number-rows-spanned="1">
            <text:p>${contact.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会社名</text:p>
          </table:table-cell>
          <table:table-cell table:style-name="ce308" table:content-validation-name="val1" office:value-type="string" calcext:value-type="string">
            <text:p>リ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con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メールアドレス</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emai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確認画面へ</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確認画面へ</text:p>
          </table:table-cell>
          <table:covered-table-cell table:number-columns-repeated="2" table:style-name="ce235"/>
          <table:table-cell table:style-name="ce83" office:value-type="string" calcext:value-type="string" table:number-columns-spanned="5" table:number-rows-spanned="1">
            <text:p>action=”/contacts/confirm?mode=(add|update)”[ method=”get”]</text:p>
          </table:table-cell>
          <table:covered-table-cell table:number-columns-repeated="3" table:style-name="ce308"/>
          <table:covered-table-cell table:style-name="ce83"/>
          <table:table-cell/>
          <table:table-cell table:style-name="ce17"/>
        </table:table-row>
        <table:table-row table:style-name="ro2">
          <table:table-cell table:style-name="ce192" office:value-type="float" office:value="13" calcext:value-type="float">
            <text:p>13</text:p>
          </table:table-cell>
          <table:table-cell table:style-name="ce201" office:value-type="string" calcext:value-type="string">
            <text:p>キャンセル</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51"/>
          <table:table-cell table:style-name="ce208" office:value-type="float" office:value="7" calcext:value-type="float" table:number-columns-spanned="2" table:number-rows-spanned="1">
            <text:p>7</text:p>
          </table:table-cell>
          <table:covered-table-cell table:style-name="ce51"/>
          <table:table-cell table:style-name="ce130" office:value-type="string" calcext:value-type="string" table:number-columns-spanned="3" table:number-rows-spanned="1">
            <text:p>キャンセル</text:p>
          </table:table-cell>
          <table:covered-table-cell table:number-columns-repeated="2" table:style-name="ce236"/>
          <table:table-cell table:style-name="ce58" office:value-type="string" calcext:value-type="string" table:number-columns-spanned="5" table:number-rows-spanned="1">
            <text:p>action=”/contacts/list”[ method=”get”]</text:p>
          </table:table-cell>
          <table:covered-table-cell table:number-columns-repeated="3" table:style-name="ce51"/>
          <table:covered-table-cell table:style-name="ce58"/>
          <table:table-cell table:number-columns-repeated="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73" office:value-type="string" calcext:value-type="string">
            <text:p>論理名</text:p>
          </table:table-cell>
          <table:table-cell table:style-name="ce339" office:value-type="string" calcext:value-type="string" table:number-columns-spanned="6" table:number-rows-spanned="1">
            <text:p>担当者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168"/>
          <table:covered-table-cell table:number-columns-repeated="2" table:style-name="ce51"/>
          <table:table-cell table:style-name="ce225" office:value-type="string" calcext:value-type="string">
            <text:p>物理名</text:p>
          </table:table-cell>
          <table:table-cell table:style-name="ce130" office:value-type="string" calcext:value-type="string" table:number-columns-spanned="6" table:number-rows-spanned="1">
            <text:p>%templates%/contact/confirm.html</text:p>
          </table:table-cell>
          <table:covered-table-cell table:number-columns-repeated="12" table:style-name="ce51"/>
          <table:covered-table-cell table:style-name="ce58"/>
          <table:table-cell table:number-columns-repeated="2"/>
        </table:table-row>
        <table:table-row table:style-name="ro1">
          <table:table-cell table:style-name="ce23" table:number-columns-spanned="18" table:number-rows-spanned="1"/>
          <table:covered-table-cell table:number-columns-repeated="17" table:style-name="ce23"/>
          <table:table-cell table:style-name="Default"/>
          <table:table-cell/>
        </table:table-row>
        <table:table-row table:style-name="ro2">
          <table:table-cell table:style-name="ce209" office:value-type="string" calcext:value-type="string">
            <text:p>項番</text:p>
          </table:table-cell>
          <table:table-cell table:style-name="ce273" office:value-type="string" calcext:value-type="string">
            <text:p>論理名</text:p>
          </table:table-cell>
          <table:table-cell table:style-name="ce273" office:value-type="string" calcext:value-type="string">
            <text:p>部品種類</text:p>
          </table:table-cell>
          <table:table-cell table:style-name="ce273" office:value-type="string" calcext:value-type="string">
            <text:p>入出力</text:p>
          </table:table-cell>
          <table:table-cell table:style-name="ce273" office:value-type="string" calcext:value-type="string">
            <text:p>属性</text:p>
          </table:table-cell>
          <table:table-cell table:style-name="ce273" office:value-type="string" calcext:value-type="string">
            <text:p>揃え</text:p>
          </table:table-cell>
          <table:table-cell table:style-name="ce273" office:value-type="string" calcext:value-type="string" table:number-columns-spanned="2" table:number-rows-spanned="1">
            <text:p>表示長</text:p>
          </table:table-cell>
          <table:covered-table-cell table:style-name="ce280"/>
          <table:table-cell table:style-name="ce273" office:value-type="string" calcext:value-type="string" table:number-columns-spanned="2" table:number-rows-spanned="1">
            <text:p>最大長</text:p>
          </table:table-cell>
          <table:covered-table-cell table:style-name="ce280"/>
          <table:table-cell table:style-name="ce280" office:value-type="string" calcext:value-type="string" table:number-columns-spanned="3" table:number-rows-spanned="1">
            <text:p>初期表示</text:p>
          </table:table-cell>
          <table:covered-table-cell table:number-columns-repeated="2" table:style-name="ce280"/>
          <table:table-cell table:style-name="ce305" office:value-type="string" calcext:value-type="string" table:number-columns-spanned="5" table:number-rows-spanned="1">
            <text:p>備考</text:p>
          </table:table-cell>
          <table:covered-table-cell table:number-columns-repeated="3" table:style-name="ce280"/>
          <table:covered-table-cell table:style-name="ce305"/>
          <table:table-cell/>
          <table:table-cell table:style-name="ce17"/>
        </table:table-row>
        <table:table-row table:style-name="ro2">
          <table:table-cell table:style-name="ce307" office:value-type="float" office:value="1" calcext:value-type="float">
            <text:p>1</text:p>
          </table:table-cell>
          <table:table-cell table:style-name="ce338" office:value-type="string" calcext:value-type="string">
            <text:p>担当者ID</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数値</text:p>
          </table:table-cell>
          <table:table-cell table:style-name="ce33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id}</text:p>
          </table:table-cell>
          <table:covered-table-cell table:number-columns-repeated="2" table:style-name="ce235"/>
          <table:table-cell table:style-name="ce83" office:value-type="string" calcext:value-type="string" table:number-columns-spanned="5" table:number-rows-spanned="1">
            <text:p>登録モードでは非表示。</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2" calcext:value-type="float">
            <text:p>2</text:p>
          </table:table-cell>
          <table:table-cell table:style-name="ce338" office:value-type="string" calcext:value-type="string">
            <text:p>担当者名</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担当者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3" calcext:value-type="float">
            <text:p>3</text:p>
          </table:table-cell>
          <table:table-cell table:style-name="ce338" office:value-type="string" calcext:value-type="string">
            <text:p>会社を選択</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会社名</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4" calcext:value-type="float">
            <text:p>4</text:p>
          </table:table-cell>
          <table:table-cell table:style-name="ce338" office:value-type="string" calcext:value-type="string">
            <text:p>電話番号</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電話番号</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7" calcext:value-type="float">
            <text:p>7</text:p>
          </table:table-cell>
          <table:table-cell table:style-name="ce338" office:value-type="string" calcext:value-type="string">
            <text:p>メールアドレス</text:p>
          </table:table-cell>
          <table:table-cell table:style-name="ce308" table:content-validation-name="val1" office:value-type="string" calcext:value-type="string">
            <text:p>ラベル</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232" office:value-type="string" calcext:value-type="string" table:number-columns-spanned="3" table:number-rows-spanned="1">
            <text:p>メールアドレス</text:p>
          </table:table-cell>
          <table:covered-table-cell table:number-columns-repeated="2" table:style-name="ce308"/>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8" calcext:value-type="float">
            <text:p>8</text:p>
          </table:table-cell>
          <table:table-cell table:style-name="ce338" office:value-type="string" calcext:value-type="string">
            <text:p>担当者名</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08"/>
          <table:table-cell table:style-name="ce222" office:value-type="float" office:value="8" calcext:value-type="float" table:number-columns-spanned="2" table:number-rows-spanned="1">
            <text:p>8</text:p>
          </table:table-cell>
          <table:covered-table-cell table:style-name="ce308"/>
          <table:table-cell table:style-name="ce135" office:value-type="string" calcext:value-type="string" table:number-columns-spanned="3" table:number-rows-spanned="1">
            <text:p>${contact.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9" calcext:value-type="float">
            <text:p>9</text:p>
          </table:table-cell>
          <table:table-cell table:style-name="ce338" office:value-type="string" calcext:value-type="string">
            <text:p>会社名</text:p>
          </table:table-cell>
          <table:table-cell table:style-name="ce308" table:content-validation-name="val1" office:value-type="string" calcext:value-type="string">
            <text:p>リ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con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0" calcext:value-type="float">
            <text:p>10</text:p>
          </table:table-cell>
          <table:table-cell table:style-name="ce338" office:value-type="string" calcext:value-type="string">
            <text:p>電話番号</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1" calcext:value-type="float">
            <text:p>11</text:p>
          </table:table-cell>
          <table:table-cell table:style-name="ce338" office:value-type="string" calcext:value-type="string">
            <text:p>メールアドレス</text:p>
          </table:table-cell>
          <table:table-cell table:style-name="ce308" table:content-validation-name="val1" office:value-type="string" calcext:value-type="string">
            <text:p>テキストボックス</text:p>
          </table:table-cell>
          <table:table-cell table:style-name="ce338" table:content-validation-name="val2" office:value-type="string" calcext:value-type="string">
            <text:p>I</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emai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2" calcext:value-type="float">
            <text:p>12</text:p>
          </table:table-cell>
          <table:table-cell table:style-name="ce338" office:value-type="string" calcext:value-type="string">
            <text:p>担当者ID</text:p>
          </table:table-cell>
          <table:table-cell table:style-name="ce308" table:content-validation-name="val1" office:value-type="string" calcext:value-type="string">
            <text:p>非表示</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id}</text:p>
          </table:table-cell>
          <table:covered-table-cell table:number-columns-repeated="2" table:style-name="ce235"/>
          <table:table-cell table:style-name="ce83" office:value-type="string" calcext:value-type="string" table:number-columns-spanned="5" table:number-rows-spanned="1">
            <text:p>登録モードでは非表示。</text:p>
          </table:table-cell>
          <table:covered-table-cell table:number-columns-repeated="3" table:style-name="ce308"/>
          <table:covered-table-cell table:style-name="ce83"/>
          <table:table-cell/>
          <table:table-cell table:style-name="ce17"/>
        </table:table-row>
        <table:table-row table:style-name="ro2">
          <table:table-cell table:style-name="ce307" office:value-type="float" office:value="13" calcext:value-type="float">
            <text:p>13</text:p>
          </table:table-cell>
          <table:table-cell table:style-name="ce338" office:value-type="string" calcext:value-type="string">
            <text:p>担当者名</text:p>
          </table:table-cell>
          <table:table-cell table:style-name="ce308" table:content-validation-name="val1" office:value-type="string" calcext:value-type="string">
            <text:p>非表示</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4" calcext:value-type="float">
            <text:p>14</text:p>
          </table:table-cell>
          <table:table-cell table:style-name="ce338" office:value-type="string" calcext:value-type="string">
            <text:p>会社名</text:p>
          </table:table-cell>
          <table:table-cell table:style-name="ce308" table:content-validation-name="val1" office:value-type="string" calcext:value-type="string">
            <text:p>非表示</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conpanyNam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5" calcext:value-type="float">
            <text:p>15</text:p>
          </table:table-cell>
          <table:table-cell table:style-name="ce338" office:value-type="string" calcext:value-type="string">
            <text:p>電話番号</text:p>
          </table:table-cell>
          <table:table-cell table:style-name="ce308" table:content-validation-name="val1" office:value-type="string" calcext:value-type="string">
            <text:p>非表示</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phone}</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6" calcext:value-type="float">
            <text:p>16</text:p>
          </table:table-cell>
          <table:table-cell table:style-name="ce338" office:value-type="string" calcext:value-type="string">
            <text:p>メールアドレス</text:p>
          </table:table-cell>
          <table:table-cell table:style-name="ce308" table:content-validation-name="val1" office:value-type="string" calcext:value-type="string">
            <text:p>非表示</text:p>
          </table:table-cell>
          <table:table-cell table:style-name="ce338" table:content-validation-name="val2" office:value-type="string" calcext:value-type="string">
            <text:p>O</text:p>
          </table:table-cell>
          <table:table-cell table:style-name="ce338" table:content-validation-name="val3" office:value-type="string" calcext:value-type="string">
            <text:p>文字列</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contact.email}</text:p>
          </table:table-cell>
          <table:covered-table-cell table:number-columns-repeated="2" table:style-name="ce235"/>
          <table:table-cell table:style-name="ce83" table:number-columns-spanned="5" table:number-rows-spanned="1"/>
          <table:covered-table-cell table:number-columns-repeated="3" table:style-name="ce308"/>
          <table:covered-table-cell table:style-name="ce83"/>
          <table:table-cell/>
          <table:table-cell table:style-name="ce17"/>
        </table:table-row>
        <table:table-row table:style-name="ro2">
          <table:table-cell table:style-name="ce307" office:value-type="float" office:value="17" calcext:value-type="float">
            <text:p>17</text:p>
          </table:table-cell>
          <table:table-cell table:style-name="ce338" office:value-type="string" calcext:value-type="string">
            <text:p>(登録|更新)</text:p>
          </table:table-cell>
          <table:table-cell table:style-name="ce308" table:content-validation-name="val1" office:value-type="string" calcext:value-type="string">
            <text:p>ボタン</text:p>
          </table:table-cell>
          <table:table-cell table:style-name="ce338" table:content-validation-name="val2" office:value-type="string" calcext:value-type="string">
            <text:p>I/O</text:p>
          </table:table-cell>
          <table:table-cell table:style-name="ce338" table:content-validation-name="val3" office:value-type="string" calcext:value-type="string">
            <text:p>-</text:p>
          </table:table-cell>
          <table:table-cell table:style-name="ce33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08"/>
          <table:table-cell table:style-name="ce222" office:value-type="float" office:value="7" calcext:value-type="float" table:number-columns-spanned="2" table:number-rows-spanned="1">
            <text:p>7</text:p>
          </table:table-cell>
          <table:covered-table-cell table:style-name="ce308"/>
          <table:table-cell table:style-name="ce135" office:value-type="string" calcext:value-type="string" table:number-columns-spanned="3" table:number-rows-spanned="1">
            <text:p>(登録|更新)</text:p>
          </table:table-cell>
          <table:covered-table-cell table:number-columns-repeated="2" table:style-name="ce235"/>
          <table:table-cell table:style-name="ce143" office:value-type="string" calcext:value-type="string" table:number-columns-spanned="5" table:number-rows-spanned="1">
            <text:p>action=”/contacts/execute?mode=(add|update)”[ method=”get”]</text:p>
          </table:table-cell>
          <table:covered-table-cell table:number-columns-repeated="3" table:style-name="ce135"/>
          <table:covered-table-cell table:style-name="ce143"/>
          <table:table-cell/>
          <table:table-cell table:style-name="ce17"/>
        </table:table-row>
        <table:table-row table:style-name="ro2">
          <table:table-cell table:style-name="ce192" office:value-type="float" office:value="18" calcext:value-type="float">
            <text:p>18</text:p>
          </table:table-cell>
          <table:table-cell table:style-name="ce201" office:value-type="string" calcext:value-type="string">
            <text:p>キャンセル</text:p>
          </table:table-cell>
          <table:table-cell table:style-name="ce51" table:content-validation-name="val1" office:value-type="string" calcext:value-type="string">
            <text:p>ボタン</text:p>
          </table:table-cell>
          <table:table-cell table:style-name="ce201" table:content-validation-name="val2" office:value-type="string" calcext:value-type="string">
            <text:p>I/O</text:p>
          </table:table-cell>
          <table:table-cell table:style-name="ce201" table:content-validation-name="val3" office:value-type="string" calcext:value-type="string">
            <text:p>-</text:p>
          </table:table-cell>
          <table:table-cell table:style-name="ce201"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51"/>
          <table:table-cell table:style-name="ce208" office:value-type="float" office:value="7" calcext:value-type="float" table:number-columns-spanned="2" table:number-rows-spanned="1">
            <text:p>7</text:p>
          </table:table-cell>
          <table:covered-table-cell table:style-name="ce51"/>
          <table:table-cell table:style-name="ce130" office:value-type="string" calcext:value-type="string" table:number-columns-spanned="3" table:number-rows-spanned="1">
            <text:p>キャンセル</text:p>
          </table:table-cell>
          <table:covered-table-cell table:number-columns-repeated="2" table:style-name="ce236"/>
          <table:table-cell table:style-name="ce146" office:value-type="string" calcext:value-type="string" table:number-columns-spanned="5" table:number-rows-spanned="1">
            <text:p>action=”/contacts/list”[ method=”get”]</text:p>
          </table:table-cell>
          <table:covered-table-cell table:number-columns-repeated="3" table:style-name="ce130"/>
          <table:covered-table-cell table:style-name="ce146"/>
          <table:table-cell table:number-columns-repeated="2"/>
        </table:table-row>
        <table:table-row table:style-name="ro2" table:number-rows-repeated="1048340">
          <table:table-cell table:number-columns-repeated="20"/>
        </table:table-row>
        <table:table-row table:style-name="ro4" table:number-rows-repeated="44">
          <table:table-cell table:number-columns-repeated="20"/>
        </table:table-row>
        <table:table-row table:style-name="ro4">
          <table:table-cell table:number-columns-repeated="20"/>
        </table:table-row>
      </table:table>
      <table:table table:name="memo-1" table:style-name="ta1">
        <table:table-column table:style-name="co8" table:default-cell-style-name="ce153"/>
        <table:table-column table:style-name="co9" table:default-cell-style-name="ce153"/>
        <table:table-column table:style-name="co10" table:number-columns-repeated="2" table:default-cell-style-name="ce153"/>
        <table:table-column table:style-name="co1" table:number-columns-repeated="4" table:default-cell-style-name="ce153"/>
        <table:table-column table:style-name="co3" table:default-cell-style-name="ce153"/>
        <table:table-column table:style-name="co1" table:number-columns-repeated="16375" table:default-cell-style-name="ce153"/>
        <table:table-row table:style-name="ro2">
          <table:table-cell table:style-name="ce150" office:value-type="string" calcext:value-type="string" table:number-columns-spanned="2" table:number-rows-spanned="1">
            <text:p>ユースケース</text:p>
          </table:table-cell>
          <table:covered-table-cell table:style-name="ce150"/>
          <table:table-cell table:style-name="ce150" office:value-type="string" calcext:value-type="string" table:number-columns-spanned="2" table:number-rows-spanned="1">
            <text:p>プロセス</text:p>
          </table:table-cell>
          <table:covered-table-cell table:style-name="ce150"/>
          <table:table-cell table:style-name="ce150" office:value-type="string" calcext:value-type="string" table:number-columns-spanned="3" table:number-rows-spanned="1">
            <text:p>サブユースケース</text:p>
          </table:table-cell>
          <table:covered-table-cell table:number-columns-repeated="2" table:style-name="ce150"/>
          <table:table-cell table:style-name="ce150" office:value-type="string" calcext:value-type="string" table:number-columns-spanned="2" table:number-rows-spanned="1">
            <text:p>画面</text:p>
          </table:table-cell>
          <table:covered-table-cell table:style-name="ce150"/>
          <table:table-cell office:value-type="string" calcext:value-type="string" table:number-columns-spanned="2" table:number-rows-spanned="2">
            <text:p>テンプレートファイル</text:p>
          </table:table-cell>
          <table:covered-table-cell/>
          <table:table-cell table:number-columns-repeated="16373"/>
        </table:table-row>
        <table:table-row table:style-name="ro2">
          <table:table-cell table:style-name="ce151" office:value-type="string" calcext:value-type="string">
            <text:p>ID</text:p>
          </table:table-cell>
          <table:table-cell table:style-name="ce151" office:value-type="string" calcext:value-type="string">
            <text:p>ユースケース名</text:p>
          </table:table-cell>
          <table:table-cell table:style-name="ce151" office:value-type="string" calcext:value-type="string">
            <text:p>プロセスID</text:p>
          </table:table-cell>
          <table:table-cell table:style-name="ce151" office:value-type="string" calcext:value-type="string">
            <text:p>プロセス名</text:p>
          </table:table-cell>
          <table:table-cell table:style-name="ce151" office:value-type="string" calcext:value-type="string">
            <text:p>ID</text:p>
          </table:table-cell>
          <table:table-cell table:style-name="ce151" office:value-type="string" calcext:value-type="string" table:number-columns-spanned="2" table:number-rows-spanned="1">
            <text:p>サブユースケース名</text:p>
          </table:table-cell>
          <table:covered-table-cell table:style-name="ce151"/>
          <table:table-cell table:style-name="ce151" office:value-type="string" calcext:value-type="string">
            <text:p>画面ID</text:p>
          </table:table-cell>
          <table:table-cell table:style-name="ce151" office:value-type="string" calcext:value-type="string">
            <text:p>画面名</text:p>
          </table:table-cell>
          <table:covered-table-cell table:number-columns-repeated="2"/>
          <table:table-cell table:number-columns-repeated="16373"/>
        </table:table-row>
        <table:table-row table:style-name="ro2">
          <table:table-cell table:style-name="ce152" office:value-type="string" calcext:value-type="string" table:number-columns-spanned="1" table:number-rows-spanned="6">
            <text:p>UC02</text:p>
          </table:table-cell>
          <table:table-cell table:style-name="ce152" office:value-type="string" calcext:value-type="string" table:number-columns-spanned="1" table:number-rows-spanned="6">
            <text:p>取引先管理</text:p>
          </table:table-cell>
          <table:table-cell table:style-name="ce152" office:value-type="string" calcext:value-type="string" table:number-columns-spanned="1" table:number-rows-spanned="2">
            <text:p>MD01</text:p>
          </table:table-cell>
          <table:table-cell table:style-name="ce152" office:value-type="string" calcext:value-type="string" table:number-columns-spanned="1" table:number-rows-spanned="2">
            <text:p>表示</text:p>
          </table:table-cell>
          <table:table-cell table:formula="of:=[.A3] &amp; RIGHT([.$C$3];2) &amp; &quot;1&quot;" office:value-type="string" office:string-value="UC02011" calcext:value-type="string">
            <text:p>UC02011</text:p>
          </table:table-cell>
          <table:table-cell office:value-type="string" calcext:value-type="string" table:number-columns-spanned="2" table:number-rows-spanned="1">
            <text:p>一覧を表示する</text:p>
          </table:table-cell>
          <table:covered-table-cell/>
          <table:table-cell table:formula="of:=SUBSTITUTE([.E3];&quot;UC&quot;;&quot;SC&quot;)" office:value-type="string" office:string-value="SC02011" calcext:value-type="string">
            <text:p>SC02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3] &amp; RIGHT([.$C$3];2) &amp; &quot;2&quot;" office:value-type="string" office:string-value="UC02012" calcext:value-type="string">
            <text:p>UC02012</text:p>
          </table:table-cell>
          <table:table-cell office:value-type="string" calcext:value-type="string" table:number-columns-spanned="2" table:number-rows-spanned="1">
            <text:p>詳細を表示する</text:p>
          </table:table-cell>
          <table:covered-table-cell/>
          <table:table-cell table:formula="of:=SUBSTITUTE([.E4];&quot;UC&quot;;&quot;SC&quot;)" office:value-type="string" office:string-value="SC02012" calcext:value-type="string">
            <text:p>SC02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51"/>
          <table:table-cell table:style-name="ce152" office:value-type="string" calcext:value-type="string" table:number-columns-spanned="1" table:number-rows-spanned="2">
            <text:p>MD02</text:p>
          </table:table-cell>
          <table:table-cell table:style-name="ce152" office:value-type="string" calcext:value-type="string" table:number-columns-spanned="1" table:number-rows-spanned="2">
            <text:p>入力</text:p>
          </table:table-cell>
          <table:table-cell table:formula="of:=[.A3] &amp; RIGHT([.$C$5];2) &amp; &quot;1&quot;" office:value-type="string" office:string-value="UC02021" calcext:value-type="string">
            <text:p>UC02021</text:p>
          </table:table-cell>
          <table:table-cell office:value-type="string" calcext:value-type="string" table:number-columns-spanned="2" table:number-rows-spanned="1">
            <text:p>登録する</text:p>
          </table:table-cell>
          <table:covered-table-cell/>
          <table:table-cell table:formula="of:=SUBSTITUTE([.E5];&quot;UC&quot;;&quot;SC&quot;)" office:value-type="string" office:string-value="SC02021" calcext:value-type="string">
            <text:p>SC02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3] &amp; RIGHT([.$C$5];2) &amp; &quot;2&quot;" office:value-type="string" office:string-value="UC02022" calcext:value-type="string">
            <text:p>UC02022</text:p>
          </table:table-cell>
          <table:table-cell office:value-type="string" calcext:value-type="string" table:number-columns-spanned="2" table:number-rows-spanned="1">
            <text:p>更新する</text:p>
          </table:table-cell>
          <table:covered-table-cell/>
          <table:table-cell table:formula="of:=SUBSTITUTE([.E6];&quot;UC&quot;;&quot;SC&quot;)" office:value-type="string" office:string-value="SC02022" calcext:value-type="string">
            <text:p>SC02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51"/>
          <table:table-cell table:style-name="ce152" office:value-type="string" calcext:value-type="string" table:number-columns-spanned="1" table:number-rows-spanned="2">
            <text:p>MD03</text:p>
          </table:table-cell>
          <table:table-cell table:style-name="ce152" office:value-type="string" calcext:value-type="string" table:number-columns-spanned="1" table:number-rows-spanned="2">
            <text:p>確認</text:p>
          </table:table-cell>
          <table:table-cell table:formula="of:=[.A3] &amp; RIGHT([.$C$7];2) &amp; &quot;1&quot;" office:value-type="string" office:string-value="UC02031" calcext:value-type="string">
            <text:p>UC02031</text:p>
          </table:table-cell>
          <table:table-cell office:value-type="string" calcext:value-type="string" table:number-columns-spanned="2" table:number-rows-spanned="1">
            <text:p>登録する</text:p>
          </table:table-cell>
          <table:covered-table-cell/>
          <table:table-cell table:formula="of:=SUBSTITUTE([.E7];&quot;UC&quot;;&quot;SC&quot;)" office:value-type="string" office:string-value="SC02031" calcext:value-type="string">
            <text:p>SC02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3] &amp; RIGHT([.$C$7];2) &amp; &quot;2&quot;" office:value-type="string" office:string-value="UC02032" calcext:value-type="string">
            <text:p>UC02032</text:p>
          </table:table-cell>
          <table:table-cell office:value-type="string" calcext:value-type="string" table:number-columns-spanned="2" table:number-rows-spanned="1">
            <text:p>更新する</text:p>
          </table:table-cell>
          <table:covered-table-cell/>
          <table:table-cell table:formula="of:=SUBSTITUTE([.E8];&quot;UC&quot;;&quot;SC&quot;)" office:value-type="string" office:string-value="SC02032" calcext:value-type="string">
            <text:p>SC02032</text:p>
          </table:table-cell>
          <table:table-cell office:value-type="string" calcext:value-type="string">
            <text:p>更新確認画面</text:p>
          </table:table-cell>
          <table:covered-table-cell table:number-columns-repeated="2"/>
          <table:table-cell table:number-columns-repeated="16373"/>
        </table:table-row>
        <table:table-row table:style-name="ro2">
          <table:table-cell table:style-name="ce152" office:value-type="string" calcext:value-type="string" table:number-columns-spanned="1" table:number-rows-spanned="6">
            <text:p>UC03</text:p>
          </table:table-cell>
          <table:table-cell table:style-name="ce152" office:value-type="string" calcext:value-type="string" table:number-columns-spanned="1" table:number-rows-spanned="6">
            <text:p>連絡先管理</text:p>
          </table:table-cell>
          <table:table-cell table:style-name="ce152" office:value-type="string" calcext:value-type="string" table:number-columns-spanned="1" table:number-rows-spanned="2">
            <text:p>MD01</text:p>
          </table:table-cell>
          <table:table-cell table:style-name="ce152" office:value-type="string" calcext:value-type="string" table:number-columns-spanned="1" table:number-rows-spanned="2">
            <text:p>表示</text:p>
          </table:table-cell>
          <table:table-cell table:formula="of:=[.A9] &amp; RIGHT([.$C$3];2) &amp; &quot;1&quot;" office:value-type="string" office:string-value="UC03011" calcext:value-type="string">
            <text:p>UC03011</text:p>
          </table:table-cell>
          <table:table-cell office:value-type="string" calcext:value-type="string" table:number-columns-spanned="2" table:number-rows-spanned="1">
            <text:p>一覧を表示する</text:p>
          </table:table-cell>
          <table:covered-table-cell/>
          <table:table-cell table:formula="of:=SUBSTITUTE([.E9];&quot;UC&quot;;&quot;SC&quot;)" office:value-type="string" office:string-value="SC03011" calcext:value-type="string">
            <text:p>SC03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9] &amp; RIGHT([.$C$3];2) &amp; &quot;2&quot;" office:value-type="string" office:string-value="UC03012" calcext:value-type="string">
            <text:p>UC03012</text:p>
          </table:table-cell>
          <table:table-cell office:value-type="string" calcext:value-type="string" table:number-columns-spanned="2" table:number-rows-spanned="1">
            <text:p>詳細を表示する</text:p>
          </table:table-cell>
          <table:covered-table-cell/>
          <table:table-cell table:formula="of:=SUBSTITUTE([.E10];&quot;UC&quot;;&quot;SC&quot;)" office:value-type="string" office:string-value="SC03012" calcext:value-type="string">
            <text:p>SC03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51"/>
          <table:table-cell table:style-name="ce152" office:value-type="string" calcext:value-type="string" table:number-columns-spanned="1" table:number-rows-spanned="2">
            <text:p>MD02</text:p>
          </table:table-cell>
          <table:table-cell table:style-name="ce152" office:value-type="string" calcext:value-type="string" table:number-columns-spanned="1" table:number-rows-spanned="2">
            <text:p>入力</text:p>
          </table:table-cell>
          <table:table-cell table:formula="of:=[.A9] &amp; RIGHT([.$C$5];2) &amp; &quot;1&quot;" office:value-type="string" office:string-value="UC03021" calcext:value-type="string">
            <text:p>UC03021</text:p>
          </table:table-cell>
          <table:table-cell office:value-type="string" calcext:value-type="string" table:number-columns-spanned="2" table:number-rows-spanned="1">
            <text:p>登録する</text:p>
          </table:table-cell>
          <table:covered-table-cell/>
          <table:table-cell table:formula="of:=SUBSTITUTE([.E11];&quot;UC&quot;;&quot;SC&quot;)" office:value-type="string" office:string-value="SC03021" calcext:value-type="string">
            <text:p>SC03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9] &amp; RIGHT([.$C$5];2) &amp; &quot;2&quot;" office:value-type="string" office:string-value="UC03022" calcext:value-type="string">
            <text:p>UC03022</text:p>
          </table:table-cell>
          <table:table-cell office:value-type="string" calcext:value-type="string" table:number-columns-spanned="2" table:number-rows-spanned="1">
            <text:p>更新する</text:p>
          </table:table-cell>
          <table:covered-table-cell/>
          <table:table-cell table:formula="of:=SUBSTITUTE([.E12];&quot;UC&quot;;&quot;SC&quot;)" office:value-type="string" office:string-value="SC03022" calcext:value-type="string">
            <text:p>SC03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51"/>
          <table:table-cell table:style-name="ce152" office:value-type="string" calcext:value-type="string" table:number-columns-spanned="1" table:number-rows-spanned="2">
            <text:p>MD03</text:p>
          </table:table-cell>
          <table:table-cell table:style-name="ce152" office:value-type="string" calcext:value-type="string" table:number-columns-spanned="1" table:number-rows-spanned="2">
            <text:p>確認</text:p>
          </table:table-cell>
          <table:table-cell table:formula="of:=[.A9] &amp; RIGHT([.$C$7];2) &amp; &quot;1&quot;" office:value-type="string" office:string-value="UC03031" calcext:value-type="string">
            <text:p>UC03031</text:p>
          </table:table-cell>
          <table:table-cell office:value-type="string" calcext:value-type="string" table:number-columns-spanned="2" table:number-rows-spanned="1">
            <text:p>登録する</text:p>
          </table:table-cell>
          <table:covered-table-cell/>
          <table:table-cell table:formula="of:=SUBSTITUTE([.E13];&quot;UC&quot;;&quot;SC&quot;)" office:value-type="string" office:string-value="SC03031" calcext:value-type="string">
            <text:p>SC03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51"/>
          <table:covered-table-cell table:number-columns-repeated="2" table:style-name="ce152"/>
          <table:table-cell table:formula="of:=[.A9] &amp; RIGHT([.$C$7];2) &amp; &quot;2&quot;" office:value-type="string" office:string-value="UC03032" calcext:value-type="string">
            <text:p>UC03032</text:p>
          </table:table-cell>
          <table:table-cell office:value-type="string" calcext:value-type="string" table:number-columns-spanned="2" table:number-rows-spanned="1">
            <text:p>更新する</text:p>
          </table:table-cell>
          <table:covered-table-cell/>
          <table:table-cell table:formula="of:=SUBSTITUTE([.E14];&quot;UC&quot;;&quot;SC&quot;)" office:value-type="string" office:string-value="SC03032" calcext:value-type="string">
            <text:p>SC03032</text:p>
          </table:table-cell>
          <table:table-cell office:value-type="string" calcext:value-type="string">
            <text:p>更新確認画面</text:p>
          </table:table-cell>
          <table:covered-table-cell table:number-columns-repeated="2"/>
          <table:table-cell table:number-columns-repeated="16373"/>
        </table:table-row>
        <table:table-row table:style-name="ro2" table:number-rows-repeated="1048561">
          <table:table-cell table:number-columns-repeated="16384"/>
        </table:table-row>
        <table:table-row table:style-name="ro2">
          <table:table-cell table:number-columns-repeated="16384"/>
        </table:table-row>
      </table:table>
      <table:table table:name="memo-2" table:style-name="ta1">
        <table:table-column table:style-name="co1" table:number-columns-repeated="3" table:default-cell-style-name="ce388"/>
        <table:table-column table:style-name="co11" table:default-cell-style-name="ce388"/>
        <table:table-column table:style-name="co1" table:number-columns-repeated="16378" table:default-cell-style-name="ce388"/>
        <table:table-column table:style-name="co1" table:number-columns-repeated="2" table:default-cell-style-name="ce389"/>
        <table:table-row table:style-name="ro2">
          <table:table-cell office:value-type="string" calcext:value-type="string">
            <text:p>INSERT INTO user_auth (name, email, password) VALUES (‘@name’, ‘@email’, ‘@password’);</text:p>
          </table:table-cell>
          <table:table-cell table:style-name="ce389" table:number-columns-repeated="2"/>
          <table:table-cell table:number-columns-repeated="4"/>
          <table:table-cell table:style-name="ce389"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email</text:p>
          </table:table-cell>
          <table:table-cell office:value-type="string" calcext:value-type="string">
            <text:p>password</text:p>
          </table:table-cell>
          <table:table-cell table:formula="of:=&quot;@&quot; &amp; [.B2]" office:value-type="string" office:string-value="@name" calcext:value-type="string">
            <text:p>@name</text:p>
          </table:table-cell>
          <table:table-cell table:formula="of:=&quot;@&quot; &amp; [.C2]" office:value-type="string" office:string-value="@email" calcext:value-type="string">
            <text:p>@email</text:p>
          </table:table-cell>
          <table:table-cell table:formula="of:=&quot;@&quot; &amp; [.D2]" office:value-type="string" office:string-value="@password" calcext:value-type="string">
            <text:p>@password</text:p>
          </table:table-cell>
          <table:table-cell table:number-columns-repeated="16375"/>
          <table:table-cell table:style-name="ce388" table:number-columns-repeated="2"/>
        </table:table-row>
        <table:table-row table:style-name="ro2">
          <table:table-cell office:value-type="float" office:value="1" calcext:value-type="float">
            <text:p>1</text:p>
          </table:table-cell>
          <table:table-cell office:value-type="string" calcext:value-type="string">
            <text:p>システム管理者</text:p>
          </table:table-cell>
          <table:table-cell office:value-type="string" calcext:value-type="string">
            <text:p>info@aaa.co.jp</text:p>
          </table:table-cell>
          <table:table-cell office:value-type="string" calcext:value-type="string">
            <text:p>himitu</text:p>
          </table:table-cell>
          <table:table-cell table:formula="of:=SUBSTITUTE([.$A$1];[.E$2];[.$B3])" office:value-type="string" office:string-value="INSERT INTO user_auth (name, email, password) VALUES (‘システム管理者’, ‘@email’, ‘@password’);" calcext:value-type="string">
            <text:p>INSERT INTO user_auth (name, email, password) VALUES (‘システム管理者’, ‘@email’, ‘@password’);</text:p>
          </table:table-cell>
          <table:table-cell table:formula="of:=SUBSTITUTE([.E3];[.F2];[.C3])" office:value-type="string" office:string-value="INSERT INTO user_auth (name, email, password) VALUES (‘システム管理者’, ‘info@aaa.co.jp’, ‘@password’);" calcext:value-type="string">
            <text:p>INSERT INTO user_auth (name, email, password) VALUES (‘システム管理者’, ‘info@aaa.co.jp’, ‘@password’);</text:p>
          </table:table-cell>
          <table:table-cell table:style-name="ce390" table:formula="of:=SUBSTITUTE([.F3];[.G$2];[.D3])" office:value-type="string" office:string-value="INSERT INTO user_auth (name, email, password) VALUES (‘システム管理者’, ‘info@aaa.co.jp’, ‘himitu’);" calcext:value-type="string">
            <text:p>INSERT INTO user_auth (name, email, password) VALUES (‘システム管理者’, ‘info@aaa.co.jp’, ‘himitu’);</text:p>
          </table:table-cell>
          <table:table-cell table:number-columns-repeated="7"/>
          <table:table-cell table:style-name="ce390"/>
          <table:table-cell table:number-columns-repeated="16369"/>
        </table:table-row>
        <table:table-row table:style-name="ro2">
          <table:table-cell office:value-type="float" office:value="2" calcext:value-type="float">
            <text:p>2</text:p>
          </table:table-cell>
          <table:table-cell office:value-type="string" calcext:value-type="string">
            <text:p>田中一郎</text:p>
          </table:table-cell>
          <table:table-cell office:value-type="string" calcext:value-type="string">
            <text:p>tanaka@aaa.co.jp</text:p>
          </table:table-cell>
          <table:table-cell office:value-type="string" calcext:value-type="string">
            <text:p>himitu</text:p>
          </table:table-cell>
          <table:table-cell table:formula="of:=SUBSTITUTE([.$A$1];[.E$2];[.$B4])" office:value-type="string" office:string-value="INSERT INTO user_auth (name, email, password) VALUES (‘田中一郎’, ‘@email’, ‘@password’);" calcext:value-type="string">
            <text:p>INSERT INTO user_auth (name, email, password) VALUES (‘田中一郎’, ‘@email’, ‘@password’);</text:p>
          </table:table-cell>
          <table:table-cell table:formula="of:=SUBSTITUTE([.E4];[.F2];[.C4])" office:value-type="string" office:string-value="INSERT INTO user_auth (name, email, password) VALUES (‘田中一郎’, ‘tanaka@aaa.co.jp’, ‘@password’);" calcext:value-type="string">
            <text:p>INSERT INTO user_auth (name, email, password) VALUES (‘田中一郎’, ‘tanaka@aaa.co.jp’, ‘@password’);</text:p>
          </table:table-cell>
          <table:table-cell table:style-name="ce390" table:formula="of:=SUBSTITUTE([.F4];[.G2];[.D4])" office:value-type="string" office:string-value="INSERT INTO user_auth (name, email, password) VALUES (‘田中一郎’, ‘tanaka@aaa.co.jp’, ‘himitu’);" calcext:value-type="string">
            <text:p>INSERT INTO user_auth (name, email, password) VALUES (‘田中一郎’, ‘tanaka@aaa.co.jp’, ‘himitu’);</text:p>
          </table:table-cell>
          <table:table-cell table:number-columns-repeated="7"/>
          <table:table-cell table:style-name="ce390"/>
          <table:table-cell table:number-columns-repeated="16369"/>
        </table:table-row>
        <table:table-row table:style-name="ro2" table:number-rows-repeated="6">
          <table:table-cell table:number-columns-repeated="14"/>
          <table:table-cell table:style-name="ce390"/>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3" table:style-name="ta1">
        <table:table-column table:style-name="co1" table:number-columns-repeated="3" table:default-cell-style-name="ce388"/>
        <table:table-column table:style-name="co11" table:default-cell-style-name="ce388"/>
        <table:table-column table:style-name="co1" table:number-columns-repeated="16379" table:default-cell-style-name="ce388"/>
        <table:table-column table:style-name="co1" table:default-cell-style-name="ce389"/>
        <table:table-row table:style-name="ro2">
          <table:table-cell office:value-type="string" calcext:value-type="string">
            <text:p>INSERT INTO company (name, zipcode, address, phone, website, industry, rank, map) VALUES (‘@name’, ‘@zipcode’, ‘@address’, <text:s/>‘@phone’, ‘@website’, ‘@business_content’, @rank, ‘@map’);</text:p>
          </table:table-cell>
          <table:table-cell table:style-name="ce389" table:number-columns-repeated="2"/>
          <table:table-cell table:number-columns-repeated="4"/>
          <table:table-cell table:style-name="ce389" table:number-columns-repeated="16376"/>
          <table:table-cell/>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website</text:p>
          </table:table-cell>
          <table:table-cell office:value-type="string" calcext:value-type="string">
            <text:p>business_content</text:p>
          </table:table-cell>
          <table:table-cell office:value-type="string" calcext:value-type="string">
            <text:p>rank</text:p>
          </table:table-cell>
          <table:table-cell office:value-type="string" calcext:value-type="string">
            <text:p>map</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website</text:p>
          </table:table-cell>
          <table:table-cell office:value-type="string" calcext:value-type="string">
            <text:p>@business_content</text:p>
          </table:table-cell>
          <table:table-cell office:value-type="string" calcext:value-type="string">
            <text:p>@rank</text:p>
          </table:table-cell>
          <table:table-cell office:value-type="string" calcext:value-type="string">
            <text:p>@map</text:p>
          </table:table-cell>
          <table:table-cell table:number-columns-repeated="16366"/>
          <table:table-cell table:style-name="ce388"/>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office:value-type="string" calcext:value-type="string">
            <text:p>https://maps.app.goo.gl/T8dFWFXecAz7f4TA9</text:p>
          </table:table-cell>
          <table:table-cell table:formula="of:=SUBSTITUTE([.$A$1];[.J$2];[.$B3])" office:value-type="string" office:string-value="INSERT INTO company (name, zipcode, address, phone, website, industry, rank, map) VALUES (‘共和商事’, ‘@zipcode’, ‘@address’,  ‘@phone’, ‘@website’, ‘@business_content’, @rank, ‘@map’);" calcext:value-type="string">
            <text:p>INSERT INTO company (name, zipcode, address, phone, website, industry, rank, map) VALUES (‘共和商事’, ‘@zipcode’, ‘@address’, <text:s/>‘@phone’, ‘@website’, ‘@business_content’, @rank, ‘@map’);</text:p>
          </table:table-cell>
          <table:table-cell table:formula="of:=SUBSTITUTE([.J3];[.K$2];[.C3])" office:value-type="string" office:string-value="INSERT INTO company (name, zipcode, address, phone, website, industry, rank, map) VALUES (‘共和商事’, ‘340-0822’, ‘@address’,  ‘@phone’, ‘@website’, ‘@business_content’, @rank, ‘@map’);" calcext:value-type="string">
            <text:p>INSERT INTO company (name, zipcode, address, phone, website, industry, rank, map) VALUES (‘共和商事’, ‘340-0822’, ‘@address’, <text:s/>‘@phone’, ‘@website’, ‘@business_content’, @rank, ‘@map’);</text:p>
          </table:table-cell>
          <table:table-cell table:formula="of:=SUBSTITUTE([.K3];[.L$2];[.D3])" office:value-type="string" office:string-value="INSERT INTO company (name, zipcode, address, phone, website, industry, rank, map) VALUES (‘共和商事’, ‘340-0822’, ‘埼玉県八潮市大瀬2-1-3’,  ‘@phone’, ‘@website’, ‘@business_content’, @rank, ‘@map’);" calcext:value-type="string">
            <text:p>INSERT INTO company (name, zipcode, address, phone, website, industry, rank, map) VALUES (‘共和商事’, ‘340-0822’, ‘埼玉県八潮市大瀬2-1-3’, <text:s/>‘@phone’, ‘@website’, ‘@business_content’, @rank, ‘@map’);</text:p>
          </table:table-cell>
          <table:table-cell table:formula="of:=SUBSTITUTE([.L3];[.M$2];[.E3])" office:value-type="string" office:string-value="INSERT INTO company (name, zipcode, address, phone, website, industry, rank, map) VALUES (‘共和商事’, ‘340-0822’, ‘埼玉県八潮市大瀬2-1-3’,  ‘045-0000-0000’, ‘@website’, ‘@business_content’, @rank, ‘@map’);" calcext:value-type="string">
            <text:p>INSERT INTO company (name, zipcode, address, phone, website, industry, rank, map) VALUES (‘共和商事’, ‘340-0822’, ‘埼玉県八潮市大瀬2-1-3’, <text:s/>‘045-0000-0000’, ‘@website’, ‘@business_content’, @rank, ‘@map’);</text:p>
          </table:table-cell>
          <table:table-cell table:formula="of:=SUBSTITUTE([.M3];[.N$2];[.F3])" office:value-type="string" office:string-value="INSERT INTO company (name, zipcode, address, phone, website, industry, rank, map) VALUES (‘共和商事’, ‘340-0822’, ‘埼玉県八潮市大瀬2-1-3’,  ‘045-0000-0000’, ‘http://www.kyowa.co.jp’, ‘@business_content’, @rank, ‘@map’);" calcext:value-type="string">
            <text:p>INSERT INTO company (name, zipcode, address, phone, website, industry, rank, map) VALUES (‘共和商事’, ‘340-0822’, ‘埼玉県八潮市大瀬2-1-3’, <text:s/>‘045-0000-0000’, ‘http://www.kyowa.co.jp’, ‘@business_content’, @rank, ‘@map’);</text:p>
          </table:table-cell>
          <table:table-cell table:formula="of:=SUBSTITUTE([.N3];[.O$2];[.G3])" office:value-type="string" office:string-value="INSERT INTO company (name, zipcode, address, phone, website, industry, rank, map) VALUES (‘共和商事’, ‘340-0822’, ‘埼玉県八潮市大瀬2-1-3’,  ‘045-0000-0000’, ‘http://www.kyowa.co.jp’, ‘不動産’, @rank, ‘@map’);" calcext:value-type="string">
            <text:p>INSERT INTO company (name, zipcode, address, phone, website, industry, rank, map) VALUES (‘共和商事’, ‘340-0822’, ‘埼玉県八潮市大瀬2-1-3’, <text:s/>‘045-0000-0000’, ‘http://www.kyowa.co.jp’, ‘不動産’, @rank, ‘@map’);</text:p>
          </table:table-cell>
          <table:table-cell table:style-name="ce391" table:formula="of:=SUBSTITUTE([.O3];[.P$2];[.H3])" office:value-type="string" office:string-value="INSERT INTO company (name, zipcode, address, phone, website, industry, rank, map) VALUES (‘共和商事’, ‘340-0822’, ‘埼玉県八潮市大瀬2-1-3’,  ‘045-0000-0000’, ‘http://www.kyowa.co.jp’, ‘不動産’, 3, ‘@map’);" calcext:value-type="string">
            <text:p>INSERT INTO company (name, zipcode, address, phone, website, industry, rank, map) VALUES (‘共和商事’, ‘340-0822’, ‘埼玉県八潮市大瀬2-1-3’, <text:s/>‘045-0000-0000’, ‘http://www.kyowa.co.jp’, ‘不動産’, 3, ‘@map’);</text:p>
          </table:table-cell>
          <table:table-cell table:style-name="ce390" table:formula="of:=SUBSTITUTE([.P3];[.Q$2];[.I3])" office:value-type="string" office:string-value="INSERT INTO company (name, zipcode, address, phone, website, industry, rank, map) VALUES (‘共和商事’, ‘340-0822’, ‘埼玉県八潮市大瀬2-1-3’,  ‘045-0000-0000’, ‘http://www.kyowa.co.jp’, ‘不動産’, 3, ‘https://maps.app.goo.gl/T8dFWFXecAz7f4TA9’);" calcext:value-type="string">
            <text:p>INSERT INTO company (name, zipcode, address, phone, website, industry, rank, map) VALUES (‘共和商事’, ‘340-0822’, ‘埼玉県八潮市大瀬2-1-3’, <text:s/>‘045-0000-0000’, ‘http://www.kyowa.co.jp’, ‘不動産’, 3, ‘https://maps.app.goo.gl/T8dFWFXecAz7f4TA9’);</text:p>
          </table:table-cell>
          <table:table-cell table:number-columns-repeated="16367"/>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text:a xlink:href="http://noda-constructor/" xlink:type="simple">http://noda-constructor</text:a>.co.jp</text:p>
          </table:table-cell>
          <table:table-cell office:value-type="string" calcext:value-type="string">
            <text:p>建築デザイン</text:p>
          </table:table-cell>
          <table:table-cell office:value-type="float" office:value="5" calcext:value-type="float">
            <text:p>5</text:p>
          </table:table-cell>
          <table:table-cell office:value-type="string" calcext:value-type="string">
            <text:p>https://maps.app.goo.gl/PAgYyjt55fVSHjTs5</text:p>
          </table:table-cell>
          <table:table-cell table:formula="of:=SUBSTITUTE([.$A$1];[.J$2];[.$B4])" office:value-type="string" office:string-value="INSERT INTO company (name, zipcode, address, phone, website, industry, rank, map) VALUES (‘野田工務店’, ‘@zipcode’, ‘@address’,  ‘@phone’, ‘@website’, ‘@business_content’, @rank, ‘@map’);" calcext:value-type="string">
            <text:p>INSERT INTO company (name, zipcode, address, phone, website, industry, rank, map) VALUES (‘野田工務店’, ‘@zipcode’, ‘@address’, <text:s/>‘@phone’, ‘@website’, ‘@business_content’, @rank, ‘@map’);</text:p>
          </table:table-cell>
          <table:table-cell table:formula="of:=SUBSTITUTE([.J4];[.K$2];[.C4])" office:value-type="string" office:string-value="INSERT INTO company (name, zipcode, address, phone, website, industry, rank, map) VALUES (‘野田工務店’, ‘153-0065’, ‘@address’,  ‘@phone’, ‘@website’, ‘@business_content’, @rank, ‘@map’);" calcext:value-type="string">
            <text:p>INSERT INTO company (name, zipcode, address, phone, website, industry, rank, map) VALUES (‘野田工務店’, ‘153-0065’, ‘@address’, <text:s/>‘@phone’, ‘@website’, ‘@business_content’, @rank, ‘@map’);</text:p>
          </table:table-cell>
          <table:table-cell table:formula="of:=SUBSTITUTE([.K4];[.L$2];[.D4])" office:value-type="string" office:string-value="INSERT INTO company (name, zipcode, address, phone, website, industry, rank, map) VALUES (‘野田工務店’, ‘153-0065’, ‘東京都目黒区中町2丁目４－１１’,  ‘@phone’, ‘@website’, ‘@business_content’, @rank, ‘@map’);" calcext:value-type="string">
            <text:p>INSERT INTO company (name, zipcode, address, phone, website, industry, rank, map) VALUES (‘野田工務店’, ‘153-0065’, ‘東京都目黒区中町2丁目４－１１’, <text:s/>‘@phone’, ‘@website’, ‘@business_content’, @rank, ‘@map’);</text:p>
          </table:table-cell>
          <table:table-cell table:formula="of:=SUBSTITUTE([.L4];[.M$2];[.E4])" office:value-type="string" office:string-value="INSERT INTO company (name, zipcode, address, phone, website, industry, rank, map) VALUES (‘野田工務店’, ‘153-0065’, ‘東京都目黒区中町2丁目４－１１’,  ‘03-3333-3333’, ‘@website’, ‘@business_content’, @rank, ‘@map’);" calcext:value-type="string">
            <text:p>INSERT INTO company (name, zipcode, address, phone, website, industry, rank, map) VALUES (‘野田工務店’, ‘153-0065’, ‘東京都目黒区中町2丁目４－１１’, <text:s/>‘03-3333-3333’, ‘@website’, ‘@business_content’, @rank, ‘@map’);</text:p>
          </table:table-cell>
          <table:table-cell table:formula="of:=SUBSTITUTE([.M4];[.N$2];[.F4])" office:value-type="string" office:string-value="INSERT INTO company (name, zipcode, address, phone, website, industry, rank, map) VALUES (‘野田工務店’, ‘153-0065’, ‘東京都目黒区中町2丁目４－１１’,  ‘03-3333-3333’, ‘http://noda-constructor.co.jp’, ‘@business_content’, @rank, ‘@map’);" calcext:value-type="string">
            <text:p>INSERT INTO company (name, zipcode, address, phone, website, industry, rank, map) VALUES (‘野田工務店’, ‘153-0065’, ‘東京都目黒区中町2丁目４－１１’, <text:s/>‘03-3333-3333’, ‘http://noda-constructor.co.jp’, ‘@business_content’, @rank, ‘@map’);</text:p>
          </table:table-cell>
          <table:table-cell table:formula="of:=SUBSTITUTE([.N4];[.O$2];[.G4])" office:value-type="string" office:string-value="INSERT INTO company (name, zipcode, address, phone, website, industry, rank, map) VALUES (‘野田工務店’, ‘153-0065’, ‘東京都目黒区中町2丁目４－１１’,  ‘03-3333-3333’, ‘http://noda-constructor.co.jp’, ‘建築デザイン’, @rank, ‘@map’);" calcext:value-type="string">
            <text:p>INSERT INTO company (name, zipcode, address, phone, website, industry, rank, map) VALUES (‘野田工務店’, ‘153-0065’, ‘東京都目黒区中町2丁目４－１１’, <text:s/>‘03-3333-3333’, ‘http://noda-constructor.co.jp’, ‘建築デザイン’, @rank, ‘@map’);</text:p>
          </table:table-cell>
          <table:table-cell table:style-name="ce391" table:formula="of:=SUBSTITUTE([.O4];[.P$2];[.H4])" office:value-type="string" office:string-value="INSERT INTO company (name, zipcode, address, phone, website, industry, rank, map) VALUES (‘野田工務店’, ‘153-0065’, ‘東京都目黒区中町2丁目４－１１’,  ‘03-3333-3333’, ‘http://noda-constructor.co.jp’, ‘建築デザイン’, 5, ‘@map’);" calcext:value-type="string">
            <text:p>INSERT INTO company (name, zipcode, address, phone, website, industry, rank, map) VALUES (‘野田工務店’, ‘153-0065’, ‘東京都目黒区中町2丁目４－１１’, <text:s/>‘03-3333-3333’, ‘http://noda-constructor.co.jp’, ‘建築デザイン’, 5, ‘@map’);</text:p>
          </table:table-cell>
          <table:table-cell table:style-name="ce390" table:formula="of:=SUBSTITUTE([.P4];[.Q$2];[.I4])" office:value-type="string" office:string-value="INSERT INTO company (name, zipcode, address, phone, website, industry, rank, map) VALUES (‘野田工務店’, ‘153-0065’, ‘東京都目黒区中町2丁目４－１１’,  ‘03-3333-3333’, ‘http://noda-constructor.co.jp’, ‘建築デザイン’, 5, ‘https://maps.app.goo.gl/PAgYyjt55fVSHjTs5’);" calcext:value-type="string">
            <text:p>INSERT INTO company (name, zipcode, address, phone, website, industry, rank, map) VALUES (‘野田工務店’, ‘153-0065’, ‘東京都目黒区中町2丁目４－１１’, <text:s/>‘03-3333-3333’, ‘http://noda-constructor.co.jp’, ‘建築デザイン’, 5, ‘https://maps.app.goo.gl/PAgYyjt55fVSHjTs5’);</text:p>
          </table:table-cell>
          <table:table-cell table:number-columns-repeated="16367"/>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office:value-type="string" calcext:value-type="string">
            <text:p>https://maps.app.goo.gl/wYLjywr1k3HMYHvA7</text:p>
          </table:table-cell>
          <table:table-cell table:formula="of:=SUBSTITUTE([.$A$1];[.J$2];[.$B5])" office:value-type="string" office:string-value="INSERT INTO company (name, zipcode, address, phone, website, industry, rank, map) VALUES (‘三和鉄鋼’, ‘@zipcode’, ‘@address’,  ‘@phone’, ‘@website’, ‘@business_content’, @rank, ‘@map’);" calcext:value-type="string">
            <text:p>INSERT INTO company (name, zipcode, address, phone, website, industry, rank, map) VALUES (‘三和鉄鋼’, ‘@zipcode’, ‘@address’, <text:s/>‘@phone’, ‘@website’, ‘@business_content’, @rank, ‘@map’);</text:p>
          </table:table-cell>
          <table:table-cell table:formula="of:=SUBSTITUTE([.J5];[.K$2];[.C5])" office:value-type="string" office:string-value="INSERT INTO company (name, zipcode, address, phone, website, industry, rank, map) VALUES (‘三和鉄鋼’, ‘676-0074’, ‘@address’,  ‘@phone’, ‘@website’, ‘@business_content’, @rank, ‘@map’);" calcext:value-type="string">
            <text:p>INSERT INTO company (name, zipcode, address, phone, website, industry, rank, map) VALUES (‘三和鉄鋼’, ‘676-0074’, ‘@address’, <text:s/>‘@phone’, ‘@website’, ‘@business_content’, @rank, ‘@map’);</text:p>
          </table:table-cell>
          <table:table-cell table:formula="of:=SUBSTITUTE([.K5];[.L$2];[.D5])" office:value-type="string" office:string-value="INSERT INTO company (name, zipcode, address, phone, website, industry, rank, map) VALUES (‘三和鉄鋼’, ‘676-0074’, ‘兵庫県高砂市梅井2丁目11番6号’,  ‘@phone’, ‘@website’, ‘@business_content’, @rank, ‘@map’);" calcext:value-type="string">
            <text:p>INSERT INTO company (name, zipcode, address, phone, website, industry, rank, map) VALUES (‘三和鉄鋼’, ‘676-0074’, ‘兵庫県高砂市梅井2丁目11番6号’, <text:s/>‘@phone’, ‘@website’, ‘@business_content’, @rank, ‘@map’);</text:p>
          </table:table-cell>
          <table:table-cell table:formula="of:=SUBSTITUTE([.L5];[.M$2];[.E5])" office:value-type="string" office:string-value="INSERT INTO company (name, zipcode, address, phone, website, industry, rank, map) VALUES (‘三和鉄鋼’, ‘676-0074’, ‘兵庫県高砂市梅井2丁目11番6号’,  ‘079-111-1111’, ‘@website’, ‘@business_content’, @rank, ‘@map’);" calcext:value-type="string">
            <text:p>INSERT INTO company (name, zipcode, address, phone, website, industry, rank, map) VALUES (‘三和鉄鋼’, ‘676-0074’, ‘兵庫県高砂市梅井2丁目11番6号’, <text:s/>‘079-111-1111’, ‘@website’, ‘@business_content’, @rank, ‘@map’);</text:p>
          </table:table-cell>
          <table:table-cell table:formula="of:=SUBSTITUTE([.M5];[.N$2];[.F5])" office:value-type="string" office:string-value="INSERT INTO company (name, zipcode, address, phone, website, industry, rank, map) VALUES (‘三和鉄鋼’, ‘676-0074’, ‘兵庫県高砂市梅井2丁目11番6号’,  ‘079-111-1111’, ‘http://www.sanwa.steel.com’, ‘@business_content’, @rank, ‘@map’);" calcext:value-type="string">
            <text:p>INSERT INTO company (name, zipcode, address, phone, website, industry, rank, map) VALUES (‘三和鉄鋼’, ‘676-0074’, ‘兵庫県高砂市梅井2丁目11番6号’, <text:s/>‘079-111-1111’, ‘http://www.sanwa.steel.com’, ‘@business_content’, @rank, ‘@map’);</text:p>
          </table:table-cell>
          <table:table-cell table:formula="of:=SUBSTITUTE([.N5];[.O$2];[.G5])" office:value-type="string" office:string-value="INSERT INTO company (name, zipcode, address, phone, website, industry, rank, map) VALUES (‘三和鉄鋼’, ‘676-0074’, ‘兵庫県高砂市梅井2丁目11番6号’,  ‘079-111-1111’, ‘http://www.sanwa.steel.com’, ‘鉄鋼業’, @rank, ‘@map’);" calcext:value-type="string">
            <text:p>INSERT INTO company (name, zipcode, address, phone, website, industry, rank, map) VALUES (‘三和鉄鋼’, ‘676-0074’, ‘兵庫県高砂市梅井2丁目11番6号’, <text:s/>‘079-111-1111’, ‘http://www.sanwa.steel.com’, ‘鉄鋼業’, @rank, ‘@map’);</text:p>
          </table:table-cell>
          <table:table-cell table:style-name="ce391" table:formula="of:=SUBSTITUTE([.O5];[.P$2];[.H5])" office:value-type="string" office:string-value="INSERT INTO company (name, zipcode, address, phone, website, industry, rank, map) VALUES (‘三和鉄鋼’, ‘676-0074’, ‘兵庫県高砂市梅井2丁目11番6号’,  ‘079-111-1111’, ‘http://www.sanwa.steel.com’, ‘鉄鋼業’, 4, ‘@map’);" calcext:value-type="string">
            <text:p>INSERT INTO company (name, zipcode, address, phone, website, industry, rank, map) VALUES (‘三和鉄鋼’, ‘676-0074’, ‘兵庫県高砂市梅井2丁目11番6号’, <text:s/>‘079-111-1111’, ‘http://www.sanwa.steel.com’, ‘鉄鋼業’, 4, ‘@map’);</text:p>
          </table:table-cell>
          <table:table-cell table:style-name="ce390" table:formula="of:=SUBSTITUTE([.P5];[.Q$2];[.I5])" office:value-type="string" office:string-value="INSERT INTO company (name, zipcode, address, phone, website, industry, rank, map) VALUES (‘三和鉄鋼’, ‘676-0074’, ‘兵庫県高砂市梅井2丁目11番6号’,  ‘079-111-1111’, ‘http://www.sanwa.steel.com’, ‘鉄鋼業’, 4, ‘https://maps.app.goo.gl/wYLjywr1k3HMYHvA7’);" calcext:value-type="string">
            <text:p>INSERT INTO company (name, zipcode, address, phone, website, industry, rank, map) VALUES (‘三和鉄鋼’, ‘676-0074’, ‘兵庫県高砂市梅井2丁目11番6号’, <text:s/>‘079-111-1111’, ‘http://www.sanwa.steel.com’, ‘鉄鋼業’, 4, ‘https://maps.app.goo.gl/wYLjywr1k3HMYHvA7’);</text:p>
          </table:table-cell>
          <table:table-cell table:number-columns-repeated="16367"/>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office:value-type="string" calcext:value-type="string">
            <text:p>https://maps.app.goo.gl/intwwnc4D2dH8eRU7</text:p>
          </table:table-cell>
          <table:table-cell table:formula="of:=SUBSTITUTE([.$A$1];[.J$2];[.$B6])" office:value-type="string" office:string-value="INSERT INTO company (name, zipcode, address, phone, website, industry, rank, map) VALUES (‘有限会社アスクミー’, ‘@zipcode’, ‘@address’,  ‘@phone’, ‘@website’, ‘@business_content’, @rank, ‘@map’);" calcext:value-type="string">
            <text:p>INSERT INTO company (name, zipcode, address, phone, website, industry, rank, map) VALUES (‘有限会社アスクミー’, ‘@zipcode’, ‘@address’, <text:s/>‘@phone’, ‘@website’, ‘@business_content’, @rank, ‘@map’);</text:p>
          </table:table-cell>
          <table:table-cell table:formula="of:=SUBSTITUTE([.J6];[.K$2];[.C6])" office:value-type="string" office:string-value="INSERT INTO company (name, zipcode, address, phone, website, industry, rank, map) VALUES (‘有限会社アスクミー’, ‘141-0033’, ‘@address’,  ‘@phone’, ‘@website’, ‘@business_content’, @rank, ‘@map’);" calcext:value-type="string">
            <text:p>INSERT INTO company (name, zipcode, address, phone, website, industry, rank, map) VALUES (‘有限会社アスクミー’, ‘141-0033’, ‘@address’, <text:s/>‘@phone’, ‘@website’, ‘@business_content’, @rank, ‘@map’);</text:p>
          </table:table-cell>
          <table:table-cell table:formula="of:=SUBSTITUTE([.K6];[.L$2];[.D6])" office:value-type="string" office:string-value="INSERT INTO company (name, zipcode, address, phone, website, industry, rank, map) VALUES (‘有限会社アスクミー’, ‘141-0033’, ‘東京都品川区西品川1-2-30 品川スクエア3階’,  ‘@phone’, ‘@website’, ‘@business_content’, @rank, ‘@map’);" calcext:value-type="string">
            <text:p>INSERT INTO company (name, zipcode, address, phone, website, industry, rank, map) VALUES (‘有限会社アスクミー’, ‘141-0033’, ‘東京都品川区西品川1-2-30 品川スクエア3階’, <text:s/>‘@phone’, ‘@website’, ‘@business_content’, @rank, ‘@map’);</text:p>
          </table:table-cell>
          <table:table-cell table:formula="of:=SUBSTITUTE([.L6];[.M$2];[.E6])" office:value-type="string" office:string-value="INSERT INTO company (name, zipcode, address, phone, website, industry, rank, map) VALUES (‘有限会社アスクミー’, ‘141-0033’, ‘東京都品川区西品川1-2-30 品川スクエア3階’,  ‘03-5555-5555’, ‘@website’, ‘@business_content’, @rank, ‘@map’);" calcext:value-type="string">
            <text:p>INSERT INTO company (name, zipcode, address, phone, website, industry, rank, map) VALUES (‘有限会社アスクミー’, ‘141-0033’, ‘東京都品川区西品川1-2-30 品川スクエア3階’, <text:s/>‘03-5555-5555’, ‘@website’, ‘@business_content’, @rank, ‘@map’);</text:p>
          </table:table-cell>
          <table:table-cell table:formula="of:=SUBSTITUTE([.M6];[.N$2];[.F6])" office:value-type="string" office:string-value="INSERT INTO company (name, zipcode, address, phone, website, industry, rank, map) VALUES (‘有限会社アスクミー’, ‘141-0033’, ‘東京都品川区西品川1-2-30 品川スクエア3階’,  ‘03-5555-5555’, ‘http://www.askme.co.jp’, ‘@business_content’, @rank, ‘@map’);" calcext:value-type="string">
            <text:p>INSERT INTO company (name, zipcode, address, phone, website, industry, rank, map) VALUES (‘有限会社アスクミー’, ‘141-0033’, ‘東京都品川区西品川1-2-30 品川スクエア3階’, <text:s/>‘03-5555-5555’, ‘http://www.askme.co.jp’, ‘@business_content’, @rank, ‘@map’);</text:p>
          </table:table-cell>
          <table:table-cell table:formula="of:=SUBSTITUTE([.N6];[.O$2];[.G6])" office:value-type="string" office:string-value="INSERT INTO company (name, zipcode, address, phone, website, industry, rank, map) VALUES (‘有限会社アスクミー’, ‘141-0033’, ‘東京都品川区西品川1-2-30 品川スクエア3階’,  ‘03-5555-5555’, ‘http://www.askme.co.jp’, ‘ECコンサルタント事業’, @rank, ‘@map’);" calcext:value-type="string">
            <text:p>INSERT INTO company (name, zipcode, address, phone, website, industry, rank, map) VALUES (‘有限会社アスクミー’, ‘141-0033’, ‘東京都品川区西品川1-2-30 品川スクエア3階’, <text:s/>‘03-5555-5555’, ‘http://www.askme.co.jp’, ‘ECコンサルタント事業’, @rank, ‘@map’);</text:p>
          </table:table-cell>
          <table:table-cell table:style-name="ce391" table:formula="of:=SUBSTITUTE([.O6];[.P$2];[.H6])" office:value-type="string" office:string-value="INSERT INTO company (name, zipcode, address, phone, website, industry, rank, map) VALUES (‘有限会社アスクミー’, ‘141-0033’, ‘東京都品川区西品川1-2-30 品川スクエア3階’,  ‘03-5555-5555’, ‘http://www.askme.co.jp’, ‘ECコンサルタント事業’, 2, ‘@map’);" calcext:value-type="string">
            <text:p>INSERT INTO company (name, zipcode, address, phone, website, industry, rank, map) VALUES (‘有限会社アスクミー’, ‘141-0033’, ‘東京都品川区西品川1-2-30 品川スクエア3階’, <text:s/>‘03-5555-5555’, ‘http://www.askme.co.jp’, ‘ECコンサルタント事業’, 2, ‘@map’);</text:p>
          </table:table-cell>
          <table:table-cell table:style-name="ce390" table:formula="of:=SUBSTITUTE([.P6];[.Q$2];[.I6])" office:value-type="string" office:string-value="INSERT INTO company (name, zipcode, address, phone, website, industry, rank, map) VALUES (‘有限会社アスクミー’, ‘141-0033’, ‘東京都品川区西品川1-2-30 品川スクエア3階’,  ‘03-5555-5555’, ‘http://www.askme.co.jp’, ‘ECコンサルタント事業’, 2, ‘https://maps.app.goo.gl/intwwnc4D2dH8eRU7’);" calcext:value-type="string">
            <text:p>INSERT INTO company (name, zipcode, address, phone, website, industry, rank, map) VALUES (‘有限会社アスクミー’, ‘141-0033’, ‘東京都品川区西品川1-2-30 品川スクエア3階’, <text:s/>‘03-5555-5555’, ‘http://www.askme.co.jp’, ‘ECコンサルタント事業’, 2, ‘https://maps.app.goo.gl/intwwnc4D2dH8eRU7’);</text:p>
          </table:table-cell>
          <table:table-cell table:number-columns-repeated="16367"/>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office:value-type="string" calcext:value-type="string">
            <text:p>https://maps.app.goo.gl/VTHobAgZ76faf2Nj7</text:p>
          </table:table-cell>
          <table:table-cell table:formula="of:=SUBSTITUTE([.$A$1];[.J$2];[.$B7])" office:value-type="string" office:string-value="INSERT INTO company (name, zipcode, address, phone, website, industry, rank, map) VALUES (‘吉田商店’, ‘@zipcode’, ‘@address’,  ‘@phone’, ‘@website’, ‘@business_content’, @rank, ‘@map’);" calcext:value-type="string">
            <text:p>INSERT INTO company (name, zipcode, address, phone, website, industry, rank, map) VALUES (‘吉田商店’, ‘@zipcode’, ‘@address’, <text:s/>‘@phone’, ‘@website’, ‘@business_content’, @rank, ‘@map’);</text:p>
          </table:table-cell>
          <table:table-cell table:formula="of:=SUBSTITUTE([.J7];[.K$2];[.C7])" office:value-type="string" office:string-value="INSERT INTO company (name, zipcode, address, phone, website, industry, rank, map) VALUES (‘吉田商店’, ‘151-0071’, ‘@address’,  ‘@phone’, ‘@website’, ‘@business_content’, @rank, ‘@map’);" calcext:value-type="string">
            <text:p>INSERT INTO company (name, zipcode, address, phone, website, industry, rank, map) VALUES (‘吉田商店’, ‘151-0071’, ‘@address’, <text:s/>‘@phone’, ‘@website’, ‘@business_content’, @rank, ‘@map’);</text:p>
          </table:table-cell>
          <table:table-cell table:formula="of:=SUBSTITUTE([.K7];[.L$2];[.D7])" office:value-type="string" office:string-value="INSERT INTO company (name, zipcode, address, phone, website, industry, rank, map) VALUES (‘吉田商店’, ‘151-0071’, ‘東京都渋谷区本町2-13-1 グランドモール1F’,  ‘@phone’, ‘@website’, ‘@business_content’, @rank, ‘@map’);" calcext:value-type="string">
            <text:p>INSERT INTO company (name, zipcode, address, phone, website, industry, rank, map) VALUES (‘吉田商店’, ‘151-0071’, ‘東京都渋谷区本町2-13-1 グランドモール1F’, <text:s/>‘@phone’, ‘@website’, ‘@business_content’, @rank, ‘@map’);</text:p>
          </table:table-cell>
          <table:table-cell table:formula="of:=SUBSTITUTE([.L7];[.M$2];[.E7])" office:value-type="string" office:string-value="INSERT INTO company (name, zipcode, address, phone, website, industry, rank, map) VALUES (‘吉田商店’, ‘151-0071’, ‘東京都渋谷区本町2-13-1 グランドモール1F’,  ‘03-2222-2222’, ‘@website’, ‘@business_content’, @rank, ‘@map’);" calcext:value-type="string">
            <text:p>INSERT INTO company (name, zipcode, address, phone, website, industry, rank, map) VALUES (‘吉田商店’, ‘151-0071’, ‘東京都渋谷区本町2-13-1 グランドモール1F’, <text:s/>‘03-2222-2222’, ‘@website’, ‘@business_content’, @rank, ‘@map’);</text:p>
          </table:table-cell>
          <table:table-cell table:formula="of:=SUBSTITUTE([.M7];[.N$2];[.F7])" office:value-type="string" office:string-value="INSERT INTO company (name, zipcode, address, phone, website, industry, rank, map) VALUES (‘吉田商店’, ‘151-0071’, ‘東京都渋谷区本町2-13-1 グランドモール1F’,  ‘03-2222-2222’, ‘http://www.yoshida-luntons.com’, ‘@business_content’, @rank, ‘@map’);" calcext:value-type="string">
            <text:p>INSERT INTO company (name, zipcode, address, phone, website, industry, rank, map) VALUES (‘吉田商店’, ‘151-0071’, ‘東京都渋谷区本町2-13-1 グランドモール1F’, <text:s/>‘03-2222-2222’, ‘http://www.yoshida-luntons.com’, ‘@business_content’, @rank, ‘@map’);</text:p>
          </table:table-cell>
          <table:table-cell table:formula="of:=SUBSTITUTE([.N7];[.O$2];[.G7])" office:value-type="string" office:string-value="INSERT INTO company (name, zipcode, address, phone, website, industry, rank, map) VALUES (‘吉田商店’, ‘151-0071’, ‘東京都渋谷区本町2-13-1 グランドモール1F’,  ‘03-2222-2222’, ‘http://www.yoshida-luntons.com’, ‘提灯の製造・販売’, @rank, ‘@map’);" calcext:value-type="string">
            <text:p>INSERT INTO company (name, zipcode, address, phone, website, industry, rank, map) VALUES (‘吉田商店’, ‘151-0071’, ‘東京都渋谷区本町2-13-1 グランドモール1F’, <text:s/>‘03-2222-2222’, ‘http://www.yoshida-luntons.com’, ‘提灯の製造・販売’, @rank, ‘@map’);</text:p>
          </table:table-cell>
          <table:table-cell table:style-name="ce391" table:formula="of:=SUBSTITUTE([.O7];[.P$2];[.H7])" office:value-type="string" office:string-value="INSERT INTO company (name, zipcode, address, phone, website, industry, rank, map) VALUES (‘吉田商店’, ‘151-0071’, ‘東京都渋谷区本町2-13-1 グランドモール1F’,  ‘03-2222-2222’, ‘http://www.yoshida-luntons.com’, ‘提灯の製造・販売’, 3, ‘@map’);" calcext:value-type="string">
            <text:p>INSERT INTO company (name, zipcode, address, phone, website, industry, rank, map) VALUES (‘吉田商店’, ‘151-0071’, ‘東京都渋谷区本町2-13-1 グランドモール1F’, <text:s/>‘03-2222-2222’, ‘http://www.yoshida-luntons.com’, ‘提灯の製造・販売’, 3, ‘@map’);</text:p>
          </table:table-cell>
          <table:table-cell table:style-name="ce390" table:formula="of:=SUBSTITUTE([.P7];[.Q$2];[.I7])" office:value-type="string" office:string-value="INSERT INTO company (name, zipcode, address, phone, website, industry, rank, map) VALUES (‘吉田商店’, ‘151-0071’, ‘東京都渋谷区本町2-13-1 グランドモール1F’,  ‘03-2222-2222’, ‘http://www.yoshida-luntons.com’, ‘提灯の製造・販売’, 3, ‘https://maps.app.goo.gl/VTHobAgZ76faf2Nj7’);" calcext:value-type="string">
            <text:p>INSERT INTO company (name, zipcode, address, phone, website, industry, rank, map) VALUES (‘吉田商店’, ‘151-0071’, ‘東京都渋谷区本町2-13-1 グランドモール1F’, <text:s/>‘03-2222-2222’, ‘http://www.yoshida-luntons.com’, ‘提灯の製造・販売’, 3, ‘https://maps.app.goo.gl/VTHobAgZ76faf2Nj7’);</text:p>
          </table:table-cell>
          <table:table-cell table:number-columns-repeated="16367"/>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office:value-type="string" calcext:value-type="string">
            <text:p>https://maps.app.goo.gl/YfKtZA7bfmBL2skv8</text:p>
          </table:table-cell>
          <table:table-cell table:formula="of:=SUBSTITUTE([.$A$1];[.J$2];[.$B8])" office:value-type="string" office:string-value="INSERT INTO company (name, zipcode, address, phone, website, industry, rank, map) VALUES (‘株式会社トラスト’, ‘@zipcode’, ‘@address’,  ‘@phone’, ‘@website’, ‘@business_content’, @rank, ‘@map’);" calcext:value-type="string">
            <text:p>INSERT INTO company (name, zipcode, address, phone, website, industry, rank, map) VALUES (‘株式会社トラスト’, ‘@zipcode’, ‘@address’, <text:s/>‘@phone’, ‘@website’, ‘@business_content’, @rank, ‘@map’);</text:p>
          </table:table-cell>
          <table:table-cell table:formula="of:=SUBSTITUTE([.J8];[.K$2];[.C8])" office:value-type="string" office:string-value="INSERT INTO company (name, zipcode, address, phone, website, industry, rank, map) VALUES (‘株式会社トラスト’, ‘577-0015’, ‘@address’,  ‘@phone’, ‘@website’, ‘@business_content’, @rank, ‘@map’);" calcext:value-type="string">
            <text:p>INSERT INTO company (name, zipcode, address, phone, website, industry, rank, map) VALUES (‘株式会社トラスト’, ‘577-0015’, ‘@address’, <text:s/>‘@phone’, ‘@website’, ‘@business_content’, @rank, ‘@map’);</text:p>
          </table:table-cell>
          <table:table-cell table:formula="of:=SUBSTITUTE([.K8];[.L$2];[.D8])" office:value-type="string" office:string-value="INSERT INTO company (name, zipcode, address, phone, website, industry, rank, map) VALUES (‘株式会社トラスト’, ‘577-0015’, ‘大阪府東大阪市長田3-6-4’,  ‘@phone’, ‘@website’, ‘@business_content’, @rank, ‘@map’);" calcext:value-type="string">
            <text:p>INSERT INTO company (name, zipcode, address, phone, website, industry, rank, map) VALUES (‘株式会社トラスト’, ‘577-0015’, ‘大阪府東大阪市長田3-6-4’, <text:s/>‘@phone’, ‘@website’, ‘@business_content’, @rank, ‘@map’);</text:p>
          </table:table-cell>
          <table:table-cell table:formula="of:=SUBSTITUTE([.L8];[.M$2];[.E8])" office:value-type="string" office:string-value="INSERT INTO company (name, zipcode, address, phone, website, industry, rank, map) VALUES (‘株式会社トラスト’, ‘577-0015’, ‘大阪府東大阪市長田3-6-4’,  ‘06-6666-6666’, ‘@website’, ‘@business_content’, @rank, ‘@map’);" calcext:value-type="string">
            <text:p>INSERT INTO company (name, zipcode, address, phone, website, industry, rank, map) VALUES (‘株式会社トラスト’, ‘577-0015’, ‘大阪府東大阪市長田3-6-4’, <text:s/>‘06-6666-6666’, ‘@website’, ‘@business_content’, @rank, ‘@map’);</text:p>
          </table:table-cell>
          <table:table-cell table:formula="of:=SUBSTITUTE([.M8];[.N$2];[.F8])" office:value-type="string" office:string-value="INSERT INTO company (name, zipcode, address, phone, website, industry, rank, map) VALUES (‘株式会社トラスト’, ‘577-0015’, ‘大阪府東大阪市長田3-6-4’,  ‘06-6666-6666’, ‘http://www.trsust.co.jp’, ‘@business_content’, @rank, ‘@map’);" calcext:value-type="string">
            <text:p>INSERT INTO company (name, zipcode, address, phone, website, industry, rank, map) VALUES (‘株式会社トラスト’, ‘577-0015’, ‘大阪府東大阪市長田3-6-4’, <text:s/>‘06-6666-6666’, ‘http://www.trsust.co.jp’, ‘@business_content’, @rank, ‘@map’);</text:p>
          </table:table-cell>
          <table:table-cell table:formula="of:=SUBSTITUTE([.N8];[.O$2];[.G8])" office:value-type="string" office:string-value="INSERT INTO company (name, zipcode, address, phone, website, industry, rank, map) VALUES (‘株式会社トラスト’, ‘577-0015’, ‘大阪府東大阪市長田3-6-4’,  ‘06-6666-6666’, ‘http://www.trsust.co.jp’, ‘空調工事・電気工事’, @rank, ‘@map’);" calcext:value-type="string">
            <text:p>INSERT INTO company (name, zipcode, address, phone, website, industry, rank, map) VALUES (‘株式会社トラスト’, ‘577-0015’, ‘大阪府東大阪市長田3-6-4’, <text:s/>‘06-6666-6666’, ‘http://www.trsust.co.jp’, ‘空調工事・電気工事’, @rank, ‘@map’);</text:p>
          </table:table-cell>
          <table:table-cell table:style-name="ce391" table:formula="of:=SUBSTITUTE([.O8];[.P$2];[.H8])" office:value-type="string" office:string-value="INSERT INTO company (name, zipcode, address, phone, website, industry, rank, map) VALUES (‘株式会社トラスト’, ‘577-0015’, ‘大阪府東大阪市長田3-6-4’,  ‘06-6666-6666’, ‘http://www.trsust.co.jp’, ‘空調工事・電気工事’, 4, ‘@map’);" calcext:value-type="string">
            <text:p>INSERT INTO company (name, zipcode, address, phone, website, industry, rank, map) VALUES (‘株式会社トラスト’, ‘577-0015’, ‘大阪府東大阪市長田3-6-4’, <text:s/>‘06-6666-6666’, ‘http://www.trsust.co.jp’, ‘空調工事・電気工事’, 4, ‘@map’);</text:p>
          </table:table-cell>
          <table:table-cell table:style-name="ce390" table:formula="of:=SUBSTITUTE([.P8];[.Q$2];[.I8])" office:value-type="string" office:string-value="INSERT INTO company (name, zipcode, address, phone, website, industry, rank, map) VALUES (‘株式会社トラスト’, ‘577-0015’, ‘大阪府東大阪市長田3-6-4’,  ‘06-6666-6666’, ‘http://www.trsust.co.jp’, ‘空調工事・電気工事’, 4, ‘https://maps.app.goo.gl/YfKtZA7bfmBL2skv8’);" calcext:value-type="string">
            <text:p>INSERT INTO company (name, zipcode, address, phone, website, industry, rank, map) VALUES (‘株式会社トラスト’, ‘577-0015’, ‘大阪府東大阪市長田3-6-4’, <text:s/>‘06-6666-6666’, ‘http://www.trsust.co.jp’, ‘空調工事・電気工事’, 4, ‘https://maps.app.goo.gl/YfKtZA7bfmBL2skv8’);</text:p>
          </table:table-cell>
          <table:table-cell table:number-columns-repeated="16367"/>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office:value-type="string" calcext:value-type="string">
            <text:p>https://maps.app.goo.gl/9kgZAUfVMCukQVKu9</text:p>
          </table:table-cell>
          <table:table-cell table:formula="of:=SUBSTITUTE([.$A$1];[.J$2];[.$B9])" office:value-type="string" office:string-value="INSERT INTO company (name, zipcode, address, phone, website, industry, rank, map) VALUES (‘株式会社サンライズ’, ‘@zipcode’, ‘@address’,  ‘@phone’, ‘@website’, ‘@business_content’, @rank, ‘@map’);" calcext:value-type="string">
            <text:p>INSERT INTO company (name, zipcode, address, phone, website, industry, rank, map) VALUES (‘株式会社サンライズ’, ‘@zipcode’, ‘@address’, <text:s/>‘@phone’, ‘@website’, ‘@business_content’, @rank, ‘@map’);</text:p>
          </table:table-cell>
          <table:table-cell table:formula="of:=SUBSTITUTE([.J9];[.K$2];[.C9])" office:value-type="string" office:string-value="INSERT INTO company (name, zipcode, address, phone, website, industry, rank, map) VALUES (‘株式会社サンライズ’, ‘156-0042’, ‘@address’,  ‘@phone’, ‘@website’, ‘@business_content’, @rank, ‘@map’);" calcext:value-type="string">
            <text:p>INSERT INTO company (name, zipcode, address, phone, website, industry, rank, map) VALUES (‘株式会社サンライズ’, ‘156-0042’, ‘@address’, <text:s/>‘@phone’, ‘@website’, ‘@business_content’, @rank, ‘@map’);</text:p>
          </table:table-cell>
          <table:table-cell table:formula="of:=SUBSTITUTE([.K9];[.L$2];[.D9])" office:value-type="string" office:string-value="INSERT INTO company (name, zipcode, address, phone, website, industry, rank, map) VALUES (‘株式会社サンライズ’, ‘156-0042’, ‘東京都世田谷区羽根木1-12-13’,  ‘@phone’, ‘@website’, ‘@business_content’, @rank, ‘@map’);" calcext:value-type="string">
            <text:p>INSERT INTO company (name, zipcode, address, phone, website, industry, rank, map) VALUES (‘株式会社サンライズ’, ‘156-0042’, ‘東京都世田谷区羽根木1-12-13’, <text:s/>‘@phone’, ‘@website’, ‘@business_content’, @rank, ‘@map’);</text:p>
          </table:table-cell>
          <table:table-cell table:formula="of:=SUBSTITUTE([.L9];[.M$2];[.E9])" office:value-type="string" office:string-value="INSERT INTO company (name, zipcode, address, phone, website, industry, rank, map) VALUES (‘株式会社サンライズ’, ‘156-0042’, ‘東京都世田谷区羽根木1-12-13’,  ‘03-1234-5678’, ‘@website’, ‘@business_content’, @rank, ‘@map’);" calcext:value-type="string">
            <text:p>INSERT INTO company (name, zipcode, address, phone, website, industry, rank, map) VALUES (‘株式会社サンライズ’, ‘156-0042’, ‘東京都世田谷区羽根木1-12-13’, <text:s/>‘03-1234-5678’, ‘@website’, ‘@business_content’, @rank, ‘@map’);</text:p>
          </table:table-cell>
          <table:table-cell table:formula="of:=SUBSTITUTE([.M9];[.N$2];[.F9])" office:value-type="string" office:string-value="INSERT INTO company (name, zipcode, address, phone, website, industry, rank, map) VALUES (‘株式会社サンライズ’, ‘156-0042’, ‘東京都世田谷区羽根木1-12-13’,  ‘03-1234-5678’, ‘http://sunrise.com’, ‘@business_content’, @rank, ‘@map’);" calcext:value-type="string">
            <text:p>INSERT INTO company (name, zipcode, address, phone, website, industry, rank, map) VALUES (‘株式会社サンライズ’, ‘156-0042’, ‘東京都世田谷区羽根木1-12-13’, <text:s/>‘03-1234-5678’, ‘http://sunrise.com’, ‘@business_content’, @rank, ‘@map’);</text:p>
          </table:table-cell>
          <table:table-cell table:formula="of:=SUBSTITUTE([.N9];[.O$2];[.G9])" office:value-type="string" office:string-value="INSERT INTO company (name, zipcode, address, phone, website, industry, rank, map) VALUES (‘株式会社サンライズ’, ‘156-0042’, ‘東京都世田谷区羽根木1-12-13’,  ‘03-1234-5678’, ‘http://sunrise.com’, ‘環境エネルギー事業’, @rank, ‘@map’);" calcext:value-type="string">
            <text:p>INSERT INTO company (name, zipcode, address, phone, website, industry, rank, map) VALUES (‘株式会社サンライズ’, ‘156-0042’, ‘東京都世田谷区羽根木1-12-13’, <text:s/>‘03-1234-5678’, ‘http://sunrise.com’, ‘環境エネルギー事業’, @rank, ‘@map’);</text:p>
          </table:table-cell>
          <table:table-cell table:style-name="ce391" table:formula="of:=SUBSTITUTE([.O9];[.P$2];[.H9])" office:value-type="string" office:string-value="INSERT INTO company (name, zipcode, address, phone, website, industry, rank, map) VALUES (‘株式会社サンライズ’, ‘156-0042’, ‘東京都世田谷区羽根木1-12-13’,  ‘03-1234-5678’, ‘http://sunrise.com’, ‘環境エネルギー事業’, 2, ‘@map’);" calcext:value-type="string">
            <text:p>INSERT INTO company (name, zipcode, address, phone, website, industry, rank, map) VALUES (‘株式会社サンライズ’, ‘156-0042’, ‘東京都世田谷区羽根木1-12-13’, <text:s/>‘03-1234-5678’, ‘http://sunrise.com’, ‘環境エネルギー事業’, 2, ‘@map’);</text:p>
          </table:table-cell>
          <table:table-cell table:style-name="ce390" table:formula="of:=SUBSTITUTE([.P9];[.Q$2];[.I9])" office:value-type="string" office:string-value="INSERT INTO company (name, zipcode, address, phone, website, industry, rank, map) VALUES (‘株式会社サンライズ’, ‘156-0042’, ‘東京都世田谷区羽根木1-12-13’,  ‘03-1234-5678’, ‘http://sunrise.com’, ‘環境エネルギー事業’, 2, ‘https://maps.app.goo.gl/9kgZAUfVMCukQVKu9’);" calcext:value-type="string">
            <text:p>INSERT INTO company (name, zipcode, address, phone, website, industry, rank, map) VALUES (‘株式会社サンライズ’, ‘156-0042’, ‘東京都世田谷区羽根木1-12-13’, <text:s/>‘03-1234-5678’, ‘http://sunrise.com’, ‘環境エネルギー事業’, 2, ‘https://maps.app.goo.gl/9kgZAUfVMCukQVKu9’);</text:p>
          </table:table-cell>
          <table:table-cell table:number-columns-repeated="16367"/>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office:value-type="string" calcext:value-type="string">
            <text:p>https://maps.app.goo.gl/7e4uXbJma51PpGK67</text:p>
          </table:table-cell>
          <table:table-cell table:formula="of:=SUBSTITUTE([.$A$1];[.J$2];[.$B10])" office:value-type="string" office:string-value="INSERT INTO company (name, zipcode, address, phone, website, industry, rank, map) VALUES (‘共栄コーポレーション’, ‘@zipcode’, ‘@address’,  ‘@phone’, ‘@website’, ‘@business_content’, @rank, ‘@map’);" calcext:value-type="string">
            <text:p>INSERT INTO company (name, zipcode, address, phone, website, industry, rank, map) VALUES (‘共栄コーポレーション’, ‘@zipcode’, ‘@address’, <text:s/>‘@phone’, ‘@website’, ‘@business_content’, @rank, ‘@map’);</text:p>
          </table:table-cell>
          <table:table-cell table:formula="of:=SUBSTITUTE([.J10];[.K$2];[.C10])" office:value-type="string" office:string-value="INSERT INTO company (name, zipcode, address, phone, website, industry, rank, map) VALUES (‘共栄コーポレーション’, ‘124-0011’, ‘@address’,  ‘@phone’, ‘@website’, ‘@business_content’, @rank, ‘@map’);" calcext:value-type="string">
            <text:p>INSERT INTO company (name, zipcode, address, phone, website, industry, rank, map) VALUES (‘共栄コーポレーション’, ‘124-0011’, ‘@address’, <text:s/>‘@phone’, ‘@website’, ‘@business_content’, @rank, ‘@map’);</text:p>
          </table:table-cell>
          <table:table-cell table:formula="of:=SUBSTITUTE([.K10];[.L$2];[.D10])" office:value-type="string" office:string-value="INSERT INTO company (name, zipcode, address, phone, website, industry, rank, map) VALUES (‘共栄コーポレーション’, ‘124-0011’, ‘東京都葛飾区四つ木3-33-15’,  ‘@phone’, ‘@website’, ‘@business_content’, @rank, ‘@map’);" calcext:value-type="string">
            <text:p>INSERT INTO company (name, zipcode, address, phone, website, industry, rank, map) VALUES (‘共栄コーポレーション’, ‘124-0011’, ‘東京都葛飾区四つ木3-33-15’, <text:s/>‘@phone’, ‘@website’, ‘@business_content’, @rank, ‘@map’);</text:p>
          </table:table-cell>
          <table:table-cell table:formula="of:=SUBSTITUTE([.L10];[.M$2];[.E10])" office:value-type="string" office:string-value="INSERT INTO company (name, zipcode, address, phone, website, industry, rank, map) VALUES (‘共栄コーポレーション’, ‘124-0011’, ‘東京都葛飾区四つ木3-33-15’,  ‘03-3456-9876’, ‘@website’, ‘@business_content’, @rank, ‘@map’);" calcext:value-type="string">
            <text:p>INSERT INTO company (name, zipcode, address, phone, website, industry, rank, map) VALUES (‘共栄コーポレーション’, ‘124-0011’, ‘東京都葛飾区四つ木3-33-15’, <text:s/>‘03-3456-9876’, ‘@website’, ‘@business_content’, @rank, ‘@map’);</text:p>
          </table:table-cell>
          <table:table-cell table:formula="of:=SUBSTITUTE([.M10];[.N$2];[.F10])" office:value-type="string" office:string-value="INSERT INTO company (name, zipcode, address, phone, website, industry, rank, map) VALUES (‘共栄コーポレーション’, ‘124-0011’, ‘東京都葛飾区四つ木3-33-15’,  ‘03-3456-9876’, ‘http://kyoei-corpo.com’, ‘@business_content’, @rank, ‘@map’);" calcext:value-type="string">
            <text:p>INSERT INTO company (name, zipcode, address, phone, website, industry, rank, map) VALUES (‘共栄コーポレーション’, ‘124-0011’, ‘東京都葛飾区四つ木3-33-15’, <text:s/>‘03-3456-9876’, ‘http://kyoei-corpo.com’, ‘@business_content’, @rank, ‘@map’);</text:p>
          </table:table-cell>
          <table:table-cell table:formula="of:=SUBSTITUTE([.N10];[.O$2];[.G10])" office:value-type="string" office:string-value="INSERT INTO company (name, zipcode, address, phone, website, industry, rank, map) VALUES (‘共栄コーポレーション’, ‘124-0011’, ‘東京都葛飾区四つ木3-33-15’,  ‘03-3456-9876’, ‘http://kyoei-corpo.com’, ‘包装用品の企画・制作’, @rank, ‘@map’);" calcext:value-type="string">
            <text:p>INSERT INTO company (name, zipcode, address, phone, website, industry, rank, map) VALUES (‘共栄コーポレーション’, ‘124-0011’, ‘東京都葛飾区四つ木3-33-15’, <text:s/>‘03-3456-9876’, ‘http://kyoei-corpo.com’, ‘包装用品の企画・制作’, @rank, ‘@map’);</text:p>
          </table:table-cell>
          <table:table-cell table:style-name="ce391" table:formula="of:=SUBSTITUTE([.O10];[.P$2];[.H10])" office:value-type="string" office:string-value="INSERT INTO company (name, zipcode, address, phone, website, industry, rank, map) VALUES (‘共栄コーポレーション’, ‘124-0011’, ‘東京都葛飾区四つ木3-33-15’,  ‘03-3456-9876’, ‘http://kyoei-corpo.com’, ‘包装用品の企画・制作’, 3, ‘@map’);" calcext:value-type="string">
            <text:p>INSERT INTO company (name, zipcode, address, phone, website, industry, rank, map) VALUES (‘共栄コーポレーション’, ‘124-0011’, ‘東京都葛飾区四つ木3-33-15’, <text:s/>‘03-3456-9876’, ‘http://kyoei-corpo.com’, ‘包装用品の企画・制作’, 3, ‘@map’);</text:p>
          </table:table-cell>
          <table:table-cell table:style-name="ce390" table:formula="of:=SUBSTITUTE([.P10];[.Q$2];[.I10])" office:value-type="string" office:string-value="INSERT INTO company (name, zipcode, address, phone, website, industry, rank, map) VALUES (‘共栄コーポレーション’, ‘124-0011’, ‘東京都葛飾区四つ木3-33-15’,  ‘03-3456-9876’, ‘http://kyoei-corpo.com’, ‘包装用品の企画・制作’, 3, ‘https://maps.app.goo.gl/7e4uXbJma51PpGK67’);" calcext:value-type="string">
            <text:p>INSERT INTO company (name, zipcode, address, phone, website, industry, rank, map) VALUES (‘共栄コーポレーション’, ‘124-0011’, ‘東京都葛飾区四つ木3-33-15’, <text:s/>‘03-3456-9876’, ‘http://kyoei-corpo.com’, ‘包装用品の企画・制作’, 3, ‘https://maps.app.goo.gl/7e4uXbJma51PpGK67’);</text:p>
          </table:table-cell>
          <table:table-cell table:number-columns-repeated="16367"/>
        </table:table-row>
        <table:table-row table:style-name="ro2">
          <table:table-cell table:number-columns-repeated="16384"/>
        </table:table-row>
        <table:table-row table:style-name="ro2">
          <table:table-cell office:value-type="float" office:value="1" calcext:value-type="float">
            <text:p>1</text:p>
          </table:table-cell>
          <table:table-cell office:value-type="string" calcext:value-type="string">
            <text:p>https://maps.app.goo.gl/T8dFWFXecAz7f4TA9</text:p>
          </table:table-cell>
          <table:table-cell table:number-columns-repeated="16379"/>
          <table:table-cell table:style-name="Default" table:number-columns-repeated="2"/>
          <table:table-cell/>
        </table:table-row>
        <table:table-row table:style-name="ro2">
          <table:table-cell office:value-type="float" office:value="2" calcext:value-type="float">
            <text:p>2</text:p>
          </table:table-cell>
          <table:table-cell office:value-type="string" calcext:value-type="string">
            <text:p>https://maps.app.goo.gl/PAgYyjt55fVSHjTs5</text:p>
          </table:table-cell>
          <table:table-cell table:number-columns-repeated="16379"/>
          <table:table-cell table:style-name="Default" table:number-columns-repeated="2"/>
          <table:table-cell/>
        </table:table-row>
        <table:table-row table:style-name="ro2">
          <table:table-cell office:value-type="float" office:value="3" calcext:value-type="float">
            <text:p>3</text:p>
          </table:table-cell>
          <table:table-cell office:value-type="string" calcext:value-type="string">
            <text:p>https://maps.app.goo.gl/wYLjywr1k3HMYHvA7</text:p>
          </table:table-cell>
          <table:table-cell table:number-columns-repeated="16379"/>
          <table:table-cell table:style-name="Default" table:number-columns-repeated="2"/>
          <table:table-cell/>
        </table:table-row>
        <table:table-row table:style-name="ro2">
          <table:table-cell office:value-type="float" office:value="4" calcext:value-type="float">
            <text:p>4</text:p>
          </table:table-cell>
          <table:table-cell office:value-type="string" calcext:value-type="string">
            <text:p>https://maps.app.goo.gl/intwwnc4D2dH8eRU7</text:p>
          </table:table-cell>
          <table:table-cell table:number-columns-repeated="16379"/>
          <table:table-cell table:style-name="Default" table:number-columns-repeated="2"/>
          <table:table-cell/>
        </table:table-row>
        <table:table-row table:style-name="ro2">
          <table:table-cell office:value-type="float" office:value="5" calcext:value-type="float">
            <text:p>5</text:p>
          </table:table-cell>
          <table:table-cell office:value-type="string" calcext:value-type="string">
            <text:p>https://maps.app.goo.gl/VTHobAgZ76faf2Nj7</text:p>
          </table:table-cell>
          <table:table-cell table:number-columns-repeated="16379"/>
          <table:table-cell table:style-name="Default" table:number-columns-repeated="2"/>
          <table:table-cell/>
        </table:table-row>
        <table:table-row table:style-name="ro2">
          <table:table-cell office:value-type="float" office:value="6" calcext:value-type="float">
            <text:p>6</text:p>
          </table:table-cell>
          <table:table-cell office:value-type="string" calcext:value-type="string">
            <text:p>https://maps.app.goo.gl/YfKtZA7bfmBL2skv8</text:p>
          </table:table-cell>
          <table:table-cell table:number-columns-repeated="16379"/>
          <table:table-cell table:style-name="Default" table:number-columns-repeated="2"/>
          <table:table-cell/>
        </table:table-row>
        <table:table-row table:style-name="ro2">
          <table:table-cell office:value-type="float" office:value="7" calcext:value-type="float">
            <text:p>7</text:p>
          </table:table-cell>
          <table:table-cell office:value-type="string" calcext:value-type="string">
            <text:p>https://maps.app.goo.gl/9kgZAUfVMCukQVKu9</text:p>
          </table:table-cell>
          <table:table-cell table:number-columns-repeated="16379"/>
          <table:table-cell table:style-name="Default" table:number-columns-repeated="2"/>
          <table:table-cell/>
        </table:table-row>
        <table:table-row table:style-name="ro2">
          <table:table-cell office:value-type="float" office:value="8" calcext:value-type="float">
            <text:p>8</text:p>
          </table:table-cell>
          <table:table-cell office:value-type="string" calcext:value-type="string">
            <text:p>https://maps.app.goo.gl/7e4uXbJma51PpGK67</text:p>
          </table:table-cell>
          <table:table-cell table:number-columns-repeated="16379"/>
          <table:table-cell table:style-name="Default" table:number-columns-repeated="2"/>
          <table:table-cell/>
        </table:table-row>
        <table:table-row table:style-name="ro2" table:number-rows-repeated="1048556">
          <table:table-cell table:number-columns-repeated="16384"/>
        </table:table-row>
        <table:table-row table:style-name="ro2">
          <table:table-cell table:number-columns-repeated="16384"/>
        </table:table-row>
      </table:table>
      <table:table table:name="memo-3_2" table:style-name="ta1">
        <table:table-column table:style-name="co1" table:number-columns-repeated="3" table:default-cell-style-name="ce388"/>
        <table:table-column table:style-name="co11" table:default-cell-style-name="ce388"/>
        <table:table-column table:style-name="co1" table:number-columns-repeated="16379" table:default-cell-style-name="ce388"/>
        <table:table-column table:style-name="co1" table:default-cell-style-name="ce389"/>
        <table:table-row table:style-name="ro2">
          <table:table-cell table:formula="of:=&quot;companyList.add(new Company('@name', '@business_content', @rank, '@zipcode', '@address', '@phone', '@website', '@map'));&quot;" office:value-type="string" office:string-value="companyList.add(new Company('@name', '@business_content', @rank, '@zipcode', '@address', '@phone', '@website', '@map'));" calcext:value-type="string">
            <text:p>companyList.add(new Company('@name', '@business_content', @rank, '@zipcode', '@address', '@phone', '@website', '@map'));</text:p>
          </table:table-cell>
          <table:table-cell table:style-name="ce389" table:number-columns-repeated="2"/>
          <table:table-cell table:number-columns-repeated="4"/>
          <table:table-cell table:style-name="ce389" table:number-columns-repeated="16376"/>
          <table:table-cell/>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website</text:p>
          </table:table-cell>
          <table:table-cell office:value-type="string" calcext:value-type="string">
            <text:p>business_content</text:p>
          </table:table-cell>
          <table:table-cell office:value-type="string" calcext:value-type="string">
            <text:p>rank</text:p>
          </table:table-cell>
          <table:table-cell office:value-type="string" calcext:value-type="string">
            <text:p>map</text:p>
          </table:table-cell>
          <table:table-cell table:formula="of:=&quot;@&quot; &amp; [.B2]" office:value-type="string" office:string-value="@name" calcext:value-type="string">
            <text:p>@name</text:p>
          </table:table-cell>
          <table:table-cell table:formula="of:=&quot;@&quot; &amp; [.C2]" office:value-type="string" office:string-value="@zipcode" calcext:value-type="string">
            <text:p>@zipcode</text:p>
          </table:table-cell>
          <table:table-cell table:formula="of:=&quot;@&quot; &amp; [.D2]" office:value-type="string" office:string-value="@address" calcext:value-type="string">
            <text:p>@address</text:p>
          </table:table-cell>
          <table:table-cell table:formula="of:=&quot;@&quot; &amp; [.E2]" office:value-type="string" office:string-value="@phone" calcext:value-type="string">
            <text:p>@phone</text:p>
          </table:table-cell>
          <table:table-cell table:formula="of:=&quot;@&quot; &amp; [.F2]" office:value-type="string" office:string-value="@website" calcext:value-type="string">
            <text:p>@website</text:p>
          </table:table-cell>
          <table:table-cell table:formula="of:=&quot;@&quot; &amp; [.G2]" office:value-type="string" office:string-value="@business_content" calcext:value-type="string">
            <text:p>@business_content</text:p>
          </table:table-cell>
          <table:table-cell table:formula="of:=&quot;@&quot; &amp; [.H2]" office:value-type="string" office:string-value="@rank" calcext:value-type="string">
            <text:p>@rank</text:p>
          </table:table-cell>
          <table:table-cell table:formula="of:=&quot;@&quot; &amp; [.I2]" office:value-type="string" office:string-value="@map" calcext:value-type="string">
            <text:p>@map</text:p>
          </table:table-cell>
          <table:table-cell table:number-columns-repeated="16366"/>
          <table:table-cell table:style-name="Default"/>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office:value-type="string" calcext:value-type="string">
            <text:p>https://maps.app.goo.gl/T8dFWFXecAz7f4TA9</text:p>
          </table:table-cell>
          <table:table-cell table:formula="of:=SUBSTITUTE([.$A$1];[.J$2];[.B3])" office:value-type="string" office:string-value="companyList.add(new Company('共和商事', '@business_content', @rank, '@zipcode', '@address', '@phone', '@website', '@map'));" calcext:value-type="string">
            <text:p>companyList.add(new Company('共和商事', '@business_content', @rank, '@zipcode', '@address', '@phone', '@website', '@map'));</text:p>
          </table:table-cell>
          <table:table-cell table:formula="of:=SUBSTITUTE([.J3];[.K$2];[.C3])" office:value-type="string" office:string-value="companyList.add(new Company('共和商事', '@business_content', @rank, '340-0822', '@address', '@phone', '@website', '@map'));" calcext:value-type="string">
            <text:p>companyList.add(new Company('共和商事', '@business_content', @rank, '340-0822', '@address', '@phone', '@website', '@map'));</text:p>
          </table:table-cell>
          <table:table-cell table:formula="of:=SUBSTITUTE([.K3];[.L$2];[.D3])" office:value-type="string" office:string-value="companyList.add(new Company('共和商事', '@business_content', @rank, '340-0822', '埼玉県八潮市大瀬2-1-3', '@phone', '@website', '@map'));" calcext:value-type="string">
            <text:p>companyList.add(new Company('共和商事', '@business_content', @rank, '340-0822', '埼玉県八潮市大瀬2-1-3', '@phone', '@website', '@map'));</text:p>
          </table:table-cell>
          <table:table-cell table:formula="of:=SUBSTITUTE([.L3];[.M$2];[.E3])" office:value-type="string" office:string-value="companyList.add(new Company('共和商事', '@business_content', @rank, '340-0822', '埼玉県八潮市大瀬2-1-3', '045-0000-0000', '@website', '@map'));" calcext:value-type="string">
            <text:p>companyList.add(new Company('共和商事', '@business_content', @rank, '340-0822', '埼玉県八潮市大瀬2-1-3', '045-0000-0000', '@website', '@map'));</text:p>
          </table:table-cell>
          <table:table-cell table:formula="of:=SUBSTITUTE([.M3];[.N$2];[.F3])" office:value-type="string" office:string-value="companyList.add(new Company('共和商事', '@business_content', @rank, '340-0822', '埼玉県八潮市大瀬2-1-3', '045-0000-0000', 'http://www.kyowa.co.jp', '@map'));" calcext:value-type="string">
            <text:p>companyList.add(new Company('共和商事', '@business_content', @rank, '340-0822', '埼玉県八潮市大瀬2-1-3', '045-0000-0000', 'http://www.kyowa.co.jp', '@map'));</text:p>
          </table:table-cell>
          <table:table-cell table:formula="of:=SUBSTITUTE([.N3];[.O$2];[.G3])" office:value-type="string" office:string-value="companyList.add(new Company('共和商事', '不動産', @rank, '340-0822', '埼玉県八潮市大瀬2-1-3', '045-0000-0000', 'http://www.kyowa.co.jp', '@map'));" calcext:value-type="string">
            <text:p>companyList.add(new Company('共和商事', '不動産', @rank, '340-0822', '埼玉県八潮市大瀬2-1-3', '045-0000-0000', 'http://www.kyowa.co.jp', '@map'));</text:p>
          </table:table-cell>
          <table:table-cell table:formula="of:=SUBSTITUTE([.O3];[.P$2];[.H3])" office:value-type="string" office:string-value="companyList.add(new Company('共和商事', '不動産', 3, '340-0822', '埼玉県八潮市大瀬2-1-3', '045-0000-0000', 'http://www.kyowa.co.jp', '@map'));" calcext:value-type="string">
            <text:p>companyList.add(new Company('共和商事', '不動産', 3, '340-0822', '埼玉県八潮市大瀬2-1-3', '045-0000-0000', 'http://www.kyowa.co.jp', '@map'));</text:p>
          </table:table-cell>
          <table:table-cell table:style-name="ce390" table:formula="of:=SUBSTITUTE([.P3];[.Q$2];[.I3])" office:value-type="string" office:string-value="companyList.add(new Company('共和商事', '不動産', 3, '340-0822', '埼玉県八潮市大瀬2-1-3', '045-0000-0000', 'http://www.kyowa.co.jp', 'https://maps.app.goo.gl/T8dFWFXecAz7f4TA9'));" calcext:value-type="string">
            <text:p>companyList.add(new Company('共和商事', '不動産', 3, '340-0822', '埼玉県八潮市大瀬2-1-3', '045-0000-0000', 'http://www.kyowa.co.jp', 'https://maps.app.goo.gl/T8dFWFXecAz7f4TA9'));</text:p>
          </table:table-cell>
          <table:table-cell table:number-columns-repeated="16367"/>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text:a xlink:href="http://noda-constructor/" xlink:type="simple">http://noda-constructor</text:a>.co.jp</text:p>
          </table:table-cell>
          <table:table-cell office:value-type="string" calcext:value-type="string">
            <text:p>建築デザイン</text:p>
          </table:table-cell>
          <table:table-cell office:value-type="float" office:value="5" calcext:value-type="float">
            <text:p>5</text:p>
          </table:table-cell>
          <table:table-cell office:value-type="string" calcext:value-type="string">
            <text:p>https://maps.app.goo.gl/PAgYyjt55fVSHjTs5</text:p>
          </table:table-cell>
          <table:table-cell table:formula="of:=SUBSTITUTE([.$A$1];[.J$2];[.B4])" office:value-type="string" office:string-value="companyList.add(new Company('野田工務店', '@business_content', @rank, '@zipcode', '@address', '@phone', '@website', '@map'));" calcext:value-type="string">
            <text:p>companyList.add(new Company('野田工務店', '@business_content', @rank, '@zipcode', '@address', '@phone', '@website', '@map'));</text:p>
          </table:table-cell>
          <table:table-cell table:formula="of:=SUBSTITUTE([.J4];[.K$2];[.C4])" office:value-type="string" office:string-value="companyList.add(new Company('野田工務店', '@business_content', @rank, '153-0065', '@address', '@phone', '@website', '@map'));" calcext:value-type="string">
            <text:p>companyList.add(new Company('野田工務店', '@business_content', @rank, '153-0065', '@address', '@phone', '@website', '@map'));</text:p>
          </table:table-cell>
          <table:table-cell table:formula="of:=SUBSTITUTE([.K4];[.L$2];[.D4])" office:value-type="string" office:string-value="companyList.add(new Company('野田工務店', '@business_content', @rank, '153-0065', '東京都目黒区中町2丁目４－１１', '@phone', '@website', '@map'));" calcext:value-type="string">
            <text:p>companyList.add(new Company('野田工務店', '@business_content', @rank, '153-0065', '東京都目黒区中町2丁目４－１１', '@phone', '@website', '@map'));</text:p>
          </table:table-cell>
          <table:table-cell table:formula="of:=SUBSTITUTE([.L4];[.M$2];[.E4])" office:value-type="string" office:string-value="companyList.add(new Company('野田工務店', '@business_content', @rank, '153-0065', '東京都目黒区中町2丁目４－１１', '03-3333-3333', '@website', '@map'));" calcext:value-type="string">
            <text:p>companyList.add(new Company('野田工務店', '@business_content', @rank, '153-0065', '東京都目黒区中町2丁目４－１１', '03-3333-3333', '@website', '@map'));</text:p>
          </table:table-cell>
          <table:table-cell table:formula="of:=SUBSTITUTE([.M4];[.N$2];[.F4])" office:value-type="string" office:string-value="companyList.add(new Company('野田工務店', '@business_content', @rank, '153-0065', '東京都目黒区中町2丁目４－１１', '03-3333-3333', 'http://noda-constructor.co.jp', '@map'));" calcext:value-type="string">
            <text:p>companyList.add(new Company('野田工務店', '@business_content', @rank, '153-0065', '東京都目黒区中町2丁目４－１１', '03-3333-3333', 'http://noda-constructor.co.jp', '@map'));</text:p>
          </table:table-cell>
          <table:table-cell table:formula="of:=SUBSTITUTE([.N4];[.O$2];[.G4])" office:value-type="string" office:string-value="companyList.add(new Company('野田工務店', '建築デザイン', @rank, '153-0065', '東京都目黒区中町2丁目４－１１', '03-3333-3333', 'http://noda-constructor.co.jp', '@map'));" calcext:value-type="string">
            <text:p>companyList.add(new Company('野田工務店', '建築デザイン', @rank, '153-0065', '東京都目黒区中町2丁目４－１１', '03-3333-3333', 'http://noda-constructor.co.jp', '@map'));</text:p>
          </table:table-cell>
          <table:table-cell table:formula="of:=SUBSTITUTE([.O4];[.P$2];[.H4])" office:value-type="string" office:string-value="companyList.add(new Company('野田工務店', '建築デザイン', 5, '153-0065', '東京都目黒区中町2丁目４－１１', '03-3333-3333', 'http://noda-constructor.co.jp', '@map'));" calcext:value-type="string">
            <text:p>companyList.add(new Company('野田工務店', '建築デザイン', 5, '153-0065', '東京都目黒区中町2丁目４－１１', '03-3333-3333', 'http://noda-constructor.co.jp', '@map'));</text:p>
          </table:table-cell>
          <table:table-cell table:style-name="ce390" table:formula="of:=SUBSTITUTE([.P4];[.Q$2];[.I4])" office:value-type="string" office:string-value="companyList.add(new Company('野田工務店', '建築デザイン', 5, '153-0065', '東京都目黒区中町2丁目４－１１', '03-3333-3333', 'http://noda-constructor.co.jp', 'https://maps.app.goo.gl/PAgYyjt55fVSHjTs5'));" calcext:value-type="string">
            <text:p>companyList.add(new Company('野田工務店', '建築デザイン', 5, '153-0065', '東京都目黒区中町2丁目４－１１', '03-3333-3333', 'http://noda-constructor.co.jp', 'https://maps.app.goo.gl/PAgYyjt55fVSHjTs5'));</text:p>
          </table:table-cell>
          <table:table-cell table:number-columns-repeated="16367"/>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office:value-type="string" calcext:value-type="string">
            <text:p>https://maps.app.goo.gl/wYLjywr1k3HMYHvA7</text:p>
          </table:table-cell>
          <table:table-cell table:formula="of:=SUBSTITUTE([.$A$1];[.J$2];[.B5])" office:value-type="string" office:string-value="companyList.add(new Company('三和鉄鋼', '@business_content', @rank, '@zipcode', '@address', '@phone', '@website', '@map'));" calcext:value-type="string">
            <text:p>companyList.add(new Company('三和鉄鋼', '@business_content', @rank, '@zipcode', '@address', '@phone', '@website', '@map'));</text:p>
          </table:table-cell>
          <table:table-cell table:formula="of:=SUBSTITUTE([.J5];[.K$2];[.C5])" office:value-type="string" office:string-value="companyList.add(new Company('三和鉄鋼', '@business_content', @rank, '676-0074', '@address', '@phone', '@website', '@map'));" calcext:value-type="string">
            <text:p>companyList.add(new Company('三和鉄鋼', '@business_content', @rank, '676-0074', '@address', '@phone', '@website', '@map'));</text:p>
          </table:table-cell>
          <table:table-cell table:formula="of:=SUBSTITUTE([.K5];[.L$2];[.D5])" office:value-type="string" office:string-value="companyList.add(new Company('三和鉄鋼', '@business_content', @rank, '676-0074', '兵庫県高砂市梅井2丁目11番6号', '@phone', '@website', '@map'));" calcext:value-type="string">
            <text:p>companyList.add(new Company('三和鉄鋼', '@business_content', @rank, '676-0074', '兵庫県高砂市梅井2丁目11番6号', '@phone', '@website', '@map'));</text:p>
          </table:table-cell>
          <table:table-cell table:formula="of:=SUBSTITUTE([.L5];[.M$2];[.E5])" office:value-type="string" office:string-value="companyList.add(new Company('三和鉄鋼', '@business_content', @rank, '676-0074', '兵庫県高砂市梅井2丁目11番6号', '079-111-1111', '@website', '@map'));" calcext:value-type="string">
            <text:p>companyList.add(new Company('三和鉄鋼', '@business_content', @rank, '676-0074', '兵庫県高砂市梅井2丁目11番6号', '079-111-1111', '@website', '@map'));</text:p>
          </table:table-cell>
          <table:table-cell table:formula="of:=SUBSTITUTE([.M5];[.N$2];[.F5])" office:value-type="string" office:string-value="companyList.add(new Company('三和鉄鋼', '@business_content', @rank, '676-0074', '兵庫県高砂市梅井2丁目11番6号', '079-111-1111', 'http://www.sanwa.steel.com', '@map'));" calcext:value-type="string">
            <text:p>companyList.add(new Company('三和鉄鋼', '@business_content', @rank, '676-0074', '兵庫県高砂市梅井2丁目11番6号', '079-111-1111', 'http://www.sanwa.steel.com', '@map'));</text:p>
          </table:table-cell>
          <table:table-cell table:formula="of:=SUBSTITUTE([.N5];[.O$2];[.G5])" office:value-type="string" office:string-value="companyList.add(new Company('三和鉄鋼', '鉄鋼業', @rank, '676-0074', '兵庫県高砂市梅井2丁目11番6号', '079-111-1111', 'http://www.sanwa.steel.com', '@map'));" calcext:value-type="string">
            <text:p>companyList.add(new Company('三和鉄鋼', '鉄鋼業', @rank, '676-0074', '兵庫県高砂市梅井2丁目11番6号', '079-111-1111', 'http://www.sanwa.steel.com', '@map'));</text:p>
          </table:table-cell>
          <table:table-cell table:formula="of:=SUBSTITUTE([.O5];[.P$2];[.H5])" office:value-type="string" office:string-value="companyList.add(new Company('三和鉄鋼', '鉄鋼業', 4, '676-0074', '兵庫県高砂市梅井2丁目11番6号', '079-111-1111', 'http://www.sanwa.steel.com', '@map'));" calcext:value-type="string">
            <text:p>companyList.add(new Company('三和鉄鋼', '鉄鋼業', 4, '676-0074', '兵庫県高砂市梅井2丁目11番6号', '079-111-1111', 'http://www.sanwa.steel.com', '@map'));</text:p>
          </table:table-cell>
          <table:table-cell table:style-name="ce390" table:formula="of:=SUBSTITUTE([.P5];[.Q$2];[.I5])" office:value-type="string" office:string-value="companyList.add(new Company('三和鉄鋼', '鉄鋼業', 4, '676-0074', '兵庫県高砂市梅井2丁目11番6号', '079-111-1111', 'http://www.sanwa.steel.com', 'https://maps.app.goo.gl/wYLjywr1k3HMYHvA7'));" calcext:value-type="string">
            <text:p>companyList.add(new Company('三和鉄鋼', '鉄鋼業', 4, '676-0074', '兵庫県高砂市梅井2丁目11番6号', '079-111-1111', 'http://www.sanwa.steel.com', 'https://maps.app.goo.gl/wYLjywr1k3HMYHvA7'));</text:p>
          </table:table-cell>
          <table:table-cell table:number-columns-repeated="16367"/>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office:value-type="string" calcext:value-type="string">
            <text:p>https://maps.app.goo.gl/intwwnc4D2dH8eRU7</text:p>
          </table:table-cell>
          <table:table-cell table:formula="of:=SUBSTITUTE([.$A$1];[.J$2];[.B6])" office:value-type="string" office:string-value="companyList.add(new Company('有限会社アスクミー', '@business_content', @rank, '@zipcode', '@address', '@phone', '@website', '@map'));" calcext:value-type="string">
            <text:p>companyList.add(new Company('有限会社アスクミー', '@business_content', @rank, '@zipcode', '@address', '@phone', '@website', '@map'));</text:p>
          </table:table-cell>
          <table:table-cell table:formula="of:=SUBSTITUTE([.J6];[.K$2];[.C6])" office:value-type="string" office:string-value="companyList.add(new Company('有限会社アスクミー', '@business_content', @rank, '141-0033', '@address', '@phone', '@website', '@map'));" calcext:value-type="string">
            <text:p>companyList.add(new Company('有限会社アスクミー', '@business_content', @rank, '141-0033', '@address', '@phone', '@website', '@map'));</text:p>
          </table:table-cell>
          <table:table-cell table:formula="of:=SUBSTITUTE([.K6];[.L$2];[.D6])" office:value-type="string" office:string-value="companyList.add(new Company('有限会社アスクミー', '@business_content', @rank, '141-0033', '東京都品川区西品川1-2-30 品川スクエア3階', '@phone', '@website', '@map'));" calcext:value-type="string">
            <text:p>companyList.add(new Company('有限会社アスクミー', '@business_content', @rank, '141-0033', '東京都品川区西品川1-2-30 品川スクエア3階', '@phone', '@website', '@map'));</text:p>
          </table:table-cell>
          <table:table-cell table:formula="of:=SUBSTITUTE([.L6];[.M$2];[.E6])" office:value-type="string" office:string-value="companyList.add(new Company('有限会社アスクミー', '@business_content', @rank, '141-0033', '東京都品川区西品川1-2-30 品川スクエア3階', '03-5555-5555', '@website', '@map'));" calcext:value-type="string">
            <text:p>companyList.add(new Company('有限会社アスクミー', '@business_content', @rank, '141-0033', '東京都品川区西品川1-2-30 品川スクエア3階', '03-5555-5555', '@website', '@map'));</text:p>
          </table:table-cell>
          <table:table-cell table:formula="of:=SUBSTITUTE([.M6];[.N$2];[.F6])" office:value-type="string" office:string-value="companyList.add(new Company('有限会社アスクミー', '@business_content', @rank, '141-0033', '東京都品川区西品川1-2-30 品川スクエア3階', '03-5555-5555', 'http://www.askme.co.jp', '@map'));" calcext:value-type="string">
            <text:p>companyList.add(new Company('有限会社アスクミー', '@business_content', @rank, '141-0033', '東京都品川区西品川1-2-30 品川スクエア3階', '03-5555-5555', 'http://www.askme.co.jp', '@map'));</text:p>
          </table:table-cell>
          <table:table-cell table:formula="of:=SUBSTITUTE([.N6];[.O$2];[.G6])" office:value-type="string" office:string-value="companyList.add(new Company('有限会社アスクミー', 'ECコンサルタント事業', @rank, '141-0033', '東京都品川区西品川1-2-30 品川スクエア3階', '03-5555-5555', 'http://www.askme.co.jp', '@map'));" calcext:value-type="string">
            <text:p>companyList.add(new Company('有限会社アスクミー', 'ECコンサルタント事業', @rank, '141-0033', '東京都品川区西品川1-2-30 品川スクエア3階', '03-5555-5555', 'http://www.askme.co.jp', '@map'));</text:p>
          </table:table-cell>
          <table:table-cell table:formula="of:=SUBSTITUTE([.O6];[.P$2];[.H6])" office:value-type="string" office:string-value="companyList.add(new Company('有限会社アスクミー', 'ECコンサルタント事業', 2, '141-0033', '東京都品川区西品川1-2-30 品川スクエア3階', '03-5555-5555', 'http://www.askme.co.jp', '@map'));" calcext:value-type="string">
            <text:p>companyList.add(new Company('有限会社アスクミー', 'ECコンサルタント事業', 2, '141-0033', '東京都品川区西品川1-2-30 品川スクエア3階', '03-5555-5555', 'http://www.askme.co.jp', '@map'));</text:p>
          </table:table-cell>
          <table:table-cell table:style-name="ce390" table:formula="of:=SUBSTITUTE([.P6];[.Q$2];[.I6])" office:value-type="string" office:string-value="companyList.add(new Company('有限会社アスクミー', 'ECコンサルタント事業', 2, '141-0033', '東京都品川区西品川1-2-30 品川スクエア3階', '03-5555-5555', 'http://www.askme.co.jp', 'https://maps.app.goo.gl/intwwnc4D2dH8eRU7'));" calcext:value-type="string">
            <text:p>companyList.add(new Company('有限会社アスクミー', 'ECコンサルタント事業', 2, '141-0033', '東京都品川区西品川1-2-30 品川スクエア3階', '03-5555-5555', 'http://www.askme.co.jp', 'https://maps.app.goo.gl/intwwnc4D2dH8eRU7'));</text:p>
          </table:table-cell>
          <table:table-cell table:number-columns-repeated="16367"/>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office:value-type="string" calcext:value-type="string">
            <text:p>https://maps.app.goo.gl/VTHobAgZ76faf2Nj7</text:p>
          </table:table-cell>
          <table:table-cell table:formula="of:=SUBSTITUTE([.$A$1];[.J$2];[.B7])" office:value-type="string" office:string-value="companyList.add(new Company('吉田商店', '@business_content', @rank, '@zipcode', '@address', '@phone', '@website', '@map'));" calcext:value-type="string">
            <text:p>companyList.add(new Company('吉田商店', '@business_content', @rank, '@zipcode', '@address', '@phone', '@website', '@map'));</text:p>
          </table:table-cell>
          <table:table-cell table:formula="of:=SUBSTITUTE([.J7];[.K$2];[.C7])" office:value-type="string" office:string-value="companyList.add(new Company('吉田商店', '@business_content', @rank, '151-0071', '@address', '@phone', '@website', '@map'));" calcext:value-type="string">
            <text:p>companyList.add(new Company('吉田商店', '@business_content', @rank, '151-0071', '@address', '@phone', '@website', '@map'));</text:p>
          </table:table-cell>
          <table:table-cell table:formula="of:=SUBSTITUTE([.K7];[.L$2];[.D7])" office:value-type="string" office:string-value="companyList.add(new Company('吉田商店', '@business_content', @rank, '151-0071', '東京都渋谷区本町2-13-1 グランドモール1F', '@phone', '@website', '@map'));" calcext:value-type="string">
            <text:p>companyList.add(new Company('吉田商店', '@business_content', @rank, '151-0071', '東京都渋谷区本町2-13-1 グランドモール1F', '@phone', '@website', '@map'));</text:p>
          </table:table-cell>
          <table:table-cell table:formula="of:=SUBSTITUTE([.L7];[.M$2];[.E7])" office:value-type="string" office:string-value="companyList.add(new Company('吉田商店', '@business_content', @rank, '151-0071', '東京都渋谷区本町2-13-1 グランドモール1F', '03-2222-2222', '@website', '@map'));" calcext:value-type="string">
            <text:p>companyList.add(new Company('吉田商店', '@business_content', @rank, '151-0071', '東京都渋谷区本町2-13-1 グランドモール1F', '03-2222-2222', '@website', '@map'));</text:p>
          </table:table-cell>
          <table:table-cell table:formula="of:=SUBSTITUTE([.M7];[.N$2];[.F7])" office:value-type="string" office:string-value="companyList.add(new Company('吉田商店', '@business_content', @rank, '151-0071', '東京都渋谷区本町2-13-1 グランドモール1F', '03-2222-2222', 'http://www.yoshida-luntons.com', '@map'));" calcext:value-type="string">
            <text:p>companyList.add(new Company('吉田商店', '@business_content', @rank, '151-0071', '東京都渋谷区本町2-13-1 グランドモール1F', '03-2222-2222', 'http://www.yoshida-luntons.com', '@map'));</text:p>
          </table:table-cell>
          <table:table-cell table:formula="of:=SUBSTITUTE([.N7];[.O$2];[.G7])" office:value-type="string" office:string-value="companyList.add(new Company('吉田商店', '提灯の製造・販売', @rank, '151-0071', '東京都渋谷区本町2-13-1 グランドモール1F', '03-2222-2222', 'http://www.yoshida-luntons.com', '@map'));" calcext:value-type="string">
            <text:p>companyList.add(new Company('吉田商店', '提灯の製造・販売', @rank, '151-0071', '東京都渋谷区本町2-13-1 グランドモール1F', '03-2222-2222', 'http://www.yoshida-luntons.com', '@map'));</text:p>
          </table:table-cell>
          <table:table-cell table:formula="of:=SUBSTITUTE([.O7];[.P$2];[.H7])" office:value-type="string" office:string-value="companyList.add(new Company('吉田商店', '提灯の製造・販売', 3, '151-0071', '東京都渋谷区本町2-13-1 グランドモール1F', '03-2222-2222', 'http://www.yoshida-luntons.com', '@map'));" calcext:value-type="string">
            <text:p>companyList.add(new Company('吉田商店', '提灯の製造・販売', 3, '151-0071', '東京都渋谷区本町2-13-1 グランドモール1F', '03-2222-2222', 'http://www.yoshida-luntons.com', '@map'));</text:p>
          </table:table-cell>
          <table:table-cell table:style-name="ce390" table:formula="of:=SUBSTITUTE([.P7];[.Q$2];[.I7])" office:value-type="string" office:string-value="companyList.add(new Company('吉田商店', '提灯の製造・販売', 3, '151-0071', '東京都渋谷区本町2-13-1 グランドモール1F', '03-2222-2222', 'http://www.yoshida-luntons.com', 'https://maps.app.goo.gl/VTHobAgZ76faf2Nj7'));" calcext:value-type="string">
            <text:p>companyList.add(new Company('吉田商店', '提灯の製造・販売', 3, '151-0071', '東京都渋谷区本町2-13-1 グランドモール1F', '03-2222-2222', 'http://www.yoshida-luntons.com', 'https://maps.app.goo.gl/VTHobAgZ76faf2Nj7'));</text:p>
          </table:table-cell>
          <table:table-cell table:number-columns-repeated="16367"/>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office:value-type="string" calcext:value-type="string">
            <text:p>https://maps.app.goo.gl/YfKtZA7bfmBL2skv8</text:p>
          </table:table-cell>
          <table:table-cell table:formula="of:=SUBSTITUTE([.$A$1];[.J$2];[.B8])" office:value-type="string" office:string-value="companyList.add(new Company('株式会社トラスト', '@business_content', @rank, '@zipcode', '@address', '@phone', '@website', '@map'));" calcext:value-type="string">
            <text:p>companyList.add(new Company('株式会社トラスト', '@business_content', @rank, '@zipcode', '@address', '@phone', '@website', '@map'));</text:p>
          </table:table-cell>
          <table:table-cell table:formula="of:=SUBSTITUTE([.J8];[.K$2];[.C8])" office:value-type="string" office:string-value="companyList.add(new Company('株式会社トラスト', '@business_content', @rank, '577-0015', '@address', '@phone', '@website', '@map'));" calcext:value-type="string">
            <text:p>companyList.add(new Company('株式会社トラスト', '@business_content', @rank, '577-0015', '@address', '@phone', '@website', '@map'));</text:p>
          </table:table-cell>
          <table:table-cell table:formula="of:=SUBSTITUTE([.K8];[.L$2];[.D8])" office:value-type="string" office:string-value="companyList.add(new Company('株式会社トラスト', '@business_content', @rank, '577-0015', '大阪府東大阪市長田3-6-4', '@phone', '@website', '@map'));" calcext:value-type="string">
            <text:p>companyList.add(new Company('株式会社トラスト', '@business_content', @rank, '577-0015', '大阪府東大阪市長田3-6-4', '@phone', '@website', '@map'));</text:p>
          </table:table-cell>
          <table:table-cell table:formula="of:=SUBSTITUTE([.L8];[.M$2];[.E8])" office:value-type="string" office:string-value="companyList.add(new Company('株式会社トラスト', '@business_content', @rank, '577-0015', '大阪府東大阪市長田3-6-4', '06-6666-6666', '@website', '@map'));" calcext:value-type="string">
            <text:p>companyList.add(new Company('株式会社トラスト', '@business_content', @rank, '577-0015', '大阪府東大阪市長田3-6-4', '06-6666-6666', '@website', '@map'));</text:p>
          </table:table-cell>
          <table:table-cell table:formula="of:=SUBSTITUTE([.M8];[.N$2];[.F8])" office:value-type="string" office:string-value="companyList.add(new Company('株式会社トラスト', '@business_content', @rank, '577-0015', '大阪府東大阪市長田3-6-4', '06-6666-6666', 'http://www.trsust.co.jp', '@map'));" calcext:value-type="string">
            <text:p>companyList.add(new Company('株式会社トラスト', '@business_content', @rank, '577-0015', '大阪府東大阪市長田3-6-4', '06-6666-6666', 'http://www.trsust.co.jp', '@map'));</text:p>
          </table:table-cell>
          <table:table-cell table:formula="of:=SUBSTITUTE([.N8];[.O$2];[.G8])" office:value-type="string" office:string-value="companyList.add(new Company('株式会社トラスト', '空調工事・電気工事', @rank, '577-0015', '大阪府東大阪市長田3-6-4', '06-6666-6666', 'http://www.trsust.co.jp', '@map'));" calcext:value-type="string">
            <text:p>companyList.add(new Company('株式会社トラスト', '空調工事・電気工事', @rank, '577-0015', '大阪府東大阪市長田3-6-4', '06-6666-6666', 'http://www.trsust.co.jp', '@map'));</text:p>
          </table:table-cell>
          <table:table-cell table:formula="of:=SUBSTITUTE([.O8];[.P$2];[.H8])" office:value-type="string" office:string-value="companyList.add(new Company('株式会社トラスト', '空調工事・電気工事', 4, '577-0015', '大阪府東大阪市長田3-6-4', '06-6666-6666', 'http://www.trsust.co.jp', '@map'));" calcext:value-type="string">
            <text:p>companyList.add(new Company('株式会社トラスト', '空調工事・電気工事', 4, '577-0015', '大阪府東大阪市長田3-6-4', '06-6666-6666', 'http://www.trsust.co.jp', '@map'));</text:p>
          </table:table-cell>
          <table:table-cell table:style-name="ce390" table:formula="of:=SUBSTITUTE([.P8];[.Q$2];[.I8])" office:value-type="string" office:string-value="companyList.add(new Company('株式会社トラスト', '空調工事・電気工事', 4, '577-0015', '大阪府東大阪市長田3-6-4', '06-6666-6666', 'http://www.trsust.co.jp', 'https://maps.app.goo.gl/YfKtZA7bfmBL2skv8'));" calcext:value-type="string">
            <text:p>companyList.add(new Company('株式会社トラスト', '空調工事・電気工事', 4, '577-0015', '大阪府東大阪市長田3-6-4', '06-6666-6666', 'http://www.trsust.co.jp', 'https://maps.app.goo.gl/YfKtZA7bfmBL2skv8'));</text:p>
          </table:table-cell>
          <table:table-cell table:number-columns-repeated="16367"/>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office:value-type="string" calcext:value-type="string">
            <text:p>https://maps.app.goo.gl/9kgZAUfVMCukQVKu9</text:p>
          </table:table-cell>
          <table:table-cell table:formula="of:=SUBSTITUTE([.$A$1];[.J$2];[.B9])" office:value-type="string" office:string-value="companyList.add(new Company('株式会社サンライズ', '@business_content', @rank, '@zipcode', '@address', '@phone', '@website', '@map'));" calcext:value-type="string">
            <text:p>companyList.add(new Company('株式会社サンライズ', '@business_content', @rank, '@zipcode', '@address', '@phone', '@website', '@map'));</text:p>
          </table:table-cell>
          <table:table-cell table:formula="of:=SUBSTITUTE([.J9];[.K$2];[.C9])" office:value-type="string" office:string-value="companyList.add(new Company('株式会社サンライズ', '@business_content', @rank, '156-0042', '@address', '@phone', '@website', '@map'));" calcext:value-type="string">
            <text:p>companyList.add(new Company('株式会社サンライズ', '@business_content', @rank, '156-0042', '@address', '@phone', '@website', '@map'));</text:p>
          </table:table-cell>
          <table:table-cell table:formula="of:=SUBSTITUTE([.K9];[.L$2];[.D9])" office:value-type="string" office:string-value="companyList.add(new Company('株式会社サンライズ', '@business_content', @rank, '156-0042', '東京都世田谷区羽根木1-12-13', '@phone', '@website', '@map'));" calcext:value-type="string">
            <text:p>companyList.add(new Company('株式会社サンライズ', '@business_content', @rank, '156-0042', '東京都世田谷区羽根木1-12-13', '@phone', '@website', '@map'));</text:p>
          </table:table-cell>
          <table:table-cell table:formula="of:=SUBSTITUTE([.L9];[.M$2];[.E9])" office:value-type="string" office:string-value="companyList.add(new Company('株式会社サンライズ', '@business_content', @rank, '156-0042', '東京都世田谷区羽根木1-12-13', '03-1234-5678', '@website', '@map'));" calcext:value-type="string">
            <text:p>companyList.add(new Company('株式会社サンライズ', '@business_content', @rank, '156-0042', '東京都世田谷区羽根木1-12-13', '03-1234-5678', '@website', '@map'));</text:p>
          </table:table-cell>
          <table:table-cell table:formula="of:=SUBSTITUTE([.M9];[.N$2];[.F9])" office:value-type="string" office:string-value="companyList.add(new Company('株式会社サンライズ', '@business_content', @rank, '156-0042', '東京都世田谷区羽根木1-12-13', '03-1234-5678', 'http://sunrise.com', '@map'));" calcext:value-type="string">
            <text:p>companyList.add(new Company('株式会社サンライズ', '@business_content', @rank, '156-0042', '東京都世田谷区羽根木1-12-13', '03-1234-5678', 'http://sunrise.com', '@map'));</text:p>
          </table:table-cell>
          <table:table-cell table:formula="of:=SUBSTITUTE([.N9];[.O$2];[.G9])" office:value-type="string" office:string-value="companyList.add(new Company('株式会社サンライズ', '環境エネルギー事業', @rank, '156-0042', '東京都世田谷区羽根木1-12-13', '03-1234-5678', 'http://sunrise.com', '@map'));" calcext:value-type="string">
            <text:p>companyList.add(new Company('株式会社サンライズ', '環境エネルギー事業', @rank, '156-0042', '東京都世田谷区羽根木1-12-13', '03-1234-5678', 'http://sunrise.com', '@map'));</text:p>
          </table:table-cell>
          <table:table-cell table:formula="of:=SUBSTITUTE([.O9];[.P$2];[.H9])" office:value-type="string" office:string-value="companyList.add(new Company('株式会社サンライズ', '環境エネルギー事業', 2, '156-0042', '東京都世田谷区羽根木1-12-13', '03-1234-5678', 'http://sunrise.com', '@map'));" calcext:value-type="string">
            <text:p>companyList.add(new Company('株式会社サンライズ', '環境エネルギー事業', 2, '156-0042', '東京都世田谷区羽根木1-12-13', '03-1234-5678', 'http://sunrise.com', '@map'));</text:p>
          </table:table-cell>
          <table:table-cell table:style-name="ce390" table:formula="of:=SUBSTITUTE([.P9];[.Q$2];[.I9])" office:value-type="string" office:string-value="companyList.add(new Company('株式会社サンライズ', '環境エネルギー事業', 2, '156-0042', '東京都世田谷区羽根木1-12-13', '03-1234-5678', 'http://sunrise.com', 'https://maps.app.goo.gl/9kgZAUfVMCukQVKu9'));" calcext:value-type="string">
            <text:p>companyList.add(new Company('株式会社サンライズ', '環境エネルギー事業', 2, '156-0042', '東京都世田谷区羽根木1-12-13', '03-1234-5678', 'http://sunrise.com', 'https://maps.app.goo.gl/9kgZAUfVMCukQVKu9'));</text:p>
          </table:table-cell>
          <table:table-cell table:number-columns-repeated="16367"/>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office:value-type="string" calcext:value-type="string">
            <text:p>https://maps.app.goo.gl/7e4uXbJma51PpGK67</text:p>
          </table:table-cell>
          <table:table-cell table:formula="of:=SUBSTITUTE([.$A$1];[.J$2];[.B10])" office:value-type="string" office:string-value="companyList.add(new Company('共栄コーポレーション', '@business_content', @rank, '@zipcode', '@address', '@phone', '@website', '@map'));" calcext:value-type="string">
            <text:p>companyList.add(new Company('共栄コーポレーション', '@business_content', @rank, '@zipcode', '@address', '@phone', '@website', '@map'));</text:p>
          </table:table-cell>
          <table:table-cell table:formula="of:=SUBSTITUTE([.J10];[.K$2];[.C10])" office:value-type="string" office:string-value="companyList.add(new Company('共栄コーポレーション', '@business_content', @rank, '124-0011', '@address', '@phone', '@website', '@map'));" calcext:value-type="string">
            <text:p>companyList.add(new Company('共栄コーポレーション', '@business_content', @rank, '124-0011', '@address', '@phone', '@website', '@map'));</text:p>
          </table:table-cell>
          <table:table-cell table:formula="of:=SUBSTITUTE([.K10];[.L$2];[.D10])" office:value-type="string" office:string-value="companyList.add(new Company('共栄コーポレーション', '@business_content', @rank, '124-0011', '東京都葛飾区四つ木3-33-15', '@phone', '@website', '@map'));" calcext:value-type="string">
            <text:p>companyList.add(new Company('共栄コーポレーション', '@business_content', @rank, '124-0011', '東京都葛飾区四つ木3-33-15', '@phone', '@website', '@map'));</text:p>
          </table:table-cell>
          <table:table-cell table:formula="of:=SUBSTITUTE([.L10];[.M$2];[.E10])" office:value-type="string" office:string-value="companyList.add(new Company('共栄コーポレーション', '@business_content', @rank, '124-0011', '東京都葛飾区四つ木3-33-15', '03-3456-9876', '@website', '@map'));" calcext:value-type="string">
            <text:p>companyList.add(new Company('共栄コーポレーション', '@business_content', @rank, '124-0011', '東京都葛飾区四つ木3-33-15', '03-3456-9876', '@website', '@map'));</text:p>
          </table:table-cell>
          <table:table-cell table:formula="of:=SUBSTITUTE([.M10];[.N$2];[.F10])" office:value-type="string" office:string-value="companyList.add(new Company('共栄コーポレーション', '@business_content', @rank, '124-0011', '東京都葛飾区四つ木3-33-15', '03-3456-9876', 'http://kyoei-corpo.com', '@map'));" calcext:value-type="string">
            <text:p>companyList.add(new Company('共栄コーポレーション', '@business_content', @rank, '124-0011', '東京都葛飾区四つ木3-33-15', '03-3456-9876', 'http://kyoei-corpo.com', '@map'));</text:p>
          </table:table-cell>
          <table:table-cell table:formula="of:=SUBSTITUTE([.N10];[.O$2];[.G10])" office:value-type="string" office:string-value="companyList.add(new Company('共栄コーポレーション', '包装用品の企画・制作', @rank, '124-0011', '東京都葛飾区四つ木3-33-15', '03-3456-9876', 'http://kyoei-corpo.com', '@map'));" calcext:value-type="string">
            <text:p>companyList.add(new Company('共栄コーポレーション', '包装用品の企画・制作', @rank, '124-0011', '東京都葛飾区四つ木3-33-15', '03-3456-9876', 'http://kyoei-corpo.com', '@map'));</text:p>
          </table:table-cell>
          <table:table-cell table:formula="of:=SUBSTITUTE([.O10];[.P$2];[.H10])" office:value-type="string" office:string-value="companyList.add(new Company('共栄コーポレーション', '包装用品の企画・制作', 3, '124-0011', '東京都葛飾区四つ木3-33-15', '03-3456-9876', 'http://kyoei-corpo.com', '@map'));" calcext:value-type="string">
            <text:p>companyList.add(new Company('共栄コーポレーション', '包装用品の企画・制作', 3, '124-0011', '東京都葛飾区四つ木3-33-15', '03-3456-9876', 'http://kyoei-corpo.com', '@map'));</text:p>
          </table:table-cell>
          <table:table-cell table:style-name="ce390" table:formula="of:=SUBSTITUTE([.P10];[.Q$2];[.I10])" office:value-type="string" office:string-value="companyList.add(new Company('共栄コーポレーション', '包装用品の企画・制作', 3, '124-0011', '東京都葛飾区四つ木3-33-15', '03-3456-9876', 'http://kyoei-corpo.com', 'https://maps.app.goo.gl/7e4uXbJma51PpGK67'));" calcext:value-type="string">
            <text:p>companyList.add(new Company('共栄コーポレーション', '包装用品の企画・制作', 3, '124-0011', '東京都葛飾区四つ木3-33-15', '03-3456-9876', 'http://kyoei-corpo.com', 'https://maps.app.goo.gl/7e4uXbJma51PpGK67'));</text:p>
          </table:table-cell>
          <table:table-cell table:number-columns-repeated="16367"/>
        </table:table-row>
        <table:table-row table:style-name="ro2">
          <table:table-cell table:number-columns-repeated="16384"/>
        </table:table-row>
        <table:table-row table:style-name="ro2">
          <table:table-cell office:value-type="float" office:value="1" calcext:value-type="float">
            <text:p>1</text:p>
          </table:table-cell>
          <table:table-cell office:value-type="string" calcext:value-type="string">
            <text:p>https://maps.app.goo.gl/T8dFWFXecAz7f4TA9</text:p>
          </table:table-cell>
          <table:table-cell table:number-columns-repeated="16379"/>
          <table:table-cell table:style-name="Default" table:number-columns-repeated="2"/>
          <table:table-cell/>
        </table:table-row>
        <table:table-row table:style-name="ro2">
          <table:table-cell office:value-type="float" office:value="2" calcext:value-type="float">
            <text:p>2</text:p>
          </table:table-cell>
          <table:table-cell office:value-type="string" calcext:value-type="string">
            <text:p>https://maps.app.goo.gl/PAgYyjt55fVSHjTs5</text:p>
          </table:table-cell>
          <table:table-cell table:number-columns-repeated="16379"/>
          <table:table-cell table:style-name="Default" table:number-columns-repeated="2"/>
          <table:table-cell/>
        </table:table-row>
        <table:table-row table:style-name="ro2">
          <table:table-cell office:value-type="float" office:value="3" calcext:value-type="float">
            <text:p>3</text:p>
          </table:table-cell>
          <table:table-cell office:value-type="string" calcext:value-type="string">
            <text:p>https://maps.app.goo.gl/wYLjywr1k3HMYHvA7</text:p>
          </table:table-cell>
          <table:table-cell table:number-columns-repeated="16379"/>
          <table:table-cell table:style-name="Default" table:number-columns-repeated="2"/>
          <table:table-cell/>
        </table:table-row>
        <table:table-row table:style-name="ro2">
          <table:table-cell office:value-type="float" office:value="4" calcext:value-type="float">
            <text:p>4</text:p>
          </table:table-cell>
          <table:table-cell office:value-type="string" calcext:value-type="string">
            <text:p>https://maps.app.goo.gl/intwwnc4D2dH8eRU7</text:p>
          </table:table-cell>
          <table:table-cell table:number-columns-repeated="16379"/>
          <table:table-cell table:style-name="Default" table:number-columns-repeated="2"/>
          <table:table-cell/>
        </table:table-row>
        <table:table-row table:style-name="ro2">
          <table:table-cell office:value-type="float" office:value="5" calcext:value-type="float">
            <text:p>5</text:p>
          </table:table-cell>
          <table:table-cell office:value-type="string" calcext:value-type="string">
            <text:p>https://maps.app.goo.gl/VTHobAgZ76faf2Nj7</text:p>
          </table:table-cell>
          <table:table-cell table:number-columns-repeated="16379"/>
          <table:table-cell table:style-name="Default" table:number-columns-repeated="2"/>
          <table:table-cell/>
        </table:table-row>
        <table:table-row table:style-name="ro2">
          <table:table-cell office:value-type="float" office:value="6" calcext:value-type="float">
            <text:p>6</text:p>
          </table:table-cell>
          <table:table-cell office:value-type="string" calcext:value-type="string">
            <text:p>https://maps.app.goo.gl/YfKtZA7bfmBL2skv8</text:p>
          </table:table-cell>
          <table:table-cell table:number-columns-repeated="16379"/>
          <table:table-cell table:style-name="Default" table:number-columns-repeated="2"/>
          <table:table-cell/>
        </table:table-row>
        <table:table-row table:style-name="ro2">
          <table:table-cell office:value-type="float" office:value="7" calcext:value-type="float">
            <text:p>7</text:p>
          </table:table-cell>
          <table:table-cell office:value-type="string" calcext:value-type="string">
            <text:p>https://maps.app.goo.gl/9kgZAUfVMCukQVKu9</text:p>
          </table:table-cell>
          <table:table-cell table:number-columns-repeated="16379"/>
          <table:table-cell table:style-name="Default" table:number-columns-repeated="2"/>
          <table:table-cell/>
        </table:table-row>
        <table:table-row table:style-name="ro2">
          <table:table-cell office:value-type="float" office:value="8" calcext:value-type="float">
            <text:p>8</text:p>
          </table:table-cell>
          <table:table-cell office:value-type="string" calcext:value-type="string">
            <text:p>https://maps.app.goo.gl/7e4uXbJma51PpGK67</text:p>
          </table:table-cell>
          <table:table-cell table:number-columns-repeated="16379"/>
          <table:table-cell table:style-name="Default" table:number-columns-repeated="2"/>
          <table:table-cell/>
        </table:table-row>
        <table:table-row table:style-name="ro2" table:number-rows-repeated="1048556">
          <table:table-cell table:number-columns-repeated="16384"/>
        </table:table-row>
        <table:table-row table:style-name="ro2">
          <table:table-cell table:number-columns-repeated="16384"/>
        </table:table-row>
      </table:table>
      <table:table table:name="memo-4" table:style-name="ta1">
        <table:table-column table:style-name="co1" table:number-columns-repeated="16379" table:default-cell-style-name="ce392"/>
        <table:table-column table:style-name="co1" table:number-columns-repeated="3" table:default-cell-style-name="Default"/>
        <table:table-row table:style-name="ro2">
          <table:table-cell office:value-type="string" calcext:value-type="string">
            <text:p>INSERT INTO contact (name, company_id, phone, email) VALUES (‘@name’, @company_id, ‘@phone’, ‘@email’);</text:p>
          </table:table-cell>
          <table:table-cell table:style-name="Default" table:number-columns-repeated="16378"/>
          <table:table-cell table:number-columns-repeated="3"/>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company_id</text:p>
          </table:table-cell>
          <table:table-cell office:value-type="string" calcext:value-type="string">
            <text:p>phone</text:p>
          </table:table-cell>
          <table:table-cell office:value-type="string" calcext:value-type="string">
            <text:p>email</text:p>
          </table:table-cell>
          <table:table-cell table:formula="of:=&quot;@&quot; &amp; [.B2]" office:value-type="string" office:string-value="@name" calcext:value-type="string">
            <text:p>@name</text:p>
          </table:table-cell>
          <table:table-cell table:formula="of:=&quot;@&quot; &amp; [.C2]" office:value-type="string" office:string-value="@company_id" calcext:value-type="string">
            <text:p>@company_id</text:p>
          </table:table-cell>
          <table:table-cell table:formula="of:=&quot;@&quot; &amp; [.D2]" office:value-type="string" office:string-value="@phone" calcext:value-type="string">
            <text:p>@phone</text:p>
          </table:table-cell>
          <table:table-cell table:formula="of:=&quot;@&quot; &amp; [.E2]" office:value-type="string" office:string-value="@email" calcext:value-type="string">
            <text:p>@email</text:p>
          </table:table-cell>
          <table:table-cell table:number-columns-repeated="16370"/>
          <table:table-cell table:style-name="ce392" table:number-columns-repeated="3"/>
        </table:table-row>
        <table:table-row table:style-name="ro2">
          <table:table-cell office:value-type="float" office:value="1" calcext:value-type="float">
            <text:p>1</text:p>
          </table:table-cell>
          <table:table-cell office:value-type="string" calcext:value-type="string">
            <text:p>山田太郎</text:p>
          </table:table-cell>
          <table:table-cell office:value-type="float" office:value="7" calcext:value-type="float">
            <text:p>7</text:p>
          </table:table-cell>
          <table:table-cell office:value-type="string" calcext:value-type="string">
            <text:p>080-3454-8761</text:p>
          </table:table-cell>
          <table:table-cell office:value-type="string" calcext:value-type="string">
            <text:p>yamada@example.com</text:p>
          </table:table-cell>
          <table:table-cell table:formula="of:=SUBSTITUTE([.$A$1];[.F$2];[.$B3])" office:value-type="string" office:string-value="INSERT INTO contact (name, company_id, phone, email) VALUES (‘山田太郎’, @company_id, ‘@phone’, ‘@email’);" calcext:value-type="string">
            <text:p>INSERT INTO contact (name, company_id, phone, email) VALUES (‘山田太郎’, @company_id, ‘@phone’, ‘@email’);</text:p>
          </table:table-cell>
          <table:table-cell table:formula="of:=SUBSTITUTE([.F3];[.G$2];[.C3])" office:value-type="string" office:string-value="INSERT INTO contact (name, company_id, phone, email) VALUES (‘山田太郎’, 7, ‘@phone’, ‘@email’);" calcext:value-type="string">
            <text:p>INSERT INTO contact (name, company_id, phone, email) VALUES (‘山田太郎’, 7, ‘@phone’, ‘@email’);</text:p>
          </table:table-cell>
          <table:table-cell table:formula="of:=SUBSTITUTE([.G3];[.H$2];[.D3])" office:value-type="string" office:string-value="INSERT INTO contact (name, company_id, phone, email) VALUES (‘山田太郎’, 7, ‘080-3454-8761’, ‘@email’);" calcext:value-type="string">
            <text:p>INSERT INTO contact (name, company_id, phone, email) VALUES (‘山田太郎’, 7, ‘080-3454-8761’, ‘@email’);</text:p>
          </table:table-cell>
          <table:table-cell table:style-name="ce393" table:formula="of:=SUBSTITUTE([.H3];[.I$2];[.E3])" office:value-type="string" office:string-value="INSERT INTO contact (name, company_id, phone, email) VALUES (‘山田太郎’, 7, ‘080-3454-8761’, ‘yamada@example.com’);" calcext:value-type="string">
            <text:p>INSERT INTO contact (name, company_id, phone, email) VALUES (‘山田太郎’, 7, ‘080-3454-8761’, ‘yamada@example.com’);</text:p>
          </table:table-cell>
          <table:table-cell table:style-name="ce393"/>
          <table:table-cell table:number-columns-repeated="16369"/>
          <table:table-cell table:style-name="ce392" table:number-columns-repeated="3"/>
        </table:table-row>
        <table:table-row table:style-name="ro2">
          <table:table-cell office:value-type="float" office:value="2" calcext:value-type="float">
            <text:p>2</text:p>
          </table:table-cell>
          <table:table-cell office:value-type="string" calcext:value-type="string">
            <text:p>鈴木花子</text:p>
          </table:table-cell>
          <table:table-cell office:value-type="float" office:value="4" calcext:value-type="float">
            <text:p>4</text:p>
          </table:table-cell>
          <table:table-cell office:value-type="string" calcext:value-type="string">
            <text:p>0120-444-555</text:p>
          </table:table-cell>
          <table:table-cell office:value-type="string" calcext:value-type="string">
            <text:p>suzuki@example.com</text:p>
          </table:table-cell>
          <table:table-cell table:formula="of:=SUBSTITUTE([.$A$1];[.F$2];[.$B4])" office:value-type="string" office:string-value="INSERT INTO contact (name, company_id, phone, email) VALUES (‘鈴木花子’, @company_id, ‘@phone’, ‘@email’);" calcext:value-type="string">
            <text:p>INSERT INTO contact (name, company_id, phone, email) VALUES (‘鈴木花子’, @company_id, ‘@phone’, ‘@email’);</text:p>
          </table:table-cell>
          <table:table-cell table:formula="of:=SUBSTITUTE([.F4];[.G$2];[.C4])" office:value-type="string" office:string-value="INSERT INTO contact (name, company_id, phone, email) VALUES (‘鈴木花子’, 4, ‘@phone’, ‘@email’);" calcext:value-type="string">
            <text:p>INSERT INTO contact (name, company_id, phone, email) VALUES (‘鈴木花子’, 4, ‘@phone’, ‘@email’);</text:p>
          </table:table-cell>
          <table:table-cell table:formula="of:=SUBSTITUTE([.G4];[.H$2];[.D4])" office:value-type="string" office:string-value="INSERT INTO contact (name, company_id, phone, email) VALUES (‘鈴木花子’, 4, ‘0120-444-555’, ‘@email’);" calcext:value-type="string">
            <text:p>INSERT INTO contact (name, company_id, phone, email) VALUES (‘鈴木花子’, 4, ‘0120-444-555’, ‘@email’);</text:p>
          </table:table-cell>
          <table:table-cell table:style-name="ce393" table:formula="of:=SUBSTITUTE([.H4];[.I$2];[.E4])" office:value-type="string" office:string-value="INSERT INTO contact (name, company_id, phone, email) VALUES (‘鈴木花子’, 4, ‘0120-444-555’, ‘suzuki@example.com’);" calcext:value-type="string">
            <text:p>INSERT INTO contact (name, company_id, phone, email) VALUES (‘鈴木花子’, 4, ‘0120-444-555’, ‘suzuki@example.com’);</text:p>
          </table:table-cell>
          <table:table-cell table:style-name="ce393"/>
          <table:table-cell table:number-columns-repeated="16369"/>
          <table:table-cell table:style-name="ce392" table:number-columns-repeated="3"/>
        </table:table-row>
        <table:table-row table:style-name="ro2">
          <table:table-cell office:value-type="float" office:value="3" calcext:value-type="float">
            <text:p>3</text:p>
          </table:table-cell>
          <table:table-cell office:value-type="string" calcext:value-type="string">
            <text:p>吉田義男</text:p>
          </table:table-cell>
          <table:table-cell office:value-type="float" office:value="6" calcext:value-type="float">
            <text:p>6</text:p>
          </table:table-cell>
          <table:table-cell office:value-type="string" calcext:value-type="string">
            <text:p>045-666-7890</text:p>
          </table:table-cell>
          <table:table-cell office:value-type="string" calcext:value-type="string">
            <text:p>yoshida@askme.co.jp</text:p>
          </table:table-cell>
          <table:table-cell table:formula="of:=SUBSTITUTE([.$A$1];[.F$2];[.$B5])" office:value-type="string" office:string-value="INSERT INTO contact (name, company_id, phone, email) VALUES (‘吉田義男’, @company_id, ‘@phone’, ‘@email’);" calcext:value-type="string">
            <text:p>INSERT INTO contact (name, company_id, phone, email) VALUES (‘吉田義男’, @company_id, ‘@phone’, ‘@email’);</text:p>
          </table:table-cell>
          <table:table-cell table:formula="of:=SUBSTITUTE([.F5];[.G$2];[.C5])" office:value-type="string" office:string-value="INSERT INTO contact (name, company_id, phone, email) VALUES (‘吉田義男’, 6, ‘@phone’, ‘@email’);" calcext:value-type="string">
            <text:p>INSERT INTO contact (name, company_id, phone, email) VALUES (‘吉田義男’, 6, ‘@phone’, ‘@email’);</text:p>
          </table:table-cell>
          <table:table-cell table:formula="of:=SUBSTITUTE([.G5];[.H$2];[.D5])" office:value-type="string" office:string-value="INSERT INTO contact (name, company_id, phone, email) VALUES (‘吉田義男’, 6, ‘045-666-7890’, ‘@email’);" calcext:value-type="string">
            <text:p>INSERT INTO contact (name, company_id, phone, email) VALUES (‘吉田義男’, 6, ‘045-666-7890’, ‘@email’);</text:p>
          </table:table-cell>
          <table:table-cell table:style-name="ce393" table:formula="of:=SUBSTITUTE([.H5];[.I$2];[.E5])" office:value-type="string" office:string-value="INSERT INTO contact (name, company_id, phone, email) VALUES (‘吉田義男’, 6, ‘045-666-7890’, ‘yoshida@askme.co.jp’);" calcext:value-type="string">
            <text:p>INSERT INTO contact (name, company_id, phone, email) VALUES (‘吉田義男’, 6, ‘045-666-7890’, ‘yoshida@askme.co.jp’);</text:p>
          </table:table-cell>
          <table:table-cell table:style-name="ce393"/>
          <table:table-cell table:number-columns-repeated="16369"/>
          <table:table-cell table:style-name="ce392" table:number-columns-repeated="3"/>
        </table:table-row>
        <table:table-row table:style-name="ro2">
          <table:table-cell office:value-type="float" office:value="4" calcext:value-type="float">
            <text:p>4</text:p>
          </table:table-cell>
          <table:table-cell office:value-type="string" calcext:value-type="string">
            <text:p>佐藤由恵</text:p>
          </table:table-cell>
          <table:table-cell office:value-type="float" office:value="4" calcext:value-type="float">
            <text:p>4</text:p>
          </table:table-cell>
          <table:table-cell office:value-type="string" calcext:value-type="string">
            <text:p>090-3100-4480</text:p>
          </table:table-cell>
          <table:table-cell office:value-type="string" calcext:value-type="string">
            <text:p>sato-yoshie@askme.co.jp</text:p>
          </table:table-cell>
          <table:table-cell table:formula="of:=SUBSTITUTE([.$A$1];[.F$2];[.$B6])" office:value-type="string" office:string-value="INSERT INTO contact (name, company_id, phone, email) VALUES (‘佐藤由恵’, @company_id, ‘@phone’, ‘@email’);" calcext:value-type="string">
            <text:p>INSERT INTO contact (name, company_id, phone, email) VALUES (‘佐藤由恵’, @company_id, ‘@phone’, ‘@email’);</text:p>
          </table:table-cell>
          <table:table-cell table:formula="of:=SUBSTITUTE([.F6];[.G$2];[.C6])" office:value-type="string" office:string-value="INSERT INTO contact (name, company_id, phone, email) VALUES (‘佐藤由恵’, 4, ‘@phone’, ‘@email’);" calcext:value-type="string">
            <text:p>INSERT INTO contact (name, company_id, phone, email) VALUES (‘佐藤由恵’, 4, ‘@phone’, ‘@email’);</text:p>
          </table:table-cell>
          <table:table-cell table:formula="of:=SUBSTITUTE([.G6];[.H$2];[.D6])" office:value-type="string" office:string-value="INSERT INTO contact (name, company_id, phone, email) VALUES (‘佐藤由恵’, 4, ‘090-3100-4480’, ‘@email’);" calcext:value-type="string">
            <text:p>INSERT INTO contact (name, company_id, phone, email) VALUES (‘佐藤由恵’, 4, ‘090-3100-4480’, ‘@email’);</text:p>
          </table:table-cell>
          <table:table-cell table:style-name="ce393" table:formula="of:=SUBSTITUTE([.H6];[.I$2];[.E6])" office:value-type="string" office:string-value="INSERT INTO contact (name, company_id, phone, email) VALUES (‘佐藤由恵’, 4, ‘090-3100-4480’, ‘sato-yoshie@askme.co.jp’);" calcext:value-type="string">
            <text:p>INSERT INTO contact (name, company_id, phone, email) VALUES (‘佐藤由恵’, 4, ‘090-3100-4480’, ‘sato-yoshie@askme.co.jp’);</text:p>
          </table:table-cell>
          <table:table-cell table:style-name="ce393"/>
          <table:table-cell table:number-columns-repeated="16369"/>
          <table:table-cell table:style-name="ce392" table:number-columns-repeated="3"/>
        </table:table-row>
        <table:table-row table:style-name="ro2">
          <table:table-cell office:value-type="float" office:value="5" calcext:value-type="float">
            <text:p>5</text:p>
          </table:table-cell>
          <table:table-cell office:value-type="string" calcext:value-type="string">
            <text:p>伊藤恵子</text:p>
          </table:table-cell>
          <table:table-cell office:value-type="float" office:value="3" calcext:value-type="float">
            <text:p>3</text:p>
          </table:table-cell>
          <table:table-cell office:value-type="string" calcext:value-type="string">
            <text:p>070-2234-5632</text:p>
          </table:table-cell>
          <table:table-cell office:value-type="string" calcext:value-type="string">
            <text:p>ito-keiko@sanwatekkou.co.jp</text:p>
          </table:table-cell>
          <table:table-cell table:formula="of:=SUBSTITUTE([.$A$1];[.F$2];[.$B7])" office:value-type="string" office:string-value="INSERT INTO contact (name, company_id, phone, email) VALUES (‘伊藤恵子’, @company_id, ‘@phone’, ‘@email’);" calcext:value-type="string">
            <text:p>INSERT INTO contact (name, company_id, phone, email) VALUES (‘伊藤恵子’, @company_id, ‘@phone’, ‘@email’);</text:p>
          </table:table-cell>
          <table:table-cell table:formula="of:=SUBSTITUTE([.F7];[.G$2];[.C7])" office:value-type="string" office:string-value="INSERT INTO contact (name, company_id, phone, email) VALUES (‘伊藤恵子’, 3, ‘@phone’, ‘@email’);" calcext:value-type="string">
            <text:p>INSERT INTO contact (name, company_id, phone, email) VALUES (‘伊藤恵子’, 3, ‘@phone’, ‘@email’);</text:p>
          </table:table-cell>
          <table:table-cell table:formula="of:=SUBSTITUTE([.G7];[.H$2];[.D7])" office:value-type="string" office:string-value="INSERT INTO contact (name, company_id, phone, email) VALUES (‘伊藤恵子’, 3, ‘070-2234-5632’, ‘@email’);" calcext:value-type="string">
            <text:p>INSERT INTO contact (name, company_id, phone, email) VALUES (‘伊藤恵子’, 3, ‘070-2234-5632’, ‘@email’);</text:p>
          </table:table-cell>
          <table:table-cell table:style-name="ce393" table:formula="of:=SUBSTITUTE([.H7];[.I$2];[.E7])" office:value-type="string" office:string-value="INSERT INTO contact (name, company_id, phone, email) VALUES (‘伊藤恵子’, 3, ‘070-2234-5632’, ‘ito-keiko@sanwatekkou.co.jp’);" calcext:value-type="string">
            <text:p>INSERT INTO contact (name, company_id, phone, email) VALUES (‘伊藤恵子’, 3, ‘070-2234-5632’, ‘ito-keiko@sanwatekkou.co.jp’);</text:p>
          </table:table-cell>
          <table:table-cell table:style-name="ce393"/>
          <table:table-cell table:number-columns-repeated="16369"/>
          <table:table-cell table:style-name="ce392" table:number-columns-repeated="3"/>
        </table:table-row>
        <table:table-row table:style-name="ro2" table:number-rows-repeated="3">
          <table:table-cell table:number-columns-repeated="9"/>
          <table:table-cell table:style-name="ce393"/>
          <table:table-cell table:number-columns-repeated="16369"/>
          <table:table-cell table:style-name="ce392" table:number-columns-repeated="3"/>
        </table:table-row>
        <table:table-row table:style-name="ro2" table:number-rows-repeated="1048565">
          <table:table-cell table:number-columns-repeated="16382"/>
        </table:table-row>
        <table:table-row table:style-name="ro4">
          <table:table-cell table:number-columns-repeated="16382"/>
        </table:table-row>
      </table:table>
      <table:table table:name="データリスト" table:style-name="ta1">
        <table:table-column table:style-name="co1" table:number-columns-repeated="4" table:default-cell-style-name="Default"/>
        <table:table-row table:style-name="ro2">
          <table:table-cell table:style-name="ce17" office:value-type="string" calcext:value-type="string">
            <text:p>入力部品</text:p>
          </table:table-cell>
          <table:table-cell table:style-name="ce17" office:value-type="string" calcext:value-type="string">
            <text:p>データ型</text:p>
          </table:table-cell>
          <table:table-cell table:style-name="ce17" office:value-type="string" calcext:value-type="string">
            <text:p>文字揃え</text:p>
          </table:table-cell>
          <table:table-cell table:style-name="ce17" office:value-type="string" calcext:value-type="string">
            <text:p>入出力</text:p>
          </table:table-cell>
        </table:table-row>
        <table:table-row table:style-name="ro2">
          <table:table-cell table:style-name="ce17" office:value-type="string" calcext:value-type="string">
            <text:p>テキストボックス</text:p>
          </table:table-cell>
          <table:table-cell table:style-name="ce17" office:value-type="string" calcext:value-type="string">
            <text:p>文字列</text:p>
          </table:table-cell>
          <table:table-cell table:style-name="ce17" office:value-type="string" calcext:value-type="string">
            <text:p>左</text:p>
          </table:table-cell>
          <table:table-cell table:style-name="ce17" office:value-type="string" calcext:value-type="string">
            <text:p>I</text:p>
          </table:table-cell>
        </table:table-row>
        <table:table-row table:style-name="ro2">
          <table:table-cell table:style-name="ce17" office:value-type="string" calcext:value-type="string">
            <text:p>テキストエリア</text:p>
          </table:table-cell>
          <table:table-cell table:style-name="ce17" office:value-type="string" calcext:value-type="string">
            <text:p>数値</text:p>
          </table:table-cell>
          <table:table-cell table:style-name="ce17" office:value-type="string" calcext:value-type="string">
            <text:p>中央</text:p>
          </table:table-cell>
          <table:table-cell table:style-name="ce17" office:value-type="string" calcext:value-type="string">
            <text:p>O</text:p>
          </table:table-cell>
        </table:table-row>
        <table:table-row table:style-name="ro2">
          <table:table-cell table:style-name="ce17" office:value-type="string" calcext:value-type="string">
            <text:p>リストボックス</text:p>
          </table:table-cell>
          <table:table-cell table:style-name="ce17" office:value-type="string" calcext:value-type="string">
            <text:p>-</text:p>
          </table:table-cell>
          <table:table-cell table:style-name="ce17" office:value-type="string" calcext:value-type="string">
            <text:p>右</text:p>
          </table:table-cell>
          <table:table-cell table:style-name="ce17" office:value-type="string" calcext:value-type="string">
            <text:p>I/O</text:p>
          </table:table-cell>
        </table:table-row>
        <table:table-row table:style-name="ro2">
          <table:table-cell table:style-name="ce17" office:value-type="string" calcext:value-type="string">
            <text:p>コンボボックス</text:p>
          </table:table-cell>
          <table:table-cell table:style-name="ce17"/>
          <table:table-cell table:style-name="ce17" office:value-type="string" calcext:value-type="string">
            <text:p>-</text:p>
          </table:table-cell>
          <table:table-cell/>
        </table:table-row>
        <table:table-row table:style-name="ro2">
          <table:table-cell table:style-name="ce17" office:value-type="string" calcext:value-type="string">
            <text:p>チェックボックス</text:p>
          </table:table-cell>
          <table:table-cell table:style-name="ce17" table:number-columns-repeated="2"/>
          <table:table-cell/>
        </table:table-row>
        <table:table-row table:style-name="ro2">
          <table:table-cell table:style-name="ce17" office:value-type="string" calcext:value-type="string">
            <text:p>ラジオボタン</text:p>
          </table:table-cell>
          <table:table-cell table:style-name="ce17" table:number-columns-repeated="2"/>
          <table:table-cell/>
        </table:table-row>
        <table:table-row table:style-name="ro2">
          <table:table-cell table:style-name="ce17" office:value-type="string" calcext:value-type="string">
            <text:p>ボタン</text:p>
          </table:table-cell>
          <table:table-cell table:style-name="ce17" table:number-columns-repeated="2"/>
          <table:table-cell/>
        </table:table-row>
        <table:table-row table:style-name="ro2">
          <table:table-cell table:style-name="ce17" office:value-type="string" calcext:value-type="string">
            <text:p>ラベル</text:p>
          </table:table-cell>
          <table:table-cell table:style-name="ce17" table:number-columns-repeated="2"/>
          <table:table-cell/>
        </table:table-row>
        <table:table-row table:style-name="ro2">
          <table:table-cell table:style-name="ce17" office:value-type="string" calcext:value-type="string">
            <text:p>テーブル</text:p>
          </table:table-cell>
          <table:table-cell table:style-name="ce17" table:number-columns-repeated="2"/>
          <table:table-cell/>
        </table:table-row>
        <table:table-row table:style-name="ro2">
          <table:table-cell table:style-name="ce17" office:value-type="string" calcext:value-type="string">
            <text:p>画像</text:p>
          </table:table-cell>
          <table:table-cell table:style-name="ce17" table:number-columns-repeated="2"/>
          <table:table-cell/>
        </table:table-row>
        <table:table-row table:style-name="ro2">
          <table:table-cell table:style-name="ce17" office:value-type="string" calcext:value-type="string">
            <text:p>リンク</text:p>
          </table:table-cell>
          <table:table-cell table:style-name="ce17" table:number-columns-repeated="2"/>
          <table:table-cell/>
        </table:table-row>
        <table:table-row table:style-name="ro2">
          <table:table-cell table:style-name="ce17" office:value-type="string" calcext:value-type="string">
            <text:p>非表示</text:p>
          </table:table-cell>
          <table:table-cell table:number-columns-repeated="3"/>
        </table:table-row>
        <table:table-row table:style-name="ro2" table:number-rows-repeated="1048562">
          <table:table-cell table:number-columns-repeated="4"/>
        </table:table-row>
        <table:table-row table:style-name="ro2">
          <table:table-cell table:number-columns-repeated="4"/>
        </table:table-row>
      </table:table>
      <table:named-expressions/>
      <table:database-ranges>
        <table:database-range table:name="データ型" table:target-range-address="データリスト.B2:データリスト.B4" table:on-update-keep-styles="true" table:on-update-keep-size="false"/>
        <table:database-range table:name="入出力" table:target-range-address="データリスト.D2:データリスト.D4" table:on-update-keep-styles="true" table:on-update-keep-size="false"/>
        <table:database-range table:name="入力部品" table:target-range-address="データリスト.A2:データリスト.A13" table:on-update-keep-styles="true" table:on-update-keep-size="false"/>
        <table:database-range table:name="文字揃え" table:target-range-address="データリスト.C2:データリスト.C5"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date-style style:name="N113">
      <number:text>v</number:text>
      <number:year number:calendar="gengou" number:style="long"/>
      <number:year number:calendar="gengou"/>
      <number:text>.</number:text>
    </number:date-style>
    <number:number-style style:name="N114">
      <number:number number:decimal-places="3" number:min-decimal-places="3" number:min-integer-digits="1"/>
    </number:number-style>
    <number:number-style style:name="N115">
      <number:text>ver.</number:text>
      <number:number number:decimal-places="3" number:min-decimal-places="3" number:min-integer-digits="1"/>
    </number:number-style>
    <number:number-style style:name="N116">
      <number:text>ver.</number:text>
      <number:number number:decimal-places="4" number:min-decimal-places="4" number:min-integer-digits="1"/>
    </number:number-style>
    <number:number-style style:name="N117">
      <number:number number:decimal-places="5" number:min-decimal-places="5" number:min-integer-digits="1"/>
    </number:number-style>
    <number:number-style style:name="N118">
      <number:number number:decimal-places="6" number:min-decimal-places="6" number:min-integer-digits="1"/>
    </number:number-style>
    <number:number-style style:name="N119">
      <number:number number:decimal-places="4" number:min-decimal-places="4" number:min-integer-digits="1"/>
    </number:number-style>
    <number:number-style style:name="N120">
      <number:text>ver.</number:text>
      <number:number number:decimal-places="4" number:min-decimal-places="4" number:min-integer-digits="1">
        <number:embedded-text number:position="-3">.</number:embedded-text>
      </number:number>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style:scale-to="62%"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2">0000/00/00</text:date>, <text:time style:data-style-name="N2" text:time-value="16:02:55.634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44:17.145000000</meta:creation-date>
    <dc:date>2024-08-22T08:36:50.893000000</dc:date>
    <meta:editing-duration>P1DT2H12M19S</meta:editing-duration>
    <meta:editing-cycles>49</meta:editing-cycles>
    <meta:generator>LibreOffice/24.2.5.2$Windows_X86_64 LibreOffice_project/bffef4ea93e59bebbeaf7f431bb02b1a39ee8a59</meta:generator>
    <meta:document-statistic meta:table-count="13" meta:cell-count="3098" meta:object-count="0"/>
  </office:meta>
</office:document-meta>
</file>